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956cm"/>
    </style:style>
    <style:style style:name="co2" style:family="table-column">
      <style:table-column-properties fo:break-before="auto" style:column-width="1.722cm"/>
    </style:style>
    <style:style style:name="co3" style:family="table-column">
      <style:table-column-properties fo:break-before="auto" style:column-width="1.685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1.916cm"/>
    </style:style>
    <style:style style:name="co6" style:family="table-column">
      <style:table-column-properties fo:break-before="auto" style:column-width="1.94cm"/>
    </style:style>
    <style:style style:name="co7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1.866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0.776cm"/>
    </style:style>
    <style:style style:name="co11" style:family="table-column">
      <style:table-column-properties fo:break-before="auto" style:column-width="3.007cm"/>
    </style:style>
    <style:style style:name="co12" style:family="table-column">
      <style:table-column-properties fo:break-before="auto" style:column-width="1.261cm"/>
    </style:style>
    <style:style style:name="co13" style:family="table-column">
      <style:table-column-properties fo:break-before="auto" style:column-width="1.067cm"/>
    </style:style>
    <style:style style:name="co14" style:family="table-column">
      <style:table-column-properties fo:break-before="auto" style:column-width="1.505cm"/>
    </style:style>
    <style:style style:name="co15" style:family="table-column">
      <style:table-column-properties fo:break-before="auto" style:column-width="1.649cm"/>
    </style:style>
    <style:style style:name="co16" style:family="table-column">
      <style:table-column-properties fo:break-before="auto" style:column-width="0.995cm"/>
    </style:style>
    <style:style style:name="co17" style:family="table-column">
      <style:table-column-properties fo:break-before="auto" style:column-width="1.139cm"/>
    </style:style>
    <style:style style:name="co18" style:family="table-column">
      <style:table-column-properties fo:break-before="auto" style:column-width="1.625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Sheet6">
      <style:table-properties table:display="true" style:writing-mode="lr-tb"/>
    </style:style>
    <style:style style:name="ta2" style:family="table" style:master-page-name="PageStyle_5f_Sheet7">
      <style:table-properties table:display="true" style:writing-mode="lr-tb"/>
    </style:style>
    <style:style style:name="ta3" style:family="table" style:master-page-name="PageStyle_5f_Sheet8">
      <style:table-properties table:display="true" style:writing-mode="lr-tb"/>
    </style:style>
    <style:style style:name="ta4" style:family="table" style:master-page-name="PageStyle_5f_Sheet9">
      <style:table-properties table:display="true" style:writing-mode="lr-tb"/>
    </style:style>
    <style:style style:name="ta5" style:family="table" style:master-page-name="PageStyle_5f_Sheet11">
      <style:table-properties table:display="true" style:writing-mode="lr-tb"/>
    </style:style>
    <style:style style:name="ta6" style:family="table" style:master-page-name="PageStyle_5f_Sheet12">
      <style:table-properties table:display="true" style:writing-mode="lr-tb"/>
    </style:style>
    <style:style style:name="ta7" style:family="table" style:master-page-name="PageStyle_5f_Sheet13">
      <style:table-properties table:display="true" style:writing-mode="lr-tb"/>
    </style:style>
    <style:style style:name="ta8" style:family="table" style:master-page-name="PageStyle_5f_Sheet14">
      <style:table-properties table:display="true" style:writing-mode="lr-tb"/>
    </style:style>
    <style:style style:name="ta9" style:family="table" style:master-page-name="PageStyle_5f_Sheet10">
      <style:table-properties table:display="true" style:writing-mode="lr-tb"/>
    </style:style>
    <style:style style:name="ta10" style:family="table" style:master-page-name="PageStyle_5f_ダミー変数">
      <style:table-properties table:display="true" style:writing-mode="lr-tb"/>
    </style:style>
    <style:style style:name="ta11" style:family="table" style:master-page-name="PageStyle_5f_市川物件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47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14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14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48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148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144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149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147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14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6" style:family="table-cell" style:parent-style-name="Default" style:data-style-name="N6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 style:data-style-name="N61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145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" style:family="table-cell" style:parent-style-name="Default" style:data-style-name="N145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14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146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23" style:family="table-cell" style:parent-style-name="Default" style:data-style-name="N144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44">
      <style:table-cell-properties style:rotation-align="none"/>
    </style:style>
    <style:style style:name="ce27" style:family="table-cell" style:parent-style-name="Default" style:data-style-name="N145">
      <style:table-cell-properties style:rotation-align="none"/>
    </style:style>
    <style:style style:name="ce28" style:family="table-cell" style:parent-style-name="Default" style:data-style-name="N133">
      <style:table-cell-properties style:rotation-align="none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9" table:default-cell-style-name="Default"/>
        <table:table-row table:style-name="ro1">
          <table:table-cell office:value-type="string" calcext:value-type="string">
            <text:p>概要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2" table:number-rows-spanned="1">
            <text:p>回帰統計</text:p>
          </table:table-cell>
          <table:covered-table-cell table:style-name="ce6"/>
          <table:table-cell table:number-columns-repeated="62"/>
        </table:table-row>
        <table:table-row table:style-name="ro1">
          <table:table-cell table:style-name="ce2" office:value-type="string" calcext:value-type="string">
            <text:p>重相関 R</text:p>
          </table:table-cell>
          <table:table-cell table:style-name="ce7" office:value-type="float" office:value="0.798901458956858" calcext:value-type="float">
            <text:p>0.799 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重決定 R2</text:p>
          </table:table-cell>
          <table:table-cell table:style-name="ce8" office:value-type="float" office:value="0.638243541123396" calcext:value-type="float">
            <text:p>0.638 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補正 R2</text:p>
          </table:table-cell>
          <table:table-cell table:style-name="ce8" office:value-type="float" office:value="0.630758924732845" calcext:value-type="float">
            <text:p>0.631 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標準誤差</text:p>
          </table:table-cell>
          <table:table-cell table:style-name="ce9" office:value-type="float" office:value="5295.55715289091" calcext:value-type="float">
            <text:p>5295.6 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観測数</text:p>
          </table:table-cell>
          <table:table-cell table:style-name="ce10" office:value-type="float" office:value="297" calcext:value-type="float">
            <text:p>297 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 office:value-type="string" calcext:value-type="string">
            <text:p>分散分析表</text:p>
          </table:table-cell>
          <table:table-cell table:number-columns-repeated="63"/>
        </table:table-row>
        <table:table-row table:style-name="ro1">
          <table:table-cell table:style-name="ce5"/>
          <table:table-cell table:style-name="ce5" office:value-type="string" calcext:value-type="string">
            <text:p>自由度</text:p>
          </table:table-cell>
          <table:table-cell table:style-name="ce5" office:value-type="string" calcext:value-type="string">
            <text:p>変動</text:p>
          </table:table-cell>
          <table:table-cell table:style-name="ce5" office:value-type="string" calcext:value-type="string">
            <text:p>分散</text:p>
          </table:table-cell>
          <table:table-cell table:style-name="ce5" office:value-type="string" calcext:value-type="string">
            <text:p>観測された分散比</text:p>
          </table:table-cell>
          <table:table-cell table:style-name="ce5" office:value-type="string" calcext:value-type="string">
            <text:p>有意 F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回帰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348002766.1863" calcext:value-type="float">
            <text:p>14348002766.1863</text:p>
          </table:table-cell>
          <table:table-cell table:style-name="ce3" office:value-type="float" office:value="2391333794.36438" calcext:value-type="float">
            <text:p>2391333794.36438</text:p>
          </table:table-cell>
          <table:table-cell table:style-name="ce3" office:value-type="float" office:value="85.2740485042358" calcext:value-type="float">
            <text:p>85.2740485042358</text:p>
          </table:table-cell>
          <table:table-cell table:style-name="ce3" office:value-type="float" office:value="4.11478896771869E-061" calcext:value-type="float">
            <text:p>4.11478896771869E-6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残差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132448412.26488" calcext:value-type="float">
            <text:p>8132448412.26488</text:p>
          </table:table-cell>
          <table:table-cell table:style-name="ce3" office:value-type="float" office:value="28042925.5595341" calcext:value-type="float">
            <text:p>28042925.5595341</text:p>
          </table:table-cell>
          <table:table-cell table:style-name="ce3" table:number-columns-repeated="2"/>
          <table:table-cell table:number-columns-repeated="58"/>
        </table:table-row>
        <table:table-row table:style-name="ro2">
          <table:table-cell table:style-name="ce4" office:value-type="string" calcext:value-type="string">
            <text:p>合計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2480451178.4512" calcext:value-type="float">
            <text:p>22480451178.4512</text:p>
          </table:table-cell>
          <table:table-cell table:style-name="ce4" table:number-columns-repeated="3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1">
          <table:table-cell table:style-name="ce5"/>
          <table:table-cell table:style-name="ce5" office:value-type="string" calcext:value-type="string">
            <text:p>係数</text:p>
          </table:table-cell>
          <table:table-cell table:style-name="ce5" office:value-type="string" calcext:value-type="string">
            <text:p>標準誤差</text:p>
          </table:table-cell>
          <table:table-cell table:style-name="ce5" office:value-type="string" calcext:value-type="string">
            <text:p>t </text:p>
          </table:table-cell>
          <table:table-cell table:style-name="ce5" office:value-type="string" calcext:value-type="string">
            <text:p>P-値</text:p>
          </table:table-cell>
          <table:table-cell table:style-name="ce5" office:value-type="string" calcext:value-type="string">
            <text:p>下限 95%</text:p>
          </table:table-cell>
          <table:table-cell table:style-name="ce5" office:value-type="string" calcext:value-type="string">
            <text:p>上限 95%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切片</text:p>
          </table:table-cell>
          <table:table-cell table:style-name="ce11" office:value-type="float" office:value="48875.075247592" calcext:value-type="float">
            <text:p>48875 </text:p>
          </table:table-cell>
          <table:table-cell table:style-name="ce11" office:value-type="float" office:value="1918.12025576487" calcext:value-type="float">
            <text:p>1918 </text:p>
          </table:table-cell>
          <table:table-cell table:style-name="ce9" office:value-type="float" office:value="25.4807148304175" calcext:value-type="float">
            <text:p>25.5 </text:p>
          </table:table-cell>
          <table:table-cell table:style-name="ce13" office:value-type="float" office:value="5.53598161948097E-076" calcext:value-type="float">
            <text:p>5.5E-76</text:p>
          </table:table-cell>
          <table:table-cell table:style-name="ce11" office:value-type="float" office:value="45099.8734776725" calcext:value-type="float">
            <text:p>45100 </text:p>
          </table:table-cell>
          <table:table-cell table:style-name="ce11" office:value-type="float" office:value="52650.2770175116" calcext:value-type="float">
            <text:p>52650 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面積</text:p>
          </table:table-cell>
          <table:table-cell table:style-name="ce11" office:value-type="float" office:value="1025.67876837942" calcext:value-type="float">
            <text:p>1026 </text:p>
          </table:table-cell>
          <table:table-cell table:style-name="ce11" office:value-type="float" office:value="77.5312515477492" calcext:value-type="float">
            <text:p>78 </text:p>
          </table:table-cell>
          <table:table-cell table:style-name="ce9" office:value-type="float" office:value="13.2292301220978" calcext:value-type="float">
            <text:p>13.2 </text:p>
          </table:table-cell>
          <table:table-cell table:style-name="ce13" office:value-type="float" office:value="1.39787520088121E-031" calcext:value-type="float">
            <text:p>1.4E-31</text:p>
          </table:table-cell>
          <table:table-cell table:style-name="ce11" office:value-type="float" office:value="873.083477657975" calcext:value-type="float">
            <text:p>873 </text:p>
          </table:table-cell>
          <table:table-cell table:style-name="ce11" office:value-type="float" office:value="1178.27405910087" calcext:value-type="float">
            <text:p>1178 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築年数</text:p>
          </table:table-cell>
          <table:table-cell table:style-name="ce11" office:value-type="float" office:value="-499.729000117186" calcext:value-type="float">
            <text:p>-500 </text:p>
          </table:table-cell>
          <table:table-cell table:style-name="ce11" office:value-type="float" office:value="35.9511387645964" calcext:value-type="float">
            <text:p>36 </text:p>
          </table:table-cell>
          <table:table-cell table:style-name="ce9" office:value-type="float" office:value="-13.9002272887474" calcext:value-type="float">
            <text:p>-13.9 </text:p>
          </table:table-cell>
          <table:table-cell table:style-name="ce13" office:value-type="float" office:value="5.18071632217185E-034" calcext:value-type="float">
            <text:p>5.2E-34</text:p>
          </table:table-cell>
          <table:table-cell table:style-name="ce11" office:value-type="float" office:value="-570.48723453279" calcext:value-type="float">
            <text:p>-570 </text:p>
          </table:table-cell>
          <table:table-cell table:style-name="ce11" office:value-type="float" office:value="-428.970765701583" calcext:value-type="float">
            <text:p>-429 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駅徒歩分</text:p>
          </table:table-cell>
          <table:table-cell table:style-name="ce11" office:value-type="float" office:value="-476.777018328285" calcext:value-type="float">
            <text:p>-477 </text:p>
          </table:table-cell>
          <table:table-cell table:style-name="ce11" office:value-type="float" office:value="79.5428064013577" calcext:value-type="float">
            <text:p>80 </text:p>
          </table:table-cell>
          <table:table-cell table:style-name="ce9" office:value-type="float" office:value="-5.99396777532037" calcext:value-type="float">
            <text:p>-6.0 </text:p>
          </table:table-cell>
          <table:table-cell table:style-name="ce13" office:value-type="float" office:value="0.00000000606837251033831" calcext:value-type="float">
            <text:p>6.1E-09</text:p>
          </table:table-cell>
          <table:table-cell table:style-name="ce11" office:value-type="float" office:value="-633.331406724038" calcext:value-type="float">
            <text:p>-633 </text:p>
          </table:table-cell>
          <table:table-cell table:style-name="ce11" office:value-type="float" office:value="-320.222629932533" calcext:value-type="float">
            <text:p>-320 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南</text:p>
          </table:table-cell>
          <table:table-cell table:style-name="ce11" office:value-type="float" office:value="378.606234954863" calcext:value-type="float">
            <text:p>379 </text:p>
          </table:table-cell>
          <table:table-cell table:style-name="ce11" office:value-type="float" office:value="629.028906919112" calcext:value-type="float">
            <text:p>629 </text:p>
          </table:table-cell>
          <table:table-cell table:style-name="ce9" office:value-type="float" office:value="0.601890041602728" calcext:value-type="float">
            <text:p>0.6 </text:p>
          </table:table-cell>
          <table:table-cell table:style-name="ce8" office:value-type="float" office:value="0.547717595696816" calcext:value-type="float">
            <text:p>0.548 </text:p>
          </table:table-cell>
          <table:table-cell table:style-name="ce11" office:value-type="float" office:value="-859.434516449772" calcext:value-type="float">
            <text:p>-859 </text:p>
          </table:table-cell>
          <table:table-cell table:style-name="ce11" office:value-type="float" office:value="1616.6469863595" calcext:value-type="float">
            <text:p>1617 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鉄骨造</text:p>
          </table:table-cell>
          <table:table-cell table:style-name="ce11" office:value-type="float" office:value="-940.179534015217" calcext:value-type="float">
            <text:p>-940 </text:p>
          </table:table-cell>
          <table:table-cell table:style-name="ce11" office:value-type="float" office:value="1739.18306934236" calcext:value-type="float">
            <text:p>1739 </text:p>
          </table:table-cell>
          <table:table-cell table:style-name="ce9" office:value-type="float" office:value="-0.540586871266364" calcext:value-type="float">
            <text:p>-0.5 </text:p>
          </table:table-cell>
          <table:table-cell table:style-name="ce8" office:value-type="float" office:value="0.589207313136942" calcext:value-type="float">
            <text:p>0.589 </text:p>
          </table:table-cell>
          <table:table-cell table:style-name="ce11" office:value-type="float" office:value="-4363.20109997914" calcext:value-type="float">
            <text:p>-4363 </text:p>
          </table:table-cell>
          <table:table-cell table:style-name="ce11" office:value-type="float" office:value="2482.8420319487" calcext:value-type="float">
            <text:p>2483 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軽量鉄骨</text:p>
          </table:table-cell>
          <table:table-cell table:style-name="ce10" office:value-type="float" office:value="-118.099436893211" calcext:value-type="float">
            <text:p>-118 </text:p>
          </table:table-cell>
          <table:table-cell table:style-name="ce10" office:value-type="float" office:value="873.745117861889" calcext:value-type="float">
            <text:p>874 </text:p>
          </table:table-cell>
          <table:table-cell table:style-name="ce12" office:value-type="float" office:value="-0.135164631514289" calcext:value-type="float">
            <text:p>-0.1 </text:p>
          </table:table-cell>
          <table:table-cell table:style-name="ce14" office:value-type="float" office:value="0.892575477451183" calcext:value-type="float">
            <text:p>0.893 </text:p>
          </table:table-cell>
          <table:table-cell table:style-name="ce10" office:value-type="float" office:value="-1837.78521024189" calcext:value-type="float">
            <text:p>-1838 </text:p>
          </table:table-cell>
          <table:table-cell table:style-name="ce10" office:value-type="float" office:value="1601.58633645546" calcext:value-type="float">
            <text:p>1602 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<text:span text:style-name="T1">回帰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回帰モデル</text:p>
          </table:table-cell>
          <table:table-cell office:value-type="string" calcext:value-type="string">
            <text:p>線形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NEST raw output</text:p>
          </table:table-cell>
          <table:table-cell table:number-columns-repeated="63"/>
        </table:table-row>
        <table:table-row table:style-name="ro1">
          <table:table-cell table:number-matrix-columns-spanned="4" table:number-matrix-rows-spanned="5" table:formula="of:=LINEST([$市川物件.$C$2:.$C$298] ; [$市川物件.$F$2:.$H$298] ; 1 ; 1)" office:value-type="float" office:value="-450.32724893384" calcext:value-type="float">
            <text:p>-450.32724893384</text:p>
          </table:table-cell>
          <table:table-cell office:value-type="float" office:value="-528.451160118855" calcext:value-type="float">
            <text:p>-528.451160118855</text:p>
          </table:table-cell>
          <table:table-cell office:value-type="float" office:value="1049.45594993967" calcext:value-type="float">
            <text:p>1049.45594993967</text:p>
          </table:table-cell>
          <table:table-cell office:value-type="float" office:value="50298.6699457802" calcext:value-type="float">
            <text:p>50298.6699457802</text:p>
          </table:table-cell>
          <table:table-cell table:number-columns-repeated="60"/>
        </table:table-row>
        <table:table-row table:style-name="ro1">
          <table:table-cell office:value-type="float" office:value="79.8203958280212" calcext:value-type="float">
            <text:p>79.8203958280212</text:p>
          </table:table-cell>
          <table:table-cell office:value-type="float" office:value="36.3195142226074" calcext:value-type="float">
            <text:p>36.3195142226074</text:p>
          </table:table-cell>
          <table:table-cell office:value-type="float" office:value="79.1156437478761" calcext:value-type="float">
            <text:p>79.1156437478761</text:p>
          </table:table-cell>
          <table:table-cell office:value-type="float" office:value="1952.33416967079" calcext:value-type="float">
            <text:p>1952.33416967079</text:p>
          </table:table-cell>
          <table:table-cell table:number-columns-repeated="60"/>
        </table:table-row>
        <table:table-row table:style-name="ro1">
          <table:table-cell office:value-type="float" office:value="0.640589280015519" calcext:value-type="float">
            <text:p>0.640589280015519</text:p>
          </table:table-cell>
          <table:table-cell office:value-type="float" office:value="5414.23989409936" calcext:value-type="float">
            <text:p>5414.23989409936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office:value-type="float" office:value="174.07443963891" calcext:value-type="float">
            <text:p>174.07443963891</text:p>
          </table:table-cell>
          <table:table-cell office:value-type="float" office:value="293" calcext:value-type="float">
            <text:p>293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office:value-type="float" office:value="15308451044.61" calcext:value-type="float">
            <text:p>15308451044.61</text:p>
          </table:table-cell>
          <table:table-cell office:value-type="float" office:value="8589000133.84111" calcext:value-type="float">
            <text:p>8589000133.84111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gression Statistic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^2</text:p>
          </table:table-cell>
          <table:table-cell table:formula="of:=[$Sheet6.$A$33]" office:value-type="float" office:value="0.640589280015519" calcext:value-type="float">
            <text:p>0.6405892800155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標準誤差</text:p>
          </table:table-cell>
          <table:table-cell table:formula="of:=[$Sheet6.$B$33]" office:value-type="float" office:value="5414.23989409936" calcext:value-type="float">
            <text:p>5414.2398940993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変数の個数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観測</text:p>
          </table:table-cell>
          <table:table-cell table:formula="of:=297" office:value-type="float" office:value="297" calcext:value-type="float">
            <text:p>29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djusted R^2</text:p>
          </table:table-cell>
          <table:table-cell table:formula="of:=1 - (1 - [$Sheet6.$A$33])*([$Sheet6.$B$41] - 1)/([$Sheet6.$B$41] - [$Sheet6.$B$40] - 1)" office:value-type="float" office:value="0.636909306773357" calcext:value-type="float">
            <text:p>0.636909306773357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分散分析 (ANOVA)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自由度</text:p>
          </table:table-cell>
          <table:table-cell office:value-type="string" calcext:value-type="string">
            <text:p>平方和</text:p>
          </table:table-cell>
          <table:table-cell office:value-type="string" calcext:value-type="string">
            <text:p>平均平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回帰</text:p>
          </table:table-cell>
          <table:table-cell table:formula="of:=[$Sheet6.$B$40]" office:value-type="float" office:value="3" calcext:value-type="float">
            <text:p>3</text:p>
          </table:table-cell>
          <table:table-cell table:formula="of:=[$Sheet6.$A$35]" office:value-type="float" office:value="15308451044.61" calcext:value-type="float">
            <text:p>15308451044.61</text:p>
          </table:table-cell>
          <table:table-cell table:formula="of:=[$Sheet6.$A$35] / [$Sheet6.$B$46]" office:value-type="float" office:value="5102817014.87001" calcext:value-type="float">
            <text:p>5102817014.87001</text:p>
          </table:table-cell>
          <table:table-cell table:formula="of:=[$Sheet6.$A$34]" office:value-type="float" office:value="174.07443963891" calcext:value-type="float">
            <text:p>174.07443963891</text:p>
          </table:table-cell>
          <table:table-cell table:formula="of:=LEGACY.FDIST([$Sheet6.$A$34] ; [$Sheet6.$B$46] ; [$Sheet6.$B$34])" office:value-type="float" office:value="8.60363327637714E-065" calcext:value-type="float">
            <text:p>8.60363327637714E-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残差</text:p>
          </table:table-cell>
          <table:table-cell table:formula="of:=[$Sheet6.$B$34]" office:value-type="float" office:value="293" calcext:value-type="float">
            <text:p>293</text:p>
          </table:table-cell>
          <table:table-cell table:formula="of:=[$Sheet6.$B$35]" office:value-type="float" office:value="8589000133.84111" calcext:value-type="float">
            <text:p>8589000133.84111</text:p>
          </table:table-cell>
          <table:table-cell table:formula="of:=[$Sheet6.$B$35] / [$Sheet6.$B$34]" office:value-type="float" office:value="29313993.630857" calcext:value-type="float">
            <text:p>29313993.6308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合計</text:p>
          </table:table-cell>
          <table:table-cell table:formula="of:=[$Sheet6.$B$46] + [$Sheet6.$B$34]" office:value-type="float" office:value="296" calcext:value-type="float">
            <text:p>296</text:p>
          </table:table-cell>
          <table:table-cell table:formula="of:=[$Sheet6.$A$35] + [$Sheet6.$B$35]" office:value-type="float" office:value="23897451178.4511" calcext:value-type="float">
            <text:p>23897451178.451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信頼水準</text:p>
          </table:table-cell>
          <table:table-cell office:value-type="float" office:value="0.95" calcext:value-type="float">
            <text:p>0.9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係数</text:p>
          </table:table-cell>
          <table:table-cell office:value-type="string" calcext:value-type="string">
            <text:p>標準誤差</text:p>
          </table:table-cell>
          <table:table-cell office:value-type="string" calcext:value-type="string">
            <text:p>t統計量</text:p>
          </table:table-cell>
          <table:table-cell office:value-type="string" calcext:value-type="string">
            <text:p>P値</text:p>
          </table:table-cell>
          <table:table-cell table:formula="of:=COM.MICROSOFT.CONCAT(&quot;Lower &quot; ; INT([$Sheet6.$B$50] * 100) ; &quot;%&quot;)" office:value-type="string" office:string-value="Lower 95%" calcext:value-type="string">
            <text:p>Lower 95%</text:p>
          </table:table-cell>
          <table:table-cell table:formula="of:=COM.MICROSOFT.CONCAT(&quot;Upper &quot; ; INT([$Sheet6.$B$50] * 100) ; &quot;%&quot;)" office:value-type="string" office:string-value="Upper 95%" calcext:value-type="string">
            <text:p>Upper 95%</text:p>
          </table:table-cell>
          <table:table-cell table:number-columns-repeated="57"/>
        </table:table-row>
        <table:table-row table:style-name="ro1">
          <table:table-cell table:formula="of:=&quot;切片&quot;" office:value-type="string" office:string-value="切片" calcext:value-type="string">
            <text:p>切片</text:p>
          </table:table-cell>
          <table:table-cell table:number-matrix-columns-spanned="1" table:number-matrix-rows-spanned="4" table:formula="of:=INDEX([$Sheet6.$A$31:.$D$31]; 1 ; 57 - ROW())" office:value-type="float" office:value="50298.6699457802" calcext:value-type="float">
            <text:p>50298.6699457802</text:p>
          </table:table-cell>
          <table:table-cell table:number-matrix-columns-spanned="1" table:number-matrix-rows-spanned="4" table:formula="of:=INDEX([$Sheet6.$A$32:.$D$32]; 1 ; 57 - ROW())" office:value-type="float" office:value="1952.33416967079" calcext:value-type="float">
            <text:p>1952.33416967079</text:p>
          </table:table-cell>
          <table:table-cell table:number-matrix-columns-spanned="1" table:number-matrix-rows-spanned="4" table:formula="of:=[$Sheet6.$B$53:.$B$56] / [$Sheet6.$C$53:.$C$56]" office:value-type="float" office:value="25.7633507250768" calcext:value-type="float">
            <text:p>25.7633507250768</text:p>
          </table:table-cell>
          <table:table-cell table:number-matrix-columns-spanned="1" table:number-matrix-rows-spanned="4" table:formula="of:=LEGACY.TDIST(ABS([$Sheet6.$D$53:.$D$56]) ; [$Sheet6.$B$34] ; 2 )" office:value-type="float" office:value="2.85758765207597E-077" calcext:value-type="float">
            <text:p>2.85758765207597E-77</text:p>
          </table:table-cell>
          <table:table-cell table:number-matrix-columns-spanned="1" table:number-matrix-rows-spanned="4" table:formula="of:=[$Sheet6.$B$53:.$B$56] - [$Sheet6.$C$53:.$C$56] * TINV(1 - [$Sheet6.$B$50] ; [$Sheet6.$B$34])" office:value-type="float" office:value="46456.2938490002" calcext:value-type="float">
            <text:p>46456.2938490002</text:p>
          </table:table-cell>
          <table:table-cell table:number-matrix-columns-spanned="1" table:number-matrix-rows-spanned="4" table:formula="of:=[$Sheet6.$B$53:.$B$56] + [$Sheet6.$C$53:.$C$56] * TINV(1 - [$Sheet6.$B$50] ; [$Sheet6.$B$34])" office:value-type="float" office:value="54141.0460425602" calcext:value-type="float">
            <text:p>54141.0460425602</text:p>
          </table:table-cell>
          <table:table-cell table:number-columns-repeated="57"/>
        </table:table-row>
        <table:table-row table:style-name="ro1">
          <table:table-cell table:formula="of:=[$市川物件.$F$1]" office:value-type="string" office:string-value="面積" calcext:value-type="string">
            <text:p>面積</text:p>
          </table:table-cell>
          <table:table-cell office:value-type="float" office:value="1049.45594993967" calcext:value-type="float">
            <text:p>1049.45594993967</text:p>
          </table:table-cell>
          <table:table-cell office:value-type="float" office:value="79.1156437478761" calcext:value-type="float">
            <text:p>79.1156437478761</text:p>
          </table:table-cell>
          <table:table-cell office:value-type="float" office:value="13.264834869878" calcext:value-type="float">
            <text:p>13.264834869878</text:p>
          </table:table-cell>
          <table:table-cell office:value-type="float" office:value="8.99201696285987E-032" calcext:value-type="float">
            <text:p>8.99201696285987E-32</text:p>
          </table:table-cell>
          <table:table-cell office:value-type="float" office:value="893.748969474609" calcext:value-type="float">
            <text:p>893.748969474609</text:p>
          </table:table-cell>
          <table:table-cell office:value-type="float" office:value="1205.16293040473" calcext:value-type="float">
            <text:p>1205.16293040473</text:p>
          </table:table-cell>
          <table:table-cell table:number-columns-repeated="57"/>
        </table:table-row>
        <table:table-row table:style-name="ro1">
          <table:table-cell table:formula="of:=[$市川物件.$G$1]" office:value-type="string" office:string-value="築年数" calcext:value-type="string">
            <text:p>築年数</text:p>
          </table:table-cell>
          <table:table-cell office:value-type="float" office:value="-528.451160118855" calcext:value-type="float">
            <text:p>-528.451160118855</text:p>
          </table:table-cell>
          <table:table-cell office:value-type="float" office:value="36.3195142226074" calcext:value-type="float">
            <text:p>36.3195142226074</text:p>
          </table:table-cell>
          <table:table-cell office:value-type="float" office:value="-14.5500613493866" calcext:value-type="float">
            <text:p>-14.5500613493866</text:p>
          </table:table-cell>
          <table:table-cell office:value-type="float" office:value="1.80286023266387E-036" calcext:value-type="float">
            <text:p>1.80286023266387E-36</text:p>
          </table:table-cell>
          <table:table-cell office:value-type="float" office:value="-599.931358265025" calcext:value-type="float">
            <text:p>-599.931358265025</text:p>
          </table:table-cell>
          <table:table-cell office:value-type="float" office:value="-456.970961972684" calcext:value-type="float">
            <text:p>-456.970961972684</text:p>
          </table:table-cell>
          <table:table-cell table:number-columns-repeated="57"/>
        </table:table-row>
        <table:table-row table:style-name="ro1">
          <table:table-cell table:formula="of:=[$市川物件.$H$1]" office:value-type="string" office:string-value="駅徒歩分" calcext:value-type="string">
            <text:p>駅徒歩分</text:p>
          </table:table-cell>
          <table:table-cell office:value-type="float" office:value="-450.32724893384" calcext:value-type="float">
            <text:p>-450.32724893384</text:p>
          </table:table-cell>
          <table:table-cell office:value-type="float" office:value="79.8203958280212" calcext:value-type="float">
            <text:p>79.8203958280212</text:p>
          </table:table-cell>
          <table:table-cell office:value-type="float" office:value="-5.64175664956739" calcext:value-type="float">
            <text:p>-5.64175664956739</text:p>
          </table:table-cell>
          <table:table-cell office:value-type="float" office:value="0.0000000396744676454866" calcext:value-type="float">
            <text:p>3.96744676454866E-08</text:p>
          </table:table-cell>
          <table:table-cell office:value-type="float" office:value="-607.421247353599" calcext:value-type="float">
            <text:p>-607.421247353599</text:p>
          </table:table-cell>
          <table:table-cell office:value-type="float" office:value="-293.23325051408" calcext:value-type="float">
            <text:p>-293.23325051408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formula="of:=[$市川物件.$F$1]" office:value-type="string" office:string-value="面積" calcext:value-type="string">
            <text:p>面積</text:p>
          </table:table-cell>
          <table:table-cell table:formula="of:=[$市川物件.$G$1]" office:value-type="string" office:string-value="築年数" calcext:value-type="string">
            <text:p>築年数</text:p>
          </table:table-cell>
          <table:table-cell table:formula="of:=[$市川物件.$H$1]" office:value-type="string" office:string-value="駅徒歩分" calcext:value-type="string">
            <text:p>駅徒歩分</text:p>
          </table:table-cell>
          <table:table-cell office:value-type="string" calcext:value-type="string">
            <text:p>Predicted Y</text:p>
          </table:table-cell>
          <table:table-cell table:formula="of:=[$市川物件.$C$1]" office:value-type="string" office:string-value="家賃" calcext:value-type="string">
            <text:p>家賃</text:p>
          </table:table-cell>
          <table:table-cell office:value-type="string" calcext:value-type="string">
            <text:p>残差</text:p>
          </table:table-cell>
          <table:table-cell table:number-columns-repeated="58"/>
        </table:table-row>
        <table:table-row table:style-name="ro1">
          <table:table-cell table:number-matrix-columns-spanned="3" table:number-matrix-rows-spanned="297" table:formula="of:=[$市川物件.$F$2:.$H$298]" office:value-type="float" office:value="23.15" calcext:value-type="float">
            <text:p>23.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matrix-columns-spanned="1" table:number-matrix-rows-spanned="297" table:formula="of:=MMULT([$Sheet6.$A$59:.$C$355] ; [$Sheet6.$B$54:.$B$56]) + [$Sheet6.$B$53]" office:value-type="float" office:value="61400.7124020884" calcext:value-type="float">
            <text:p>61400.7124020884</text:p>
          </table:table-cell>
          <table:table-cell table:number-matrix-columns-spanned="1" table:number-matrix-rows-spanned="297" table:formula="of:=[$市川物件.$C$2:.$C$298]" office:value-type="float" office:value="60000" calcext:value-type="float">
            <text:p>60000</text:p>
          </table:table-cell>
          <table:table-cell table:number-matrix-columns-spanned="1" table:number-matrix-rows-spanned="297" table:formula="of:=[$Sheet6.$E$59:.$E$355] - [$Sheet6.$D$59:.$D$355]" office:value-type="float" office:value="-1400.71240208842" calcext:value-type="float">
            <text:p>-1400.71240208842</text:p>
          </table:table-cell>
          <table:table-cell table:number-columns-repeated="58"/>
        </table:table-row>
        <table:table-row table:style-name="ro1">
          <table:table-cell office:value-type="float" office:value="23.19" calcext:value-type="float">
            <text:p>23.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5279.6803651118" calcext:value-type="float">
            <text:p>65279.6803651118</text:p>
          </table:table-cell>
          <table:table-cell office:value-type="float" office:value="77000" calcext:value-type="float">
            <text:p>77000</text:p>
          </table:table-cell>
          <table:table-cell office:value-type="float" office:value="11720.3196348882" calcext:value-type="float">
            <text:p>11720.3196348882</text:p>
          </table:table-cell>
          <table:table-cell table:number-columns-repeated="58"/>
        </table:table-row>
        <table:table-row table:style-name="ro1">
          <table:table-cell office:value-type="float" office:value="32.05" calcext:value-type="float">
            <text:p>32.0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9389.88860975" calcext:value-type="float">
            <text:p>69389.88860975</text:p>
          </table:table-cell>
          <table:table-cell office:value-type="float" office:value="60000" calcext:value-type="float">
            <text:p>60000</text:p>
          </table:table-cell>
          <table:table-cell office:value-type="float" office:value="-9389.88860974996" calcext:value-type="float">
            <text:p>-9389.88860974996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6836.961064758" calcext:value-type="float">
            <text:p>56836.961064758</text:p>
          </table:table-cell>
          <table:table-cell office:value-type="float" office:value="62000" calcext:value-type="float">
            <text:p>62000</text:p>
          </table:table-cell>
          <table:table-cell office:value-type="float" office:value="5163.03893524197" calcext:value-type="float">
            <text:p>5163.03893524197</text:p>
          </table:table-cell>
          <table:table-cell table:number-columns-repeated="58"/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552.0305511389" calcext:value-type="float">
            <text:p>71552.0305511389</text:p>
          </table:table-cell>
          <table:table-cell office:value-type="float" office:value="64000" calcext:value-type="float">
            <text:p>64000</text:p>
          </table:table-cell>
          <table:table-cell office:value-type="float" office:value="-7552.03055113893" calcext:value-type="float">
            <text:p>-7552.03055113893</text:p>
          </table:table-cell>
          <table:table-cell table:number-columns-repeated="58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0378.6726051249" calcext:value-type="float">
            <text:p>50378.6726051249</text:p>
          </table:table-cell>
          <table:table-cell office:value-type="float" office:value="51000" calcext:value-type="float">
            <text:p>51000</text:p>
          </table:table-cell>
          <table:table-cell office:value-type="float" office:value="621.327394875058" calcext:value-type="float">
            <text:p>621.327394875058</text:p>
          </table:table-cell>
          <table:table-cell table:number-columns-repeated="58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1761.5812657916" calcext:value-type="float">
            <text:p>51761.5812657916</text:p>
          </table:table-cell>
          <table:table-cell office:value-type="float" office:value="43000" calcext:value-type="float">
            <text:p>43000</text:p>
          </table:table-cell>
          <table:table-cell office:value-type="float" office:value="-8761.58126579161" calcext:value-type="float">
            <text:p>-8761.58126579161</text:p>
          </table:table-cell>
          <table:table-cell table:number-columns-repeated="58"/>
        </table:table-row>
        <table:table-row table:style-name="ro1">
          <table:table-cell office:value-type="float" office:value="17.39" calcext:value-type="float">
            <text:p>17.3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334.6245394886" calcext:value-type="float">
            <text:p>56334.6245394886</text:p>
          </table:table-cell>
          <table:table-cell office:value-type="float" office:value="59000" calcext:value-type="float">
            <text:p>59000</text:p>
          </table:table-cell>
          <table:table-cell office:value-type="float" office:value="2665.37546051138" calcext:value-type="float">
            <text:p>2665.37546051138</text:p>
          </table:table-cell>
          <table:table-cell table:number-columns-repeated="58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119.4067033456" calcext:value-type="float">
            <text:p>58119.4067033456</text:p>
          </table:table-cell>
          <table:table-cell office:value-type="float" office:value="55000" calcext:value-type="float">
            <text:p>55000</text:p>
          </table:table-cell>
          <table:table-cell office:value-type="float" office:value="-3119.40670334557" calcext:value-type="float">
            <text:p>-3119.40670334557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5925.3367190122" calcext:value-type="float">
            <text:p>55925.3367190122</text:p>
          </table:table-cell>
          <table:table-cell office:value-type="float" office:value="51000" calcext:value-type="float">
            <text:p>51000</text:p>
          </table:table-cell>
          <table:table-cell office:value-type="float" office:value="-4925.33671901215" calcext:value-type="float">
            <text:p>-4925.33671901215</text:p>
          </table:table-cell>
          <table:table-cell table:number-columns-repeated="58"/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916.9804385158" calcext:value-type="float">
            <text:p>64916.9804385158</text:p>
          </table:table-cell>
          <table:table-cell office:value-type="float" office:value="74000" calcext:value-type="float">
            <text:p>74000</text:p>
          </table:table-cell>
          <table:table-cell office:value-type="float" office:value="9083.01956148417" calcext:value-type="float">
            <text:p>9083.01956148417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6970.8697762339" calcext:value-type="float">
            <text:p>56970.8697762339</text:p>
          </table:table-cell>
          <table:table-cell office:value-type="float" office:value="47000" calcext:value-type="float">
            <text:p>47000</text:p>
          </table:table-cell>
          <table:table-cell office:value-type="float" office:value="-9970.86977623394" calcext:value-type="float">
            <text:p>-9970.86977623394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2040.3285814301" calcext:value-type="float">
            <text:p>42040.3285814301</text:p>
          </table:table-cell>
          <table:table-cell office:value-type="float" office:value="58000" calcext:value-type="float">
            <text:p>58000</text:p>
          </table:table-cell>
          <table:table-cell office:value-type="float" office:value="15959.6714185699" calcext:value-type="float">
            <text:p>15959.6714185699</text:p>
          </table:table-cell>
          <table:table-cell table:number-columns-repeated="5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121.7536116637" calcext:value-type="float">
            <text:p>71121.7536116637</text:p>
          </table:table-cell>
          <table:table-cell office:value-type="float" office:value="72000" calcext:value-type="float">
            <text:p>72000</text:p>
          </table:table-cell>
          <table:table-cell office:value-type="float" office:value="878.246388336324" calcext:value-type="float">
            <text:p>878.246388336324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8905.9041966331" calcext:value-type="float">
            <text:p>68905.9041966331</text:p>
          </table:table-cell>
          <table:table-cell office:value-type="float" office:value="69000" calcext:value-type="float">
            <text:p>69000</text:p>
          </table:table-cell>
          <table:table-cell office:value-type="float" office:value="94.0958033669158" calcext:value-type="float">
            <text:p>94.0958033669158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3301.4971365941" calcext:value-type="float">
            <text:p>53301.4971365941</text:p>
          </table:table-cell>
          <table:table-cell office:value-type="float" office:value="52000" calcext:value-type="float">
            <text:p>52000</text:p>
          </table:table-cell>
          <table:table-cell office:value-type="float" office:value="-1301.49713659412" calcext:value-type="float">
            <text:p>-1301.49713659412</text:p>
          </table:table-cell>
          <table:table-cell table:number-columns-repeated="58"/>
        </table:table-row>
        <table:table-row table:style-name="ro1">
          <table:table-cell office:value-type="float" office:value="24.94" calcext:value-type="float">
            <text:p>24.9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2556.9877010648" calcext:value-type="float">
            <text:p>72556.9877010648</text:p>
          </table:table-cell>
          <table:table-cell office:value-type="float" office:value="73000" calcext:value-type="float">
            <text:p>73000</text:p>
          </table:table-cell>
          <table:table-cell office:value-type="float" office:value="443.012298935224" calcext:value-type="float">
            <text:p>443.012298935224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1574.9253050881" calcext:value-type="float">
            <text:p>51574.9253050881</text:p>
          </table:table-cell>
          <table:table-cell office:value-type="float" office:value="50000" calcext:value-type="float">
            <text:p>50000</text:p>
          </table:table-cell>
          <table:table-cell office:value-type="float" office:value="-1574.92530508806" calcext:value-type="float">
            <text:p>-1574.92530508806</text:p>
          </table:table-cell>
          <table:table-cell table:number-columns-repeated="58"/>
        </table:table-row>
        <table:table-row table:style-name="ro1">
          <table:table-cell office:value-type="float" office:value="23.14" calcext:value-type="float">
            <text:p>23.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8844.502171356" calcext:value-type="float">
            <text:p>58844.502171356</text:p>
          </table:table-cell>
          <table:table-cell office:value-type="float" office:value="56000" calcext:value-type="float">
            <text:p>56000</text:p>
          </table:table-cell>
          <table:table-cell office:value-type="float" office:value="-2844.50217135601" calcext:value-type="float">
            <text:p>-2844.50217135601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7618.9196091825" calcext:value-type="float">
            <text:p>47618.9196091825</text:p>
          </table:table-cell>
          <table:table-cell office:value-type="float" office:value="36000" calcext:value-type="float">
            <text:p>36000</text:p>
          </table:table-cell>
          <table:table-cell office:value-type="float" office:value="-11618.9196091825" calcext:value-type="float">
            <text:p>-11618.9196091825</text:p>
          </table:table-cell>
          <table:table-cell table:number-columns-repeated="58"/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6678.6038627269" calcext:value-type="float">
            <text:p>56678.6038627269</text:p>
          </table:table-cell>
          <table:table-cell office:value-type="float" office:value="63000" calcext:value-type="float">
            <text:p>63000</text:p>
          </table:table-cell>
          <table:table-cell office:value-type="float" office:value="6321.39613727313" calcext:value-type="float">
            <text:p>6321.39613727313</text:p>
          </table:table-cell>
          <table:table-cell table:number-columns-repeated="58"/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3747.2429176192" calcext:value-type="float">
            <text:p>63747.2429176192</text:p>
          </table:table-cell>
          <table:table-cell office:value-type="float" office:value="64000" calcext:value-type="float">
            <text:p>64000</text:p>
          </table:table-cell>
          <table:table-cell office:value-type="float" office:value="252.757082380849" calcext:value-type="float">
            <text:p>252.757082380849</text:p>
          </table:table-cell>
          <table:table-cell table:number-columns-repeated="58"/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4988.7655725793" calcext:value-type="float">
            <text:p>64988.7655725793</text:p>
          </table:table-cell>
          <table:table-cell office:value-type="float" office:value="70000" calcext:value-type="float">
            <text:p>70000</text:p>
          </table:table-cell>
          <table:table-cell office:value-type="float" office:value="5011.23442742068" calcext:value-type="float">
            <text:p>5011.23442742068</text:p>
          </table:table-cell>
          <table:table-cell table:number-columns-repeated="58"/>
        </table:table-row>
        <table:table-row table:style-name="ro1">
          <table:table-cell office:value-type="float" office:value="22.77" calcext:value-type="float">
            <text:p>22.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5285.4965091652" calcext:value-type="float">
            <text:p>55285.4965091652</text:p>
          </table:table-cell>
          <table:table-cell office:value-type="float" office:value="55000" calcext:value-type="float">
            <text:p>55000</text:p>
          </table:table-cell>
          <table:table-cell office:value-type="float" office:value="-285.496509165205" calcext:value-type="float">
            <text:p>-285.496509165205</text:p>
          </table:table-cell>
          <table:table-cell table:number-columns-repeated="58"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8993.1589906239" calcext:value-type="float">
            <text:p>48993.1589906239</text:p>
          </table:table-cell>
          <table:table-cell office:value-type="float" office:value="55500" calcext:value-type="float">
            <text:p>55500</text:p>
          </table:table-cell>
          <table:table-cell office:value-type="float" office:value="6506.84100937613" calcext:value-type="float">
            <text:p>6506.84100937613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5694.4884630373" calcext:value-type="float">
            <text:p>55694.4884630373</text:p>
          </table:table-cell>
          <table:table-cell office:value-type="float" office:value="57000" calcext:value-type="float">
            <text:p>57000</text:p>
          </table:table-cell>
          <table:table-cell office:value-type="float" office:value="1305.51153696272" calcext:value-type="float">
            <text:p>1305.51153696272</text:p>
          </table:table-cell>
          <table:table-cell table:number-columns-repeated="58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8166.4194643795" calcext:value-type="float">
            <text:p>78166.4194643795</text:p>
          </table:table-cell>
          <table:table-cell office:value-type="float" office:value="71000" calcext:value-type="float">
            <text:p>71000</text:p>
          </table:table-cell>
          <table:table-cell office:value-type="float" office:value="-7166.41946437951" calcext:value-type="float">
            <text:p>-7166.41946437951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6568.6976704808" calcext:value-type="float">
            <text:p>66568.6976704808</text:p>
          </table:table-cell>
          <table:table-cell office:value-type="float" office:value="66000" calcext:value-type="float">
            <text:p>66000</text:p>
          </table:table-cell>
          <table:table-cell office:value-type="float" office:value="-568.697670480833" calcext:value-type="float">
            <text:p>-568.697670480833</text:p>
          </table:table-cell>
          <table:table-cell table:number-columns-repeated="58"/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52340.9234709314" calcext:value-type="float">
            <text:p>52340.9234709314</text:p>
          </table:table-cell>
          <table:table-cell office:value-type="float" office:value="50000" calcext:value-type="float">
            <text:p>50000</text:p>
          </table:table-cell>
          <table:table-cell office:value-type="float" office:value="-2340.92347093142" calcext:value-type="float">
            <text:p>-2340.92347093142</text:p>
          </table:table-cell>
          <table:table-cell table:number-columns-repeated="58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2559.6313089072" calcext:value-type="float">
            <text:p>52559.6313089072</text:p>
          </table:table-cell>
          <table:table-cell office:value-type="float" office:value="55500" calcext:value-type="float">
            <text:p>55500</text:p>
          </table:table-cell>
          <table:table-cell office:value-type="float" office:value="2940.36869109283" calcext:value-type="float">
            <text:p>2940.36869109283</text:p>
          </table:table-cell>
          <table:table-cell table:number-columns-repeated="58"/>
        </table:table-row>
        <table:table-row table:style-name="ro1">
          <table:table-cell office:value-type="float" office:value="19.83" calcext:value-type="float">
            <text:p>19.8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5899.2541371746" calcext:value-type="float">
            <text:p>55899.2541371746</text:p>
          </table:table-cell>
          <table:table-cell office:value-type="float" office:value="59000" calcext:value-type="float">
            <text:p>59000</text:p>
          </table:table-cell>
          <table:table-cell office:value-type="float" office:value="3100.74586282544" calcext:value-type="float">
            <text:p>3100.74586282544</text:p>
          </table:table-cell>
          <table:table-cell table:number-columns-repeated="58"/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6106.29684553" calcext:value-type="float">
            <text:p>56106.29684553</text:p>
          </table:table-cell>
          <table:table-cell office:value-type="float" office:value="55000" calcext:value-type="float">
            <text:p>55000</text:p>
          </table:table-cell>
          <table:table-cell office:value-type="float" office:value="-1106.29684552999" calcext:value-type="float">
            <text:p>-1106.29684552999</text:p>
          </table:table-cell>
          <table:table-cell table:number-columns-repeated="58"/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70557.0414626067" calcext:value-type="float">
            <text:p>70557.0414626067</text:p>
          </table:table-cell>
          <table:table-cell office:value-type="float" office:value="67000" calcext:value-type="float">
            <text:p>67000</text:p>
          </table:table-cell>
          <table:table-cell office:value-type="float" office:value="-3557.04146260669" calcext:value-type="float">
            <text:p>-3557.04146260669</text:p>
          </table:table-cell>
          <table:table-cell table:number-columns-repeated="58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0695.2678283989" calcext:value-type="float">
            <text:p>60695.2678283989</text:p>
          </table:table-cell>
          <table:table-cell office:value-type="float" office:value="70000" calcext:value-type="float">
            <text:p>70000</text:p>
          </table:table-cell>
          <table:table-cell office:value-type="float" office:value="9304.73217160115" calcext:value-type="float">
            <text:p>9304.73217160115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1909.5767739101" calcext:value-type="float">
            <text:p>61909.5767739101</text:p>
          </table:table-cell>
          <table:table-cell office:value-type="float" office:value="61000" calcext:value-type="float">
            <text:p>61000</text:p>
          </table:table-cell>
          <table:table-cell office:value-type="float" office:value="-909.576773910107" calcext:value-type="float">
            <text:p>-909.576773910107</text:p>
          </table:table-cell>
          <table:table-cell table:number-columns-repeated="58"/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1082.5918022867" calcext:value-type="float">
            <text:p>71082.5918022867</text:p>
          </table:table-cell>
          <table:table-cell office:value-type="float" office:value="70000" calcext:value-type="float">
            <text:p>70000</text:p>
          </table:table-cell>
          <table:table-cell office:value-type="float" office:value="-1082.59180228674" calcext:value-type="float">
            <text:p>-1082.59180228674</text:p>
          </table:table-cell>
          <table:table-cell table:number-columns-repeated="58"/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5232.3369485032" calcext:value-type="float">
            <text:p>55232.3369485032</text:p>
          </table:table-cell>
          <table:table-cell office:value-type="float" office:value="72000" calcext:value-type="float">
            <text:p>72000</text:p>
          </table:table-cell>
          <table:table-cell office:value-type="float" office:value="16767.6630514968" calcext:value-type="float">
            <text:p>16767.6630514968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3368.6511999009" calcext:value-type="float">
            <text:p>53368.6511999009</text:p>
          </table:table-cell>
          <table:table-cell office:value-type="float" office:value="49000" calcext:value-type="float">
            <text:p>49000</text:p>
          </table:table-cell>
          <table:table-cell office:value-type="float" office:value="-4368.65119990093" calcext:value-type="float">
            <text:p>-4368.65119990093</text:p>
          </table:table-cell>
          <table:table-cell table:number-columns-repeated="58"/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8378.7225016291" calcext:value-type="float">
            <text:p>58378.7225016291</text:p>
          </table:table-cell>
          <table:table-cell office:value-type="float" office:value="59000" calcext:value-type="float">
            <text:p>59000</text:p>
          </table:table-cell>
          <table:table-cell office:value-type="float" office:value="621.277498370866" calcext:value-type="float">
            <text:p>621.277498370866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8325.7744157533" calcext:value-type="float">
            <text:p>58325.7744157533</text:p>
          </table:table-cell>
          <table:table-cell office:value-type="float" office:value="56000" calcext:value-type="float">
            <text:p>56000</text:p>
          </table:table-cell>
          <table:table-cell office:value-type="float" office:value="-2325.77441575334" calcext:value-type="float">
            <text:p>-2325.7744157533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5002.5263970625" calcext:value-type="float">
            <text:p>45002.5263970625</text:p>
          </table:table-cell>
          <table:table-cell office:value-type="float" office:value="35000" calcext:value-type="float">
            <text:p>35000</text:p>
          </table:table-cell>
          <table:table-cell office:value-type="float" office:value="-10002.5263970625" calcext:value-type="float">
            <text:p>-10002.5263970625</text:p>
          </table:table-cell>
          <table:table-cell table:number-columns-repeated="58"/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7597.7269175771" calcext:value-type="float">
            <text:p>57597.7269175771</text:p>
          </table:table-cell>
          <table:table-cell office:value-type="float" office:value="54500" calcext:value-type="float">
            <text:p>54500</text:p>
          </table:table-cell>
          <table:table-cell office:value-type="float" office:value="-3097.72691757709" calcext:value-type="float">
            <text:p>-3097.72691757709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1980.2543147971" calcext:value-type="float">
            <text:p>61980.2543147971</text:p>
          </table:table-cell>
          <table:table-cell office:value-type="float" office:value="63000" calcext:value-type="float">
            <text:p>63000</text:p>
          </table:table-cell>
          <table:table-cell office:value-type="float" office:value="1019.74568520291" calcext:value-type="float">
            <text:p>1019.74568520291</text:p>
          </table:table-cell>
          <table:table-cell table:number-columns-repeated="58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7590.9555432267" calcext:value-type="float">
            <text:p>57590.9555432267</text:p>
          </table:table-cell>
          <table:table-cell office:value-type="float" office:value="65000" calcext:value-type="float">
            <text:p>65000</text:p>
          </table:table-cell>
          <table:table-cell office:value-type="float" office:value="7409.04445677328" calcext:value-type="float">
            <text:p>7409.04445677328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2114.163026273" calcext:value-type="float">
            <text:p>62114.163026273</text:p>
          </table:table-cell>
          <table:table-cell office:value-type="float" office:value="48000" calcext:value-type="float">
            <text:p>48000</text:p>
          </table:table-cell>
          <table:table-cell office:value-type="float" office:value="-14114.163026273" calcext:value-type="float">
            <text:p>-14114.163026273</text:p>
          </table:table-cell>
          <table:table-cell table:number-columns-repeated="58"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8993.1589906239" calcext:value-type="float">
            <text:p>48993.1589906239</text:p>
          </table:table-cell>
          <table:table-cell office:value-type="float" office:value="56500" calcext:value-type="float">
            <text:p>56500</text:p>
          </table:table-cell>
          <table:table-cell office:value-type="float" office:value="7506.84100937613" calcext:value-type="float">
            <text:p>7506.84100937613</text:p>
          </table:table-cell>
          <table:table-cell table:number-columns-repeated="58"/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0759.9681716715" calcext:value-type="float">
            <text:p>50759.9681716715</text:p>
          </table:table-cell>
          <table:table-cell office:value-type="float" office:value="54500" calcext:value-type="float">
            <text:p>54500</text:p>
          </table:table-cell>
          <table:table-cell office:value-type="float" office:value="3740.03182832846" calcext:value-type="float">
            <text:p>3740.03182832846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5910.4439784161" calcext:value-type="float">
            <text:p>55910.4439784161</text:p>
          </table:table-cell>
          <table:table-cell office:value-type="float" office:value="55000" calcext:value-type="float">
            <text:p>55000</text:p>
          </table:table-cell>
          <table:table-cell office:value-type="float" office:value="-910.443978416071" calcext:value-type="float">
            <text:p>-910.443978416071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8649.0566215595" calcext:value-type="float">
            <text:p>68649.0566215595</text:p>
          </table:table-cell>
          <table:table-cell office:value-type="float" office:value="71000" calcext:value-type="float">
            <text:p>71000</text:p>
          </table:table-cell>
          <table:table-cell office:value-type="float" office:value="2350.94337844053" calcext:value-type="float">
            <text:p>2350.94337844053</text:p>
          </table:table-cell>
          <table:table-cell table:number-columns-repeated="58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4734.9020806834" calcext:value-type="float">
            <text:p>64734.9020806834</text:p>
          </table:table-cell>
          <table:table-cell office:value-type="float" office:value="72000" calcext:value-type="float">
            <text:p>72000</text:p>
          </table:table-cell>
          <table:table-cell office:value-type="float" office:value="7265.09791931664" calcext:value-type="float">
            <text:p>7265.09791931664</text:p>
          </table:table-cell>
          <table:table-cell table:number-columns-repeated="58"/>
        </table:table-row>
        <table:table-row table:style-name="ro1">
          <table:table-cell office:value-type="float" office:value="17.77" calcext:value-type="float">
            <text:p>17.7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4932.1088047303" calcext:value-type="float">
            <text:p>54932.1088047303</text:p>
          </table:table-cell>
          <table:table-cell office:value-type="float" office:value="54500" calcext:value-type="float">
            <text:p>54500</text:p>
          </table:table-cell>
          <table:table-cell office:value-type="float" office:value="-432.108804730335" calcext:value-type="float">
            <text:p>-432.108804730335</text:p>
          </table:table-cell>
          <table:table-cell table:number-columns-repeated="58"/>
        </table:table-row>
        <table:table-row table:style-name="ro1">
          <table:table-cell office:value-type="float" office:value="30.83" calcext:value-type="float">
            <text:p>30.8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8109.5523508236" calcext:value-type="float">
            <text:p>68109.5523508236</text:p>
          </table:table-cell>
          <table:table-cell office:value-type="float" office:value="67000" calcext:value-type="float">
            <text:p>67000</text:p>
          </table:table-cell>
          <table:table-cell office:value-type="float" office:value="-1109.55235082356" calcext:value-type="float">
            <text:p>-1109.55235082356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6222.9396231561" calcext:value-type="float">
            <text:p>56222.9396231561</text:p>
          </table:table-cell>
          <table:table-cell office:value-type="float" office:value="56000" calcext:value-type="float">
            <text:p>56000</text:p>
          </table:table-cell>
          <table:table-cell office:value-type="float" office:value="-222.939623156126" calcext:value-type="float">
            <text:p>-222.939623156126</text:p>
          </table:table-cell>
          <table:table-cell table:number-columns-repeated="58"/>
        </table:table-row>
        <table:table-row table:style-name="ro1">
          <table:table-cell office:value-type="float" office:value="15.67" calcext:value-type="float">
            <text:p>15.6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2199.8001497382" calcext:value-type="float">
            <text:p>52199.8001497382</text:p>
          </table:table-cell>
          <table:table-cell office:value-type="float" office:value="55500" calcext:value-type="float">
            <text:p>55500</text:p>
          </table:table-cell>
          <table:table-cell office:value-type="float" office:value="3300.19985026182" calcext:value-type="float">
            <text:p>3300.19985026182</text:p>
          </table:table-cell>
          <table:table-cell table:number-columns-repeated="58"/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2417.1377100241" calcext:value-type="float">
            <text:p>52417.1377100241</text:p>
          </table:table-cell>
          <table:table-cell office:value-type="float" office:value="50000" calcext:value-type="float">
            <text:p>50000</text:p>
          </table:table-cell>
          <table:table-cell office:value-type="float" office:value="-2417.13771002414" calcext:value-type="float">
            <text:p>-2417.13771002414</text:p>
          </table:table-cell>
          <table:table-cell table:number-columns-repeated="58"/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7202.2136063821" calcext:value-type="float">
            <text:p>57202.2136063821</text:p>
          </table:table-cell>
          <table:table-cell office:value-type="float" office:value="52000" calcext:value-type="float">
            <text:p>52000</text:p>
          </table:table-cell>
          <table:table-cell office:value-type="float" office:value="-5202.21360638208" calcext:value-type="float">
            <text:p>-5202.21360638208</text:p>
          </table:table-cell>
          <table:table-cell table:number-columns-repeated="58"/>
        </table:table-row>
        <table:table-row table:style-name="ro1">
          <table:table-cell office:value-type="float" office:value="28.92" calcext:value-type="float">
            <text:p>28.9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6693.2503395664" calcext:value-type="float">
            <text:p>66693.2503395664</text:p>
          </table:table-cell>
          <table:table-cell office:value-type="float" office:value="61500" calcext:value-type="float">
            <text:p>61500</text:p>
          </table:table-cell>
          <table:table-cell office:value-type="float" office:value="-5193.25033956641" calcext:value-type="float">
            <text:p>-5193.25033956641</text:p>
          </table:table-cell>
          <table:table-cell table:number-columns-repeated="58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4734.9020806834" calcext:value-type="float">
            <text:p>64734.9020806834</text:p>
          </table:table-cell>
          <table:table-cell office:value-type="float" office:value="77000" calcext:value-type="float">
            <text:p>77000</text:p>
          </table:table-cell>
          <table:table-cell office:value-type="float" office:value="12265.0979193166" calcext:value-type="float">
            <text:p>12265.0979193166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6673.26687209" calcext:value-type="float">
            <text:p>56673.26687209</text:p>
          </table:table-cell>
          <table:table-cell office:value-type="float" office:value="56000" calcext:value-type="float">
            <text:p>56000</text:p>
          </table:table-cell>
          <table:table-cell office:value-type="float" office:value="-673.266872089967" calcext:value-type="float">
            <text:p>-673.266872089967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1347.8632112066" calcext:value-type="float">
            <text:p>51347.8632112066</text:p>
          </table:table-cell>
          <table:table-cell office:value-type="float" office:value="46000" calcext:value-type="float">
            <text:p>46000</text:p>
          </table:table-cell>
          <table:table-cell office:value-type="float" office:value="-5347.8632112066" calcext:value-type="float">
            <text:p>-5347.8632112066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6736.4980426789" calcext:value-type="float">
            <text:p>56736.4980426789</text:p>
          </table:table-cell>
          <table:table-cell office:value-type="float" office:value="58000" calcext:value-type="float">
            <text:p>58000</text:p>
          </table:table-cell>
          <table:table-cell office:value-type="float" office:value="1263.5019573211" calcext:value-type="float">
            <text:p>1263.5019573211</text:p>
          </table:table-cell>
          <table:table-cell table:number-columns-repeated="58"/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2322.3036801486" calcext:value-type="float">
            <text:p>62322.3036801486</text:p>
          </table:table-cell>
          <table:table-cell office:value-type="float" office:value="62000" calcext:value-type="float">
            <text:p>62000</text:p>
          </table:table-cell>
          <table:table-cell office:value-type="float" office:value="-322.303680148601" calcext:value-type="float">
            <text:p>-322.303680148601</text:p>
          </table:table-cell>
          <table:table-cell table:number-columns-repeated="58"/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3514.4326507457" calcext:value-type="float">
            <text:p>63514.4326507457</text:p>
          </table:table-cell>
          <table:table-cell office:value-type="float" office:value="64500" calcext:value-type="float">
            <text:p>64500</text:p>
          </table:table-cell>
          <table:table-cell office:value-type="float" office:value="985.567349254307" calcext:value-type="float">
            <text:p>985.567349254307</text:p>
          </table:table-cell>
          <table:table-cell table:number-columns-repeated="58"/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2628.0482363327" calcext:value-type="float">
            <text:p>62628.0482363327</text:p>
          </table:table-cell>
          <table:table-cell office:value-type="float" office:value="70000" calcext:value-type="float">
            <text:p>70000</text:p>
          </table:table-cell>
          <table:table-cell office:value-type="float" office:value="7371.95176366727" calcext:value-type="float">
            <text:p>7371.95176366727</text:p>
          </table:table-cell>
          <table:table-cell table:number-columns-repeated="58"/>
        </table:table-row>
        <table:table-row table:style-name="ro1">
          <table:table-cell office:value-type="float" office:value="18.01" calcext:value-type="float">
            <text:p>18.0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5418.3499662709" calcext:value-type="float">
            <text:p>55418.3499662709</text:p>
          </table:table-cell>
          <table:table-cell office:value-type="float" office:value="57000" calcext:value-type="float">
            <text:p>57000</text:p>
          </table:table-cell>
          <table:table-cell office:value-type="float" office:value="1581.6500337291" calcext:value-type="float">
            <text:p>1581.6500337291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7272.3955730958" calcext:value-type="float">
            <text:p>57272.3955730958</text:p>
          </table:table-cell>
          <table:table-cell office:value-type="float" office:value="65000" calcext:value-type="float">
            <text:p>65000</text:p>
          </table:table-cell>
          <table:table-cell office:value-type="float" office:value="7727.6044269042" calcext:value-type="float">
            <text:p>7727.6044269042</text:p>
          </table:table-cell>
          <table:table-cell table:number-columns-repeated="58"/>
        </table:table-row>
        <table:table-row table:style-name="ro1">
          <table:table-cell office:value-type="float" office:value="25.68" calcext:value-type="float">
            <text:p>25.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4997.0624955617" calcext:value-type="float">
            <text:p>74997.0624955617</text:p>
          </table:table-cell>
          <table:table-cell office:value-type="float" office:value="77000" calcext:value-type="float">
            <text:p>77000</text:p>
          </table:table-cell>
          <table:table-cell office:value-type="float" office:value="2002.93750443829" calcext:value-type="float">
            <text:p>2002.93750443829</text:p>
          </table:table-cell>
          <table:table-cell table:number-columns-repeated="58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2979.7900822679" calcext:value-type="float">
            <text:p>62979.7900822679</text:p>
          </table:table-cell>
          <table:table-cell office:value-type="float" office:value="60000" calcext:value-type="float">
            <text:p>60000</text:p>
          </table:table-cell>
          <table:table-cell office:value-type="float" office:value="-2979.79008226786" calcext:value-type="float">
            <text:p>-2979.79008226786</text:p>
          </table:table-cell>
          <table:table-cell table:number-columns-repeated="58"/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2191.1832093192" calcext:value-type="float">
            <text:p>52191.1832093192</text:p>
          </table:table-cell>
          <table:table-cell office:value-type="float" office:value="55000" calcext:value-type="float">
            <text:p>55000</text:p>
          </table:table-cell>
          <table:table-cell office:value-type="float" office:value="2808.81679068079" calcext:value-type="float">
            <text:p>2808.81679068079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0160.7123876976" calcext:value-type="float">
            <text:p>50160.7123876976</text:p>
          </table:table-cell>
          <table:table-cell office:value-type="float" office:value="39000" calcext:value-type="float">
            <text:p>39000</text:p>
          </table:table-cell>
          <table:table-cell office:value-type="float" office:value="-11160.7123876976" calcext:value-type="float">
            <text:p>-11160.7123876976</text:p>
          </table:table-cell>
          <table:table-cell table:number-columns-repeated="58"/>
        </table:table-row>
        <table:table-row table:style-name="ro1">
          <table:table-cell office:value-type="float" office:value="28.92" calcext:value-type="float">
            <text:p>28.9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9804.2496072708" calcext:value-type="float">
            <text:p>69804.2496072708</text:p>
          </table:table-cell>
          <table:table-cell office:value-type="float" office:value="65000" calcext:value-type="float">
            <text:p>65000</text:p>
          </table:table-cell>
          <table:table-cell office:value-type="float" office:value="-4804.24960727077" calcext:value-type="float">
            <text:p>-4804.24960727077</text:p>
          </table:table-cell>
          <table:table-cell table:number-columns-repeated="58"/>
        </table:table-row>
        <table:table-row table:style-name="ro1">
          <table:table-cell office:value-type="float" office:value="22.98" calcext:value-type="float">
            <text:p>22.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8560.9134392539" calcext:value-type="float">
            <text:p>68560.9134392539</text:p>
          </table:table-cell>
          <table:table-cell office:value-type="float" office:value="65000" calcext:value-type="float">
            <text:p>65000</text:p>
          </table:table-cell>
          <table:table-cell office:value-type="float" office:value="-3560.91343925387" calcext:value-type="float">
            <text:p>-3560.91343925387</text:p>
          </table:table-cell>
          <table:table-cell table:number-columns-repeated="5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121.7536116637" calcext:value-type="float">
            <text:p>71121.7536116637</text:p>
          </table:table-cell>
          <table:table-cell office:value-type="float" office:value="72000" calcext:value-type="float">
            <text:p>72000</text:p>
          </table:table-cell>
          <table:table-cell office:value-type="float" office:value="878.246388336324" calcext:value-type="float">
            <text:p>878.246388336324</text:p>
          </table:table-cell>
          <table:table-cell table:number-columns-repeated="58"/>
        </table:table-row>
        <table:table-row table:style-name="ro1">
          <table:table-cell office:value-type="float" office:value="25.68" calcext:value-type="float">
            <text:p>25.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4997.0624955617" calcext:value-type="float">
            <text:p>74997.0624955617</text:p>
          </table:table-cell>
          <table:table-cell office:value-type="float" office:value="76000" calcext:value-type="float">
            <text:p>76000</text:p>
          </table:table-cell>
          <table:table-cell office:value-type="float" office:value="1002.93750443829" calcext:value-type="float">
            <text:p>1002.93750443829</text:p>
          </table:table-cell>
          <table:table-cell table:number-columns-repeated="58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5791.8044009211" calcext:value-type="float">
            <text:p>65791.8044009211</text:p>
          </table:table-cell>
          <table:table-cell office:value-type="float" office:value="72000" calcext:value-type="float">
            <text:p>72000</text:p>
          </table:table-cell>
          <table:table-cell office:value-type="float" office:value="6208.19559907893" calcext:value-type="float">
            <text:p>6208.19559907893</text:p>
          </table:table-cell>
          <table:table-cell table:number-columns-repeated="58"/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4437.7424119063" calcext:value-type="float">
            <text:p>64437.7424119063</text:p>
          </table:table-cell>
          <table:table-cell office:value-type="float" office:value="66000" calcext:value-type="float">
            <text:p>66000</text:p>
          </table:table-cell>
          <table:table-cell office:value-type="float" office:value="1562.25758809366" calcext:value-type="float">
            <text:p>1562.25758809366</text:p>
          </table:table-cell>
          <table:table-cell table:number-columns-repeated="58"/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8270.0537214862" calcext:value-type="float">
            <text:p>58270.0537214862</text:p>
          </table:table-cell>
          <table:table-cell office:value-type="float" office:value="63000" calcext:value-type="float">
            <text:p>63000</text:p>
          </table:table-cell>
          <table:table-cell office:value-type="float" office:value="4729.94627851385" calcext:value-type="float">
            <text:p>4729.94627851385</text:p>
          </table:table-cell>
          <table:table-cell table:number-columns-repeated="58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5404.1322216225" calcext:value-type="float">
            <text:p>55404.1322216225</text:p>
          </table:table-cell>
          <table:table-cell office:value-type="float" office:value="57000" calcext:value-type="float">
            <text:p>57000</text:p>
          </table:table-cell>
          <table:table-cell office:value-type="float" office:value="1595.86777837752" calcext:value-type="float">
            <text:p>1595.86777837752</text:p>
          </table:table-cell>
          <table:table-cell table:number-columns-repeated="58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119.4067033456" calcext:value-type="float">
            <text:p>58119.4067033456</text:p>
          </table:table-cell>
          <table:table-cell office:value-type="float" office:value="63000" calcext:value-type="float">
            <text:p>63000</text:p>
          </table:table-cell>
          <table:table-cell office:value-type="float" office:value="4880.59329665443" calcext:value-type="float">
            <text:p>4880.59329665443</text:p>
          </table:table-cell>
          <table:table-cell table:number-columns-repeated="58"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9521.6101507427" calcext:value-type="float">
            <text:p>49521.6101507427</text:p>
          </table:table-cell>
          <table:table-cell office:value-type="float" office:value="50500" calcext:value-type="float">
            <text:p>50500</text:p>
          </table:table-cell>
          <table:table-cell office:value-type="float" office:value="978.38984925727" calcext:value-type="float">
            <text:p>978.38984925727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5002.5263970625" calcext:value-type="float">
            <text:p>45002.5263970625</text:p>
          </table:table-cell>
          <table:table-cell office:value-type="float" office:value="35000" calcext:value-type="float">
            <text:p>35000</text:p>
          </table:table-cell>
          <table:table-cell office:value-type="float" office:value="-10002.5263970625" calcext:value-type="float">
            <text:p>-10002.5263970625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6677.1897648078" calcext:value-type="float">
            <text:p>56677.1897648078</text:p>
          </table:table-cell>
          <table:table-cell office:value-type="float" office:value="55000" calcext:value-type="float">
            <text:p>55000</text:p>
          </table:table-cell>
          <table:table-cell office:value-type="float" office:value="-1677.18976480784" calcext:value-type="float">
            <text:p>-1677.18976480784</text:p>
          </table:table-cell>
          <table:table-cell table:number-columns-repeated="58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0378.6726051249" calcext:value-type="float">
            <text:p>50378.6726051249</text:p>
          </table:table-cell>
          <table:table-cell office:value-type="float" office:value="53000" calcext:value-type="float">
            <text:p>53000</text:p>
          </table:table-cell>
          <table:table-cell office:value-type="float" office:value="2621.32739487506" calcext:value-type="float">
            <text:p>2621.32739487506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0346.5624044477" calcext:value-type="float">
            <text:p>60346.5624044477</text:p>
          </table:table-cell>
          <table:table-cell office:value-type="float" office:value="54000" calcext:value-type="float">
            <text:p>54000</text:p>
          </table:table-cell>
          <table:table-cell office:value-type="float" office:value="-6346.56240444766" calcext:value-type="float">
            <text:p>-6346.56240444766</text:p>
          </table:table-cell>
          <table:table-cell table:number-columns-repeated="5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121.7536116637" calcext:value-type="float">
            <text:p>71121.7536116637</text:p>
          </table:table-cell>
          <table:table-cell office:value-type="float" office:value="67000" calcext:value-type="float">
            <text:p>67000</text:p>
          </table:table-cell>
          <table:table-cell office:value-type="float" office:value="-4121.75361166368" calcext:value-type="float">
            <text:p>-4121.75361166368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5526.8713776513" calcext:value-type="float">
            <text:p>55526.8713776513</text:p>
          </table:table-cell>
          <table:table-cell office:value-type="float" office:value="52000" calcext:value-type="float">
            <text:p>52000</text:p>
          </table:table-cell>
          <table:table-cell office:value-type="float" office:value="-3526.87137765133" calcext:value-type="float">
            <text:p>-3526.87137765133</text:p>
          </table:table-cell>
          <table:table-cell table:number-columns-repeated="5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121.7536116637" calcext:value-type="float">
            <text:p>71121.7536116637</text:p>
          </table:table-cell>
          <table:table-cell office:value-type="float" office:value="72000" calcext:value-type="float">
            <text:p>72000</text:p>
          </table:table-cell>
          <table:table-cell office:value-type="float" office:value="878.246388336324" calcext:value-type="float">
            <text:p>878.24638833632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0447.2087133389" calcext:value-type="float">
            <text:p>50447.2087133389</text:p>
          </table:table-cell>
          <table:table-cell office:value-type="float" office:value="45000" calcext:value-type="float">
            <text:p>45000</text:p>
          </table:table-cell>
          <table:table-cell office:value-type="float" office:value="-5447.20871333893" calcext:value-type="float">
            <text:p>-5447.20871333893</text:p>
          </table:table-cell>
          <table:table-cell table:number-columns-repeated="58"/>
        </table:table-row>
        <table:table-row table:style-name="ro1">
          <table:table-cell office:value-type="float" office:value="18.31" calcext:value-type="float">
            <text:p>18.3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9101.4330091685" calcext:value-type="float">
            <text:p>59101.4330091685</text:p>
          </table:table-cell>
          <table:table-cell office:value-type="float" office:value="61000" calcext:value-type="float">
            <text:p>61000</text:p>
          </table:table-cell>
          <table:table-cell office:value-type="float" office:value="1898.56699083152" calcext:value-type="float">
            <text:p>1898.56699083152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5050.6815402432" calcext:value-type="float">
            <text:p>55050.6815402432</text:p>
          </table:table-cell>
          <table:table-cell office:value-type="float" office:value="42000" calcext:value-type="float">
            <text:p>42000</text:p>
          </table:table-cell>
          <table:table-cell office:value-type="float" office:value="-13050.6815402432" calcext:value-type="float">
            <text:p>-13050.6815402432</text:p>
          </table:table-cell>
          <table:table-cell table:number-columns-repeated="58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8155.8161901256" calcext:value-type="float">
            <text:p>58155.8161901256</text:p>
          </table:table-cell>
          <table:table-cell office:value-type="float" office:value="57000" calcext:value-type="float">
            <text:p>57000</text:p>
          </table:table-cell>
          <table:table-cell office:value-type="float" office:value="-1155.81619012555" calcext:value-type="float">
            <text:p>-1155.81619012555</text:p>
          </table:table-cell>
          <table:table-cell table:number-columns-repeated="58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9750.5178106928" calcext:value-type="float">
            <text:p>49750.5178106928</text:p>
          </table:table-cell>
          <table:table-cell office:value-type="float" office:value="47000" calcext:value-type="float">
            <text:p>47000</text:p>
          </table:table-cell>
          <table:table-cell office:value-type="float" office:value="-2750.51781069276" calcext:value-type="float">
            <text:p>-2750.51781069276</text:p>
          </table:table-cell>
          <table:table-cell table:number-columns-repeated="58"/>
        </table:table-row>
        <table:table-row table:style-name="ro1">
          <table:table-cell office:value-type="float" office:value="18.01" calcext:value-type="float">
            <text:p>18.0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8786.5962241866" calcext:value-type="float">
            <text:p>58786.5962241866</text:p>
          </table:table-cell>
          <table:table-cell office:value-type="float" office:value="59000" calcext:value-type="float">
            <text:p>59000</text:p>
          </table:table-cell>
          <table:table-cell office:value-type="float" office:value="213.403775813422" calcext:value-type="float">
            <text:p>213.403775813422</text:p>
          </table:table-cell>
          <table:table-cell table:number-columns-repeated="58"/>
        </table:table-row>
        <table:table-row table:style-name="ro1">
          <table:table-cell office:value-type="float" office:value="20.03" calcext:value-type="float">
            <text:p>20.0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7166.0476474002" calcext:value-type="float">
            <text:p>57166.0476474002</text:p>
          </table:table-cell>
          <table:table-cell office:value-type="float" office:value="63000" calcext:value-type="float">
            <text:p>63000</text:p>
          </table:table-cell>
          <table:table-cell office:value-type="float" office:value="5833.95235259979" calcext:value-type="float">
            <text:p>5833.95235259979</text:p>
          </table:table-cell>
          <table:table-cell table:number-columns-repeated="58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7688.0717735417" calcext:value-type="float">
            <text:p>67688.0717735417</text:p>
          </table:table-cell>
          <table:table-cell office:value-type="float" office:value="64000" calcext:value-type="float">
            <text:p>64000</text:p>
          </table:table-cell>
          <table:table-cell office:value-type="float" office:value="-3688.07177354165" calcext:value-type="float">
            <text:p>-3688.07177354165</text:p>
          </table:table-cell>
          <table:table-cell table:number-columns-repeated="58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0342.8392192986" calcext:value-type="float">
            <text:p>60342.8392192986</text:p>
          </table:table-cell>
          <table:table-cell office:value-type="float" office:value="51000" calcext:value-type="float">
            <text:p>51000</text:p>
          </table:table-cell>
          <table:table-cell office:value-type="float" office:value="-9342.83921929864" calcext:value-type="float">
            <text:p>-9342.83921929864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2475.2597855192" calcext:value-type="float">
            <text:p>62475.2597855192</text:p>
          </table:table-cell>
          <table:table-cell office:value-type="float" office:value="63000" calcext:value-type="float">
            <text:p>63000</text:p>
          </table:table-cell>
          <table:table-cell office:value-type="float" office:value="524.740214480837" calcext:value-type="float">
            <text:p>524.740214480837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5545.6870109653" calcext:value-type="float">
            <text:p>55545.6870109653</text:p>
          </table:table-cell>
          <table:table-cell office:value-type="float" office:value="56000" calcext:value-type="float">
            <text:p>56000</text:p>
          </table:table-cell>
          <table:table-cell office:value-type="float" office:value="454.312989034719" calcext:value-type="float">
            <text:p>454.312989034719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0737.1819603727" calcext:value-type="float">
            <text:p>60737.1819603727</text:p>
          </table:table-cell>
          <table:table-cell office:value-type="float" office:value="59000" calcext:value-type="float">
            <text:p>59000</text:p>
          </table:table-cell>
          <table:table-cell office:value-type="float" office:value="-1737.18196037273" calcext:value-type="float">
            <text:p>-1737.18196037273</text:p>
          </table:table-cell>
          <table:table-cell table:number-columns-repeated="58"/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6678.6038627269" calcext:value-type="float">
            <text:p>56678.6038627269</text:p>
          </table:table-cell>
          <table:table-cell office:value-type="float" office:value="59000" calcext:value-type="float">
            <text:p>59000</text:p>
          </table:table-cell>
          <table:table-cell office:value-type="float" office:value="2321.39613727313" calcext:value-type="float">
            <text:p>2321.39613727313</text:p>
          </table:table-cell>
          <table:table-cell table:number-columns-repeated="58"/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8950.0907092858" calcext:value-type="float">
            <text:p>58950.0907092858</text:p>
          </table:table-cell>
          <table:table-cell office:value-type="float" office:value="61000" calcext:value-type="float">
            <text:p>61000</text:p>
          </table:table-cell>
          <table:table-cell office:value-type="float" office:value="2049.9092907142" calcext:value-type="float">
            <text:p>2049.9092907142</text:p>
          </table:table-cell>
          <table:table-cell table:number-columns-repeated="58"/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2331.0921401623" calcext:value-type="float">
            <text:p>52331.0921401623</text:p>
          </table:table-cell>
          <table:table-cell office:value-type="float" office:value="51000" calcext:value-type="float">
            <text:p>51000</text:p>
          </table:table-cell>
          <table:table-cell office:value-type="float" office:value="-1331.09214016228" calcext:value-type="float">
            <text:p>-1331.09214016228</text:p>
          </table:table-cell>
          <table:table-cell table:number-columns-repeated="58"/>
        </table:table-row>
        <table:table-row table:style-name="ro1">
          <table:table-cell office:value-type="float" office:value="27.74" calcext:value-type="float">
            <text:p>27.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3850.4031875305" calcext:value-type="float">
            <text:p>73850.4031875305</text:p>
          </table:table-cell>
          <table:table-cell office:value-type="float" office:value="66000" calcext:value-type="float">
            <text:p>66000</text:p>
          </table:table-cell>
          <table:table-cell office:value-type="float" office:value="-7850.40318753051" calcext:value-type="float">
            <text:p>-7850.40318753051</text:p>
          </table:table-cell>
          <table:table-cell table:number-columns-repeated="58"/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5232.3369485032" calcext:value-type="float">
            <text:p>55232.3369485032</text:p>
          </table:table-cell>
          <table:table-cell office:value-type="float" office:value="77000" calcext:value-type="float">
            <text:p>77000</text:p>
          </table:table-cell>
          <table:table-cell office:value-type="float" office:value="21767.6630514968" calcext:value-type="float">
            <text:p>21767.6630514968</text:p>
          </table:table-cell>
          <table:table-cell table:number-columns-repeated="58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3397.7910021989" calcext:value-type="float">
            <text:p>63397.7910021989</text:p>
          </table:table-cell>
          <table:table-cell office:value-type="float" office:value="65000" calcext:value-type="float">
            <text:p>65000</text:p>
          </table:table-cell>
          <table:table-cell office:value-type="float" office:value="1602.20899780115" calcext:value-type="float">
            <text:p>1602.20899780115</text:p>
          </table:table-cell>
          <table:table-cell table:number-columns-repeated="58"/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8924.4395955978" calcext:value-type="float">
            <text:p>58924.4395955978</text:p>
          </table:table-cell>
          <table:table-cell office:value-type="float" office:value="57000" calcext:value-type="float">
            <text:p>57000</text:p>
          </table:table-cell>
          <table:table-cell office:value-type="float" office:value="-1924.43959559776" calcext:value-type="float">
            <text:p>-1924.43959559776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3211.8206755811" calcext:value-type="float">
            <text:p>63211.8206755811</text:p>
          </table:table-cell>
          <table:table-cell office:value-type="float" office:value="59000" calcext:value-type="float">
            <text:p>59000</text:p>
          </table:table-cell>
          <table:table-cell office:value-type="float" office:value="-4211.82067558107" calcext:value-type="float">
            <text:p>-4211.82067558107</text:p>
          </table:table-cell>
          <table:table-cell table:number-columns-repeated="58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0350.2855895967" calcext:value-type="float">
            <text:p>60350.2855895967</text:p>
          </table:table-cell>
          <table:table-cell office:value-type="float" office:value="62000" calcext:value-type="float">
            <text:p>62000</text:p>
          </table:table-cell>
          <table:table-cell office:value-type="float" office:value="1649.71441040332" calcext:value-type="float">
            <text:p>1649.71441040332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7499.3209363528" calcext:value-type="float">
            <text:p>57499.3209363528</text:p>
          </table:table-cell>
          <table:table-cell office:value-type="float" office:value="53000" calcext:value-type="float">
            <text:p>53000</text:p>
          </table:table-cell>
          <table:table-cell office:value-type="float" office:value="-4499.3209363528" calcext:value-type="float">
            <text:p>-4499.3209363528</text:p>
          </table:table-cell>
          <table:table-cell table:number-columns-repeated="58"/>
        </table:table-row>
        <table:table-row table:style-name="ro1">
          <table:table-cell office:value-type="float" office:value="22.77" calcext:value-type="float">
            <text:p>22.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1943.1456812373" calcext:value-type="float">
            <text:p>71943.1456812373</text:p>
          </table:table-cell>
          <table:table-cell office:value-type="float" office:value="72000" calcext:value-type="float">
            <text:p>72000</text:p>
          </table:table-cell>
          <table:table-cell office:value-type="float" office:value="56.8543187627365" calcext:value-type="float">
            <text:p>56.8543187627365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8284.6196715453" calcext:value-type="float">
            <text:p>58284.6196715453</text:p>
          </table:table-cell>
          <table:table-cell office:value-type="float" office:value="63000" calcext:value-type="float">
            <text:p>63000</text:p>
          </table:table-cell>
          <table:table-cell office:value-type="float" office:value="4715.38032845473" calcext:value-type="float">
            <text:p>4715.38032845473</text:p>
          </table:table-cell>
          <table:table-cell table:number-columns-repeated="58"/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3920.7887268508" calcext:value-type="float">
            <text:p>63920.7887268508</text:p>
          </table:table-cell>
          <table:table-cell office:value-type="float" office:value="67000" calcext:value-type="float">
            <text:p>67000</text:p>
          </table:table-cell>
          <table:table-cell office:value-type="float" office:value="3079.21127314919" calcext:value-type="float">
            <text:p>3079.21127314919</text:p>
          </table:table-cell>
          <table:table-cell table:number-columns-repeated="58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119.4067033456" calcext:value-type="float">
            <text:p>58119.4067033456</text:p>
          </table:table-cell>
          <table:table-cell office:value-type="float" office:value="56000" calcext:value-type="float">
            <text:p>56000</text:p>
          </table:table-cell>
          <table:table-cell office:value-type="float" office:value="-2119.40670334557" calcext:value-type="float">
            <text:p>-2119.40670334557</text:p>
          </table:table-cell>
          <table:table-cell table:number-columns-repeated="58"/>
        </table:table-row>
        <table:table-row table:style-name="ro1">
          <table:table-cell office:value-type="float" office:value="14.51" calcext:value-type="float">
            <text:p>14.5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0982.4312478082" calcext:value-type="float">
            <text:p>50982.4312478082</text:p>
          </table:table-cell>
          <table:table-cell office:value-type="float" office:value="45000" calcext:value-type="float">
            <text:p>45000</text:p>
          </table:table-cell>
          <table:table-cell office:value-type="float" office:value="-5982.43124780816" calcext:value-type="float">
            <text:p>-5982.43124780816</text:p>
          </table:table-cell>
          <table:table-cell table:number-columns-repeated="58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5788.640895969" calcext:value-type="float">
            <text:p>65788.640895969</text:p>
          </table:table-cell>
          <table:table-cell office:value-type="float" office:value="61000" calcext:value-type="float">
            <text:p>61000</text:p>
          </table:table-cell>
          <table:table-cell office:value-type="float" office:value="-4788.64089596902" calcext:value-type="float">
            <text:p>-4788.64089596902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8608.4845793012" calcext:value-type="float">
            <text:p>58608.4845793012</text:p>
          </table:table-cell>
          <table:table-cell office:value-type="float" office:value="55000" calcext:value-type="float">
            <text:p>55000</text:p>
          </table:table-cell>
          <table:table-cell office:value-type="float" office:value="-3608.48457930124" calcext:value-type="float">
            <text:p>-3608.48457930124</text:p>
          </table:table-cell>
          <table:table-cell table:number-columns-repeated="58"/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6678.6038627269" calcext:value-type="float">
            <text:p>56678.6038627269</text:p>
          </table:table-cell>
          <table:table-cell office:value-type="float" office:value="59000" calcext:value-type="float">
            <text:p>59000</text:p>
          </table:table-cell>
          <table:table-cell office:value-type="float" office:value="2321.39613727313" calcext:value-type="float">
            <text:p>2321.39613727313</text:p>
          </table:table-cell>
          <table:table-cell table:number-columns-repeated="58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9733.9230077529" calcext:value-type="float">
            <text:p>59733.9230077529</text:p>
          </table:table-cell>
          <table:table-cell office:value-type="float" office:value="61000" calcext:value-type="float">
            <text:p>61000</text:p>
          </table:table-cell>
          <table:table-cell office:value-type="float" office:value="1266.07699224707" calcext:value-type="float">
            <text:p>1266.07699224707</text:p>
          </table:table-cell>
          <table:table-cell table:number-columns-repeated="58"/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5847.0733412443" calcext:value-type="float">
            <text:p>65847.0733412443</text:p>
          </table:table-cell>
          <table:table-cell office:value-type="float" office:value="69000" calcext:value-type="float">
            <text:p>69000</text:p>
          </table:table-cell>
          <table:table-cell office:value-type="float" office:value="3152.92665875574" calcext:value-type="float">
            <text:p>3152.92665875574</text:p>
          </table:table-cell>
          <table:table-cell table:number-columns-repeated="58"/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9108.5991451172" calcext:value-type="float">
            <text:p>49108.5991451172</text:p>
          </table:table-cell>
          <table:table-cell office:value-type="float" office:value="52000" calcext:value-type="float">
            <text:p>52000</text:p>
          </table:table-cell>
          <table:table-cell office:value-type="float" office:value="2891.40085488276" calcext:value-type="float">
            <text:p>2891.40085488276</text:p>
          </table:table-cell>
          <table:table-cell table:number-columns-repeated="58"/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2718.2523245309" calcext:value-type="float">
            <text:p>52718.2523245309</text:p>
          </table:table-cell>
          <table:table-cell office:value-type="float" office:value="56000" calcext:value-type="float">
            <text:p>56000</text:p>
          </table:table-cell>
          <table:table-cell office:value-type="float" office:value="3281.74767546911" calcext:value-type="float">
            <text:p>3281.74767546911</text:p>
          </table:table-cell>
          <table:table-cell table:number-columns-repeated="58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7669.0794544117" calcext:value-type="float">
            <text:p>57669.0794544117</text:p>
          </table:table-cell>
          <table:table-cell office:value-type="float" office:value="65000" calcext:value-type="float">
            <text:p>65000</text:p>
          </table:table-cell>
          <table:table-cell office:value-type="float" office:value="7330.92054558826" calcext:value-type="float">
            <text:p>7330.92054558826</text:p>
          </table:table-cell>
          <table:table-cell table:number-columns-repeated="58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7205.4412173578" calcext:value-type="float">
            <text:p>57205.4412173578</text:p>
          </table:table-cell>
          <table:table-cell office:value-type="float" office:value="59000" calcext:value-type="float">
            <text:p>59000</text:p>
          </table:table-cell>
          <table:table-cell office:value-type="float" office:value="1794.55878264215" calcext:value-type="float">
            <text:p>1794.55878264215</text:p>
          </table:table-cell>
          <table:table-cell table:number-columns-repeated="58"/>
        </table:table-row>
        <table:table-row table:style-name="ro1">
          <table:table-cell office:value-type="float" office:value="23.73" calcext:value-type="float">
            <text:p>23.7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8291.1030814709" calcext:value-type="float">
            <text:p>68291.1030814709</text:p>
          </table:table-cell>
          <table:table-cell office:value-type="float" office:value="64000" calcext:value-type="float">
            <text:p>64000</text:p>
          </table:table-cell>
          <table:table-cell office:value-type="float" office:value="-4291.10308147092" calcext:value-type="float">
            <text:p>-4291.10308147092</text:p>
          </table:table-cell>
          <table:table-cell table:number-columns-repeated="58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1346.0981719185" calcext:value-type="float">
            <text:p>61346.0981719185</text:p>
          </table:table-cell>
          <table:table-cell office:value-type="float" office:value="60000" calcext:value-type="float">
            <text:p>60000</text:p>
          </table:table-cell>
          <table:table-cell office:value-type="float" office:value="-1346.09817191845" calcext:value-type="float">
            <text:p>-1346.09817191845</text:p>
          </table:table-cell>
          <table:table-cell table:number-columns-repeated="58"/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9586.9991747614" calcext:value-type="float">
            <text:p>59586.9991747614</text:p>
          </table:table-cell>
          <table:table-cell office:value-type="float" office:value="58000" calcext:value-type="float">
            <text:p>58000</text:p>
          </table:table-cell>
          <table:table-cell office:value-type="float" office:value="-1586.99917476138" calcext:value-type="float">
            <text:p>-1586.99917476138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9467.8010461487" calcext:value-type="float">
            <text:p>69467.8010461487</text:p>
          </table:table-cell>
          <table:table-cell office:value-type="float" office:value="59000" calcext:value-type="float">
            <text:p>59000</text:p>
          </table:table-cell>
          <table:table-cell office:value-type="float" office:value="-10467.8010461487" calcext:value-type="float">
            <text:p>-10467.8010461487</text:p>
          </table:table-cell>
          <table:table-cell table:number-columns-repeated="58"/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7741.6025613673" calcext:value-type="float">
            <text:p>57741.6025613673</text:p>
          </table:table-cell>
          <table:table-cell office:value-type="float" office:value="65000" calcext:value-type="float">
            <text:p>65000</text:p>
          </table:table-cell>
          <table:table-cell office:value-type="float" office:value="7258.39743863271" calcext:value-type="float">
            <text:p>7258.39743863271</text:p>
          </table:table-cell>
          <table:table-cell table:number-columns-repeated="58"/>
        </table:table-row>
        <table:table-row table:style-name="ro1">
          <table:table-cell office:value-type="float" office:value="30.22" calcext:value-type="float">
            <text:p>30.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8410.6107614863" calcext:value-type="float">
            <text:p>78410.6107614863</text:p>
          </table:table-cell>
          <table:table-cell office:value-type="float" office:value="82000" calcext:value-type="float">
            <text:p>82000</text:p>
          </table:table-cell>
          <table:table-cell office:value-type="float" office:value="3589.38923851372" calcext:value-type="float">
            <text:p>3589.38923851372</text:p>
          </table:table-cell>
          <table:table-cell table:number-columns-repeated="58"/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6595.6385350782" calcext:value-type="float">
            <text:p>56595.6385350782</text:p>
          </table:table-cell>
          <table:table-cell office:value-type="float" office:value="60000" calcext:value-type="float">
            <text:p>60000</text:p>
          </table:table-cell>
          <table:table-cell office:value-type="float" office:value="3404.36146492179" calcext:value-type="float">
            <text:p>3404.36146492179</text:p>
          </table:table-cell>
          <table:table-cell table:number-columns-repeated="58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1375.2445752125" calcext:value-type="float">
            <text:p>51375.2445752125</text:p>
          </table:table-cell>
          <table:table-cell office:value-type="float" office:value="50000" calcext:value-type="float">
            <text:p>50000</text:p>
          </table:table-cell>
          <table:table-cell office:value-type="float" office:value="-1375.24457521252" calcext:value-type="float">
            <text:p>-1375.24457521252</text:p>
          </table:table-cell>
          <table:table-cell table:number-columns-repeated="58"/>
        </table:table-row>
        <table:table-row table:style-name="ro1">
          <table:table-cell office:value-type="float" office:value="21.87" calcext:value-type="float">
            <text:p>21.8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8922.3825547429" calcext:value-type="float">
            <text:p>58922.3825547429</text:p>
          </table:table-cell>
          <table:table-cell office:value-type="float" office:value="55000" calcext:value-type="float">
            <text:p>55000</text:p>
          </table:table-cell>
          <table:table-cell office:value-type="float" office:value="-3922.38255474292" calcext:value-type="float">
            <text:p>-3922.38255474292</text:p>
          </table:table-cell>
          <table:table-cell table:number-columns-repeated="58"/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8250.2031195964" calcext:value-type="float">
            <text:p>58250.2031195964</text:p>
          </table:table-cell>
          <table:table-cell office:value-type="float" office:value="60000" calcext:value-type="float">
            <text:p>60000</text:p>
          </table:table-cell>
          <table:table-cell office:value-type="float" office:value="1749.79688040358" calcext:value-type="float">
            <text:p>1749.79688040358</text:p>
          </table:table-cell>
          <table:table-cell table:number-columns-repeated="58"/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5890.8369043245" calcext:value-type="float">
            <text:p>55890.8369043245</text:p>
          </table:table-cell>
          <table:table-cell office:value-type="float" office:value="49000" calcext:value-type="float">
            <text:p>49000</text:p>
          </table:table-cell>
          <table:table-cell office:value-type="float" office:value="-6890.83690432445" calcext:value-type="float">
            <text:p>-6890.83690432445</text:p>
          </table:table-cell>
          <table:table-cell table:number-columns-repeated="58"/>
        </table:table-row>
        <table:table-row table:style-name="ro1">
          <table:table-cell office:value-type="float" office:value="23.14" calcext:value-type="float">
            <text:p>23.1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8197.3550577939" calcext:value-type="float">
            <text:p>48197.3550577939</text:p>
          </table:table-cell>
          <table:table-cell office:value-type="float" office:value="52000" calcext:value-type="float">
            <text:p>52000</text:p>
          </table:table-cell>
          <table:table-cell office:value-type="float" office:value="3802.6449422061" calcext:value-type="float">
            <text:p>3802.6449422061</text:p>
          </table:table-cell>
          <table:table-cell table:number-columns-repeated="58"/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2191.1832093192" calcext:value-type="float">
            <text:p>52191.1832093192</text:p>
          </table:table-cell>
          <table:table-cell office:value-type="float" office:value="53000" calcext:value-type="float">
            <text:p>53000</text:p>
          </table:table-cell>
          <table:table-cell office:value-type="float" office:value="808.816790680787" calcext:value-type="float">
            <text:p>808.816790680787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9643.0477886448" calcext:value-type="float">
            <text:p>59643.0477886448</text:p>
          </table:table-cell>
          <table:table-cell office:value-type="float" office:value="53000" calcext:value-type="float">
            <text:p>53000</text:p>
          </table:table-cell>
          <table:table-cell office:value-type="float" office:value="-6643.04778864483" calcext:value-type="float">
            <text:p>-6643.04778864483</text:p>
          </table:table-cell>
          <table:table-cell table:number-columns-repeated="58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5600.7124234904" calcext:value-type="float">
            <text:p>55600.7124234904</text:p>
          </table:table-cell>
          <table:table-cell office:value-type="float" office:value="55000" calcext:value-type="float">
            <text:p>55000</text:p>
          </table:table-cell>
          <table:table-cell office:value-type="float" office:value="-600.712423490368" calcext:value-type="float">
            <text:p>-600.712423490368</text:p>
          </table:table-cell>
          <table:table-cell table:number-columns-repeated="58"/>
        </table:table-row>
        <table:table-row table:style-name="ro1">
          <table:table-cell office:value-type="float" office:value="25.31" calcext:value-type="float">
            <text:p>25.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4664.7318811871" calcext:value-type="float">
            <text:p>64664.7318811871</text:p>
          </table:table-cell>
          <table:table-cell office:value-type="float" office:value="68000" calcext:value-type="float">
            <text:p>68000</text:p>
          </table:table-cell>
          <table:table-cell office:value-type="float" office:value="3335.26811881295" calcext:value-type="float">
            <text:p>3335.26811881295</text:p>
          </table:table-cell>
          <table:table-cell table:number-columns-repeated="58"/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6751.8863574482" calcext:value-type="float">
            <text:p>56751.8863574482</text:p>
          </table:table-cell>
          <table:table-cell office:value-type="float" office:value="50000" calcext:value-type="float">
            <text:p>50000</text:p>
          </table:table-cell>
          <table:table-cell office:value-type="float" office:value="-6751.88635744824" calcext:value-type="float">
            <text:p>-6751.88635744824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9062.3353058153" calcext:value-type="float">
            <text:p>59062.3353058153</text:p>
          </table:table-cell>
          <table:table-cell office:value-type="float" office:value="48000" calcext:value-type="float">
            <text:p>48000</text:p>
          </table:table-cell>
          <table:table-cell office:value-type="float" office:value="-11062.3353058153" calcext:value-type="float">
            <text:p>-11062.3353058153</text:p>
          </table:table-cell>
          <table:table-cell table:number-columns-repeated="58"/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2417.1377100241" calcext:value-type="float">
            <text:p>52417.1377100241</text:p>
          </table:table-cell>
          <table:table-cell office:value-type="float" office:value="49000" calcext:value-type="float">
            <text:p>49000</text:p>
          </table:table-cell>
          <table:table-cell office:value-type="float" office:value="-3417.13771002414" calcext:value-type="float">
            <text:p>-3417.137710024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400.8426387265" calcext:value-type="float">
            <text:p>52400.8426387265</text:p>
          </table:table-cell>
          <table:table-cell office:value-type="float" office:value="50000" calcext:value-type="float">
            <text:p>50000</text:p>
          </table:table-cell>
          <table:table-cell office:value-type="float" office:value="-2400.84263872645" calcext:value-type="float">
            <text:p>-2400.84263872645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4868.4343987744" calcext:value-type="float">
            <text:p>54868.4343987744</text:p>
          </table:table-cell>
          <table:table-cell office:value-type="float" office:value="51000" calcext:value-type="float">
            <text:p>51000</text:p>
          </table:table-cell>
          <table:table-cell office:value-type="float" office:value="-3868.43439877444" calcext:value-type="float">
            <text:p>-3868.43439877444</text:p>
          </table:table-cell>
          <table:table-cell table:number-columns-repeated="58"/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8189.1133816805" calcext:value-type="float">
            <text:p>58189.1133816805</text:p>
          </table:table-cell>
          <table:table-cell office:value-type="float" office:value="52000" calcext:value-type="float">
            <text:p>52000</text:p>
          </table:table-cell>
          <table:table-cell office:value-type="float" office:value="-6189.11338168048" calcext:value-type="float">
            <text:p>-6189.11338168048</text:p>
          </table:table-cell>
          <table:table-cell table:number-columns-repeated="58"/>
        </table:table-row>
        <table:table-row table:style-name="ro1">
          <table:table-cell office:value-type="float" office:value="28.06" calcext:value-type="float">
            <text:p>28.0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4536.276605178" calcext:value-type="float">
            <text:p>64536.276605178</text:p>
          </table:table-cell>
          <table:table-cell office:value-type="float" office:value="72000" calcext:value-type="float">
            <text:p>72000</text:p>
          </table:table-cell>
          <table:table-cell office:value-type="float" office:value="7463.72339482196" calcext:value-type="float">
            <text:p>7463.72339482196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7067.8093207329" calcext:value-type="float">
            <text:p>57067.8093207329</text:p>
          </table:table-cell>
          <table:table-cell office:value-type="float" office:value="58000" calcext:value-type="float">
            <text:p>58000</text:p>
          </table:table-cell>
          <table:table-cell office:value-type="float" office:value="932.190679267085" calcext:value-type="float">
            <text:p>932.190679267085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1552.2661767574" calcext:value-type="float">
            <text:p>61552.2661767574</text:p>
          </table:table-cell>
          <table:table-cell office:value-type="float" office:value="66000" calcext:value-type="float">
            <text:p>66000</text:p>
          </table:table-cell>
          <table:table-cell office:value-type="float" office:value="4447.73382324264" calcext:value-type="float">
            <text:p>4447.73382324264</text:p>
          </table:table-cell>
          <table:table-cell table:number-columns-repeated="5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121.7536116637" calcext:value-type="float">
            <text:p>71121.7536116637</text:p>
          </table:table-cell>
          <table:table-cell office:value-type="float" office:value="72000" calcext:value-type="float">
            <text:p>72000</text:p>
          </table:table-cell>
          <table:table-cell office:value-type="float" office:value="878.246388336324" calcext:value-type="float">
            <text:p>878.246388336324</text:p>
          </table:table-cell>
          <table:table-cell table:number-columns-repeated="58"/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9617.1046733901" calcext:value-type="float">
            <text:p>49617.1046733901</text:p>
          </table:table-cell>
          <table:table-cell office:value-type="float" office:value="55000" calcext:value-type="float">
            <text:p>55000</text:p>
          </table:table-cell>
          <table:table-cell office:value-type="float" office:value="5382.89532660989" calcext:value-type="float">
            <text:p>5382.89532660989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1031.2613869365" calcext:value-type="float">
            <text:p>61031.2613869365</text:p>
          </table:table-cell>
          <table:table-cell office:value-type="float" office:value="60000" calcext:value-type="float">
            <text:p>60000</text:p>
          </table:table-cell>
          <table:table-cell office:value-type="float" office:value="-1031.26138693655" calcext:value-type="float">
            <text:p>-1031.26138693655</text:p>
          </table:table-cell>
          <table:table-cell table:number-columns-repeated="58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3852.6638009919" calcext:value-type="float">
            <text:p>63852.6638009919</text:p>
          </table:table-cell>
          <table:table-cell office:value-type="float" office:value="61000" calcext:value-type="float">
            <text:p>61000</text:p>
          </table:table-cell>
          <table:table-cell office:value-type="float" office:value="-2852.66380099193" calcext:value-type="float">
            <text:p>-2852.66380099193</text:p>
          </table:table-cell>
          <table:table-cell table:number-columns-repeated="58"/>
        </table:table-row>
        <table:table-row table:style-name="ro1">
          <table:table-cell office:value-type="float" office:value="23.21" calcext:value-type="float">
            <text:p>23.2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3536.912357302" calcext:value-type="float">
            <text:p>53536.912357302</text:p>
          </table:table-cell>
          <table:table-cell office:value-type="float" office:value="46000" calcext:value-type="float">
            <text:p>46000</text:p>
          </table:table-cell>
          <table:table-cell office:value-type="float" office:value="-7536.91235730198" calcext:value-type="float">
            <text:p>-7536.91235730198</text:p>
          </table:table-cell>
          <table:table-cell table:number-columns-repeated="58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0829.5759550125" calcext:value-type="float">
            <text:p>60829.5759550125</text:p>
          </table:table-cell>
          <table:table-cell office:value-type="float" office:value="61000" calcext:value-type="float">
            <text:p>61000</text:p>
          </table:table-cell>
          <table:table-cell office:value-type="float" office:value="170.424044987536" calcext:value-type="float">
            <text:p>170.424044987536</text:p>
          </table:table-cell>
          <table:table-cell table:number-columns-repeated="58"/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52340.9234709314" calcext:value-type="float">
            <text:p>52340.9234709314</text:p>
          </table:table-cell>
          <table:table-cell office:value-type="float" office:value="49000" calcext:value-type="float">
            <text:p>49000</text:p>
          </table:table-cell>
          <table:table-cell office:value-type="float" office:value="-3340.92347093142" calcext:value-type="float">
            <text:p>-3340.92347093142</text:p>
          </table:table-cell>
          <table:table-cell table:number-columns-repeated="58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7427.7007208879" calcext:value-type="float">
            <text:p>67427.7007208879</text:p>
          </table:table-cell>
          <table:table-cell office:value-type="float" office:value="72000" calcext:value-type="float">
            <text:p>72000</text:p>
          </table:table-cell>
          <table:table-cell office:value-type="float" office:value="4572.29927911211" calcext:value-type="float">
            <text:p>4572.29927911211</text:p>
          </table:table-cell>
          <table:table-cell table:number-columns-repeated="5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572.0808605975" calcext:value-type="float">
            <text:p>71572.0808605975</text:p>
          </table:table-cell>
          <table:table-cell office:value-type="float" office:value="72000" calcext:value-type="float">
            <text:p>72000</text:p>
          </table:table-cell>
          <table:table-cell office:value-type="float" office:value="427.919139402482" calcext:value-type="float">
            <text:p>427.919139402482</text:p>
          </table:table-cell>
          <table:table-cell table:number-columns-repeated="58"/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4260.9846239541" calcext:value-type="float">
            <text:p>54260.9846239541</text:p>
          </table:table-cell>
          <table:table-cell office:value-type="float" office:value="57000" calcext:value-type="float">
            <text:p>57000</text:p>
          </table:table-cell>
          <table:table-cell office:value-type="float" office:value="2739.01537604594" calcext:value-type="float">
            <text:p>2739.01537604594</text:p>
          </table:table-cell>
          <table:table-cell table:number-columns-repeated="58"/>
        </table:table-row>
        <table:table-row table:style-name="ro1">
          <table:table-cell office:value-type="float" office:value="21.79" calcext:value-type="float">
            <text:p>21.7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1361.9859258988" calcext:value-type="float">
            <text:p>51361.9859258988</text:p>
          </table:table-cell>
          <table:table-cell office:value-type="float" office:value="62500" calcext:value-type="float">
            <text:p>62500</text:p>
          </table:table-cell>
          <table:table-cell office:value-type="float" office:value="11138.0140741012" calcext:value-type="float">
            <text:p>11138.0140741012</text:p>
          </table:table-cell>
          <table:table-cell table:number-columns-repeated="58"/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2073.4824413644" calcext:value-type="float">
            <text:p>62073.4824413644</text:p>
          </table:table-cell>
          <table:table-cell office:value-type="float" office:value="61000" calcext:value-type="float">
            <text:p>61000</text:p>
          </table:table-cell>
          <table:table-cell office:value-type="float" office:value="-1073.48244136444" calcext:value-type="float">
            <text:p>-1073.48244136444</text:p>
          </table:table-cell>
          <table:table-cell table:number-columns-repeated="58"/>
        </table:table-row>
        <table:table-row table:style-name="ro1">
          <table:table-cell office:value-type="float" office:value="22.98" calcext:value-type="float">
            <text:p>22.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8560.9134392539" calcext:value-type="float">
            <text:p>68560.9134392539</text:p>
          </table:table-cell>
          <table:table-cell office:value-type="float" office:value="65000" calcext:value-type="float">
            <text:p>65000</text:p>
          </table:table-cell>
          <table:table-cell office:value-type="float" office:value="-3560.91343925387" calcext:value-type="float">
            <text:p>-3560.91343925387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8905.9041966331" calcext:value-type="float">
            <text:p>68905.9041966331</text:p>
          </table:table-cell>
          <table:table-cell office:value-type="float" office:value="70000" calcext:value-type="float">
            <text:p>70000</text:p>
          </table:table-cell>
          <table:table-cell office:value-type="float" office:value="1094.09580336692" calcext:value-type="float">
            <text:p>1094.09580336692</text:p>
          </table:table-cell>
          <table:table-cell table:number-columns-repeated="58"/>
        </table:table-row>
        <table:table-row table:style-name="ro1">
          <table:table-cell office:value-type="float" office:value="30.22" calcext:value-type="float">
            <text:p>30.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8410.6107614863" calcext:value-type="float">
            <text:p>78410.6107614863</text:p>
          </table:table-cell>
          <table:table-cell office:value-type="float" office:value="86000" calcext:value-type="float">
            <text:p>86000</text:p>
          </table:table-cell>
          <table:table-cell office:value-type="float" office:value="7589.38923851372" calcext:value-type="float">
            <text:p>7589.38923851372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1548.3432840395" calcext:value-type="float">
            <text:p>61548.3432840395</text:p>
          </table:table-cell>
          <table:table-cell office:value-type="float" office:value="52000" calcext:value-type="float">
            <text:p>52000</text:p>
          </table:table-cell>
          <table:table-cell office:value-type="float" office:value="-9548.3432840395" calcext:value-type="float">
            <text:p>-9548.3432840395</text:p>
          </table:table-cell>
          <table:table-cell table:number-columns-repeated="58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5089.2954366406" calcext:value-type="float">
            <text:p>55089.2954366406</text:p>
          </table:table-cell>
          <table:table-cell office:value-type="float" office:value="58000" calcext:value-type="float">
            <text:p>58000</text:p>
          </table:table-cell>
          <table:table-cell office:value-type="float" office:value="2910.70456335942" calcext:value-type="float">
            <text:p>2910.70456335942</text:p>
          </table:table-cell>
          <table:table-cell table:number-columns-repeated="58"/>
        </table:table-row>
        <table:table-row table:style-name="ro1">
          <table:table-cell office:value-type="float" office:value="28.09" calcext:value-type="float">
            <text:p>28.0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1106.713502305" calcext:value-type="float">
            <text:p>71106.713502305</text:p>
          </table:table-cell>
          <table:table-cell office:value-type="float" office:value="70000" calcext:value-type="float">
            <text:p>70000</text:p>
          </table:table-cell>
          <table:table-cell office:value-type="float" office:value="-1106.71350230504" calcext:value-type="float">
            <text:p>-1106.71350230504</text:p>
          </table:table-cell>
          <table:table-cell table:number-columns-repeated="58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5404.1322216225" calcext:value-type="float">
            <text:p>55404.1322216225</text:p>
          </table:table-cell>
          <table:table-cell office:value-type="float" office:value="60000" calcext:value-type="float">
            <text:p>60000</text:p>
          </table:table-cell>
          <table:table-cell office:value-type="float" office:value="4595.86777837752" calcext:value-type="float">
            <text:p>4595.86777837752</text:p>
          </table:table-cell>
          <table:table-cell table:number-columns-repeated="5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572.0808605975" calcext:value-type="float">
            <text:p>71572.0808605975</text:p>
          </table:table-cell>
          <table:table-cell office:value-type="float" office:value="72000" calcext:value-type="float">
            <text:p>72000</text:p>
          </table:table-cell>
          <table:table-cell office:value-type="float" office:value="427.919139402482" calcext:value-type="float">
            <text:p>427.919139402482</text:p>
          </table:table-cell>
          <table:table-cell table:number-columns-repeated="58"/>
        </table:table-row>
        <table:table-row table:style-name="ro1">
          <table:table-cell office:value-type="float" office:value="19.83" calcext:value-type="float">
            <text:p>19.8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8913.7132755177" calcext:value-type="float">
            <text:p>58913.7132755177</text:p>
          </table:table-cell>
          <table:table-cell office:value-type="float" office:value="55000" calcext:value-type="float">
            <text:p>55000</text:p>
          </table:table-cell>
          <table:table-cell office:value-type="float" office:value="-3913.71327551766" calcext:value-type="float">
            <text:p>-3913.71327551766</text:p>
          </table:table-cell>
          <table:table-cell table:number-columns-repeated="58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4778.1818368077" calcext:value-type="float">
            <text:p>54778.1818368077</text:p>
          </table:table-cell>
          <table:table-cell office:value-type="float" office:value="50000" calcext:value-type="float">
            <text:p>50000</text:p>
          </table:table-cell>
          <table:table-cell office:value-type="float" office:value="-4778.1818368077" calcext:value-type="float">
            <text:p>-4778.1818368077</text:p>
          </table:table-cell>
          <table:table-cell table:number-columns-repeated="58"/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722.2540130949" calcext:value-type="float">
            <text:p>69722.2540130949</text:p>
          </table:table-cell>
          <table:table-cell office:value-type="float" office:value="69000" calcext:value-type="float">
            <text:p>69000</text:p>
          </table:table-cell>
          <table:table-cell office:value-type="float" office:value="-722.254013094891" calcext:value-type="float">
            <text:p>-722.254013094891</text:p>
          </table:table-cell>
          <table:table-cell table:number-columns-repeated="58"/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4437.7424119063" calcext:value-type="float">
            <text:p>64437.7424119063</text:p>
          </table:table-cell>
          <table:table-cell office:value-type="float" office:value="67000" calcext:value-type="float">
            <text:p>67000</text:p>
          </table:table-cell>
          <table:table-cell office:value-type="float" office:value="2562.25758809366" calcext:value-type="float">
            <text:p>2562.25758809366</text:p>
          </table:table-cell>
          <table:table-cell table:number-columns-repeated="58"/>
        </table:table-row>
        <table:table-row table:style-name="ro1">
          <table:table-cell office:value-type="float" office:value="19.83" calcext:value-type="float">
            <text:p>19.8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6937.740239236" calcext:value-type="float">
            <text:p>56937.740239236</text:p>
          </table:table-cell>
          <table:table-cell office:value-type="float" office:value="67000" calcext:value-type="float">
            <text:p>67000</text:p>
          </table:table-cell>
          <table:table-cell office:value-type="float" office:value="10062.259760764" calcext:value-type="float">
            <text:p>10062.259760764</text:p>
          </table:table-cell>
          <table:table-cell table:number-columns-repeated="58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3932.369464653" calcext:value-type="float">
            <text:p>63932.369464653</text:p>
          </table:table-cell>
          <table:table-cell office:value-type="float" office:value="74000" calcext:value-type="float">
            <text:p>74000</text:p>
          </table:table-cell>
          <table:table-cell office:value-type="float" office:value="10067.630535347" calcext:value-type="float">
            <text:p>10067.630535347</text:p>
          </table:table-cell>
          <table:table-cell table:number-columns-repeated="5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121.7536116637" calcext:value-type="float">
            <text:p>71121.7536116637</text:p>
          </table:table-cell>
          <table:table-cell office:value-type="float" office:value="72000" calcext:value-type="float">
            <text:p>72000</text:p>
          </table:table-cell>
          <table:table-cell office:value-type="float" office:value="878.246388336324" calcext:value-type="float">
            <text:p>878.246388336324</text:p>
          </table:table-cell>
          <table:table-cell table:number-columns-repeated="5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121.7536116637" calcext:value-type="float">
            <text:p>71121.7536116637</text:p>
          </table:table-cell>
          <table:table-cell office:value-type="float" office:value="67000" calcext:value-type="float">
            <text:p>67000</text:p>
          </table:table-cell>
          <table:table-cell office:value-type="float" office:value="-4121.75361166368" calcext:value-type="float">
            <text:p>-4121.75361166368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1273.0794907896" calcext:value-type="float">
            <text:p>61273.0794907896</text:p>
          </table:table-cell>
          <table:table-cell office:value-type="float" office:value="60000" calcext:value-type="float">
            <text:p>60000</text:p>
          </table:table-cell>
          <table:table-cell office:value-type="float" office:value="-1273.07949078963" calcext:value-type="float">
            <text:p>-1273.07949078963</text:p>
          </table:table-cell>
          <table:table-cell table:number-columns-repeated="58"/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2322.3036801486" calcext:value-type="float">
            <text:p>62322.3036801486</text:p>
          </table:table-cell>
          <table:table-cell office:value-type="float" office:value="62000" calcext:value-type="float">
            <text:p>62000</text:p>
          </table:table-cell>
          <table:table-cell office:value-type="float" office:value="-322.303680148601" calcext:value-type="float">
            <text:p>-322.303680148601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2638.5080068618" calcext:value-type="float">
            <text:p>72638.5080068618</text:p>
          </table:table-cell>
          <table:table-cell office:value-type="float" office:value="67000" calcext:value-type="float">
            <text:p>67000</text:p>
          </table:table-cell>
          <table:table-cell office:value-type="float" office:value="-5638.50800686184" calcext:value-type="float">
            <text:p>-5638.50800686184</text:p>
          </table:table-cell>
          <table:table-cell table:number-columns-repeated="58"/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0144.3329245818" calcext:value-type="float">
            <text:p>50144.3329245818</text:p>
          </table:table-cell>
          <table:table-cell office:value-type="float" office:value="50000" calcext:value-type="float">
            <text:p>50000</text:p>
          </table:table-cell>
          <table:table-cell office:value-type="float" office:value="-144.332924581751" calcext:value-type="float">
            <text:p>-144.332924581751</text:p>
          </table:table-cell>
          <table:table-cell table:number-columns-repeated="58"/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2005.0373259647" calcext:value-type="float">
            <text:p>42005.0373259647</text:p>
          </table:table-cell>
          <table:table-cell office:value-type="float" office:value="36500" calcext:value-type="float">
            <text:p>36500</text:p>
          </table:table-cell>
          <table:table-cell office:value-type="float" office:value="-5505.03732596475" calcext:value-type="float">
            <text:p>-5505.03732596475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1901.9936729876" calcext:value-type="float">
            <text:p>61901.9936729876</text:p>
          </table:table-cell>
          <table:table-cell office:value-type="float" office:value="60000" calcext:value-type="float">
            <text:p>60000</text:p>
          </table:table-cell>
          <table:table-cell office:value-type="float" office:value="-1901.99367298762" calcext:value-type="float">
            <text:p>-1901.99367298762</text:p>
          </table:table-cell>
          <table:table-cell table:number-columns-repeated="58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6638.615823602" calcext:value-type="float">
            <text:p>66638.615823602</text:p>
          </table:table-cell>
          <table:table-cell office:value-type="float" office:value="66000" calcext:value-type="float">
            <text:p>66000</text:p>
          </table:table-cell>
          <table:table-cell office:value-type="float" office:value="-638.615823601984" calcext:value-type="float">
            <text:p>-638.615823601984</text:p>
          </table:table-cell>
          <table:table-cell table:number-columns-repeated="58"/>
        </table:table-row>
        <table:table-row table:style-name="ro1">
          <table:table-cell office:value-type="float" office:value="21.47" calcext:value-type="float">
            <text:p>21.4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2376.4223361453" calcext:value-type="float">
            <text:p>62376.4223361453</text:p>
          </table:table-cell>
          <table:table-cell office:value-type="float" office:value="64000" calcext:value-type="float">
            <text:p>64000</text:p>
          </table:table-cell>
          <table:table-cell office:value-type="float" office:value="1623.57766385469" calcext:value-type="float">
            <text:p>1623.57766385469</text:p>
          </table:table-cell>
          <table:table-cell table:number-columns-repeated="58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1375.2445752125" calcext:value-type="float">
            <text:p>51375.2445752125</text:p>
          </table:table-cell>
          <table:table-cell office:value-type="float" office:value="52000" calcext:value-type="float">
            <text:p>52000</text:p>
          </table:table-cell>
          <table:table-cell office:value-type="float" office:value="624.75542478748" calcext:value-type="float">
            <text:p>624.75542478748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1031.2613869365" calcext:value-type="float">
            <text:p>61031.2613869365</text:p>
          </table:table-cell>
          <table:table-cell office:value-type="float" office:value="54000" calcext:value-type="float">
            <text:p>54000</text:p>
          </table:table-cell>
          <table:table-cell office:value-type="float" office:value="-7031.26138693655" calcext:value-type="float">
            <text:p>-7031.26138693655</text:p>
          </table:table-cell>
          <table:table-cell table:number-columns-repeated="58"/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588.5196666849" calcext:value-type="float">
            <text:p>55588.5196666849</text:p>
          </table:table-cell>
          <table:table-cell office:value-type="float" office:value="50000" calcext:value-type="float">
            <text:p>50000</text:p>
          </table:table-cell>
          <table:table-cell office:value-type="float" office:value="-5588.51966668494" calcext:value-type="float">
            <text:p>-5588.51966668494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1031.2613869365" calcext:value-type="float">
            <text:p>61031.2613869365</text:p>
          </table:table-cell>
          <table:table-cell office:value-type="float" office:value="60000" calcext:value-type="float">
            <text:p>60000</text:p>
          </table:table-cell>
          <table:table-cell office:value-type="float" office:value="-1031.26138693655" calcext:value-type="float">
            <text:p>-1031.26138693655</text:p>
          </table:table-cell>
          <table:table-cell table:number-columns-repeated="58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8966.4178335953" calcext:value-type="float">
            <text:p>58966.4178335953</text:p>
          </table:table-cell>
          <table:table-cell office:value-type="float" office:value="58000" calcext:value-type="float">
            <text:p>58000</text:p>
          </table:table-cell>
          <table:table-cell office:value-type="float" office:value="-966.417833595347" calcext:value-type="float">
            <text:p>-966.417833595347</text:p>
          </table:table-cell>
          <table:table-cell table:number-columns-repeated="58"/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9617.1046733901" calcext:value-type="float">
            <text:p>49617.1046733901</text:p>
          </table:table-cell>
          <table:table-cell office:value-type="float" office:value="56000" calcext:value-type="float">
            <text:p>56000</text:p>
          </table:table-cell>
          <table:table-cell office:value-type="float" office:value="6382.89532660989" calcext:value-type="float">
            <text:p>6382.89532660989</text:p>
          </table:table-cell>
          <table:table-cell table:number-columns-repeated="58"/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6814.5578478402" calcext:value-type="float">
            <text:p>56814.5578478402</text:p>
          </table:table-cell>
          <table:table-cell office:value-type="float" office:value="62000" calcext:value-type="float">
            <text:p>62000</text:p>
          </table:table-cell>
          <table:table-cell office:value-type="float" office:value="5185.44215215979" calcext:value-type="float">
            <text:p>5185.44215215979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5545.6870109653" calcext:value-type="float">
            <text:p>55545.6870109653</text:p>
          </table:table-cell>
          <table:table-cell office:value-type="float" office:value="60000" calcext:value-type="float">
            <text:p>60000</text:p>
          </table:table-cell>
          <table:table-cell office:value-type="float" office:value="4454.31298903472" calcext:value-type="float">
            <text:p>4454.31298903472</text:p>
          </table:table-cell>
          <table:table-cell table:number-columns-repeated="58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8367.4888401584" calcext:value-type="float">
            <text:p>58367.4888401584</text:p>
          </table:table-cell>
          <table:table-cell office:value-type="float" office:value="64000" calcext:value-type="float">
            <text:p>64000</text:p>
          </table:table-cell>
          <table:table-cell office:value-type="float" office:value="5632.51115984163" calcext:value-type="float">
            <text:p>5632.51115984163</text:p>
          </table:table-cell>
          <table:table-cell table:number-columns-repeated="58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184.6532286635" calcext:value-type="float">
            <text:p>55184.6532286635</text:p>
          </table:table-cell>
          <table:table-cell office:value-type="float" office:value="51000" calcext:value-type="float">
            <text:p>51000</text:p>
          </table:table-cell>
          <table:table-cell office:value-type="float" office:value="-4184.65322866352" calcext:value-type="float">
            <text:p>-4184.65322866352</text:p>
          </table:table-cell>
          <table:table-cell table:number-columns-repeated="58"/>
        </table:table-row>
        <table:table-row table:style-name="ro1">
          <table:table-cell office:value-type="float" office:value="18.01" calcext:value-type="float">
            <text:p>18.0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6378.7121571473" calcext:value-type="float">
            <text:p>56378.7121571473</text:p>
          </table:table-cell>
          <table:table-cell office:value-type="float" office:value="60000" calcext:value-type="float">
            <text:p>60000</text:p>
          </table:table-cell>
          <table:table-cell office:value-type="float" office:value="3621.28784285265" calcext:value-type="float">
            <text:p>3621.28784285265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5894.9685358702" calcext:value-type="float">
            <text:p>65894.9685358702</text:p>
          </table:table-cell>
          <table:table-cell office:value-type="float" office:value="72000" calcext:value-type="float">
            <text:p>72000</text:p>
          </table:table-cell>
          <table:table-cell office:value-type="float" office:value="6105.03146412985" calcext:value-type="float">
            <text:p>6105.03146412985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7261.4257252176" calcext:value-type="float">
            <text:p>57261.4257252176</text:p>
          </table:table-cell>
          <table:table-cell office:value-type="float" office:value="51000" calcext:value-type="float">
            <text:p>51000</text:p>
          </table:table-cell>
          <table:table-cell office:value-type="float" office:value="-6261.42572521759" calcext:value-type="float">
            <text:p>-6261.42572521759</text:p>
          </table:table-cell>
          <table:table-cell table:number-columns-repeated="58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8381.1762216633" calcext:value-type="float">
            <text:p>68381.1762216633</text:p>
          </table:table-cell>
          <table:table-cell office:value-type="float" office:value="69000" calcext:value-type="float">
            <text:p>69000</text:p>
          </table:table-cell>
          <table:table-cell office:value-type="float" office:value="618.823778336751" calcext:value-type="float">
            <text:p>618.823778336751</text:p>
          </table:table-cell>
          <table:table-cell table:number-columns-repeated="58"/>
        </table:table-row>
        <table:table-row table:style-name="ro1">
          <table:table-cell office:value-type="float" office:value="23.88" calcext:value-type="float">
            <text:p>23.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3108.0417856703" calcext:value-type="float">
            <text:p>73108.0417856703</text:p>
          </table:table-cell>
          <table:table-cell office:value-type="float" office:value="67000" calcext:value-type="float">
            <text:p>67000</text:p>
          </table:table-cell>
          <table:table-cell office:value-type="float" office:value="-6108.0417856703" calcext:value-type="float">
            <text:p>-6108.0417856703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4194.7052641638" calcext:value-type="float">
            <text:p>54194.7052641638</text:p>
          </table:table-cell>
          <table:table-cell office:value-type="float" office:value="60000" calcext:value-type="float">
            <text:p>60000</text:p>
          </table:table-cell>
          <table:table-cell office:value-type="float" office:value="5805.29473583624" calcext:value-type="float">
            <text:p>5805.29473583624</text:p>
          </table:table-cell>
          <table:table-cell table:number-columns-repeated="5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121.7536116637" calcext:value-type="float">
            <text:p>71121.7536116637</text:p>
          </table:table-cell>
          <table:table-cell office:value-type="float" office:value="72000" calcext:value-type="float">
            <text:p>72000</text:p>
          </table:table-cell>
          <table:table-cell office:value-type="float" office:value="878.246388336324" calcext:value-type="float">
            <text:p>878.246388336324</text:p>
          </table:table-cell>
          <table:table-cell table:number-columns-repeated="58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5352.8299942464" calcext:value-type="float">
            <text:p>55352.8299942464</text:p>
          </table:table-cell>
          <table:table-cell office:value-type="float" office:value="58000" calcext:value-type="float">
            <text:p>58000</text:p>
          </table:table-cell>
          <table:table-cell office:value-type="float" office:value="2647.17000575358" calcext:value-type="float">
            <text:p>2647.17000575358</text:p>
          </table:table-cell>
          <table:table-cell table:number-columns-repeated="58"/>
        </table:table-row>
        <table:table-row table:style-name="ro1">
          <table:table-cell office:value-type="float" office:value="25.68" calcext:value-type="float">
            <text:p>25.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4997.0624955617" calcext:value-type="float">
            <text:p>74997.0624955617</text:p>
          </table:table-cell>
          <table:table-cell office:value-type="float" office:value="73000" calcext:value-type="float">
            <text:p>73000</text:p>
          </table:table-cell>
          <table:table-cell office:value-type="float" office:value="-1997.06249556171" calcext:value-type="float">
            <text:p>-1997.06249556171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1622.9437176443" calcext:value-type="float">
            <text:p>61622.9437176443</text:p>
          </table:table-cell>
          <table:table-cell office:value-type="float" office:value="57000" calcext:value-type="float">
            <text:p>57000</text:p>
          </table:table-cell>
          <table:table-cell office:value-type="float" office:value="-4622.94371764433" calcext:value-type="float">
            <text:p>-4622.94371764433</text:p>
          </table:table-cell>
          <table:table-cell table:number-columns-repeated="58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9750.5178106928" calcext:value-type="float">
            <text:p>49750.5178106928</text:p>
          </table:table-cell>
          <table:table-cell office:value-type="float" office:value="51000" calcext:value-type="float">
            <text:p>51000</text:p>
          </table:table-cell>
          <table:table-cell office:value-type="float" office:value="1249.48218930724" calcext:value-type="float">
            <text:p>1249.48218930724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7592.1543013218" calcext:value-type="float">
            <text:p>67592.1543013218</text:p>
          </table:table-cell>
          <table:table-cell office:value-type="float" office:value="72500" calcext:value-type="float">
            <text:p>72500</text:p>
          </table:table-cell>
          <table:table-cell office:value-type="float" office:value="4907.84569867823" calcext:value-type="float">
            <text:p>4907.84569867823</text:p>
          </table:table-cell>
          <table:table-cell table:number-columns-repeated="58"/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2718.2523245309" calcext:value-type="float">
            <text:p>52718.2523245309</text:p>
          </table:table-cell>
          <table:table-cell office:value-type="float" office:value="56000" calcext:value-type="float">
            <text:p>56000</text:p>
          </table:table-cell>
          <table:table-cell office:value-type="float" office:value="3281.74767546911" calcext:value-type="float">
            <text:p>3281.74767546911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1016.3686463405" calcext:value-type="float">
            <text:p>61016.3686463405</text:p>
          </table:table-cell>
          <table:table-cell office:value-type="float" office:value="60000" calcext:value-type="float">
            <text:p>60000</text:p>
          </table:table-cell>
          <table:table-cell office:value-type="float" office:value="-1016.36864634047" calcext:value-type="float">
            <text:p>-1016.36864634047</text:p>
          </table:table-cell>
          <table:table-cell table:number-columns-repeated="58"/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8189.1133816805" calcext:value-type="float">
            <text:p>58189.1133816805</text:p>
          </table:table-cell>
          <table:table-cell office:value-type="float" office:value="52000" calcext:value-type="float">
            <text:p>52000</text:p>
          </table:table-cell>
          <table:table-cell office:value-type="float" office:value="-6189.11338168048" calcext:value-type="float">
            <text:p>-6189.11338168048</text:p>
          </table:table-cell>
          <table:table-cell table:number-columns-repeated="58"/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228.7818210803" calcext:value-type="float">
            <text:p>59228.7818210803</text:p>
          </table:table-cell>
          <table:table-cell office:value-type="float" office:value="62000" calcext:value-type="float">
            <text:p>62000</text:p>
          </table:table-cell>
          <table:table-cell office:value-type="float" office:value="2771.21817891973" calcext:value-type="float">
            <text:p>2771.21817891973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8482.0222381234" calcext:value-type="float">
            <text:p>58482.0222381234</text:p>
          </table:table-cell>
          <table:table-cell office:value-type="float" office:value="66000" calcext:value-type="float">
            <text:p>66000</text:p>
          </table:table-cell>
          <table:table-cell office:value-type="float" office:value="7517.97776187663" calcext:value-type="float">
            <text:p>7517.97776187663</text:p>
          </table:table-cell>
          <table:table-cell table:number-columns-repeated="58"/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2959.3285904542" calcext:value-type="float">
            <text:p>62959.3285904542</text:p>
          </table:table-cell>
          <table:table-cell office:value-type="float" office:value="67000" calcext:value-type="float">
            <text:p>67000</text:p>
          </table:table-cell>
          <table:table-cell office:value-type="float" office:value="4040.67140954582" calcext:value-type="float">
            <text:p>4040.67140954582</text:p>
          </table:table-cell>
          <table:table-cell table:number-columns-repeated="58"/>
        </table:table-row>
        <table:table-row table:style-name="ro1">
          <table:table-cell office:value-type="float" office:value="27.07" calcext:value-type="float">
            <text:p>27.07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5552.1315947787" calcext:value-type="float">
            <text:p>55552.1315947787</text:p>
          </table:table-cell>
          <table:table-cell office:value-type="float" office:value="58000" calcext:value-type="float">
            <text:p>58000</text:p>
          </table:table-cell>
          <table:table-cell office:value-type="float" office:value="2447.8684052213" calcext:value-type="float">
            <text:p>2447.8684052213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5545.6870109653" calcext:value-type="float">
            <text:p>55545.6870109653</text:p>
          </table:table-cell>
          <table:table-cell office:value-type="float" office:value="51000" calcext:value-type="float">
            <text:p>51000</text:p>
          </table:table-cell>
          <table:table-cell office:value-type="float" office:value="-4545.68701096528" calcext:value-type="float">
            <text:p>-4545.68701096528</text:p>
          </table:table-cell>
          <table:table-cell table:number-columns-repeated="58"/>
        </table:table-row>
        <table:table-row table:style-name="ro1">
          <table:table-cell office:value-type="float" office:value="22.77" calcext:value-type="float">
            <text:p>22.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5285.4965091652" calcext:value-type="float">
            <text:p>55285.4965091652</text:p>
          </table:table-cell>
          <table:table-cell office:value-type="float" office:value="55000" calcext:value-type="float">
            <text:p>55000</text:p>
          </table:table-cell>
          <table:table-cell office:value-type="float" office:value="-285.496509165205" calcext:value-type="float">
            <text:p>-285.496509165205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5694.4884630373" calcext:value-type="float">
            <text:p>55694.4884630373</text:p>
          </table:table-cell>
          <table:table-cell office:value-type="float" office:value="57000" calcext:value-type="float">
            <text:p>57000</text:p>
          </table:table-cell>
          <table:table-cell office:value-type="float" office:value="1305.51153696272" calcext:value-type="float">
            <text:p>1305.51153696272</text:p>
          </table:table-cell>
          <table:table-cell table:number-columns-repeated="5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572.0808605975" calcext:value-type="float">
            <text:p>71572.0808605975</text:p>
          </table:table-cell>
          <table:table-cell office:value-type="float" office:value="67000" calcext:value-type="float">
            <text:p>67000</text:p>
          </table:table-cell>
          <table:table-cell office:value-type="float" office:value="-4572.08086059752" calcext:value-type="float">
            <text:p>-4572.08086059752</text:p>
          </table:table-cell>
          <table:table-cell table:number-columns-repeated="58"/>
        </table:table-row>
        <table:table-row table:style-name="ro1">
          <table:table-cell office:value-type="float" office:value="23.51" calcext:value-type="float">
            <text:p>23.5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5165.1790201586" calcext:value-type="float">
            <text:p>65165.1790201586</text:p>
          </table:table-cell>
          <table:table-cell office:value-type="float" office:value="73000" calcext:value-type="float">
            <text:p>73000</text:p>
          </table:table-cell>
          <table:table-cell office:value-type="float" office:value="7834.82097984137" calcext:value-type="float">
            <text:p>7834.82097984137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5642.8098422764" calcext:value-type="float">
            <text:p>45642.8098422764</text:p>
          </table:table-cell>
          <table:table-cell office:value-type="float" office:value="25000" calcext:value-type="float">
            <text:p>25000</text:p>
          </table:table-cell>
          <table:table-cell office:value-type="float" office:value="-20642.8098422764" calcext:value-type="float">
            <text:p>-20642.8098422764</text:p>
          </table:table-cell>
          <table:table-cell table:number-columns-repeated="58"/>
        </table:table-row>
        <table:table-row table:style-name="ro1">
          <table:table-cell office:value-type="float" office:value="16.01" calcext:value-type="float">
            <text:p>16.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8273.0378046638" calcext:value-type="float">
            <text:p>58273.0378046638</text:p>
          </table:table-cell>
          <table:table-cell office:value-type="float" office:value="67000" calcext:value-type="float">
            <text:p>67000</text:p>
          </table:table-cell>
          <table:table-cell office:value-type="float" office:value="8726.9621953362" calcext:value-type="float">
            <text:p>8726.9621953362</text:p>
          </table:table-cell>
          <table:table-cell table:number-columns-repeated="58"/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7364.5578071548" calcext:value-type="float">
            <text:p>57364.5578071548</text:p>
          </table:table-cell>
          <table:table-cell office:value-type="float" office:value="58000" calcext:value-type="float">
            <text:p>58000</text:p>
          </table:table-cell>
          <table:table-cell office:value-type="float" office:value="635.442192845177" calcext:value-type="float">
            <text:p>635.442192845177</text:p>
          </table:table-cell>
          <table:table-cell table:number-columns-repeated="58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7688.0717735417" calcext:value-type="float">
            <text:p>67688.0717735417</text:p>
          </table:table-cell>
          <table:table-cell office:value-type="float" office:value="63000" calcext:value-type="float">
            <text:p>63000</text:p>
          </table:table-cell>
          <table:table-cell office:value-type="float" office:value="-4688.07177354165" calcext:value-type="float">
            <text:p>-4688.07177354165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7425.1199178857" calcext:value-type="float">
            <text:p>57425.1199178857</text:p>
          </table:table-cell>
          <table:table-cell office:value-type="float" office:value="61000" calcext:value-type="float">
            <text:p>61000</text:p>
          </table:table-cell>
          <table:table-cell office:value-type="float" office:value="3574.88008211434" calcext:value-type="float">
            <text:p>3574.88008211434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4016.8843196616" calcext:value-type="float">
            <text:p>34016.8843196616</text:p>
          </table:table-cell>
          <table:table-cell office:value-type="float" office:value="26000" calcext:value-type="float">
            <text:p>26000</text:p>
          </table:table-cell>
          <table:table-cell office:value-type="float" office:value="-8016.88431966158" calcext:value-type="float">
            <text:p>-8016.88431966158</text:p>
          </table:table-cell>
          <table:table-cell table:number-columns-repeated="58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3932.369464653" calcext:value-type="float">
            <text:p>63932.369464653</text:p>
          </table:table-cell>
          <table:table-cell office:value-type="float" office:value="75000" calcext:value-type="float">
            <text:p>75000</text:p>
          </table:table-cell>
          <table:table-cell office:value-type="float" office:value="11067.630535347" calcext:value-type="float">
            <text:p>11067.630535347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5780.1954751448" calcext:value-type="float">
            <text:p>55780.1954751448</text:p>
          </table:table-cell>
          <table:table-cell office:value-type="float" office:value="62500" calcext:value-type="float">
            <text:p>62500</text:p>
          </table:table-cell>
          <table:table-cell office:value-type="float" office:value="6719.80452485522" calcext:value-type="float">
            <text:p>6719.80452485522</text:p>
          </table:table-cell>
          <table:table-cell table:number-columns-repeated="58"/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0237.9577303284" calcext:value-type="float">
            <text:p>60237.9577303284</text:p>
          </table:table-cell>
          <table:table-cell office:value-type="float" office:value="58000" calcext:value-type="float">
            <text:p>58000</text:p>
          </table:table-cell>
          <table:table-cell office:value-type="float" office:value="-2237.95773032837" calcext:value-type="float">
            <text:p>-2237.95773032837</text:p>
          </table:table-cell>
          <table:table-cell table:number-columns-repeated="58"/>
        </table:table-row>
        <table:table-row table:style-name="ro1">
          <table:table-cell office:value-type="float" office:value="25.11" calcext:value-type="float">
            <text:p>25.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8057.4586826698" calcext:value-type="float">
            <text:p>68057.4586826698</text:p>
          </table:table-cell>
          <table:table-cell office:value-type="float" office:value="67000" calcext:value-type="float">
            <text:p>67000</text:p>
          </table:table-cell>
          <table:table-cell office:value-type="float" office:value="-1057.45868266984" calcext:value-type="float">
            <text:p>-1057.45868266984</text:p>
          </table:table-cell>
          <table:table-cell table:number-columns-repeated="58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5600.7124234904" calcext:value-type="float">
            <text:p>55600.7124234904</text:p>
          </table:table-cell>
          <table:table-cell office:value-type="float" office:value="55000" calcext:value-type="float">
            <text:p>55000</text:p>
          </table:table-cell>
          <table:table-cell office:value-type="float" office:value="-600.712423490368" calcext:value-type="float">
            <text:p>-600.712423490368</text:p>
          </table:table-cell>
          <table:table-cell table:number-columns-repeated="58"/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0674.2146033764" calcext:value-type="float">
            <text:p>60674.2146033764</text:p>
          </table:table-cell>
          <table:table-cell office:value-type="float" office:value="56000" calcext:value-type="float">
            <text:p>56000</text:p>
          </table:table-cell>
          <table:table-cell office:value-type="float" office:value="-4674.21460337636" calcext:value-type="float">
            <text:p>-4674.21460337636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5854.6591781252" calcext:value-type="float">
            <text:p>55854.6591781252</text:p>
          </table:table-cell>
          <table:table-cell office:value-type="float" office:value="58000" calcext:value-type="float">
            <text:p>58000</text:p>
          </table:table-cell>
          <table:table-cell office:value-type="float" office:value="2145.34082187482" calcext:value-type="float">
            <text:p>2145.34082187482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70174.8391395317" calcext:value-type="float">
            <text:p>70174.8391395317</text:p>
          </table:table-cell>
          <table:table-cell office:value-type="float" office:value="83000" calcext:value-type="float">
            <text:p>83000</text:p>
          </table:table-cell>
          <table:table-cell office:value-type="float" office:value="12825.1608604683" calcext:value-type="float">
            <text:p>12825.1608604683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6673.26687209" calcext:value-type="float">
            <text:p>56673.26687209</text:p>
          </table:table-cell>
          <table:table-cell office:value-type="float" office:value="56000" calcext:value-type="float">
            <text:p>56000</text:p>
          </table:table-cell>
          <table:table-cell office:value-type="float" office:value="-673.266872089967" calcext:value-type="float">
            <text:p>-673.266872089967</text:p>
          </table:table-cell>
          <table:table-cell table:number-columns-repeated="58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6528.188605167" calcext:value-type="float">
            <text:p>56528.188605167</text:p>
          </table:table-cell>
          <table:table-cell office:value-type="float" office:value="53000" calcext:value-type="float">
            <text:p>53000</text:p>
          </table:table-cell>
          <table:table-cell office:value-type="float" office:value="-3528.188605167" calcext:value-type="float">
            <text:p>-3528.188605167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2546.1206132183" calcext:value-type="float">
            <text:p>52546.1206132183</text:p>
          </table:table-cell>
          <table:table-cell office:value-type="float" office:value="44000" calcext:value-type="float">
            <text:p>44000</text:p>
          </table:table-cell>
          <table:table-cell office:value-type="float" office:value="-8546.12061321826" calcext:value-type="float">
            <text:p>-8546.12061321826</text:p>
          </table:table-cell>
          <table:table-cell table:number-columns-repeated="58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6755.113968424" calcext:value-type="float">
            <text:p>56755.113968424</text:p>
          </table:table-cell>
          <table:table-cell office:value-type="float" office:value="60000" calcext:value-type="float">
            <text:p>60000</text:p>
          </table:table-cell>
          <table:table-cell office:value-type="float" office:value="3244.886031576" calcext:value-type="float">
            <text:p>3244.886031576</text:p>
          </table:table-cell>
          <table:table-cell table:number-columns-repeated="58"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9521.6101507427" calcext:value-type="float">
            <text:p>49521.6101507427</text:p>
          </table:table-cell>
          <table:table-cell office:value-type="float" office:value="55500" calcext:value-type="float">
            <text:p>55500</text:p>
          </table:table-cell>
          <table:table-cell office:value-type="float" office:value="5978.38984925727" calcext:value-type="float">
            <text:p>5978.38984925727</text:p>
          </table:table-cell>
          <table:table-cell table:number-columns-repeated="58"/>
        </table:table-row>
        <table:table-row table:style-name="ro1">
          <table:table-cell office:value-type="float" office:value="23.51" calcext:value-type="float">
            <text:p>23.5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2679.1710419344" calcext:value-type="float">
            <text:p>62679.1710419344</text:p>
          </table:table-cell>
          <table:table-cell office:value-type="float" office:value="59000" calcext:value-type="float">
            <text:p>59000</text:p>
          </table:table-cell>
          <table:table-cell office:value-type="float" office:value="-3679.17104193439" calcext:value-type="float">
            <text:p>-3679.17104193439</text:p>
          </table:table-cell>
          <table:table-cell table:number-columns-repeated="58"/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2331.0921401623" calcext:value-type="float">
            <text:p>52331.0921401623</text:p>
          </table:table-cell>
          <table:table-cell office:value-type="float" office:value="52000" calcext:value-type="float">
            <text:p>52000</text:p>
          </table:table-cell>
          <table:table-cell office:value-type="float" office:value="-331.092140162284" calcext:value-type="float">
            <text:p>-331.092140162284</text:p>
          </table:table-cell>
          <table:table-cell table:number-columns-repeated="58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8586.5848387364" calcext:value-type="float">
            <text:p>68586.5848387364</text:p>
          </table:table-cell>
          <table:table-cell office:value-type="float" office:value="73000" calcext:value-type="float">
            <text:p>73000</text:p>
          </table:table-cell>
          <table:table-cell office:value-type="float" office:value="4413.41516126365" calcext:value-type="float">
            <text:p>4413.41516126365</text:p>
          </table:table-cell>
          <table:table-cell table:number-columns-repeated="58"/>
        </table:table-row>
        <table:table-row table:style-name="ro1">
          <table:table-cell office:value-type="float" office:value="19.83" calcext:value-type="float">
            <text:p>19.8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7994.6425594737" calcext:value-type="float">
            <text:p>57994.6425594737</text:p>
          </table:table-cell>
          <table:table-cell office:value-type="float" office:value="67000" calcext:value-type="float">
            <text:p>67000</text:p>
          </table:table-cell>
          <table:table-cell office:value-type="float" office:value="9005.35744052627" calcext:value-type="float">
            <text:p>9005.35744052627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4645.0325130976" calcext:value-type="float">
            <text:p>54645.0325130976</text:p>
          </table:table-cell>
          <table:table-cell office:value-type="float" office:value="61000" calcext:value-type="float">
            <text:p>61000</text:p>
          </table:table-cell>
          <table:table-cell office:value-type="float" office:value="6354.9674869024" calcext:value-type="float">
            <text:p>6354.9674869024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9375.230365693" calcext:value-type="float">
            <text:p>59375.230365693</text:p>
          </table:table-cell>
          <table:table-cell office:value-type="float" office:value="61000" calcext:value-type="float">
            <text:p>61000</text:p>
          </table:table-cell>
          <table:table-cell office:value-type="float" office:value="1624.76963430699" calcext:value-type="float">
            <text:p>1624.76963430699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2821.201119656" calcext:value-type="float">
            <text:p>62821.201119656</text:p>
          </table:table-cell>
          <table:table-cell office:value-type="float" office:value="61000" calcext:value-type="float">
            <text:p>61000</text:p>
          </table:table-cell>
          <table:table-cell office:value-type="float" office:value="-1821.201119656" calcext:value-type="float">
            <text:p>-1821.201119656</text:p>
          </table:table-cell>
          <table:table-cell table:number-columns-repeated="58"/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1851.4546984151" calcext:value-type="float">
            <text:p>51851.4546984151</text:p>
          </table:table-cell>
          <table:table-cell office:value-type="float" office:value="50000" calcext:value-type="float">
            <text:p>50000</text:p>
          </table:table-cell>
          <table:table-cell office:value-type="float" office:value="-1851.45469841509" calcext:value-type="float">
            <text:p>-1851.45469841509</text:p>
          </table:table-cell>
          <table:table-cell table:number-columns-repeated="5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121.7536116637" calcext:value-type="float">
            <text:p>71121.7536116637</text:p>
          </table:table-cell>
          <table:table-cell office:value-type="float" office:value="67000" calcext:value-type="float">
            <text:p>67000</text:p>
          </table:table-cell>
          <table:table-cell office:value-type="float" office:value="-4121.75361166368" calcext:value-type="float">
            <text:p>-4121.75361166368</text:p>
          </table:table-cell>
          <table:table-cell table:number-columns-repeated="58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9932.8279291059" calcext:value-type="float">
            <text:p>49932.8279291059</text:p>
          </table:table-cell>
          <table:table-cell office:value-type="float" office:value="45000" calcext:value-type="float">
            <text:p>45000</text:p>
          </table:table-cell>
          <table:table-cell office:value-type="float" office:value="-4932.82792910593" calcext:value-type="float">
            <text:p>-4932.82792910593</text:p>
          </table:table-cell>
          <table:table-cell table:number-columns-repeated="58"/>
        </table:table-row>
        <table:table-row table:style-name="ro1">
          <table:table-cell office:value-type="float" office:value="21.73" calcext:value-type="float">
            <text:p>21.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202.6932401015" calcext:value-type="float">
            <text:p>72202.6932401015</text:p>
          </table:table-cell>
          <table:table-cell office:value-type="float" office:value="64000" calcext:value-type="float">
            <text:p>64000</text:p>
          </table:table-cell>
          <table:table-cell office:value-type="float" office:value="-8202.69324010154" calcext:value-type="float">
            <text:p>-8202.69324010154</text:p>
          </table:table-cell>
          <table:table-cell table:number-columns-repeated="58"/>
        </table:table-row>
        <table:table-row table:style-name="ro1">
          <table:table-cell office:value-type="float" office:value="18.83" calcext:value-type="float">
            <text:p>18.8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5497.6647333713" calcext:value-type="float">
            <text:p>55497.6647333713</text:p>
          </table:table-cell>
          <table:table-cell office:value-type="float" office:value="52000" calcext:value-type="float">
            <text:p>52000</text:p>
          </table:table-cell>
          <table:table-cell office:value-type="float" office:value="-3497.66473337128" calcext:value-type="float">
            <text:p>-3497.66473337128</text:p>
          </table:table-cell>
          <table:table-cell table:number-columns-repeated="58"/>
        </table:table-row>
        <table:table-row table:style-name="ro1">
          <table:table-cell office:value-type="float" office:value="24.94" calcext:value-type="float">
            <text:p>24.9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2556.9877010648" calcext:value-type="float">
            <text:p>72556.9877010648</text:p>
          </table:table-cell>
          <table:table-cell office:value-type="float" office:value="71000" calcext:value-type="float">
            <text:p>71000</text:p>
          </table:table-cell>
          <table:table-cell office:value-type="float" office:value="-1556.98770106478" calcext:value-type="float">
            <text:p>-1556.98770106478</text:p>
          </table:table-cell>
          <table:table-cell table:number-columns-repeated="58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4387.9386742675" calcext:value-type="float">
            <text:p>64387.9386742675</text:p>
          </table:table-cell>
          <table:table-cell office:value-type="float" office:value="60000" calcext:value-type="float">
            <text:p>60000</text:p>
          </table:table-cell>
          <table:table-cell office:value-type="float" office:value="-4387.93867426745" calcext:value-type="float">
            <text:p>-4387.93867426745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6836.961064758" calcext:value-type="float">
            <text:p>56836.961064758</text:p>
          </table:table-cell>
          <table:table-cell office:value-type="float" office:value="58000" calcext:value-type="float">
            <text:p>58000</text:p>
          </table:table-cell>
          <table:table-cell office:value-type="float" office:value="1163.03893524197" calcext:value-type="float">
            <text:p>1163.03893524197</text:p>
          </table:table-cell>
          <table:table-cell table:number-columns-repeated="58"/>
        </table:table-row>
        <table:table-row table:style-name="ro1">
          <table:table-cell office:value-type="float" office:value="25.68" calcext:value-type="float">
            <text:p>25.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4997.0624955617" calcext:value-type="float">
            <text:p>74997.0624955617</text:p>
          </table:table-cell>
          <table:table-cell office:value-type="float" office:value="74000" calcext:value-type="float">
            <text:p>74000</text:p>
          </table:table-cell>
          <table:table-cell office:value-type="float" office:value="-997.06249556171" calcext:value-type="float">
            <text:p>-997.06249556171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8482.0222381234" calcext:value-type="float">
            <text:p>58482.0222381234</text:p>
          </table:table-cell>
          <table:table-cell office:value-type="float" office:value="63000" calcext:value-type="float">
            <text:p>63000</text:p>
          </table:table-cell>
          <table:table-cell office:value-type="float" office:value="4517.97776187663" calcext:value-type="float">
            <text:p>4517.97776187663</text:p>
          </table:table-cell>
          <table:table-cell table:number-columns-repeated="58"/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4437.7424119063" calcext:value-type="float">
            <text:p>64437.7424119063</text:p>
          </table:table-cell>
          <table:table-cell office:value-type="float" office:value="66000" calcext:value-type="float">
            <text:p>66000</text:p>
          </table:table-cell>
          <table:table-cell office:value-type="float" office:value="1562.25758809366" calcext:value-type="float">
            <text:p>1562.25758809366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2921.8474285473" calcext:value-type="float">
            <text:p>52921.8474285473</text:p>
          </table:table-cell>
          <table:table-cell office:value-type="float" office:value="54000" calcext:value-type="float">
            <text:p>54000</text:p>
          </table:table-cell>
          <table:table-cell office:value-type="float" office:value="1078.15257145275" calcext:value-type="float">
            <text:p>1078.15257145275</text:p>
          </table:table-cell>
          <table:table-cell table:number-columns-repeated="58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0342.8392192986" calcext:value-type="float">
            <text:p>60342.8392192986</text:p>
          </table:table-cell>
          <table:table-cell office:value-type="float" office:value="47000" calcext:value-type="float">
            <text:p>47000</text:p>
          </table:table-cell>
          <table:table-cell office:value-type="float" office:value="-13342.8392192986" calcext:value-type="float">
            <text:p>-13342.8392192986</text:p>
          </table:table-cell>
          <table:table-cell table:number-columns-repeated="58"/>
        </table:table-row>
        <table:table-row table:style-name="ro1">
          <table:table-cell office:value-type="float" office:value="18.47" calcext:value-type="float">
            <text:p>18.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451.706687444" calcext:value-type="float">
            <text:p>66451.706687444</text:p>
          </table:table-cell>
          <table:table-cell office:value-type="float" office:value="72000" calcext:value-type="float">
            <text:p>72000</text:p>
          </table:table-cell>
          <table:table-cell office:value-type="float" office:value="5548.29331255601" calcext:value-type="float">
            <text:p>5548.29331255601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6673.26687209" calcext:value-type="float">
            <text:p>56673.26687209</text:p>
          </table:table-cell>
          <table:table-cell office:value-type="float" office:value="57000" calcext:value-type="float">
            <text:p>57000</text:p>
          </table:table-cell>
          <table:table-cell office:value-type="float" office:value="326.733127910033" calcext:value-type="float">
            <text:p>326.733127910033</text:p>
          </table:table-cell>
          <table:table-cell table:number-columns-repeated="58"/>
        </table:table-row>
        <table:table-row table:style-name="ro1">
          <table:table-cell office:value-type="float" office:value="23.14" calcext:value-type="float">
            <text:p>23.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2525.2440740117" calcext:value-type="float">
            <text:p>62525.2440740117</text:p>
          </table:table-cell>
          <table:table-cell office:value-type="float" office:value="62000" calcext:value-type="float">
            <text:p>62000</text:p>
          </table:table-cell>
          <table:table-cell office:value-type="float" office:value="-525.244074011745" calcext:value-type="float">
            <text:p>-525.244074011745</text:p>
          </table:table-cell>
          <table:table-cell table:number-columns-repeated="58"/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7095.5698140821" calcext:value-type="float">
            <text:p>57095.5698140821</text:p>
          </table:table-cell>
          <table:table-cell office:value-type="float" office:value="57500" calcext:value-type="float">
            <text:p>57500</text:p>
          </table:table-cell>
          <table:table-cell office:value-type="float" office:value="404.430185917918" calcext:value-type="float">
            <text:p>404.430185917918</text:p>
          </table:table-cell>
          <table:table-cell table:number-columns-repeated="58"/>
        </table:table-row>
        <table:table-row table:style-name="ro1">
          <table:table-cell office:value-type="float" office:value="20.03" calcext:value-type="float">
            <text:p>20.0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7166.0476474002" calcext:value-type="float">
            <text:p>57166.0476474002</text:p>
          </table:table-cell>
          <table:table-cell office:value-type="float" office:value="58000" calcext:value-type="float">
            <text:p>58000</text:p>
          </table:table-cell>
          <table:table-cell office:value-type="float" office:value="833.952352599794" calcext:value-type="float">
            <text:p>833.952352599794</text:p>
          </table:table-cell>
          <table:table-cell table:number-columns-repeated="58"/>
        </table:table-row>
        <table:table-row table:style-name="ro1">
          <table:table-cell office:value-type="float" office:value="20.82" calcext:value-type="float">
            <text:p>20.8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3945.9122133537" calcext:value-type="float">
            <text:p>63945.9122133537</text:p>
          </table:table-cell>
          <table:table-cell office:value-type="float" office:value="61000" calcext:value-type="float">
            <text:p>61000</text:p>
          </table:table-cell>
          <table:table-cell office:value-type="float" office:value="-2945.91221335373" calcext:value-type="float">
            <text:p>-2945.91221335373</text:p>
          </table:table-cell>
          <table:table-cell table:number-columns-repeated="58"/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5198.1959773643" calcext:value-type="float">
            <text:p>55198.1959773643</text:p>
          </table:table-cell>
          <table:table-cell office:value-type="float" office:value="55000" calcext:value-type="float">
            <text:p>55000</text:p>
          </table:table-cell>
          <table:table-cell office:value-type="float" office:value="-198.195977364274" calcext:value-type="float">
            <text:p>-198.195977364274</text:p>
          </table:table-cell>
          <table:table-cell table:number-columns-repeated="58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0398.6240195895" calcext:value-type="float">
            <text:p>60398.6240195895</text:p>
          </table:table-cell>
          <table:table-cell office:value-type="float" office:value="60000" calcext:value-type="float">
            <text:p>60000</text:p>
          </table:table-cell>
          <table:table-cell office:value-type="float" office:value="-398.624019589537" calcext:value-type="float">
            <text:p>-398.624019589537</text:p>
          </table:table-cell>
          <table:table-cell table:number-columns-repeated="58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119.4067033456" calcext:value-type="float">
            <text:p>58119.4067033456</text:p>
          </table:table-cell>
          <table:table-cell office:value-type="float" office:value="65000" calcext:value-type="float">
            <text:p>65000</text:p>
          </table:table-cell>
          <table:table-cell office:value-type="float" office:value="6880.59329665443" calcext:value-type="float">
            <text:p>6880.59329665443</text:p>
          </table:table-cell>
          <table:table-cell table:number-columns-repeated="58"/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7230.1855745175" calcext:value-type="float">
            <text:p>57230.1855745175</text:p>
          </table:table-cell>
          <table:table-cell office:value-type="float" office:value="56000" calcext:value-type="float">
            <text:p>56000</text:p>
          </table:table-cell>
          <table:table-cell office:value-type="float" office:value="-1230.18557451751" calcext:value-type="float">
            <text:p>-1230.18557451751</text:p>
          </table:table-cell>
          <table:table-cell table:number-columns-repeated="58"/>
        </table:table-row>
        <table:table-row table:style-name="ro1">
          <table:table-cell office:value-type="float" office:value="19.83" calcext:value-type="float">
            <text:p>19.8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52728.5471764614" calcext:value-type="float">
            <text:p>52728.5471764614</text:p>
          </table:table-cell>
          <table:table-cell office:value-type="float" office:value="52000" calcext:value-type="float">
            <text:p>52000</text:p>
          </table:table-cell>
          <table:table-cell office:value-type="float" office:value="-728.547176461434" calcext:value-type="float">
            <text:p>-728.547176461434</text:p>
          </table:table-cell>
          <table:table-cell table:number-columns-repeated="58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0695.2678283989" calcext:value-type="float">
            <text:p>60695.2678283989</text:p>
          </table:table-cell>
          <table:table-cell office:value-type="float" office:value="73000" calcext:value-type="float">
            <text:p>73000</text:p>
          </table:table-cell>
          <table:table-cell office:value-type="float" office:value="12304.7321716012" calcext:value-type="float">
            <text:p>12304.7321716012</text:p>
          </table:table-cell>
          <table:table-cell table:number-columns-repeated="58"/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6678.6038627269" calcext:value-type="float">
            <text:p>56678.6038627269</text:p>
          </table:table-cell>
          <table:table-cell office:value-type="float" office:value="63000" calcext:value-type="float">
            <text:p>63000</text:p>
          </table:table-cell>
          <table:table-cell office:value-type="float" office:value="6321.39613727313" calcext:value-type="float">
            <text:p>6321.39613727313</text:p>
          </table:table-cell>
          <table:table-cell table:number-columns-repeated="58"/>
        </table:table-row>
        <table:table-row table:style-name="ro1">
          <table:table-cell office:value-type="float" office:value="26.94" calcext:value-type="float">
            <text:p>26.9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1012.7095672152" calcext:value-type="float">
            <text:p>61012.7095672152</text:p>
          </table:table-cell>
          <table:table-cell office:value-type="float" office:value="56500" calcext:value-type="float">
            <text:p>56500</text:p>
          </table:table-cell>
          <table:table-cell office:value-type="float" office:value="-4512.70956721515" calcext:value-type="float">
            <text:p>-4512.70956721515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5002.5263970625" calcext:value-type="float">
            <text:p>45002.5263970625</text:p>
          </table:table-cell>
          <table:table-cell office:value-type="float" office:value="36000" calcext:value-type="float">
            <text:p>36000</text:p>
          </table:table-cell>
          <table:table-cell office:value-type="float" office:value="-9002.52639706248" calcext:value-type="float">
            <text:p>-9002.52639706248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9981.8054369969" calcext:value-type="float">
            <text:p>59981.8054369969</text:p>
          </table:table-cell>
          <table:table-cell office:value-type="float" office:value="60000" calcext:value-type="float">
            <text:p>60000</text:p>
          </table:table-cell>
          <table:table-cell office:value-type="float" office:value="18.194563003126" calcext:value-type="float">
            <text:p>18.194563003126</text:p>
          </table:table-cell>
          <table:table-cell table:number-columns-repeated="58"/>
        </table:table-row>
        <table:table-row table:style-name="ro1">
          <table:table-cell office:value-type="float" office:value="28.56" calcext:value-type="float">
            <text:p>28.5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9836.2006719681" calcext:value-type="float">
            <text:p>59836.2006719681</text:p>
          </table:table-cell>
          <table:table-cell office:value-type="float" office:value="70000" calcext:value-type="float">
            <text:p>70000</text:p>
          </table:table-cell>
          <table:table-cell office:value-type="float" office:value="10163.7993280319" calcext:value-type="float">
            <text:p>10163.7993280319</text:p>
          </table:table-cell>
          <table:table-cell table:number-columns-repeated="5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121.7536116637" calcext:value-type="float">
            <text:p>71121.7536116637</text:p>
          </table:table-cell>
          <table:table-cell office:value-type="float" office:value="72000" calcext:value-type="float">
            <text:p>72000</text:p>
          </table:table-cell>
          <table:table-cell office:value-type="float" office:value="878.246388336324" calcext:value-type="float">
            <text:p>878.246388336324</text:p>
          </table:table-cell>
          <table:table-cell table:number-columns-repeated="58"/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2566.1040806947" calcext:value-type="float">
            <text:p>62566.1040806947</text:p>
          </table:table-cell>
          <table:table-cell office:value-type="float" office:value="57000" calcext:value-type="float">
            <text:p>57000</text:p>
          </table:table-cell>
          <table:table-cell office:value-type="float" office:value="-5566.10408069471" calcext:value-type="float">
            <text:p>-5566.10408069471</text:p>
          </table:table-cell>
          <table:table-cell table:number-columns-repeated="58"/>
        </table:table-row>
        <table:table-row table:style-name="ro1">
          <table:table-cell office:value-type="float" office:value="27.06" calcext:value-type="float">
            <text:p>27.0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6404.7396642202" calcext:value-type="float">
            <text:p>66404.7396642202</text:p>
          </table:table-cell>
          <table:table-cell office:value-type="float" office:value="69000" calcext:value-type="float">
            <text:p>69000</text:p>
          </table:table-cell>
          <table:table-cell office:value-type="float" office:value="2595.26033577979" calcext:value-type="float">
            <text:p>2595.26033577979</text:p>
          </table:table-cell>
          <table:table-cell table:number-columns-repeated="58"/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4678.1502828781" calcext:value-type="float">
            <text:p>54678.1502828781</text:p>
          </table:table-cell>
          <table:table-cell office:value-type="float" office:value="48000" calcext:value-type="float">
            <text:p>48000</text:p>
          </table:table-cell>
          <table:table-cell office:value-type="float" office:value="-6678.15028287812" calcext:value-type="float">
            <text:p>-6678.15028287812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7250.0564622017" calcext:value-type="float">
            <text:p>57250.0564622017</text:p>
          </table:table-cell>
          <table:table-cell office:value-type="float" office:value="55000" calcext:value-type="float">
            <text:p>55000</text:p>
          </table:table-cell>
          <table:table-cell office:value-type="float" office:value="-2250.05646220168" calcext:value-type="float">
            <text:p>-2250.05646220168</text:p>
          </table:table-cell>
          <table:table-cell table:number-columns-repeated="58"/>
        </table:table-row>
        <table:table-row table:style-name="ro1">
          <table:table-cell office:value-type="float" office:value="22.98" calcext:value-type="float">
            <text:p>22.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8560.9134392539" calcext:value-type="float">
            <text:p>68560.9134392539</text:p>
          </table:table-cell>
          <table:table-cell office:value-type="float" office:value="65000" calcext:value-type="float">
            <text:p>65000</text:p>
          </table:table-cell>
          <table:table-cell office:value-type="float" office:value="-3560.91343925387" calcext:value-type="float">
            <text:p>-3560.91343925387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8377.4530365142" calcext:value-type="float">
            <text:p>68377.4530365142</text:p>
          </table:table-cell>
          <table:table-cell office:value-type="float" office:value="70000" calcext:value-type="float">
            <text:p>70000</text:p>
          </table:table-cell>
          <table:table-cell office:value-type="float" office:value="1622.54696348577" calcext:value-type="float">
            <text:p>1622.54696348577</text:p>
          </table:table-cell>
          <table:table-cell table:number-columns-repeated="58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8588.7262714093" calcext:value-type="float">
            <text:p>68588.7262714093</text:p>
          </table:table-cell>
          <table:table-cell office:value-type="float" office:value="65000" calcext:value-type="float">
            <text:p>65000</text:p>
          </table:table-cell>
          <table:table-cell office:value-type="float" office:value="-3588.72627140934" calcext:value-type="float">
            <text:p>-3588.7262714093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0596.0101654109" calcext:value-type="float">
            <text:p>50596.0101654109</text:p>
          </table:table-cell>
          <table:table-cell office:value-type="float" office:value="51000" calcext:value-type="float">
            <text:p>51000</text:p>
          </table:table-cell>
          <table:table-cell office:value-type="float" office:value="403.989834589083" calcext:value-type="float">
            <text:p>403.989834589083</text:p>
          </table:table-cell>
          <table:table-cell table:number-columns-repeated="58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1435.5749253626" calcext:value-type="float">
            <text:p>51435.5749253626</text:p>
          </table:table-cell>
          <table:table-cell office:value-type="float" office:value="60000" calcext:value-type="float">
            <text:p>60000</text:p>
          </table:table-cell>
          <table:table-cell office:value-type="float" office:value="8564.42507463735" calcext:value-type="float">
            <text:p>8564.42507463735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8258.6203524465" calcext:value-type="float">
            <text:p>58258.6203524465</text:p>
          </table:table-cell>
          <table:table-cell office:value-type="float" office:value="58000" calcext:value-type="float">
            <text:p>58000</text:p>
          </table:table-cell>
          <table:table-cell office:value-type="float" office:value="-258.620352446531" calcext:value-type="float">
            <text:p>-258.620352446531</text:p>
          </table:table-cell>
          <table:table-cell table:number-columns-repeated="58"/>
        </table:table-row>
        <table:table-row table:style-name="ro1">
          <table:table-cell office:value-type="float" office:value="27.74" calcext:value-type="float">
            <text:p>27.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3850.4031875305" calcext:value-type="float">
            <text:p>73850.4031875305</text:p>
          </table:table-cell>
          <table:table-cell office:value-type="float" office:value="66000" calcext:value-type="float">
            <text:p>66000</text:p>
          </table:table-cell>
          <table:table-cell office:value-type="float" office:value="-7850.40318753051" calcext:value-type="float">
            <text:p>-7850.40318753051</text:p>
          </table:table-cell>
          <table:table-cell table:number-columns-repeated="58"/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0084.9375189341" calcext:value-type="float">
            <text:p>60084.9375189341</text:p>
          </table:table-cell>
          <table:table-cell office:value-type="float" office:value="61000" calcext:value-type="float">
            <text:p>61000</text:p>
          </table:table-cell>
          <table:table-cell office:value-type="float" office:value="915.062481065892" calcext:value-type="float">
            <text:p>915.062481065892</text:p>
          </table:table-cell>
          <table:table-cell table:number-columns-repeated="58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7825.3272767818" calcext:value-type="float">
            <text:p>57825.3272767818</text:p>
          </table:table-cell>
          <table:table-cell office:value-type="float" office:value="62000" calcext:value-type="float">
            <text:p>62000</text:p>
          </table:table-cell>
          <table:table-cell office:value-type="float" office:value="4174.67272321824" calcext:value-type="float">
            <text:p>4174.67272321824</text:p>
          </table:table-cell>
          <table:table-cell table:number-columns-repeated="58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8941.9372900282" calcext:value-type="float">
            <text:p>58941.9372900282</text:p>
          </table:table-cell>
          <table:table-cell office:value-type="float" office:value="58000" calcext:value-type="float">
            <text:p>58000</text:p>
          </table:table-cell>
          <table:table-cell office:value-type="float" office:value="-941.93729002824" calcext:value-type="float">
            <text:p>-941.93729002824</text:p>
          </table:table-cell>
          <table:table-cell table:number-columns-repeated="58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6337.0900267401" calcext:value-type="float">
            <text:p>66337.0900267401</text:p>
          </table:table-cell>
          <table:table-cell office:value-type="float" office:value="65000" calcext:value-type="float">
            <text:p>65000</text:p>
          </table:table-cell>
          <table:table-cell office:value-type="float" office:value="-1337.09002674014" calcext:value-type="float">
            <text:p>-1337.09002674014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9147.9055872983" calcext:value-type="float">
            <text:p>59147.9055872983</text:p>
          </table:table-cell>
          <table:table-cell office:value-type="float" office:value="60000" calcext:value-type="float">
            <text:p>60000</text:p>
          </table:table-cell>
          <table:table-cell office:value-type="float" office:value="852.094412701699" calcext:value-type="float">
            <text:p>852.094412701699</text:p>
          </table:table-cell>
          <table:table-cell table:number-columns-repeated="58"/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6529.3912282998" calcext:value-type="float">
            <text:p>56529.3912282998</text:p>
          </table:table-cell>
          <table:table-cell office:value-type="float" office:value="58000" calcext:value-type="float">
            <text:p>58000</text:p>
          </table:table-cell>
          <table:table-cell office:value-type="float" office:value="1470.60877170023" calcext:value-type="float">
            <text:p>1470.60877170023</text:p>
          </table:table-cell>
          <table:table-cell table:number-columns-repeated="58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0205.0076151049" calcext:value-type="float">
            <text:p>60205.0076151049</text:p>
          </table:table-cell>
          <table:table-cell office:value-type="float" office:value="62000" calcext:value-type="float">
            <text:p>62000</text:p>
          </table:table-cell>
          <table:table-cell office:value-type="float" office:value="1794.99238489514" calcext:value-type="float">
            <text:p>1794.99238489514</text:p>
          </table:table-cell>
          <table:table-cell table:number-columns-repeated="58"/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0144.3329245818" calcext:value-type="float">
            <text:p>50144.3329245818</text:p>
          </table:table-cell>
          <table:table-cell office:value-type="float" office:value="52000" calcext:value-type="float">
            <text:p>52000</text:p>
          </table:table-cell>
          <table:table-cell office:value-type="float" office:value="1855.66707541825" calcext:value-type="float">
            <text:p>1855.66707541825</text:p>
          </table:table-cell>
          <table:table-cell table:number-columns-repeated="58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7999.5683677555" calcext:value-type="float">
            <text:p>57999.5683677555</text:p>
          </table:table-cell>
          <table:table-cell office:value-type="float" office:value="57000" calcext:value-type="float">
            <text:p>57000</text:p>
          </table:table-cell>
          <table:table-cell office:value-type="float" office:value="-999.568367755528" calcext:value-type="float">
            <text:p>-999.568367755528</text:p>
          </table:table-cell>
          <table:table-cell table:number-columns-repeated="58"/>
        </table:table-row>
        <table:table-row table:style-name="ro1">
          <table:table-cell office:value-type="float" office:value="20.37" calcext:value-type="float">
            <text:p>20.3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8501.6410794324" calcext:value-type="float">
            <text:p>58501.6410794324</text:p>
          </table:table-cell>
          <table:table-cell office:value-type="float" office:value="60000" calcext:value-type="float">
            <text:p>60000</text:p>
          </table:table-cell>
          <table:table-cell office:value-type="float" office:value="1498.35892056761" calcext:value-type="float">
            <text:p>1498.35892056761</text:p>
          </table:table-cell>
          <table:table-cell table:number-columns-repeated="5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121.7536116637" calcext:value-type="float">
            <text:p>71121.7536116637</text:p>
          </table:table-cell>
          <table:table-cell office:value-type="float" office:value="72000" calcext:value-type="float">
            <text:p>72000</text:p>
          </table:table-cell>
          <table:table-cell office:value-type="float" office:value="878.246388336324" calcext:value-type="float">
            <text:p>878.246388336324</text:p>
          </table:table-cell>
          <table:table-cell table:number-columns-repeated="58"/>
        </table:table-row>
        <table:table-row table:style-name="ro1" table:number-rows-repeated="10482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7" table:style-name="ta2">
        <table:table-column table:style-name="co3" table:number-columns-repeated="64" table:default-cell-style-name="Default"/>
        <table:table-row table:style-name="ro1">
          <table:table-cell office:value-type="string" calcext:value-type="string">
            <text:p>概要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2" table:number-rows-spanned="1">
            <text:p>回帰統計</text:p>
          </table:table-cell>
          <table:covered-table-cell table:style-name="ce5"/>
          <table:table-cell table:number-columns-repeated="62"/>
        </table:table-row>
        <table:table-row table:style-name="ro1">
          <table:table-cell table:style-name="ce3" office:value-type="string" calcext:value-type="string">
            <text:p>重相関 R</text:p>
          </table:table-cell>
          <table:table-cell table:style-name="ce3" office:value-type="float" office:value="0.810462946114929" calcext:value-type="float">
            <text:p>0.810462946114929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重決定 R2</text:p>
          </table:table-cell>
          <table:table-cell table:style-name="ce3" office:value-type="float" office:value="0.656850187025291" calcext:value-type="float">
            <text:p>0.65685018702529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補正 R2</text:p>
          </table:table-cell>
          <table:table-cell table:style-name="ce3" office:value-type="float" office:value="0.647318247775993" calcext:value-type="float">
            <text:p>0.647318247775993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標準誤差</text:p>
          </table:table-cell>
          <table:table-cell table:style-name="ce3" office:value-type="float" office:value="5175.45040225721" calcext:value-type="float">
            <text:p>5175.45040225721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観測数</text:p>
          </table:table-cell>
          <table:table-cell table:style-name="ce4" office:value-type="float" office:value="297" calcext:value-type="float">
            <text:p>297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 office:value-type="string" calcext:value-type="string">
            <text:p>分散分析表</text:p>
          </table:table-cell>
          <table:table-cell table:number-columns-repeated="63"/>
        </table:table-row>
        <table:table-row table:style-name="ro1">
          <table:table-cell table:style-name="ce5"/>
          <table:table-cell table:style-name="ce5" office:value-type="string" calcext:value-type="string">
            <text:p>自由度</text:p>
          </table:table-cell>
          <table:table-cell table:style-name="ce5" office:value-type="string" calcext:value-type="string">
            <text:p>変動</text:p>
          </table:table-cell>
          <table:table-cell table:style-name="ce5" office:value-type="string" calcext:value-type="string">
            <text:p>分散</text:p>
          </table:table-cell>
          <table:table-cell table:style-name="ce5" office:value-type="string" calcext:value-type="string">
            <text:p>観測された分散比</text:p>
          </table:table-cell>
          <table:table-cell table:style-name="ce5" office:value-type="string" calcext:value-type="string">
            <text:p>有意 F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回帰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766288560.9786" calcext:value-type="float">
            <text:p>14766288560.9786</text:p>
          </table:table-cell>
          <table:table-cell table:style-name="ce3" office:value-type="float" office:value="1845786070.12232" calcext:value-type="float">
            <text:p>1845786070.12232</text:p>
          </table:table-cell>
          <table:table-cell table:style-name="ce3" office:value-type="float" office:value="68.9104462214971" calcext:value-type="float">
            <text:p>68.9104462214971</text:p>
          </table:table-cell>
          <table:table-cell table:style-name="ce3" office:value-type="float" office:value="1.91271647249605E-062" calcext:value-type="float">
            <text:p>1.91271647249605E-62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残差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7714162617.4726" calcext:value-type="float">
            <text:p>7714162617.4726</text:p>
          </table:table-cell>
          <table:table-cell table:style-name="ce3" office:value-type="float" office:value="26785286.8662243" calcext:value-type="float">
            <text:p>26785286.8662243</text:p>
          </table:table-cell>
          <table:table-cell table:style-name="ce3" table:number-columns-repeated="2"/>
          <table:table-cell table:number-columns-repeated="58"/>
        </table:table-row>
        <table:table-row table:style-name="ro2">
          <table:table-cell table:style-name="ce4" office:value-type="string" calcext:value-type="string">
            <text:p>合計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2480451178.4512" calcext:value-type="float">
            <text:p>22480451178.4512</text:p>
          </table:table-cell>
          <table:table-cell table:style-name="ce4" table:number-columns-repeated="3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1">
          <table:table-cell table:style-name="ce5"/>
          <table:table-cell table:style-name="ce5" office:value-type="string" calcext:value-type="string">
            <text:p>係数</text:p>
          </table:table-cell>
          <table:table-cell table:style-name="ce5" office:value-type="string" calcext:value-type="string">
            <text:p>標準誤差</text:p>
          </table:table-cell>
          <table:table-cell table:style-name="ce5" office:value-type="string" calcext:value-type="string">
            <text:p>t </text:p>
          </table:table-cell>
          <table:table-cell table:style-name="ce5" office:value-type="string" calcext:value-type="string">
            <text:p>P-値</text:p>
          </table:table-cell>
          <table:table-cell table:style-name="ce5" office:value-type="string" calcext:value-type="string">
            <text:p>下限 95%</text:p>
          </table:table-cell>
          <table:table-cell table:style-name="ce5" office:value-type="string" calcext:value-type="string">
            <text:p>上限 95%</text:p>
          </table:table-cell>
          <table:table-cell table:style-name="ce5" office:value-type="string" calcext:value-type="string">
            <text:p>下限 95.0%</text:p>
          </table:table-cell>
          <table:table-cell table:style-name="ce5" office:value-type="string" calcext:value-type="string">
            <text:p>上限 95.0%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切片</text:p>
          </table:table-cell>
          <table:table-cell table:style-name="ce3" office:value-type="float" office:value="44714.5319062751" calcext:value-type="float">
            <text:p>44714.5319062751</text:p>
          </table:table-cell>
          <table:table-cell table:style-name="ce3" office:value-type="float" office:value="2157.43430695104" calcext:value-type="float">
            <text:p>2157.43430695104</text:p>
          </table:table-cell>
          <table:table-cell table:style-name="ce3" office:value-type="float" office:value="20.7257907052879" calcext:value-type="float">
            <text:p>20.7257907052879</text:p>
          </table:table-cell>
          <table:table-cell table:style-name="ce3" office:value-type="float" office:value="4.91314729772675E-059" calcext:value-type="float">
            <text:p>4.91314729772675E-59</text:p>
          </table:table-cell>
          <table:table-cell table:style-name="ce3" office:value-type="float" office:value="40468.1939530313" calcext:value-type="float">
            <text:p>40468.1939530313</text:p>
          </table:table-cell>
          <table:table-cell table:style-name="ce3" office:value-type="float" office:value="48960.8698595188" calcext:value-type="float">
            <text:p>48960.8698595188</text:p>
          </table:table-cell>
          <table:table-cell table:style-name="ce3" office:value-type="float" office:value="40468.1939530313" calcext:value-type="float">
            <text:p>40468.1939530313</text:p>
          </table:table-cell>
          <table:table-cell table:style-name="ce3" office:value-type="float" office:value="48960.8698595188" calcext:value-type="float">
            <text:p>48960.8698595188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面積</text:p>
          </table:table-cell>
          <table:table-cell table:style-name="ce3" office:value-type="float" office:value="1173.92741701905" calcext:value-type="float">
            <text:p>1173.92741701905</text:p>
          </table:table-cell>
          <table:table-cell table:style-name="ce3" office:value-type="float" office:value="88.6688033797181" calcext:value-type="float">
            <text:p>88.6688033797181</text:p>
          </table:table-cell>
          <table:table-cell table:style-name="ce3" office:value-type="float" office:value="13.2394638505696" calcext:value-type="float">
            <text:p>13.2394638505696</text:p>
          </table:table-cell>
          <table:table-cell table:style-name="ce3" office:value-type="float" office:value="1.41605541454478E-031" calcext:value-type="float">
            <text:p>1.41605541454478E-31</text:p>
          </table:table-cell>
          <table:table-cell table:style-name="ce3" office:value-type="float" office:value="999.406364930969" calcext:value-type="float">
            <text:p>999.406364930969</text:p>
          </table:table-cell>
          <table:table-cell table:style-name="ce3" office:value-type="float" office:value="1348.44846910712" calcext:value-type="float">
            <text:p>1348.44846910712</text:p>
          </table:table-cell>
          <table:table-cell table:style-name="ce3" office:value-type="float" office:value="999.406364930969" calcext:value-type="float">
            <text:p>999.406364930969</text:p>
          </table:table-cell>
          <table:table-cell table:style-name="ce3" office:value-type="float" office:value="1348.44846910712" calcext:value-type="float">
            <text:p>1348.44846910712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築年数</text:p>
          </table:table-cell>
          <table:table-cell table:style-name="ce3" office:value-type="float" office:value="-470.682518931731" calcext:value-type="float">
            <text:p>-470.682518931731</text:p>
          </table:table-cell>
          <table:table-cell table:style-name="ce3" office:value-type="float" office:value="35.9100978340317" calcext:value-type="float">
            <text:p>35.9100978340317</text:p>
          </table:table-cell>
          <table:table-cell table:style-name="ce3" office:value-type="float" office:value="-13.107246911638" calcext:value-type="float">
            <text:p>-13.107246911638</text:p>
          </table:table-cell>
          <table:table-cell table:style-name="ce3" office:value-type="float" office:value="4.22437038830376E-031" calcext:value-type="float">
            <text:p>4.22437038830376E-31</text:p>
          </table:table-cell>
          <table:table-cell table:style-name="ce3" office:value-type="float" office:value="-541.36203433855" calcext:value-type="float">
            <text:p>-541.36203433855</text:p>
          </table:table-cell>
          <table:table-cell table:style-name="ce3" office:value-type="float" office:value="-400.003003524913" calcext:value-type="float">
            <text:p>-400.003003524913</text:p>
          </table:table-cell>
          <table:table-cell table:style-name="ce3" office:value-type="float" office:value="-541.36203433855" calcext:value-type="float">
            <text:p>-541.36203433855</text:p>
          </table:table-cell>
          <table:table-cell table:style-name="ce3" office:value-type="float" office:value="-400.003003524913" calcext:value-type="float">
            <text:p>-400.003003524913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駅徒歩分</text:p>
          </table:table-cell>
          <table:table-cell table:style-name="ce3" office:value-type="float" office:value="-478.568811700131" calcext:value-type="float">
            <text:p>-478.568811700131</text:p>
          </table:table-cell>
          <table:table-cell table:style-name="ce3" office:value-type="float" office:value="77.7810637869302" calcext:value-type="float">
            <text:p>77.7810637869302</text:p>
          </table:table-cell>
          <table:table-cell table:style-name="ce3" office:value-type="float" office:value="-6.15276763263486" calcext:value-type="float">
            <text:p>-6.15276763263486</text:p>
          </table:table-cell>
          <table:table-cell table:style-name="ce3" office:value-type="float" office:value="0.00000000254264695942349" calcext:value-type="float">
            <text:p>2.54264695942349E-09</text:p>
          </table:table-cell>
          <table:table-cell table:style-name="ce3" office:value-type="float" office:value="-631.660232439094" calcext:value-type="float">
            <text:p>-631.660232439094</text:p>
          </table:table-cell>
          <table:table-cell table:style-name="ce3" office:value-type="float" office:value="-325.477390961168" calcext:value-type="float">
            <text:p>-325.477390961168</text:p>
          </table:table-cell>
          <table:table-cell table:style-name="ce3" office:value-type="float" office:value="-631.660232439094" calcext:value-type="float">
            <text:p>-631.660232439094</text:p>
          </table:table-cell>
          <table:table-cell table:style-name="ce3" office:value-type="float" office:value="-325.477390961168" calcext:value-type="float">
            <text:p>-325.477390961168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南</text:p>
          </table:table-cell>
          <table:table-cell table:style-name="ce3" office:value-type="float" office:value="617.22652180163" calcext:value-type="float">
            <text:p>617.22652180163</text:p>
          </table:table-cell>
          <table:table-cell table:style-name="ce3" office:value-type="float" office:value="618.158412781112" calcext:value-type="float">
            <text:p>618.158412781112</text:p>
          </table:table-cell>
          <table:table-cell table:style-name="ce3" office:value-type="float" office:value="0.998492472220366" calcext:value-type="float">
            <text:p>0.998492472220366</text:p>
          </table:table-cell>
          <table:table-cell table:style-name="ce3" office:value-type="float" office:value="0.318878793672718" calcext:value-type="float">
            <text:p>0.318878793672718</text:p>
          </table:table-cell>
          <table:table-cell table:style-name="ce3" office:value-type="float" office:value="-599.45457057377" calcext:value-type="float">
            <text:p>-599.45457057377</text:p>
          </table:table-cell>
          <table:table-cell table:style-name="ce3" office:value-type="float" office:value="1833.90761417703" calcext:value-type="float">
            <text:p>1833.90761417703</text:p>
          </table:table-cell>
          <table:table-cell table:style-name="ce3" office:value-type="float" office:value="-599.45457057377" calcext:value-type="float">
            <text:p>-599.45457057377</text:p>
          </table:table-cell>
          <table:table-cell table:style-name="ce3" office:value-type="float" office:value="1833.90761417703" calcext:value-type="float">
            <text:p>1833.90761417703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鉄骨造</text:p>
          </table:table-cell>
          <table:table-cell table:style-name="ce3" office:value-type="float" office:value="-1256.62298036353" calcext:value-type="float">
            <text:p>-1256.62298036353</text:p>
          </table:table-cell>
          <table:table-cell table:style-name="ce3" office:value-type="float" office:value="1701.78831778369" calcext:value-type="float">
            <text:p>1701.78831778369</text:p>
          </table:table-cell>
          <table:table-cell table:style-name="ce3" office:value-type="float" office:value="-0.738413213460112" calcext:value-type="float">
            <text:p>-0.738413213460112</text:p>
          </table:table-cell>
          <table:table-cell table:style-name="ce3" office:value-type="float" office:value="0.460864683457402" calcext:value-type="float">
            <text:p>0.460864683457402</text:p>
          </table:table-cell>
          <table:table-cell table:style-name="ce3" office:value-type="float" office:value="-4606.14249940941" calcext:value-type="float">
            <text:p>-4606.14249940941</text:p>
          </table:table-cell>
          <table:table-cell table:style-name="ce3" office:value-type="float" office:value="2092.89653868235" calcext:value-type="float">
            <text:p>2092.89653868235</text:p>
          </table:table-cell>
          <table:table-cell table:style-name="ce3" office:value-type="float" office:value="-4606.14249940941" calcext:value-type="float">
            <text:p>-4606.14249940941</text:p>
          </table:table-cell>
          <table:table-cell table:style-name="ce3" office:value-type="float" office:value="2092.89653868235" calcext:value-type="float">
            <text:p>2092.89653868235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軽量鉄骨</text:p>
          </table:table-cell>
          <table:table-cell table:style-name="ce3" office:value-type="float" office:value="-118.788788509268" calcext:value-type="float">
            <text:p>-118.788788509268</text:p>
          </table:table-cell>
          <table:table-cell table:style-name="ce3" office:value-type="float" office:value="857.453076538954" calcext:value-type="float">
            <text:p>857.453076538954</text:p>
          </table:table-cell>
          <table:table-cell table:style-name="ce3" office:value-type="float" office:value="-0.138536780331759" calcext:value-type="float">
            <text:p>-0.138536780331759</text:p>
          </table:table-cell>
          <table:table-cell table:style-name="ce3" office:value-type="float" office:value="0.889913019866347" calcext:value-type="float">
            <text:p>0.889913019866347</text:p>
          </table:table-cell>
          <table:table-cell table:style-name="ce3" office:value-type="float" office:value="-1806.45804003731" calcext:value-type="float">
            <text:p>-1806.45804003731</text:p>
          </table:table-cell>
          <table:table-cell table:style-name="ce3" office:value-type="float" office:value="1568.88046301877" calcext:value-type="float">
            <text:p>1568.88046301877</text:p>
          </table:table-cell>
          <table:table-cell table:style-name="ce3" office:value-type="float" office:value="-1806.45804003731" calcext:value-type="float">
            <text:p>-1806.45804003731</text:p>
          </table:table-cell>
          <table:table-cell table:style-name="ce3" office:value-type="float" office:value="1568.88046301877" calcext:value-type="float">
            <text:p>1568.88046301877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1K</text:p>
          </table:table-cell>
          <table:table-cell table:style-name="ce3" office:value-type="float" office:value="1096.2285977925" calcext:value-type="float">
            <text:p>1096.2285977925</text:p>
          </table:table-cell>
          <table:table-cell table:style-name="ce3" office:value-type="float" office:value="887.190979069932" calcext:value-type="float">
            <text:p>887.190979069932</text:p>
          </table:table-cell>
          <table:table-cell table:style-name="ce3" office:value-type="float" office:value="1.23561738526885" calcext:value-type="float">
            <text:p>1.23561738526885</text:p>
          </table:table-cell>
          <table:table-cell table:style-name="ce3" office:value-type="float" office:value="0.217607749304679" calcext:value-type="float">
            <text:p>0.217607749304679</text:p>
          </table:table-cell>
          <table:table-cell table:style-name="ce3" office:value-type="float" office:value="-649.971837633144" calcext:value-type="float">
            <text:p>-649.971837633144</text:p>
          </table:table-cell>
          <table:table-cell table:style-name="ce3" office:value-type="float" office:value="2842.42903321815" calcext:value-type="float">
            <text:p>2842.42903321815</text:p>
          </table:table-cell>
          <table:table-cell table:style-name="ce3" office:value-type="float" office:value="-649.971837633144" calcext:value-type="float">
            <text:p>-649.971837633144</text:p>
          </table:table-cell>
          <table:table-cell table:style-name="ce3" office:value-type="float" office:value="2842.42903321815" calcext:value-type="float">
            <text:p>2842.42903321815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1DK</text:p>
          </table:table-cell>
          <table:table-cell table:style-name="ce4" office:value-type="float" office:value="-3383.61310424585" calcext:value-type="float">
            <text:p>-3383.61310424585</text:p>
          </table:table-cell>
          <table:table-cell table:style-name="ce4" office:value-type="float" office:value="1441.19551024822" calcext:value-type="float">
            <text:p>1441.19551024822</text:p>
          </table:table-cell>
          <table:table-cell table:style-name="ce4" office:value-type="float" office:value="-2.34778215737231" calcext:value-type="float">
            <text:p>-2.34778215737231</text:p>
          </table:table-cell>
          <table:table-cell table:style-name="ce4" office:value-type="float" office:value="0.0195622740548603" calcext:value-type="float">
            <text:p>0.01956227405486</text:p>
          </table:table-cell>
          <table:table-cell table:style-name="ce4" office:value-type="float" office:value="-6220.22470975065" calcext:value-type="float">
            <text:p>-6220.22470975065</text:p>
          </table:table-cell>
          <table:table-cell table:style-name="ce4" office:value-type="float" office:value="-547.001498741053" calcext:value-type="float">
            <text:p>-547.001498741053</text:p>
          </table:table-cell>
          <table:table-cell table:style-name="ce4" office:value-type="float" office:value="-6220.22470975065" calcext:value-type="float">
            <text:p>-6220.22470975065</text:p>
          </table:table-cell>
          <table:table-cell table:style-name="ce4" office:value-type="float" office:value="-547.001498741053" calcext:value-type="float">
            <text:p>-547.001498741053</text:p>
          </table:table-cell>
          <table:table-cell table:number-columns-repeated="5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8" table:style-name="ta3">
        <table:table-column table:style-name="co3" table:number-columns-repeated="64" table:default-cell-style-name="Default"/>
        <table:table-row table:style-name="ro1">
          <table:table-cell table:style-name="ce5"/>
          <table:table-cell table:style-name="ce5" office:value-type="string" calcext:value-type="string">
            <text:p>家賃</text:p>
          </table:table-cell>
          <table:table-cell table:style-name="ce5" office:value-type="string" calcext:value-type="string">
            <text:p>面積</text:p>
          </table:table-cell>
          <table:table-cell table:style-name="ce5" office:value-type="string" calcext:value-type="string">
            <text:p>築年数</text:p>
          </table:table-cell>
          <table:table-cell table:style-name="ce5" office:value-type="string" calcext:value-type="string">
            <text:p>駅徒歩分</text:p>
          </table:table-cell>
          <table:table-cell table:style-name="ce5" office:value-type="string" calcext:value-type="string">
            <text:p>南</text:p>
          </table:table-cell>
          <table:table-cell table:style-name="ce5" office:value-type="string" calcext:value-type="string">
            <text:p>鉄骨造</text:p>
          </table:table-cell>
          <table:table-cell table:style-name="ce5" office:value-type="string" calcext:value-type="string">
            <text:p>軽量鉄骨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1DK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家賃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54"/>
        </table:table-row>
        <table:table-row table:style-name="ro1">
          <table:table-cell table:style-name="ce3" office:value-type="string" calcext:value-type="string">
            <text:p>面積</text:p>
          </table:table-cell>
          <table:table-cell table:style-name="ce3" office:value-type="float" office:value="0.54658944981121" calcext:value-type="float">
            <text:p>0.546589449811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54"/>
        </table:table-row>
        <table:table-row table:style-name="ro1">
          <table:table-cell table:style-name="ce3" office:value-type="string" calcext:value-type="string">
            <text:p>築年数</text:p>
          </table:table-cell>
          <table:table-cell table:style-name="ce3" office:value-type="float" office:value="-0.590761556950437" calcext:value-type="float">
            <text:p>-0.590761556950437</text:p>
          </table:table-cell>
          <table:table-cell table:style-name="ce3" office:value-type="float" office:value="-0.0966837282703233" calcext:value-type="float">
            <text:p>-0.09668372827032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54"/>
        </table:table-row>
        <table:table-row table:style-name="ro1">
          <table:table-cell table:style-name="ce3" office:value-type="string" calcext:value-type="string">
            <text:p>駅徒歩分</text:p>
          </table:table-cell>
          <table:table-cell table:style-name="ce3" office:value-type="float" office:value="-0.369842330676928" calcext:value-type="float">
            <text:p>-0.369842330676928</text:p>
          </table:table-cell>
          <table:table-cell table:style-name="ce3" office:value-type="float" office:value="-0.113152408122259" calcext:value-type="float">
            <text:p>-0.113152408122259</text:p>
          </table:table-cell>
          <table:table-cell table:style-name="ce3" office:value-type="float" office:value="0.190153226086254" calcext:value-type="float">
            <text:p>0.19015322608625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54"/>
        </table:table-row>
        <table:table-row table:style-name="ro1">
          <table:table-cell table:style-name="ce3" office:value-type="string" calcext:value-type="string">
            <text:p>南</text:p>
          </table:table-cell>
          <table:table-cell table:style-name="ce3" office:value-type="float" office:value="-0.0494129035449369" calcext:value-type="float">
            <text:p>-0.049412903544937</text:p>
          </table:table-cell>
          <table:table-cell table:style-name="ce3" office:value-type="float" office:value="0.016635153439746" calcext:value-type="float">
            <text:p>0.016635153439746</text:p>
          </table:table-cell>
          <table:table-cell table:style-name="ce3" office:value-type="float" office:value="0.102916692920627" calcext:value-type="float">
            <text:p>0.102916692920627</text:p>
          </table:table-cell>
          <table:table-cell table:style-name="ce3" office:value-type="float" office:value="0.12859449174375" calcext:value-type="float">
            <text:p>0.1285944917437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54"/>
        </table:table-row>
        <table:table-row table:style-name="ro1">
          <table:table-cell table:style-name="ce3" office:value-type="string" calcext:value-type="string">
            <text:p>鉄骨造</text:p>
          </table:table-cell>
          <table:table-cell table:style-name="ce3" office:value-type="float" office:value="0.0306948168566278" calcext:value-type="float">
            <text:p>0.030694816856628</text:p>
          </table:table-cell>
          <table:table-cell table:style-name="ce3" office:value-type="float" office:value="0.0123022531654422" calcext:value-type="float">
            <text:p>0.012302253165442</text:p>
          </table:table-cell>
          <table:table-cell table:style-name="ce3" office:value-type="float" office:value="-0.121907125909156" calcext:value-type="float">
            <text:p>-0.121907125909156</text:p>
          </table:table-cell>
          <table:table-cell table:style-name="ce3" office:value-type="float" office:value="0.0716021454048876" calcext:value-type="float">
            <text:p>0.071602145404888</text:p>
          </table:table-cell>
          <table:table-cell table:style-name="ce3" office:value-type="float" office:value="-0.0960001451799132" calcext:value-type="float">
            <text:p>-0.09600014517991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54"/>
        </table:table-row>
        <table:table-row table:style-name="ro1">
          <table:table-cell table:style-name="ce3" office:value-type="string" calcext:value-type="string">
            <text:p>軽量鉄骨</text:p>
          </table:table-cell>
          <table:table-cell table:style-name="ce3" office:value-type="float" office:value="-0.0194478854726607" calcext:value-type="float">
            <text:p>-0.019447885472661</text:p>
          </table:table-cell>
          <table:table-cell table:style-name="ce3" office:value-type="float" office:value="0.0341334983761013" calcext:value-type="float">
            <text:p>0.034133498376101</text:p>
          </table:table-cell>
          <table:table-cell table:style-name="ce3" office:value-type="float" office:value="0.0206558616383575" calcext:value-type="float">
            <text:p>0.020655861638358</text:p>
          </table:table-cell>
          <table:table-cell table:style-name="ce3" office:value-type="float" office:value="0.101614003527424" calcext:value-type="float">
            <text:p>0.101614003527424</text:p>
          </table:table-cell>
          <table:table-cell table:style-name="ce3" office:value-type="float" office:value="0.0296706075349192" calcext:value-type="float">
            <text:p>0.029670607534919</text:p>
          </table:table-cell>
          <table:table-cell table:style-name="ce3" office:value-type="float" office:value="-0.0778439973669895" calcext:value-type="float">
            <text:p>-0.0778439973669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54"/>
        </table:table-row>
        <table:table-row table:style-name="ro1">
          <table:table-cell table:style-name="ce3" office:value-type="string" calcext:value-type="string">
            <text:p>1K</text:p>
          </table:table-cell>
          <table:table-cell table:style-name="ce3" office:value-type="float" office:value="0.103304971416968" calcext:value-type="float">
            <text:p>0.103304971416968</text:p>
          </table:table-cell>
          <table:table-cell table:style-name="ce3" office:value-type="float" office:value="-0.167143292200461" calcext:value-type="float">
            <text:p>-0.167143292200461</text:p>
          </table:table-cell>
          <table:table-cell table:style-name="ce3" office:value-type="float" office:value="-0.146749376028681" calcext:value-type="float">
            <text:p>-0.146749376028681</text:p>
          </table:table-cell>
          <table:table-cell table:style-name="ce3" office:value-type="float" office:value="-0.0211600629170617" calcext:value-type="float">
            <text:p>-0.021160062917062</text:p>
          </table:table-cell>
          <table:table-cell table:style-name="ce3" office:value-type="float" office:value="-0.0790569415042089" calcext:value-type="float">
            <text:p>-0.079056941504209</text:p>
          </table:table-cell>
          <table:table-cell table:style-name="ce3" office:value-type="float" office:value="0.0620357320884431" calcext:value-type="float">
            <text:p>0.062035732088443</text:p>
          </table:table-cell>
          <table:table-cell table:style-name="ce3" office:value-type="float" office:value="0.0368604890387245" calcext:value-type="float">
            <text:p>0.03686048903872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54"/>
        </table:table-row>
        <table:table-row table:style-name="ro2">
          <table:table-cell table:style-name="ce4" office:value-type="string" calcext:value-type="string">
            <text:p>1DK</text:p>
          </table:table-cell>
          <table:table-cell table:style-name="ce4" office:value-type="float" office:value="0.05383594702863" calcext:value-type="float">
            <text:p>0.05383594702863</text:p>
          </table:table-cell>
          <table:table-cell table:style-name="ce4" office:value-type="float" office:value="0.483513784345591" calcext:value-type="float">
            <text:p>0.483513784345591</text:p>
          </table:table-cell>
          <table:table-cell table:style-name="ce4" office:value-type="float" office:value="0.145223714915255" calcext:value-type="float">
            <text:p>0.145223714915255</text:p>
          </table:table-cell>
          <table:table-cell table:style-name="ce4" office:value-type="float" office:value="-0.0239843353148176" calcext:value-type="float">
            <text:p>-0.023984335314818</text:p>
          </table:table-cell>
          <table:table-cell table:style-name="ce4" office:value-type="float" office:value="0.119925070239339" calcext:value-type="float">
            <text:p>0.119925070239339</text:p>
          </table:table-cell>
          <table:table-cell table:style-name="ce4" office:value-type="float" office:value="-0.0625696964874334" calcext:value-type="float">
            <text:p>-0.062569696487434</text:p>
          </table:table-cell>
          <table:table-cell table:style-name="ce4" office:value-type="float" office:value="0.0489259332741989" calcext:value-type="float">
            <text:p>0.048925933274199</text:p>
          </table:table-cell>
          <table:table-cell table:style-name="ce4" office:value-type="float" office:value="-0.592556828924972" calcext:value-type="float">
            <text:p>-0.59255682892497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4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9" table:style-name="ta4">
        <table:table-column table:style-name="co3" table:number-columns-repeated="64" table:default-cell-style-name="Default"/>
        <table:table-row table:style-name="ro1">
          <table:table-cell table:style-name="ce5"/>
          <table:table-cell table:style-name="ce5" office:value-type="string" calcext:value-type="string">
            <text:p>家賃</text:p>
          </table:table-cell>
          <table:table-cell table:style-name="ce5" office:value-type="string" calcext:value-type="string">
            <text:p>面積</text:p>
          </table:table-cell>
          <table:table-cell table:style-name="ce5" office:value-type="string" calcext:value-type="string">
            <text:p>築年数</text:p>
          </table:table-cell>
          <table:table-cell table:style-name="ce5" office:value-type="string" calcext:value-type="string">
            <text:p>駅徒歩分</text:p>
          </table:table-cell>
          <table:table-cell table:style-name="ce5" office:value-type="string" calcext:value-type="string">
            <text:p>1R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1DK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家賃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56"/>
        </table:table-row>
        <table:table-row table:style-name="ro1">
          <table:table-cell table:style-name="ce3" office:value-type="string" calcext:value-type="string">
            <text:p>面積</text:p>
          </table:table-cell>
          <table:table-cell table:style-name="ce3" office:value-type="float" office:value="0.54658944981121" calcext:value-type="float">
            <text:p>0.546589449811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56"/>
        </table:table-row>
        <table:table-row table:style-name="ro1">
          <table:table-cell table:style-name="ce3" office:value-type="string" calcext:value-type="string">
            <text:p>築年数</text:p>
          </table:table-cell>
          <table:table-cell table:style-name="ce3" office:value-type="float" office:value="-0.590761556950437" calcext:value-type="float">
            <text:p>-0.590761556950437</text:p>
          </table:table-cell>
          <table:table-cell table:style-name="ce3" office:value-type="float" office:value="-0.0966837282703233" calcext:value-type="float">
            <text:p>-0.09668372827032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56"/>
        </table:table-row>
        <table:table-row table:style-name="ro1">
          <table:table-cell table:style-name="ce3" office:value-type="string" calcext:value-type="string">
            <text:p>駅徒歩分</text:p>
          </table:table-cell>
          <table:table-cell table:style-name="ce3" office:value-type="float" office:value="-0.369842330676928" calcext:value-type="float">
            <text:p>-0.369842330676928</text:p>
          </table:table-cell>
          <table:table-cell table:style-name="ce3" office:value-type="float" office:value="-0.113152408122259" calcext:value-type="float">
            <text:p>-0.113152408122259</text:p>
          </table:table-cell>
          <table:table-cell table:style-name="ce3" office:value-type="float" office:value="0.190153226086254" calcext:value-type="float">
            <text:p>0.19015322608625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56"/>
        </table:table-row>
        <table:table-row table:style-name="ro1">
          <table:table-cell table:style-name="ce3" office:value-type="string" calcext:value-type="string">
            <text:p>1R</text:p>
          </table:table-cell>
          <table:table-cell table:style-name="ce3" office:value-type="float" office:value="-0.173610681041409" calcext:value-type="float">
            <text:p>-0.173610681041409</text:p>
          </table:table-cell>
          <table:table-cell table:style-name="ce3" office:value-type="float" office:value="-0.212582137485711" calcext:value-type="float">
            <text:p>-0.212582137485711</text:p>
          </table:table-cell>
          <table:table-cell table:style-name="ce3" office:value-type="float" office:value="0.0548929781998541" calcext:value-type="float">
            <text:p>0.054892978199854</text:p>
          </table:table-cell>
          <table:table-cell table:style-name="ce3" office:value-type="float" office:value="0.0467662723159397" calcext:value-type="float">
            <text:p>0.0467662723159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56"/>
        </table:table-row>
        <table:table-row table:style-name="ro1">
          <table:table-cell table:style-name="ce3" office:value-type="string" calcext:value-type="string">
            <text:p>1K</text:p>
          </table:table-cell>
          <table:table-cell table:style-name="ce3" office:value-type="float" office:value="0.103304971416968" calcext:value-type="float">
            <text:p>0.103304971416968</text:p>
          </table:table-cell>
          <table:table-cell table:style-name="ce3" office:value-type="float" office:value="-0.167143292200461" calcext:value-type="float">
            <text:p>-0.167143292200461</text:p>
          </table:table-cell>
          <table:table-cell table:style-name="ce3" office:value-type="float" office:value="-0.146749376028681" calcext:value-type="float">
            <text:p>-0.146749376028681</text:p>
          </table:table-cell>
          <table:table-cell table:style-name="ce3" office:value-type="float" office:value="-0.0211600629170617" calcext:value-type="float">
            <text:p>-0.021160062917062</text:p>
          </table:table-cell>
          <table:table-cell table:style-name="ce3" office:value-type="float" office:value="-0.717430053979434" calcext:value-type="float">
            <text:p>-0.71743005397943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56"/>
        </table:table-row>
        <table:table-row table:style-name="ro2">
          <table:table-cell table:style-name="ce4" office:value-type="string" calcext:value-type="string">
            <text:p>1DK</text:p>
          </table:table-cell>
          <table:table-cell table:style-name="ce4" office:value-type="float" office:value="0.05383594702863" calcext:value-type="float">
            <text:p>0.05383594702863</text:p>
          </table:table-cell>
          <table:table-cell table:style-name="ce4" office:value-type="float" office:value="0.483513784345591" calcext:value-type="float">
            <text:p>0.483513784345591</text:p>
          </table:table-cell>
          <table:table-cell table:style-name="ce4" office:value-type="float" office:value="0.145223714915255" calcext:value-type="float">
            <text:p>0.145223714915255</text:p>
          </table:table-cell>
          <table:table-cell table:style-name="ce4" office:value-type="float" office:value="-0.0239843353148176" calcext:value-type="float">
            <text:p>-0.023984335314818</text:p>
          </table:table-cell>
          <table:table-cell table:style-name="ce4" office:value-type="float" office:value="-0.136037784883688" calcext:value-type="float">
            <text:p>-0.136037784883688</text:p>
          </table:table-cell>
          <table:table-cell table:style-name="ce4" office:value-type="float" office:value="-0.592556828924972" calcext:value-type="float">
            <text:p>-0.59255682892497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6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1" table:style-name="ta5">
        <table:table-column table:style-name="co3" table:number-columns-repeated="64" table:default-cell-style-name="Default"/>
        <table:table-row table:style-name="ro1">
          <table:table-cell office:value-type="string" calcext:value-type="string">
            <text:p>概要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2" table:number-rows-spanned="1">
            <text:p>回帰統計</text:p>
          </table:table-cell>
          <table:covered-table-cell table:style-name="ce5"/>
          <table:table-cell table:number-columns-repeated="62"/>
        </table:table-row>
        <table:table-row table:style-name="ro1">
          <table:table-cell table:style-name="ce3" office:value-type="string" calcext:value-type="string">
            <text:p>重相関 R</text:p>
          </table:table-cell>
          <table:table-cell table:style-name="ce3" office:value-type="float" office:value="0.809216169540581" calcext:value-type="float">
            <text:p>0.80921616954058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重決定 R2</text:p>
          </table:table-cell>
          <table:table-cell table:style-name="ce3" office:value-type="float" office:value="0.654830809045931" calcext:value-type="float">
            <text:p>0.65483080904593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補正 R2</text:p>
          </table:table-cell>
          <table:table-cell table:style-name="ce3" office:value-type="float" office:value="0.648900066933318" calcext:value-type="float">
            <text:p>0.648900066933318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標準誤差</text:p>
          </table:table-cell>
          <table:table-cell table:style-name="ce3" office:value-type="float" office:value="5163.83110712537" calcext:value-type="float">
            <text:p>5163.83110712537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観測数</text:p>
          </table:table-cell>
          <table:table-cell table:style-name="ce4" office:value-type="float" office:value="297" calcext:value-type="float">
            <text:p>297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 office:value-type="string" calcext:value-type="string">
            <text:p>分散分析表</text:p>
          </table:table-cell>
          <table:table-cell table:number-columns-repeated="63"/>
        </table:table-row>
        <table:table-row table:style-name="ro1">
          <table:table-cell table:style-name="ce5"/>
          <table:table-cell table:style-name="ce5" office:value-type="string" calcext:value-type="string">
            <text:p>自由度</text:p>
          </table:table-cell>
          <table:table-cell table:style-name="ce5" office:value-type="string" calcext:value-type="string">
            <text:p>変動</text:p>
          </table:table-cell>
          <table:table-cell table:style-name="ce5" office:value-type="string" calcext:value-type="string">
            <text:p>分散</text:p>
          </table:table-cell>
          <table:table-cell table:style-name="ce5" office:value-type="string" calcext:value-type="string">
            <text:p>観測された分散比</text:p>
          </table:table-cell>
          <table:table-cell table:style-name="ce5" office:value-type="string" calcext:value-type="string">
            <text:p>有意 F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回帰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720892032.9027" calcext:value-type="float">
            <text:p>14720892032.9027</text:p>
          </table:table-cell>
          <table:table-cell table:style-name="ce3" office:value-type="float" office:value="2944178406.58055" calcext:value-type="float">
            <text:p>2944178406.58055</text:p>
          </table:table-cell>
          <table:table-cell table:style-name="ce3" office:value-type="float" office:value="110.412962933139" calcext:value-type="float">
            <text:p>110.412962933139</text:p>
          </table:table-cell>
          <table:table-cell table:style-name="ce3" office:value-type="float" office:value="4.32936688313548E-065" calcext:value-type="float">
            <text:p>4.32936688313548E-65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残差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7759559145.54845" calcext:value-type="float">
            <text:p>7759559145.54845</text:p>
          </table:table-cell>
          <table:table-cell table:style-name="ce3" office:value-type="float" office:value="26665151.7029156" calcext:value-type="float">
            <text:p>26665151.7029156</text:p>
          </table:table-cell>
          <table:table-cell table:style-name="ce3" table:number-columns-repeated="2"/>
          <table:table-cell table:number-columns-repeated="58"/>
        </table:table-row>
        <table:table-row table:style-name="ro2">
          <table:table-cell table:style-name="ce4" office:value-type="string" calcext:value-type="string">
            <text:p>合計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2480451178.4512" calcext:value-type="float">
            <text:p>22480451178.4512</text:p>
          </table:table-cell>
          <table:table-cell table:style-name="ce4" table:number-columns-repeated="3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1">
          <table:table-cell table:style-name="ce5"/>
          <table:table-cell table:style-name="ce5" office:value-type="string" calcext:value-type="string">
            <text:p>係数</text:p>
          </table:table-cell>
          <table:table-cell table:style-name="ce5" office:value-type="string" calcext:value-type="string">
            <text:p>標準誤差</text:p>
          </table:table-cell>
          <table:table-cell table:style-name="ce5" office:value-type="string" calcext:value-type="string">
            <text:p>t </text:p>
          </table:table-cell>
          <table:table-cell table:style-name="ce5" office:value-type="string" calcext:value-type="string">
            <text:p>P-値</text:p>
          </table:table-cell>
          <table:table-cell table:style-name="ce5" office:value-type="string" calcext:value-type="string">
            <text:p>下限 95%</text:p>
          </table:table-cell>
          <table:table-cell table:style-name="ce5" office:value-type="string" calcext:value-type="string">
            <text:p>上限 95%</text:p>
          </table:table-cell>
          <table:table-cell table:style-name="ce5" office:value-type="string" calcext:value-type="string">
            <text:p>下限 95.0%</text:p>
          </table:table-cell>
          <table:table-cell table:style-name="ce5" office:value-type="string" calcext:value-type="string">
            <text:p>上限 95.0%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切片</text:p>
          </table:table-cell>
          <table:table-cell table:style-name="ce3" office:value-type="float" office:value="41746.1835427945" calcext:value-type="float">
            <text:p>41746.1835427945</text:p>
          </table:table-cell>
          <table:table-cell table:style-name="ce3" office:value-type="float" office:value="2815.16196481464" calcext:value-type="float">
            <text:p>2815.16196481464</text:p>
          </table:table-cell>
          <table:table-cell table:style-name="ce3" office:value-type="float" office:value="14.8290521343212" calcext:value-type="float">
            <text:p>14.8290521343212</text:p>
          </table:table-cell>
          <table:table-cell table:style-name="ce3" office:value-type="float" office:value="1.92395129594449E-037" calcext:value-type="float">
            <text:p>1.92395129594449E-37</text:p>
          </table:table-cell>
          <table:table-cell table:style-name="ce3" office:value-type="float" office:value="36205.5239533199" calcext:value-type="float">
            <text:p>36205.5239533199</text:p>
          </table:table-cell>
          <table:table-cell table:style-name="ce3" office:value-type="float" office:value="47286.8431322691" calcext:value-type="float">
            <text:p>47286.8431322691</text:p>
          </table:table-cell>
          <table:table-cell table:style-name="ce3" office:value-type="float" office:value="36205.5239533199" calcext:value-type="float">
            <text:p>36205.5239533199</text:p>
          </table:table-cell>
          <table:table-cell table:style-name="ce3" office:value-type="float" office:value="47286.8431322691" calcext:value-type="float">
            <text:p>47286.8431322691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面積</text:p>
          </table:table-cell>
          <table:table-cell table:style-name="ce3" office:value-type="float" office:value="1169.7118712002" calcext:value-type="float">
            <text:p>1169.7118712002</text:p>
          </table:table-cell>
          <table:table-cell table:style-name="ce3" office:value-type="float" office:value="88.4006121647437" calcext:value-type="float">
            <text:p>88.4006121647437</text:p>
          </table:table-cell>
          <table:table-cell table:style-name="ce3" office:value-type="float" office:value="13.2319431116645" calcext:value-type="float">
            <text:p>13.2319431116645</text:p>
          </table:table-cell>
          <table:table-cell table:style-name="ce3" office:value-type="float" office:value="1.30210401756675E-031" calcext:value-type="float">
            <text:p>1.30210401756675E-31</text:p>
          </table:table-cell>
          <table:table-cell table:style-name="ce3" office:value-type="float" office:value="995.726251321931" calcext:value-type="float">
            <text:p>995.726251321931</text:p>
          </table:table-cell>
          <table:table-cell table:style-name="ce3" office:value-type="float" office:value="1343.69749107848" calcext:value-type="float">
            <text:p>1343.69749107848</text:p>
          </table:table-cell>
          <table:table-cell table:style-name="ce3" office:value-type="float" office:value="995.726251321931" calcext:value-type="float">
            <text:p>995.726251321931</text:p>
          </table:table-cell>
          <table:table-cell table:style-name="ce3" office:value-type="float" office:value="1343.69749107848" calcext:value-type="float">
            <text:p>1343.69749107848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築年数</text:p>
          </table:table-cell>
          <table:table-cell table:style-name="ce3" office:value-type="float" office:value="-465.349006231907" calcext:value-type="float">
            <text:p>-465.349006231907</text:p>
          </table:table-cell>
          <table:table-cell table:style-name="ce3" office:value-type="float" office:value="35.5210601610246" calcext:value-type="float">
            <text:p>35.5210601610246</text:p>
          </table:table-cell>
          <table:table-cell table:style-name="ce3" office:value-type="float" office:value="-13.1006508286177" calcext:value-type="float">
            <text:p>-13.1006508286177</text:p>
          </table:table-cell>
          <table:table-cell table:style-name="ce3" office:value-type="float" office:value="3.87062263679129E-031" calcext:value-type="float">
            <text:p>3.87062263679129E-31</text:p>
          </table:table-cell>
          <table:table-cell table:style-name="ce3" office:value-type="float" office:value="-535.259762724542" calcext:value-type="float">
            <text:p>-535.259762724542</text:p>
          </table:table-cell>
          <table:table-cell table:style-name="ce3" office:value-type="float" office:value="-395.438249739272" calcext:value-type="float">
            <text:p>-395.438249739272</text:p>
          </table:table-cell>
          <table:table-cell table:style-name="ce3" office:value-type="float" office:value="-535.259762724542" calcext:value-type="float">
            <text:p>-535.259762724542</text:p>
          </table:table-cell>
          <table:table-cell table:style-name="ce3" office:value-type="float" office:value="-395.438249739272" calcext:value-type="float">
            <text:p>-395.438249739272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駅徒歩分</text:p>
          </table:table-cell>
          <table:table-cell table:style-name="ce3" office:value-type="float" office:value="-476.347604687986" calcext:value-type="float">
            <text:p>-476.347604687986</text:p>
          </table:table-cell>
          <table:table-cell table:style-name="ce3" office:value-type="float" office:value="76.1406852528684" calcext:value-type="float">
            <text:p>76.1406852528684</text:p>
          </table:table-cell>
          <table:table-cell table:style-name="ce3" office:value-type="float" office:value="-6.25615074392886" calcext:value-type="float">
            <text:p>-6.25615074392886</text:p>
          </table:table-cell>
          <table:table-cell table:style-name="ce3" office:value-type="float" office:value="0.0000000014067667441348" calcext:value-type="float">
            <text:p>1.4067667441348E-09</text:p>
          </table:table-cell>
          <table:table-cell table:style-name="ce3" office:value-type="float" office:value="-626.203855649109" calcext:value-type="float">
            <text:p>-626.203855649109</text:p>
          </table:table-cell>
          <table:table-cell table:style-name="ce3" office:value-type="float" office:value="-326.491353726863" calcext:value-type="float">
            <text:p>-326.491353726863</text:p>
          </table:table-cell>
          <table:table-cell table:style-name="ce3" office:value-type="float" office:value="-626.203855649109" calcext:value-type="float">
            <text:p>-626.203855649109</text:p>
          </table:table-cell>
          <table:table-cell table:style-name="ce3" office:value-type="float" office:value="-326.491353726863" calcext:value-type="float">
            <text:p>-326.491353726863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1R</text:p>
          </table:table-cell>
          <table:table-cell table:style-name="ce3" office:value-type="float" office:value="3233.48576335731" calcext:value-type="float">
            <text:p>3233.48576335731</text:p>
          </table:table-cell>
          <table:table-cell table:style-name="ce3" office:value-type="float" office:value="1427.77448135902" calcext:value-type="float">
            <text:p>1427.77448135902</text:p>
          </table:table-cell>
          <table:table-cell table:style-name="ce3" office:value-type="float" office:value="2.26470342870922" calcext:value-type="float">
            <text:p>2.26470342870922</text:p>
          </table:table-cell>
          <table:table-cell table:style-name="ce3" office:value-type="float" office:value="0.0242663819885169" calcext:value-type="float">
            <text:p>0.024266381988517</text:p>
          </table:table-cell>
          <table:table-cell table:style-name="ce3" office:value-type="float" office:value="423.412143927092" calcext:value-type="float">
            <text:p>423.412143927092</text:p>
          </table:table-cell>
          <table:table-cell table:style-name="ce3" office:value-type="float" office:value="6043.55938278753" calcext:value-type="float">
            <text:p>6043.55938278753</text:p>
          </table:table-cell>
          <table:table-cell table:style-name="ce3" office:value-type="float" office:value="423.412143927092" calcext:value-type="float">
            <text:p>423.412143927092</text:p>
          </table:table-cell>
          <table:table-cell table:style-name="ce3" office:value-type="float" office:value="6043.55938278753" calcext:value-type="float">
            <text:p>6043.55938278753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1K</text:p>
          </table:table-cell>
          <table:table-cell table:style-name="ce4" office:value-type="float" office:value="4309.2377397547" calcext:value-type="float">
            <text:p>4309.2377397547</text:p>
          </table:table-cell>
          <table:table-cell table:style-name="ce4" office:value-type="float" office:value="1165.91691718242" calcext:value-type="float">
            <text:p>1165.91691718242</text:p>
          </table:table-cell>
          <table:table-cell table:style-name="ce4" office:value-type="float" office:value="3.69600755958536" calcext:value-type="float">
            <text:p>3.69600755958536</text:p>
          </table:table-cell>
          <table:table-cell table:style-name="ce4" office:value-type="float" office:value="0.000261653213038066" calcext:value-type="float">
            <text:p>0.000261653213038</text:p>
          </table:table-cell>
          <table:table-cell table:style-name="ce4" office:value-type="float" office:value="2014.53895209799" calcext:value-type="float">
            <text:p>2014.53895209799</text:p>
          </table:table-cell>
          <table:table-cell table:style-name="ce4" office:value-type="float" office:value="6603.9365274114" calcext:value-type="float">
            <text:p>6603.9365274114</text:p>
          </table:table-cell>
          <table:table-cell table:style-name="ce4" office:value-type="float" office:value="2014.53895209799" calcext:value-type="float">
            <text:p>2014.53895209799</text:p>
          </table:table-cell>
          <table:table-cell table:style-name="ce4" office:value-type="float" office:value="6603.9365274114" calcext:value-type="float">
            <text:p>6603.9365274114</text:p>
          </table:table-cell>
          <table:table-cell table:number-columns-repeated="55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2" table:style-name="ta6"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概要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">
          <table:table-cell table:style-name="ce2" office:value-type="string" calcext:value-type="string">
            <text:p>重相関 R</text:p>
          </table:table-cell>
          <table:table-cell table:style-name="ce7" office:value-type="float" office:value="0.805448442920498" calcext:value-type="float">
            <text:p>0.805 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重決定 R2</text:p>
          </table:table-cell>
          <table:table-cell table:style-name="ce8" office:value-type="float" office:value="0.648747194203054" calcext:value-type="float">
            <text:p>0.649 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補正 R2</text:p>
          </table:table-cell>
          <table:table-cell table:style-name="ce8" office:value-type="float" office:value="0.643935511931863" calcext:value-type="float">
            <text:p>0.644 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標準誤差</text:p>
          </table:table-cell>
          <table:table-cell table:style-name="ce15" office:value-type="float" office:value="5200.21125493304" calcext:value-type="float">
            <text:p>5200 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観測数</text:p>
          </table:table-cell>
          <table:table-cell table:style-name="ce10" office:value-type="float" office:value="297" calcext:value-type="float">
            <text:p>297 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 office:value-type="string" calcext:value-type="string">
            <text:p>分散分析表</text:p>
          </table:table-cell>
          <table:table-cell table:number-columns-repeated="63"/>
        </table:table-row>
        <table:table-row table:style-name="ro1">
          <table:table-cell table:style-name="ce5"/>
          <table:table-cell table:style-name="ce5" office:value-type="string" calcext:value-type="string">
            <text:p>自由度</text:p>
          </table:table-cell>
          <table:table-cell table:style-name="ce5" office:value-type="string" calcext:value-type="string">
            <text:p>変動</text:p>
          </table:table-cell>
          <table:table-cell table:style-name="ce5" office:value-type="string" calcext:value-type="string">
            <text:p>分散</text:p>
          </table:table-cell>
          <table:table-cell table:style-name="ce5" office:value-type="string" calcext:value-type="string">
            <text:p>観測された分散比</text:p>
          </table:table-cell>
          <table:table-cell table:style-name="ce5" office:value-type="string" calcext:value-type="string">
            <text:p>有意 F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回帰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584129626.4389" calcext:value-type="float">
            <text:p>14584129626.4389</text:p>
          </table:table-cell>
          <table:table-cell table:style-name="ce3" office:value-type="float" office:value="3646032406.60974" calcext:value-type="float">
            <text:p>3646032406.60974</text:p>
          </table:table-cell>
          <table:table-cell table:style-name="ce3" office:value-type="float" office:value="134.827521361353" calcext:value-type="float">
            <text:p>134.827521361353</text:p>
          </table:table-cell>
          <table:table-cell table:style-name="ce3" office:value-type="float" office:value="4.38006533664438E-065" calcext:value-type="float">
            <text:p>4.38006533664438E-65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残差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7896321552.01223" calcext:value-type="float">
            <text:p>7896321552.01223</text:p>
          </table:table-cell>
          <table:table-cell table:style-name="ce3" office:value-type="float" office:value="27042197.0959323" calcext:value-type="float">
            <text:p>27042197.0959323</text:p>
          </table:table-cell>
          <table:table-cell table:style-name="ce3" table:number-columns-repeated="2"/>
          <table:table-cell table:number-columns-repeated="58"/>
        </table:table-row>
        <table:table-row table:style-name="ro2">
          <table:table-cell table:style-name="ce4" office:value-type="string" calcext:value-type="string">
            <text:p>合計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2480451178.4512" calcext:value-type="float">
            <text:p>22480451178.4512</text:p>
          </table:table-cell>
          <table:table-cell table:style-name="ce4" table:number-columns-repeated="3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1">
          <table:table-cell table:style-name="ce5"/>
          <table:table-cell table:style-name="ce5" office:value-type="string" calcext:value-type="string">
            <text:p>係数</text:p>
          </table:table-cell>
          <table:table-cell table:style-name="ce5" office:value-type="string" calcext:value-type="string">
            <text:p>標準誤差</text:p>
          </table:table-cell>
          <table:table-cell table:style-name="ce5" office:value-type="string" calcext:value-type="string">
            <text:p>t </text:p>
          </table:table-cell>
          <table:table-cell table:style-name="ce5" office:value-type="string" calcext:value-type="string">
            <text:p>P-値</text:p>
          </table:table-cell>
          <table:table-cell table:style-name="ce5" office:value-type="string" calcext:value-type="string">
            <text:p>下限 95%</text:p>
          </table:table-cell>
          <table:table-cell table:style-name="ce5" office:value-type="string" calcext:value-type="string">
            <text:p>上限 95%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切片</text:p>
          </table:table-cell>
          <table:table-cell table:style-name="ce11" office:value-type="float" office:value="46028.0868524352" calcext:value-type="float">
            <text:p>46028 </text:p>
          </table:table-cell>
          <table:table-cell table:style-name="ce9" office:value-type="float" office:value="2100.44200588507" calcext:value-type="float">
            <text:p>2100.4 </text:p>
          </table:table-cell>
          <table:table-cell table:style-name="ce9" office:value-type="float" office:value="21.9135242598809" calcext:value-type="float">
            <text:p>21.9 </text:p>
          </table:table-cell>
          <table:table-cell table:style-name="ce16" office:value-type="float" office:value="1.28313810375527E-063" calcext:value-type="float">
            <text:p>1.28E-63</text:p>
          </table:table-cell>
          <table:table-cell table:style-name="ce11" office:value-type="float" office:value="41894.1621086276" calcext:value-type="float">
            <text:p>41894 </text:p>
          </table:table-cell>
          <table:table-cell table:style-name="ce11" office:value-type="float" office:value="50162.0115962428" calcext:value-type="float">
            <text:p>50162 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面積</text:p>
          </table:table-cell>
          <table:table-cell table:style-name="ce11" office:value-type="float" office:value="1070.46187876635" calcext:value-type="float">
            <text:p>1070 </text:p>
          </table:table-cell>
          <table:table-cell table:style-name="ce9" office:value-type="float" office:value="77.313674515451" calcext:value-type="float">
            <text:p>77.3 </text:p>
          </table:table-cell>
          <table:table-cell table:style-name="ce9" office:value-type="float" office:value="13.8456991660954" calcext:value-type="float">
            <text:p>13.8 </text:p>
          </table:table-cell>
          <table:table-cell table:style-name="ce16" office:value-type="float" office:value="7.32779679569595E-034" calcext:value-type="float">
            <text:p>7.33E-34</text:p>
          </table:table-cell>
          <table:table-cell table:style-name="ce11" office:value-type="float" office:value="918.29918576239" calcext:value-type="float">
            <text:p>918 </text:p>
          </table:table-cell>
          <table:table-cell table:style-name="ce11" office:value-type="float" office:value="1222.62457177031" calcext:value-type="float">
            <text:p>1223 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築年数</text:p>
          </table:table-cell>
          <table:table-cell table:style-name="ce11" office:value-type="float" office:value="-477.699279353889" calcext:value-type="float">
            <text:p>-478 </text:p>
          </table:table-cell>
          <table:table-cell table:style-name="ce9" office:value-type="float" office:value="35.3472348687572" calcext:value-type="float">
            <text:p>35.3 </text:p>
          </table:table-cell>
          <table:table-cell table:style-name="ce9" office:value-type="float" office:value="-13.5144737948404" calcext:value-type="float">
            <text:p>-13.5 </text:p>
          </table:table-cell>
          <table:table-cell table:style-name="ce16" office:value-type="float" office:value="1.17624868381719E-032" calcext:value-type="float">
            <text:p>1.18E-32</text:p>
          </table:table-cell>
          <table:table-cell table:style-name="ce11" office:value-type="float" office:value="-547.266926753685" calcext:value-type="float">
            <text:p>-547 </text:p>
          </table:table-cell>
          <table:table-cell table:style-name="ce11" office:value-type="float" office:value="-408.131631954093" calcext:value-type="float">
            <text:p>-408 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駅徒歩分</text:p>
          </table:table-cell>
          <table:table-cell table:style-name="ce11" office:value-type="float" office:value="-473.968924472788" calcext:value-type="float">
            <text:p>-474 </text:p>
          </table:table-cell>
          <table:table-cell table:style-name="ce9" office:value-type="float" office:value="76.6698147117583" calcext:value-type="float">
            <text:p>76.7 </text:p>
          </table:table-cell>
          <table:table-cell table:style-name="ce9" office:value-type="float" office:value="-6.18194952282961" calcext:value-type="float">
            <text:p>-6.2 </text:p>
          </table:table-cell>
          <table:table-cell table:style-name="ce16" office:value-type="float" office:value="0.00000000212710562421936" calcext:value-type="float">
            <text:p>2.13E-09</text:p>
          </table:table-cell>
          <table:table-cell table:style-name="ce11" office:value-type="float" office:value="-624.864423254496" calcext:value-type="float">
            <text:p>-625 </text:p>
          </table:table-cell>
          <table:table-cell table:style-name="ce11" office:value-type="float" office:value="-323.073425691081" calcext:value-type="float">
            <text:p>-323 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1K</text:p>
          </table:table-cell>
          <table:table-cell table:style-name="ce10" office:value-type="float" office:value="2230.96786174845" calcext:value-type="float">
            <text:p>2231 </text:p>
          </table:table-cell>
          <table:table-cell table:style-name="ce12" office:value-type="float" office:value="724.252614828269" calcext:value-type="float">
            <text:p>724.3 </text:p>
          </table:table-cell>
          <table:table-cell table:style-name="ce12" office:value-type="float" office:value="3.08037253310773" calcext:value-type="float">
            <text:p>3.1 </text:p>
          </table:table-cell>
          <table:table-cell table:style-name="ce17" office:value-type="float" office:value="0.00226436957545143" calcext:value-type="float">
            <text:p>2.26E-03</text:p>
          </table:table-cell>
          <table:table-cell table:style-name="ce10" office:value-type="float" office:value="805.550831991275" calcext:value-type="float">
            <text:p>806 </text:p>
          </table:table-cell>
          <table:table-cell table:style-name="ce10" office:value-type="float" office:value="3656.38489150564" calcext:value-type="float">
            <text:p>3656 </text:p>
          </table:table-cell>
          <table:table-cell table:number-columns-repeated="57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3" table:style-name="ta7"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number-columns-repeated="57" table:default-cell-style-name="Default"/>
        <table:table-row table:style-name="ro1">
          <table:table-cell office:value-type="string" calcext:value-type="string">
            <text:p>概要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2" table:number-rows-spanned="1">
            <text:p>回帰統計</text:p>
          </table:table-cell>
          <table:covered-table-cell table:style-name="ce5"/>
          <table:table-cell table:number-columns-repeated="62"/>
        </table:table-row>
        <table:table-row table:style-name="ro1">
          <table:table-cell table:style-name="ce3" office:value-type="string" calcext:value-type="string">
            <text:p>重相関 R</text:p>
          </table:table-cell>
          <table:table-cell table:style-name="ce3" office:value-type="float" office:value="0.809216169540581" calcext:value-type="float">
            <text:p>0.80921616954058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重決定 R2</text:p>
          </table:table-cell>
          <table:table-cell table:style-name="ce3" office:value-type="float" office:value="0.654830809045931" calcext:value-type="float">
            <text:p>0.65483080904593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補正 R2</text:p>
          </table:table-cell>
          <table:table-cell table:style-name="ce3" office:value-type="float" office:value="0.648900066933318" calcext:value-type="float">
            <text:p>0.648900066933318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標準誤差</text:p>
          </table:table-cell>
          <table:table-cell table:style-name="ce3" office:value-type="float" office:value="5163.83110712537" calcext:value-type="float">
            <text:p>5163.83110712537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観測数</text:p>
          </table:table-cell>
          <table:table-cell table:style-name="ce4" office:value-type="float" office:value="297" calcext:value-type="float">
            <text:p>297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 office:value-type="string" calcext:value-type="string">
            <text:p>分散分析表</text:p>
          </table:table-cell>
          <table:table-cell table:number-columns-repeated="63"/>
        </table:table-row>
        <table:table-row table:style-name="ro1">
          <table:table-cell table:style-name="ce5"/>
          <table:table-cell table:style-name="ce5" office:value-type="string" calcext:value-type="string">
            <text:p>自由度</text:p>
          </table:table-cell>
          <table:table-cell table:style-name="ce5" office:value-type="string" calcext:value-type="string">
            <text:p>変動</text:p>
          </table:table-cell>
          <table:table-cell table:style-name="ce5" office:value-type="string" calcext:value-type="string">
            <text:p>分散</text:p>
          </table:table-cell>
          <table:table-cell table:style-name="ce5" office:value-type="string" calcext:value-type="string">
            <text:p>観測された分散比</text:p>
          </table:table-cell>
          <table:table-cell table:style-name="ce5" office:value-type="string" calcext:value-type="string">
            <text:p>有意 F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回帰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720892032.9027" calcext:value-type="float">
            <text:p>14720892032.9027</text:p>
          </table:table-cell>
          <table:table-cell table:style-name="ce3" office:value-type="float" office:value="2944178406.58054" calcext:value-type="float">
            <text:p>2944178406.58054</text:p>
          </table:table-cell>
          <table:table-cell table:style-name="ce3" office:value-type="float" office:value="110.412962933139" calcext:value-type="float">
            <text:p>110.412962933139</text:p>
          </table:table-cell>
          <table:table-cell table:style-name="ce3" office:value-type="float" office:value="4.32936688313548E-065" calcext:value-type="float">
            <text:p>4.32936688313548E-65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残差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7759559145.54845" calcext:value-type="float">
            <text:p>7759559145.54845</text:p>
          </table:table-cell>
          <table:table-cell table:style-name="ce3" office:value-type="float" office:value="26665151.7029156" calcext:value-type="float">
            <text:p>26665151.7029156</text:p>
          </table:table-cell>
          <table:table-cell table:style-name="ce3" table:number-columns-repeated="2"/>
          <table:table-cell table:number-columns-repeated="58"/>
        </table:table-row>
        <table:table-row table:style-name="ro2">
          <table:table-cell table:style-name="ce4" office:value-type="string" calcext:value-type="string">
            <text:p>合計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2480451178.4512" calcext:value-type="float">
            <text:p>22480451178.4512</text:p>
          </table:table-cell>
          <table:table-cell table:style-name="ce4" table:number-columns-repeated="3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1">
          <table:table-cell table:style-name="ce5"/>
          <table:table-cell table:style-name="ce5" office:value-type="string" calcext:value-type="string">
            <text:p>係数</text:p>
          </table:table-cell>
          <table:table-cell table:style-name="ce5" office:value-type="string" calcext:value-type="string">
            <text:p>標準誤差</text:p>
          </table:table-cell>
          <table:table-cell table:style-name="ce5" office:value-type="string" calcext:value-type="string">
            <text:p>t </text:p>
          </table:table-cell>
          <table:table-cell table:style-name="ce5" office:value-type="string" calcext:value-type="string">
            <text:p>P-値</text:p>
          </table:table-cell>
          <table:table-cell table:style-name="ce5" office:value-type="string" calcext:value-type="string">
            <text:p>下限 95%</text:p>
          </table:table-cell>
          <table:table-cell table:style-name="ce5" office:value-type="string" calcext:value-type="string">
            <text:p>上限 95%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切片</text:p>
          </table:table-cell>
          <table:table-cell table:style-name="ce11" office:value-type="float" office:value="44979.6693061518" calcext:value-type="float">
            <text:p>44980 </text:p>
          </table:table-cell>
          <table:table-cell table:style-name="ce9" office:value-type="float" office:value="2136.50519584347" calcext:value-type="float">
            <text:p>2136.5 </text:p>
          </table:table-cell>
          <table:table-cell table:style-name="ce18" office:value-type="float" office:value="21.0529182862081" calcext:value-type="float">
            <text:p>21.05 </text:p>
          </table:table-cell>
          <table:table-cell table:style-name="ce16" office:value-type="float" office:value="1.97928939816752E-060" calcext:value-type="float">
            <text:p>1.98E-60</text:p>
          </table:table-cell>
          <table:table-cell table:style-name="ce22" office:value-type="float" office:value="40774.707691415" calcext:value-type="float">
            <text:p>40774.7 </text:p>
          </table:table-cell>
          <table:table-cell table:style-name="ce9" office:value-type="float" office:value="49184.6309208885" calcext:value-type="float">
            <text:p>49184.6 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面積</text:p>
          </table:table-cell>
          <table:table-cell table:style-name="ce11" office:value-type="float" office:value="1169.7118712002" calcext:value-type="float">
            <text:p>1170 </text:p>
          </table:table-cell>
          <table:table-cell table:style-name="ce9" office:value-type="float" office:value="88.4006121647437" calcext:value-type="float">
            <text:p>88.4 </text:p>
          </table:table-cell>
          <table:table-cell table:style-name="ce18" office:value-type="float" office:value="13.2319431116645" calcext:value-type="float">
            <text:p>13.23 </text:p>
          </table:table-cell>
          <table:table-cell table:style-name="ce16" office:value-type="float" office:value="1.30210401756683E-031" calcext:value-type="float">
            <text:p>1.30E-31</text:p>
          </table:table-cell>
          <table:table-cell table:style-name="ce22" office:value-type="float" office:value="995.726251321931" calcext:value-type="float">
            <text:p>995.7 </text:p>
          </table:table-cell>
          <table:table-cell table:style-name="ce9" office:value-type="float" office:value="1343.69749107848" calcext:value-type="float">
            <text:p>1343.7 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築年数</text:p>
          </table:table-cell>
          <table:table-cell table:style-name="ce11" office:value-type="float" office:value="-465.349006231907" calcext:value-type="float">
            <text:p>-465 </text:p>
          </table:table-cell>
          <table:table-cell table:style-name="ce9" office:value-type="float" office:value="35.5210601610246" calcext:value-type="float">
            <text:p>35.5 </text:p>
          </table:table-cell>
          <table:table-cell table:style-name="ce18" office:value-type="float" office:value="-13.1006508286177" calcext:value-type="float">
            <text:p>-13.10 </text:p>
          </table:table-cell>
          <table:table-cell table:style-name="ce16" office:value-type="float" office:value="3.87062263679129E-031" calcext:value-type="float">
            <text:p>3.87E-31</text:p>
          </table:table-cell>
          <table:table-cell table:style-name="ce22" office:value-type="float" office:value="-535.259762724542" calcext:value-type="float">
            <text:p>-535.3 </text:p>
          </table:table-cell>
          <table:table-cell table:style-name="ce9" office:value-type="float" office:value="-395.438249739272" calcext:value-type="float">
            <text:p>-395.4 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駅徒歩分</text:p>
          </table:table-cell>
          <table:table-cell table:style-name="ce11" office:value-type="float" office:value="-476.347604687986" calcext:value-type="float">
            <text:p>-476 </text:p>
          </table:table-cell>
          <table:table-cell table:style-name="ce9" office:value-type="float" office:value="76.1406852528684" calcext:value-type="float">
            <text:p>76.1 </text:p>
          </table:table-cell>
          <table:table-cell table:style-name="ce18" office:value-type="float" office:value="-6.25615074392886" calcext:value-type="float">
            <text:p>-6.26 </text:p>
          </table:table-cell>
          <table:table-cell table:style-name="ce16" office:value-type="float" office:value="0.0000000014067667441348" calcext:value-type="float">
            <text:p>1.41E-09</text:p>
          </table:table-cell>
          <table:table-cell table:style-name="ce22" office:value-type="float" office:value="-626.203855649109" calcext:value-type="float">
            <text:p>-626.2 </text:p>
          </table:table-cell>
          <table:table-cell table:style-name="ce9" office:value-type="float" office:value="-326.491353726863" calcext:value-type="float">
            <text:p>-326.5 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1DK</text:p>
          </table:table-cell>
          <table:table-cell table:style-name="ce11" office:value-type="float" office:value="-3233.4857633573" calcext:value-type="float">
            <text:p>-3233 </text:p>
          </table:table-cell>
          <table:table-cell table:style-name="ce9" office:value-type="float" office:value="1427.77448135902" calcext:value-type="float">
            <text:p>1427.8 </text:p>
          </table:table-cell>
          <table:table-cell table:style-name="ce18" office:value-type="float" office:value="-2.26470342870922" calcext:value-type="float">
            <text:p>-2.26 </text:p>
          </table:table-cell>
          <table:table-cell table:style-name="ce20" office:value-type="float" office:value="0.0242663819885169" calcext:value-type="float">
            <text:p>0.0243 </text:p>
          </table:table-cell>
          <table:table-cell table:style-name="ce22" office:value-type="float" office:value="-6043.55938278752" calcext:value-type="float">
            <text:p>-6043.6 </text:p>
          </table:table-cell>
          <table:table-cell table:style-name="ce9" office:value-type="float" office:value="-423.412143927087" calcext:value-type="float">
            <text:p>-423.4 </text:p>
          </table:table-cell>
          <table:table-cell table:number-columns-repeated="57"/>
        </table:table-row>
        <table:table-row table:style-name="ro2">
          <table:table-cell table:style-name="ce4" office:value-type="string" calcext:value-type="string">
            <text:p>1K</text:p>
          </table:table-cell>
          <table:table-cell table:style-name="ce10" office:value-type="float" office:value="1075.75197639739" calcext:value-type="float">
            <text:p>1076 </text:p>
          </table:table-cell>
          <table:table-cell table:style-name="ce12" office:value-type="float" office:value="881.717667578678" calcext:value-type="float">
            <text:p>881.7 </text:p>
          </table:table-cell>
          <table:table-cell table:style-name="ce19" office:value-type="float" office:value="1.22006399095025" calcext:value-type="float">
            <text:p>1.22 </text:p>
          </table:table-cell>
          <table:table-cell table:style-name="ce21" office:value-type="float" office:value="0.223428442016086" calcext:value-type="float">
            <text:p>0.2234 </text:p>
          </table:table-cell>
          <table:table-cell table:style-name="ce23" office:value-type="float" office:value="-659.600202673641" calcext:value-type="float">
            <text:p>-659.6 </text:p>
          </table:table-cell>
          <table:table-cell table:style-name="ce12" office:value-type="float" office:value="2811.10415546841" calcext:value-type="float">
            <text:p>2811.1 </text:p>
          </table:table-cell>
          <table:table-cell table:number-columns-repeated="57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4" table:style-name="ta8">
        <table:table-column table:style-name="co3" table:number-columns-repeated="64" table:default-cell-style-name="Default"/>
        <table:table-row table:style-name="ro1">
          <table:table-cell office:value-type="string" calcext:value-type="string">
            <text:p>概要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2" table:number-rows-spanned="1">
            <text:p>回帰統計</text:p>
          </table:table-cell>
          <table:covered-table-cell table:style-name="ce5"/>
          <table:table-cell table:number-columns-repeated="62"/>
        </table:table-row>
        <table:table-row table:style-name="ro1">
          <table:table-cell table:style-name="ce3" office:value-type="string" calcext:value-type="string">
            <text:p>重相関 R</text:p>
          </table:table-cell>
          <table:table-cell table:style-name="ce3" office:value-type="float" office:value="0.799141703250398" calcext:value-type="float">
            <text:p>0.799141703250398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重決定 R2</text:p>
          </table:table-cell>
          <table:table-cell table:style-name="ce3" office:value-type="float" office:value="0.638627461873947" calcext:value-type="float">
            <text:p>0.638627461873947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補正 R2</text:p>
          </table:table-cell>
          <table:table-cell table:style-name="ce3" office:value-type="float" office:value="0.633677153132494" calcext:value-type="float">
            <text:p>0.633677153132494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標準誤差</text:p>
          </table:table-cell>
          <table:table-cell table:style-name="ce3" office:value-type="float" office:value="5274.58941483812" calcext:value-type="float">
            <text:p>5274.58941483812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観測数</text:p>
          </table:table-cell>
          <table:table-cell table:style-name="ce4" office:value-type="float" office:value="297" calcext:value-type="float">
            <text:p>297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2">
          <table:table-cell office:value-type="string" calcext:value-type="string">
            <text:p>分散分析表</text:p>
          </table:table-cell>
          <table:table-cell table:number-columns-repeated="63"/>
        </table:table-row>
        <table:table-row table:style-name="ro1">
          <table:table-cell table:style-name="ce5"/>
          <table:table-cell table:style-name="ce5" office:value-type="string" calcext:value-type="string">
            <text:p>自由度</text:p>
          </table:table-cell>
          <table:table-cell table:style-name="ce5" office:value-type="string" calcext:value-type="string">
            <text:p>変動</text:p>
          </table:table-cell>
          <table:table-cell table:style-name="ce5" office:value-type="string" calcext:value-type="string">
            <text:p>分散</text:p>
          </table:table-cell>
          <table:table-cell table:style-name="ce5" office:value-type="string" calcext:value-type="string">
            <text:p>観測された分散比</text:p>
          </table:table-cell>
          <table:table-cell table:style-name="ce5" office:value-type="string" calcext:value-type="string">
            <text:p>有意 F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回帰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356633477.8755" calcext:value-type="float">
            <text:p>14356633477.8755</text:p>
          </table:table-cell>
          <table:table-cell table:style-name="ce3" office:value-type="float" office:value="3589158369.46886" calcext:value-type="float">
            <text:p>3589158369.46886</text:p>
          </table:table-cell>
          <table:table-cell table:style-name="ce3" office:value-type="float" office:value="129.007602399871" calcext:value-type="float">
            <text:p>129.007602399871</text:p>
          </table:table-cell>
          <table:table-cell table:style-name="ce3" office:value-type="float" office:value="2.72699786471042E-063" calcext:value-type="float">
            <text:p>2.72699786471042E-63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残差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123817700.57571" calcext:value-type="float">
            <text:p>8123817700.57571</text:p>
          </table:table-cell>
          <table:table-cell table:style-name="ce3" office:value-type="float" office:value="27821293.4951223" calcext:value-type="float">
            <text:p>27821293.4951223</text:p>
          </table:table-cell>
          <table:table-cell table:style-name="ce3" table:number-columns-repeated="2"/>
          <table:table-cell table:number-columns-repeated="58"/>
        </table:table-row>
        <table:table-row table:style-name="ro2">
          <table:table-cell table:style-name="ce4" office:value-type="string" calcext:value-type="string">
            <text:p>合計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2480451178.4512" calcext:value-type="float">
            <text:p>22480451178.4512</text:p>
          </table:table-cell>
          <table:table-cell table:style-name="ce4" table:number-columns-repeated="3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1">
          <table:table-cell table:style-name="ce5"/>
          <table:table-cell table:style-name="ce5" office:value-type="string" calcext:value-type="string">
            <text:p>係数</text:p>
          </table:table-cell>
          <table:table-cell table:style-name="ce5" office:value-type="string" calcext:value-type="string">
            <text:p>標準誤差</text:p>
          </table:table-cell>
          <table:table-cell table:style-name="ce5" office:value-type="string" calcext:value-type="string">
            <text:p>t </text:p>
          </table:table-cell>
          <table:table-cell table:style-name="ce5" office:value-type="string" calcext:value-type="string">
            <text:p>P-値</text:p>
          </table:table-cell>
          <table:table-cell table:style-name="ce5" office:value-type="string" calcext:value-type="string">
            <text:p>下限 95%</text:p>
          </table:table-cell>
          <table:table-cell table:style-name="ce5" office:value-type="string" calcext:value-type="string">
            <text:p>上限 95%</text:p>
          </table:table-cell>
          <table:table-cell table:style-name="ce5" office:value-type="string" calcext:value-type="string">
            <text:p>下限 95.0%</text:p>
          </table:table-cell>
          <table:table-cell table:style-name="ce5" office:value-type="string" calcext:value-type="string">
            <text:p>上限 95.0%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切片</text:p>
          </table:table-cell>
          <table:table-cell table:style-name="ce3" office:value-type="float" office:value="49388.9396503133" calcext:value-type="float">
            <text:p>49388.9396503133</text:p>
          </table:table-cell>
          <table:table-cell table:style-name="ce3" office:value-type="float" office:value="1951.25350906925" calcext:value-type="float">
            <text:p>1951.25350906925</text:p>
          </table:table-cell>
          <table:table-cell table:style-name="ce3" office:value-type="float" office:value="25.3113905603541" calcext:value-type="float">
            <text:p>25.3113905603541</text:p>
          </table:table-cell>
          <table:table-cell table:style-name="ce3" office:value-type="float" office:value="1.30496534257327E-075" calcext:value-type="float">
            <text:p>1.30496534257327E-75</text:p>
          </table:table-cell>
          <table:table-cell table:style-name="ce3" office:value-type="float" office:value="45548.6359713818" calcext:value-type="float">
            <text:p>45548.6359713818</text:p>
          </table:table-cell>
          <table:table-cell table:style-name="ce3" office:value-type="float" office:value="53229.2433292448" calcext:value-type="float">
            <text:p>53229.2433292448</text:p>
          </table:table-cell>
          <table:table-cell table:style-name="ce3" office:value-type="float" office:value="45548.6359713818" calcext:value-type="float">
            <text:p>45548.6359713818</text:p>
          </table:table-cell>
          <table:table-cell table:style-name="ce3" office:value-type="float" office:value="53229.2433292448" calcext:value-type="float">
            <text:p>53229.2433292448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面積</text:p>
          </table:table-cell>
          <table:table-cell table:style-name="ce3" office:value-type="float" office:value="1009.95024339395" calcext:value-type="float">
            <text:p>1009.95024339395</text:p>
          </table:table-cell>
          <table:table-cell table:style-name="ce3" office:value-type="float" office:value="78.7657480021849" calcext:value-type="float">
            <text:p>78.7657480021849</text:p>
          </table:table-cell>
          <table:table-cell table:style-name="ce3" office:value-type="float" office:value="12.82220088059" calcext:value-type="float">
            <text:p>12.82220088059</text:p>
          </table:table-cell>
          <table:table-cell table:style-name="ce3" office:value-type="float" office:value="3.70008650519413E-030" calcext:value-type="float">
            <text:p>3.70008650519413E-30</text:p>
          </table:table-cell>
          <table:table-cell table:style-name="ce3" office:value-type="float" office:value="854.92969356756" calcext:value-type="float">
            <text:p>854.92969356756</text:p>
          </table:table-cell>
          <table:table-cell table:style-name="ce3" office:value-type="float" office:value="1164.97079322033" calcext:value-type="float">
            <text:p>1164.97079322033</text:p>
          </table:table-cell>
          <table:table-cell table:style-name="ce3" office:value-type="float" office:value="854.92969356756" calcext:value-type="float">
            <text:p>854.92969356756</text:p>
          </table:table-cell>
          <table:table-cell table:style-name="ce3" office:value-type="float" office:value="1164.97079322033" calcext:value-type="float">
            <text:p>1164.97079322033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築年数</text:p>
          </table:table-cell>
          <table:table-cell table:style-name="ce3" office:value-type="float" office:value="-494.129256862737" calcext:value-type="float">
            <text:p>-494.129256862737</text:p>
          </table:table-cell>
          <table:table-cell table:style-name="ce3" office:value-type="float" office:value="35.4003983154784" calcext:value-type="float">
            <text:p>35.4003983154784</text:p>
          </table:table-cell>
          <table:table-cell table:style-name="ce3" office:value-type="float" office:value="-13.9582965270389" calcext:value-type="float">
            <text:p>-13.9582965270389</text:p>
          </table:table-cell>
          <table:table-cell table:style-name="ce3" office:value-type="float" office:value="2.84333183378128E-034" calcext:value-type="float">
            <text:p>2.84333183378128E-34</text:p>
          </table:table-cell>
          <table:table-cell table:style-name="ce3" office:value-type="float" office:value="-563.80153637675" calcext:value-type="float">
            <text:p>-563.80153637675</text:p>
          </table:table-cell>
          <table:table-cell table:style-name="ce3" office:value-type="float" office:value="-424.456977348723" calcext:value-type="float">
            <text:p>-424.456977348723</text:p>
          </table:table-cell>
          <table:table-cell table:style-name="ce3" office:value-type="float" office:value="-563.80153637675" calcext:value-type="float">
            <text:p>-563.80153637675</text:p>
          </table:table-cell>
          <table:table-cell table:style-name="ce3" office:value-type="float" office:value="-424.456977348723" calcext:value-type="float">
            <text:p>-424.456977348723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駅徒歩分</text:p>
          </table:table-cell>
          <table:table-cell table:style-name="ce3" office:value-type="float" office:value="-475.229112563562" calcext:value-type="float">
            <text:p>-475.229112563562</text:p>
          </table:table-cell>
          <table:table-cell table:style-name="ce3" office:value-type="float" office:value="77.7732021176831" calcext:value-type="float">
            <text:p>77.7732021176831</text:p>
          </table:table-cell>
          <table:table-cell table:style-name="ce3" office:value-type="float" office:value="-6.11044806724643" calcext:value-type="float">
            <text:p>-6.11044806724643</text:p>
          </table:table-cell>
          <table:table-cell table:style-name="ce3" office:value-type="float" office:value="0.00000000316970765697019" calcext:value-type="float">
            <text:p>3.16970765697019E-09</text:p>
          </table:table-cell>
          <table:table-cell table:style-name="ce3" office:value-type="float" office:value="-628.296211649672" calcext:value-type="float">
            <text:p>-628.296211649672</text:p>
          </table:table-cell>
          <table:table-cell table:style-name="ce3" office:value-type="float" office:value="-322.162013477453" calcext:value-type="float">
            <text:p>-322.162013477453</text:p>
          </table:table-cell>
          <table:table-cell table:style-name="ce3" office:value-type="float" office:value="-628.296211649672" calcext:value-type="float">
            <text:p>-628.296211649672</text:p>
          </table:table-cell>
          <table:table-cell table:style-name="ce3" office:value-type="float" office:value="-322.162013477453" calcext:value-type="float">
            <text:p>-322.162013477453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1R</text:p>
          </table:table-cell>
          <table:table-cell table:style-name="ce4" office:value-type="float" office:value="-920.026221894807" calcext:value-type="float">
            <text:p>-920.026221894807</text:p>
          </table:table-cell>
          <table:table-cell table:style-name="ce4" office:value-type="float" office:value="899.600639545786" calcext:value-type="float">
            <text:p>899.600639545786</text:p>
          </table:table-cell>
          <table:table-cell table:style-name="ce4" office:value-type="float" office:value="-1.02270516654961" calcext:value-type="float">
            <text:p>-1.02270516654961</text:p>
          </table:table-cell>
          <table:table-cell table:style-name="ce4" office:value-type="float" office:value="0.307293793372077" calcext:value-type="float">
            <text:p>0.307293793372077</text:p>
          </table:table-cell>
          <table:table-cell table:style-name="ce4" office:value-type="float" office:value="-2690.54944174271" calcext:value-type="float">
            <text:p>-2690.54944174271</text:p>
          </table:table-cell>
          <table:table-cell table:style-name="ce4" office:value-type="float" office:value="850.496997953101" calcext:value-type="float">
            <text:p>850.496997953101</text:p>
          </table:table-cell>
          <table:table-cell table:style-name="ce4" office:value-type="float" office:value="-2690.54944174271" calcext:value-type="float">
            <text:p>-2690.54944174271</text:p>
          </table:table-cell>
          <table:table-cell table:style-name="ce4" office:value-type="float" office:value="850.496997953101" calcext:value-type="float">
            <text:p>850.496997953101</text:p>
          </table:table-cell>
          <table:table-cell table:number-columns-repeated="55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0" table:style-name="ta9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table:style-name="ce5"/>
          <table:table-cell table:style-name="ce5" office:value-type="string" calcext:value-type="string">
            <text:p>家賃</text:p>
          </table:table-cell>
          <table:table-cell table:style-name="ce5" office:value-type="string" calcext:value-type="string">
            <text:p>面積</text:p>
          </table:table-cell>
          <table:table-cell table:style-name="ce5" office:value-type="string" calcext:value-type="string">
            <text:p>築年数</text:p>
          </table:table-cell>
          <table:table-cell table:style-name="ce5" office:value-type="string" calcext:value-type="string">
            <text:p>駅徒歩分</text:p>
          </table:table-cell>
          <table:table-cell table:style-name="ce5" office:value-type="string" calcext:value-type="string">
            <text:p>1DK</text:p>
          </table:table-cell>
          <table:table-cell table:style-name="ce5" office:value-type="string" calcext:value-type="string">
            <text:p>1K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家賃</text:p>
          </table:table-cell>
          <table:table-cell table:style-name="ce8" office:value-type="float" office:value="1" calcext:value-type="float">
            <text:p>1.000 </text:p>
          </table:table-cell>
          <table:table-cell table:style-name="ce8" table:number-columns-repeated="5"/>
          <table:table-cell table:number-columns-repeated="57"/>
        </table:table-row>
        <table:table-row table:style-name="ro1">
          <table:table-cell table:style-name="ce3" office:value-type="string" calcext:value-type="string">
            <text:p>面積</text:p>
          </table:table-cell>
          <table:table-cell table:style-name="ce8" office:value-type="float" office:value="0.54658944981121" calcext:value-type="float">
            <text:p>0.547 </text:p>
          </table:table-cell>
          <table:table-cell table:style-name="ce8" office:value-type="float" office:value="1" calcext:value-type="float">
            <text:p>1.000 </text:p>
          </table:table-cell>
          <table:table-cell table:style-name="ce8" table:number-columns-repeated="4"/>
          <table:table-cell table:number-columns-repeated="57"/>
        </table:table-row>
        <table:table-row table:style-name="ro1">
          <table:table-cell table:style-name="ce3" office:value-type="string" calcext:value-type="string">
            <text:p>築年数</text:p>
          </table:table-cell>
          <table:table-cell table:style-name="ce8" office:value-type="float" office:value="-0.590761556950437" calcext:value-type="float">
            <text:p>-0.591 </text:p>
          </table:table-cell>
          <table:table-cell table:style-name="ce8" office:value-type="float" office:value="-0.0966837282703233" calcext:value-type="float">
            <text:p>-0.097 </text:p>
          </table:table-cell>
          <table:table-cell table:style-name="ce8" office:value-type="float" office:value="1" calcext:value-type="float">
            <text:p>1.000 </text:p>
          </table:table-cell>
          <table:table-cell table:style-name="ce8" table:number-columns-repeated="3"/>
          <table:table-cell table:number-columns-repeated="57"/>
        </table:table-row>
        <table:table-row table:style-name="ro1">
          <table:table-cell table:style-name="ce3" office:value-type="string" calcext:value-type="string">
            <text:p>駅徒歩分</text:p>
          </table:table-cell>
          <table:table-cell table:style-name="ce8" office:value-type="float" office:value="-0.369842330676928" calcext:value-type="float">
            <text:p>-0.370 </text:p>
          </table:table-cell>
          <table:table-cell table:style-name="ce8" office:value-type="float" office:value="-0.113152408122259" calcext:value-type="float">
            <text:p>-0.113 </text:p>
          </table:table-cell>
          <table:table-cell table:style-name="ce8" office:value-type="float" office:value="0.190153226086254" calcext:value-type="float">
            <text:p>0.190 </text:p>
          </table:table-cell>
          <table:table-cell table:style-name="ce8" office:value-type="float" office:value="1" calcext:value-type="float">
            <text:p>1.000 </text:p>
          </table:table-cell>
          <table:table-cell table:style-name="ce8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1DK</text:p>
          </table:table-cell>
          <table:table-cell table:style-name="ce8" office:value-type="float" office:value="0.05383594702863" calcext:value-type="float">
            <text:p>0.054 </text:p>
          </table:table-cell>
          <table:table-cell table:style-name="ce8" office:value-type="float" office:value="0.483513784345591" calcext:value-type="float">
            <text:p>0.484 </text:p>
          </table:table-cell>
          <table:table-cell table:style-name="ce8" office:value-type="float" office:value="0.145223714915255" calcext:value-type="float">
            <text:p>0.145 </text:p>
          </table:table-cell>
          <table:table-cell table:style-name="ce8" office:value-type="float" office:value="-0.0239843353148176" calcext:value-type="float">
            <text:p>-0.024 </text:p>
          </table:table-cell>
          <table:table-cell table:style-name="ce8" office:value-type="float" office:value="1" calcext:value-type="float">
            <text:p>1.000 </text:p>
          </table:table-cell>
          <table:table-cell table:style-name="ce8"/>
          <table:table-cell table:number-columns-repeated="57"/>
        </table:table-row>
        <table:table-row table:style-name="ro2">
          <table:table-cell table:style-name="ce4" office:value-type="string" calcext:value-type="string">
            <text:p>1K</text:p>
          </table:table-cell>
          <table:table-cell table:style-name="ce14" office:value-type="float" office:value="0.103304971416968" calcext:value-type="float">
            <text:p>0.103 </text:p>
          </table:table-cell>
          <table:table-cell table:style-name="ce14" office:value-type="float" office:value="-0.167143292200461" calcext:value-type="float">
            <text:p>-0.167 </text:p>
          </table:table-cell>
          <table:table-cell table:style-name="ce14" office:value-type="float" office:value="-0.146749376028681" calcext:value-type="float">
            <text:p>-0.147 </text:p>
          </table:table-cell>
          <table:table-cell table:style-name="ce14" office:value-type="float" office:value="-0.0211600629170617" calcext:value-type="float">
            <text:p>-0.021 </text:p>
          </table:table-cell>
          <table:table-cell table:style-name="ce14" office:value-type="float" office:value="-0.592556828924972" calcext:value-type="float">
            <text:p>-0.593 </text:p>
          </table:table-cell>
          <table:table-cell table:style-name="ce14" office:value-type="float" office:value="1" calcext:value-type="float">
            <text:p>1.000 </text:p>
          </table:table-cell>
          <table:table-cell table:number-columns-repeated="57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ダミー変数" table:style-name="ta10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49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所在地</text:p>
          </table:table-cell>
          <table:table-cell table:style-name="ce24" office:value-type="string" calcext:value-type="string">
            <text:p>家賃</text:p>
          </table:table-cell>
          <table:table-cell office:value-type="string" calcext:value-type="string">
            <text:p>管理費</text:p>
          </table:table-cell>
          <table:table-cell office:value-type="string" calcext:value-type="string">
            <text:p>敷金</text:p>
          </table:table-cell>
          <table:table-cell office:value-type="string" calcext:value-type="string">
            <text:p>礼金</text:p>
          </table:table-cell>
          <table:table-cell table:style-name="ce24" office:value-type="string" calcext:value-type="string">
            <text:p>家賃</text:p>
          </table:table-cell>
          <table:table-cell table:style-name="ce24" office:value-type="string" calcext:value-type="string">
            <text:p>面積</text:p>
          </table:table-cell>
          <table:table-cell table:style-name="ce24" office:value-type="string" calcext:value-type="string">
            <text:p>築年数</text:p>
          </table:table-cell>
          <table:table-cell office:value-type="string" calcext:value-type="string">
            <text:p>駅徒歩分</text:p>
          </table:table-cell>
          <table:table-cell table:style-name="ce24" office:value-type="string" calcext:value-type="string">
            <text:p>1DK</text:p>
          </table:table-cell>
          <table:table-cell table:style-name="ce24" office:value-type="string" calcext:value-type="string">
            <text:p>1K</text:p>
          </table:table-cell>
          <table:table-cell table:style-name="ce24" office:value-type="string" calcext:value-type="string">
            <text:p>1DK</text:p>
          </table:table-cell>
          <table:table-cell office:value-type="string" calcext:value-type="string">
            <text:p>間取</text:p>
          </table:table-cell>
          <table:table-cell office:value-type="string" calcext:value-type="string">
            <text:p>方位</text:p>
          </table:table-cell>
          <table:table-cell office:value-type="string" calcext:value-type="string">
            <text:p>構造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3.15" calcext:value-type="float">
            <text:p>23.15 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IF([.$N2]=[.K$1];1;0)" office:value-type="float" office:value="0" calcext:value-type="float">
            <text:p>0</text:p>
          </table:table-cell>
          <table:table-cell table:formula="of:=IF([.$N2]=[.L$1];1;0)" office:value-type="float" office:value="1" calcext:value-type="float">
            <text:p>1</text:p>
          </table:table-cell>
          <table:table-cell table:formula="of:=IF([.$N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5000" calcext:value-type="float">
            <text:p>75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5000" calcext:value-type="float">
            <text:p>75,000</text:p>
          </table:table-cell>
          <table:table-cell table:style-name="ce27" office:value-type="float" office:value="23.19" calcext:value-type="float">
            <text:p>23.19 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IF([.$N3]=[.K$1];1;0)" office:value-type="float" office:value="0" calcext:value-type="float">
            <text:p>0</text:p>
          </table:table-cell>
          <table:table-cell table:formula="of:=IF([.N3]=[.L$1];1;0)" office:value-type="float" office:value="1" calcext:value-type="float">
            <text:p>1</text:p>
          </table:table-cell>
          <table:table-cell table:formula="of:=IF([.$N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32.05" calcext:value-type="float">
            <text:p>32.05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IF([.$N4]=[.K$1];1;0)" office:value-type="float" office:value="1" calcext:value-type="float">
            <text:p>1</text:p>
          </table:table-cell>
          <table:table-cell table:formula="of:=IF([.N4]=[.L$1];1;0)" office:value-type="float" office:value="0" calcext:value-type="float">
            <text:p>0</text:p>
          </table:table-cell>
          <table:table-cell table:formula="of:=IF([.$N4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IF([.$N5]=[.K$1];1;0)" office:value-type="float" office:value="0" calcext:value-type="float">
            <text:p>0</text:p>
          </table:table-cell>
          <table:table-cell table:formula="of:=IF([.N5]=[.L$1];1;0)" office:value-type="float" office:value="1" calcext:value-type="float">
            <text:p>1</text:p>
          </table:table-cell>
          <table:table-cell table:formula="of:=IF([.$N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7" office:value-type="float" office:value="21.11" calcext:value-type="float">
            <text:p>21.11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$N6]=[.K$1];1;0)" office:value-type="float" office:value="0" calcext:value-type="float">
            <text:p>0</text:p>
          </table:table-cell>
          <table:table-cell table:formula="of:=IF([.N6]=[.L$1];1;0)" office:value-type="float" office:value="1" calcext:value-type="float">
            <text:p>1</text:p>
          </table:table-cell>
          <table:table-cell table:formula="of:=IF([.$N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51000" calcext:value-type="float">
            <text:p>51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1000" calcext:value-type="float">
            <text:p>51,000</text:p>
          </table:table-cell>
          <table:table-cell table:style-name="ce27" office:value-type="float" office:value="15.8" calcext:value-type="float">
            <text:p>15.80 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IF([.$N7]=[.K$1];1;0)" office:value-type="float" office:value="0" calcext:value-type="float">
            <text:p>0</text:p>
          </table:table-cell>
          <table:table-cell table:formula="of:=IF([.N7]=[.L$1];1;0)" office:value-type="float" office:value="1" calcext:value-type="float">
            <text:p>1</text:p>
          </table:table-cell>
          <table:table-cell table:formula="of:=IF([.$N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43000" calcext:value-type="float">
            <text:p>43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3000" calcext:value-type="float">
            <text:p>43,000</text:p>
          </table:table-cell>
          <table:table-cell table:style-name="ce27" office:value-type="float" office:value="14.6" calcext:value-type="float">
            <text:p>14.60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IF([.$N8]=[.K$1];1;0)" office:value-type="float" office:value="0" calcext:value-type="float">
            <text:p>0</text:p>
          </table:table-cell>
          <table:table-cell table:formula="of:=IF([.N8]=[.L$1];1;0)" office:value-type="float" office:value="0" calcext:value-type="float">
            <text:p>0</text:p>
          </table:table-cell>
          <table:table-cell table:formula="of:=IF([.$N8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7" office:value-type="float" office:value="17.39" calcext:value-type="float">
            <text:p>17.39 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IF([.$N9]=[.K$1];1;0)" office:value-type="float" office:value="0" calcext:value-type="float">
            <text:p>0</text:p>
          </table:table-cell>
          <table:table-cell table:formula="of:=IF([.N9]=[.L$1];1;0)" office:value-type="float" office:value="1" calcext:value-type="float">
            <text:p>1</text:p>
          </table:table-cell>
          <table:table-cell table:formula="of:=IF([.$N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IF([.$N10]=[.K$1];1;0)" office:value-type="float" office:value="0" calcext:value-type="float">
            <text:p>0</text:p>
          </table:table-cell>
          <table:table-cell table:formula="of:=IF([.N10]=[.L$1];1;0)" office:value-type="float" office:value="1" calcext:value-type="float">
            <text:p>1</text:p>
          </table:table-cell>
          <table:table-cell table:formula="of:=IF([.$N1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7" office:value-type="float" office:value="17" calcext:value-type="float">
            <text:p>17.00 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IF([.$N11]=[.K$1];1;0)" office:value-type="float" office:value="0" calcext:value-type="float">
            <text:p>0</text:p>
          </table:table-cell>
          <table:table-cell table:formula="of:=IF([.N11]=[.L$1];1;0)" office:value-type="float" office:value="1" calcext:value-type="float">
            <text:p>1</text:p>
          </table:table-cell>
          <table:table-cell table:formula="of:=IF([.$N1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2000" calcext:value-type="float">
            <text:p>72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2000" calcext:value-type="float">
            <text:p>72,000</text:p>
          </table:table-cell>
          <table:table-cell table:style-name="ce27" office:value-type="float" office:value="19.88" calcext:value-type="float">
            <text:p>19.88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$N12]=[.K$1];1;0)" office:value-type="float" office:value="0" calcext:value-type="float">
            <text:p>0</text:p>
          </table:table-cell>
          <table:table-cell table:formula="of:=IF([.N12]=[.L$1];1;0)" office:value-type="float" office:value="1" calcext:value-type="float">
            <text:p>1</text:p>
          </table:table-cell>
          <table:table-cell table:formula="of:=IF([.$N1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42000" calcext:value-type="float">
            <text:p>42,000</text:p>
          </table:table-cell>
          <table:table-cell table:style-name="ce25" office:value-type="float" office:value="5000" calcext:value-type="float">
            <text:p>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.5" calcext:value-type="float">
            <text:p>0.5 </text:p>
          </table:table-cell>
          <table:table-cell table:style-name="ce25" office:value-type="float" office:value="42000" calcext:value-type="float">
            <text:p>42,000</text:p>
          </table:table-cell>
          <table:table-cell table:style-name="ce27" office:value-type="float" office:value="21" calcext:value-type="float">
            <text:p>21.00 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IF([.$N13]=[.K$1];1;0)" office:value-type="float" office:value="1" calcext:value-type="float">
            <text:p>1</text:p>
          </table:table-cell>
          <table:table-cell table:formula="of:=IF([.N13]=[.L$1];1;0)" office:value-type="float" office:value="0" calcext:value-type="float">
            <text:p>0</text:p>
          </table:table-cell>
          <table:table-cell table:formula="of:=IF([.$N13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IF([.$N14]=[.K$1];1;0)" office:value-type="float" office:value="0" calcext:value-type="float">
            <text:p>0</text:p>
          </table:table-cell>
          <table:table-cell table:formula="of:=IF([.N14]=[.L$1];1;0)" office:value-type="float" office:value="1" calcext:value-type="float">
            <text:p>1</text:p>
          </table:table-cell>
          <table:table-cell table:formula="of:=IF([.$N1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$N15]=[.K$1];1;0)" office:value-type="float" office:value="0" calcext:value-type="float">
            <text:p>0</text:p>
          </table:table-cell>
          <table:table-cell table:formula="of:=IF([.N15]=[.L$1];1;0)" office:value-type="float" office:value="1" calcext:value-type="float">
            <text:p>1</text:p>
          </table:table-cell>
          <table:table-cell table:formula="of:=IF([.$N1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7000" calcext:value-type="float">
            <text:p>67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7000" calcext:value-type="float">
            <text:p>67,000</text:p>
          </table:table-cell>
          <table:table-cell table:style-name="ce27" office:value-type="float" office:value="27" calcext:value-type="float">
            <text:p>27.00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IF([.$N16]=[.K$1];1;0)" office:value-type="float" office:value="1" calcext:value-type="float">
            <text:p>1</text:p>
          </table:table-cell>
          <table:table-cell table:formula="of:=IF([.N16]=[.L$1];1;0)" office:value-type="float" office:value="0" calcext:value-type="float">
            <text:p>0</text:p>
          </table:table-cell>
          <table:table-cell table:formula="of:=IF([.$N16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7" office:value-type="float" office:value="17" calcext:value-type="float">
            <text:p>17.00 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IF([.$N17]=[.K$1];1;0)" office:value-type="float" office:value="0" calcext:value-type="float">
            <text:p>0</text:p>
          </table:table-cell>
          <table:table-cell table:formula="of:=IF([.N17]=[.L$1];1;0)" office:value-type="float" office:value="0" calcext:value-type="float">
            <text:p>0</text:p>
          </table:table-cell>
          <table:table-cell table:formula="of:=IF([.$N17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9000" calcext:value-type="float">
            <text:p>69,000</text:p>
          </table:table-cell>
          <table:table-cell table:style-name="ce25" office:value-type="float" office:value="4000" calcext:value-type="float">
            <text:p>4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9000" calcext:value-type="float">
            <text:p>69,000</text:p>
          </table:table-cell>
          <table:table-cell table:style-name="ce27" office:value-type="float" office:value="24.94" calcext:value-type="float">
            <text:p>24.94 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$N18]=[.K$1];1;0)" office:value-type="float" office:value="0" calcext:value-type="float">
            <text:p>0</text:p>
          </table:table-cell>
          <table:table-cell table:formula="of:=IF([.N18]=[.L$1];1;0)" office:value-type="float" office:value="0" calcext:value-type="float">
            <text:p>0</text:p>
          </table:table-cell>
          <table:table-cell table:formula="of:=IF([.$N18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7" office:value-type="float" office:value="23" calcext:value-type="float">
            <text:p>23.00 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IF([.$N19]=[.K$1];1;0)" office:value-type="float" office:value="0" calcext:value-type="float">
            <text:p>0</text:p>
          </table:table-cell>
          <table:table-cell table:formula="of:=IF([.N19]=[.L$1];1;0)" office:value-type="float" office:value="1" calcext:value-type="float">
            <text:p>1</text:p>
          </table:table-cell>
          <table:table-cell table:formula="of:=IF([.$N1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7" office:value-type="float" office:value="23.14" calcext:value-type="float">
            <text:p>23.14 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IF([.$N20]=[.K$1];1;0)" office:value-type="float" office:value="0" calcext:value-type="float">
            <text:p>0</text:p>
          </table:table-cell>
          <table:table-cell table:formula="of:=IF([.N20]=[.L$1];1;0)" office:value-type="float" office:value="0" calcext:value-type="float">
            <text:p>0</text:p>
          </table:table-cell>
          <table:table-cell table:formula="of:=IF([.$N20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35000" calcext:value-type="float">
            <text:p>35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35000" calcext:value-type="float">
            <text:p>35,000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IF([.$N21]=[.K$1];1;0)" office:value-type="float" office:value="1" calcext:value-type="float">
            <text:p>1</text:p>
          </table:table-cell>
          <table:table-cell table:formula="of:=IF([.N21]=[.L$1];1;0)" office:value-type="float" office:value="0" calcext:value-type="float">
            <text:p>0</text:p>
          </table:table-cell>
          <table:table-cell table:formula="of:=IF([.$N21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17.42" calcext:value-type="float">
            <text:p>17.4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IF([.$N22]=[.K$1];1;0)" office:value-type="float" office:value="0" calcext:value-type="float">
            <text:p>0</text:p>
          </table:table-cell>
          <table:table-cell table:formula="of:=IF([.N22]=[.L$1];1;0)" office:value-type="float" office:value="1" calcext:value-type="float">
            <text:p>1</text:p>
          </table:table-cell>
          <table:table-cell table:formula="of:=IF([.$N2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7" office:value-type="float" office:value="22.01" calcext:value-type="float">
            <text:p>22.01 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IF([.$N23]=[.K$1];1;0)" office:value-type="float" office:value="0" calcext:value-type="float">
            <text:p>0</text:p>
          </table:table-cell>
          <table:table-cell table:formula="of:=IF([.N23]=[.L$1];1;0)" office:value-type="float" office:value="0" calcext:value-type="float">
            <text:p>0</text:p>
          </table:table-cell>
          <table:table-cell table:formula="of:=IF([.$N23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7000" calcext:value-type="float">
            <text:p>67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67000" calcext:value-type="float">
            <text:p>67,000</text:p>
          </table:table-cell>
          <table:table-cell table:style-name="ce27" office:value-type="float" office:value="31.53" calcext:value-type="float">
            <text:p>31.53 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IF([.$N24]=[.K$1];1;0)" office:value-type="float" office:value="1" calcext:value-type="float">
            <text:p>1</text:p>
          </table:table-cell>
          <table:table-cell table:formula="of:=IF([.N24]=[.L$1];1;0)" office:value-type="float" office:value="0" calcext:value-type="float">
            <text:p>0</text:p>
          </table:table-cell>
          <table:table-cell table:formula="of:=IF([.$N24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7" office:value-type="float" office:value="22.77" calcext:value-type="float">
            <text:p>22.77 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IF([.$N25]=[.K$1];1;0)" office:value-type="float" office:value="1" calcext:value-type="float">
            <text:p>1</text:p>
          </table:table-cell>
          <table:table-cell table:formula="of:=IF([.N25]=[.L$1];1;0)" office:value-type="float" office:value="0" calcext:value-type="float">
            <text:p>0</text:p>
          </table:table-cell>
          <table:table-cell table:formula="of:=IF([.$N25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5" office:value-type="float" office:value="3500" calcext:value-type="float">
            <text:p>3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7" office:value-type="float" office:value="14.76" calcext:value-type="float">
            <text:p>14.76 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IF([.$N26]=[.K$1];1;0)" office:value-type="float" office:value="0" calcext:value-type="float">
            <text:p>0</text:p>
          </table:table-cell>
          <table:table-cell table:formula="of:=IF([.N26]=[.L$1];1;0)" office:value-type="float" office:value="1" calcext:value-type="float">
            <text:p>1</text:p>
          </table:table-cell>
          <table:table-cell table:formula="of:=IF([.$N2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5" office:value-type="float" office:value="4000" calcext:value-type="float">
            <text:p>4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IF([.$N27]=[.K$1];1;0)" office:value-type="float" office:value="0" calcext:value-type="float">
            <text:p>0</text:p>
          </table:table-cell>
          <table:table-cell table:formula="of:=IF([.N27]=[.L$1];1;0)" office:value-type="float" office:value="1" calcext:value-type="float">
            <text:p>1</text:p>
          </table:table-cell>
          <table:table-cell table:formula="of:=IF([.$N2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8000" calcext:value-type="float">
            <text:p>68,000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8000" calcext:value-type="float">
            <text:p>68,000</text:p>
          </table:table-cell>
          <table:table-cell table:style-name="ce27" office:value-type="float" office:value="28.7" calcext:value-type="float">
            <text:p>28.70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$N28]=[.K$1];1;0)" office:value-type="float" office:value="0" calcext:value-type="float">
            <text:p>0</text:p>
          </table:table-cell>
          <table:table-cell table:formula="of:=IF([.N28]=[.L$1];1;0)" office:value-type="float" office:value="1" calcext:value-type="float">
            <text:p>1</text:p>
          </table:table-cell>
          <table:table-cell table:formula="of:=IF([.$N2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28" calcext:value-type="float">
            <text:p>28.00 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IF([.$N29]=[.K$1];1;0)" office:value-type="float" office:value="0" calcext:value-type="float">
            <text:p>0</text:p>
          </table:table-cell>
          <table:table-cell table:formula="of:=IF([.N29]=[.L$1];1;0)" office:value-type="float" office:value="1" calcext:value-type="float">
            <text:p>1</text:p>
          </table:table-cell>
          <table:table-cell table:formula="of:=IF([.$N2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7" office:value-type="float" office:value="17.95" calcext:value-type="float">
            <text:p>17.95 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IF([.$N30]=[.K$1];1;0)" office:value-type="float" office:value="0" calcext:value-type="float">
            <text:p>0</text:p>
          </table:table-cell>
          <table:table-cell table:formula="of:=IF([.N30]=[.L$1];1;0)" office:value-type="float" office:value="0" calcext:value-type="float">
            <text:p>0</text:p>
          </table:table-cell>
          <table:table-cell table:formula="of:=IF([.$N30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5" office:value-type="float" office:value="3500" calcext:value-type="float">
            <text:p>3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7" office:value-type="float" office:value="14.8" calcext:value-type="float">
            <text:p>14.80 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IF([.$N31]=[.K$1];1;0)" office:value-type="float" office:value="0" calcext:value-type="float">
            <text:p>0</text:p>
          </table:table-cell>
          <table:table-cell table:formula="of:=IF([.N31]=[.L$1];1;0)" office:value-type="float" office:value="1" calcext:value-type="float">
            <text:p>1</text:p>
          </table:table-cell>
          <table:table-cell table:formula="of:=IF([.$N3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7" office:value-type="float" office:value="19.83" calcext:value-type="float">
            <text:p>19.83 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IF([.$N32]=[.K$1];1;0)" office:value-type="float" office:value="0" calcext:value-type="float">
            <text:p>0</text:p>
          </table:table-cell>
          <table:table-cell table:formula="of:=IF([.N32]=[.L$1];1;0)" office:value-type="float" office:value="1" calcext:value-type="float">
            <text:p>1</text:p>
          </table:table-cell>
          <table:table-cell table:formula="of:=IF([.$N3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7" office:value-type="float" office:value="16.52" calcext:value-type="float">
            <text:p>16.52 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$N33]=[.K$1];1;0)" office:value-type="float" office:value="0" calcext:value-type="float">
            <text:p>0</text:p>
          </table:table-cell>
          <table:table-cell table:formula="of:=IF([.N33]=[.L$1];1;0)" office:value-type="float" office:value="1" calcext:value-type="float">
            <text:p>1</text:p>
          </table:table-cell>
          <table:table-cell table:formula="of:=IF([.$N3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7000" calcext:value-type="float">
            <text:p>67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67000" calcext:value-type="float">
            <text:p>67,000</text:p>
          </table:table-cell>
          <table:table-cell table:style-name="ce27" office:value-type="float" office:value="28.35" calcext:value-type="float">
            <text:p>28.35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IF([.$N34]=[.K$1];1;0)" office:value-type="float" office:value="1" calcext:value-type="float">
            <text:p>1</text:p>
          </table:table-cell>
          <table:table-cell table:formula="of:=IF([.N34]=[.L$1];1;0)" office:value-type="float" office:value="0" calcext:value-type="float">
            <text:p>0</text:p>
          </table:table-cell>
          <table:table-cell table:formula="of:=IF([.$N34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市川市須和田</text:p>
          </table:table-cell>
          <table:table-cell table:style-name="ce25" office:value-type="float" office:value="67000" calcext:value-type="float">
            <text:p>67,000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7000" calcext:value-type="float">
            <text:p>67,000</text:p>
          </table:table-cell>
          <table:table-cell table:style-name="ce27" office:value-type="float" office:value="24.4" calcext:value-type="float">
            <text:p>24.40 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IF([.$N35]=[.K$1];1;0)" office:value-type="float" office:value="0" calcext:value-type="float">
            <text:p>0</text:p>
          </table:table-cell>
          <table:table-cell table:formula="of:=IF([.N35]=[.L$1];1;0)" office:value-type="float" office:value="1" calcext:value-type="float">
            <text:p>1</text:p>
          </table:table-cell>
          <table:table-cell table:formula="of:=IF([.$N3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3" calcext:value-type="float">
            <text:p>23.00 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IF([.$N36]=[.K$1];1;0)" office:value-type="float" office:value="0" calcext:value-type="float">
            <text:p>0</text:p>
          </table:table-cell>
          <table:table-cell table:formula="of:=IF([.N36]=[.L$1];1;0)" office:value-type="float" office:value="1" calcext:value-type="float">
            <text:p>1</text:p>
          </table:table-cell>
          <table:table-cell table:formula="of:=IF([.$N3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7000" calcext:value-type="float">
            <text:p>67,000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7000" calcext:value-type="float">
            <text:p>67,000</text:p>
          </table:table-cell>
          <table:table-cell table:style-name="ce27" office:value-type="float" office:value="21.95" calcext:value-type="float">
            <text:p>21.95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$N37]=[.K$1];1;0)" office:value-type="float" office:value="0" calcext:value-type="float">
            <text:p>0</text:p>
          </table:table-cell>
          <table:table-cell table:formula="of:=IF([.N37]=[.L$1];1;0)" office:value-type="float" office:value="1" calcext:value-type="float">
            <text:p>1</text:p>
          </table:table-cell>
          <table:table-cell table:formula="of:=IF([.$N3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2.68" calcext:value-type="float">
            <text:p>22.68 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IF([.$N38]=[.K$1];1;0)" office:value-type="float" office:value="0" calcext:value-type="float">
            <text:p>0</text:p>
          </table:table-cell>
          <table:table-cell table:formula="of:=IF([.N38]=[.L$1];1;0)" office:value-type="float" office:value="1" calcext:value-type="float">
            <text:p>1</text:p>
          </table:table-cell>
          <table:table-cell table:formula="of:=IF([.$N3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7" office:value-type="float" office:value="16" calcext:value-type="float">
            <text:p>16.00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IF([.$N39]=[.K$1];1;0)" office:value-type="float" office:value="0" calcext:value-type="float">
            <text:p>0</text:p>
          </table:table-cell>
          <table:table-cell table:formula="of:=IF([.N39]=[.L$1];1;0)" office:value-type="float" office:value="1" calcext:value-type="float">
            <text:p>1</text:p>
          </table:table-cell>
          <table:table-cell table:formula="of:=IF([.$N3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7" office:value-type="float" office:value="19.04" calcext:value-type="float">
            <text:p>19.04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IF([.$N40]=[.K$1];1;0)" office:value-type="float" office:value="0" calcext:value-type="float">
            <text:p>0</text:p>
          </table:table-cell>
          <table:table-cell table:formula="of:=IF([.N40]=[.L$1];1;0)" office:value-type="float" office:value="0" calcext:value-type="float">
            <text:p>0</text:p>
          </table:table-cell>
          <table:table-cell table:formula="of:=IF([.$N40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IF([.$N41]=[.K$1];1;0)" office:value-type="float" office:value="0" calcext:value-type="float">
            <text:p>0</text:p>
          </table:table-cell>
          <table:table-cell table:formula="of:=IF([.N41]=[.L$1];1;0)" office:value-type="float" office:value="0" calcext:value-type="float">
            <text:p>0</text:p>
          </table:table-cell>
          <table:table-cell table:formula="of:=IF([.$N41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34000" calcext:value-type="float">
            <text:p>34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34000" calcext:value-type="float">
            <text:p>34,000</text:p>
          </table:table-cell>
          <table:table-cell table:style-name="ce27" office:value-type="float" office:value="17" calcext:value-type="float">
            <text:p>17.00 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IF([.$N42]=[.K$1];1;0)" office:value-type="float" office:value="0" calcext:value-type="float">
            <text:p>0</text:p>
          </table:table-cell>
          <table:table-cell table:formula="of:=IF([.N42]=[.L$1];1;0)" office:value-type="float" office:value="1" calcext:value-type="float">
            <text:p>1</text:p>
          </table:table-cell>
          <table:table-cell table:formula="of:=IF([.$N4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1000" calcext:value-type="float">
            <text:p>51,000</text:p>
          </table:table-cell>
          <table:table-cell table:style-name="ce25" office:value-type="float" office:value="3500" calcext:value-type="float">
            <text:p>3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1000" calcext:value-type="float">
            <text:p>51,000</text:p>
          </table:table-cell>
          <table:table-cell table:style-name="ce27" office:value-type="float" office:value="20.31" calcext:value-type="float">
            <text:p>20.31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IF([.$N43]=[.K$1];1;0)" office:value-type="float" office:value="0" calcext:value-type="float">
            <text:p>0</text:p>
          </table:table-cell>
          <table:table-cell table:formula="of:=IF([.N43]=[.L$1];1;0)" office:value-type="float" office:value="1" calcext:value-type="float">
            <text:p>1</text:p>
          </table:table-cell>
          <table:table-cell table:formula="of:=IF([.$N4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2000" calcext:value-type="float">
            <text:p>62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2000" calcext:value-type="float">
            <text:p>62,000</text:p>
          </table:table-cell>
          <table:table-cell table:style-name="ce27" office:value-type="float" office:value="24" calcext:value-type="float">
            <text:p>24.00 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IF([.$N44]=[.K$1];1;0)" office:value-type="float" office:value="0" calcext:value-type="float">
            <text:p>0</text:p>
          </table:table-cell>
          <table:table-cell table:formula="of:=IF([.N44]=[.L$1];1;0)" office:value-type="float" office:value="1" calcext:value-type="float">
            <text:p>1</text:p>
          </table:table-cell>
          <table:table-cell table:formula="of:=IF([.$N4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IF([.$N45]=[.K$1];1;0)" office:value-type="float" office:value="0" calcext:value-type="float">
            <text:p>0</text:p>
          </table:table-cell>
          <table:table-cell table:formula="of:=IF([.N45]=[.L$1];1;0)" office:value-type="float" office:value="1" calcext:value-type="float">
            <text:p>1</text:p>
          </table:table-cell>
          <table:table-cell table:formula="of:=IF([.$N4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48000" calcext:value-type="float">
            <text:p>48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48000" calcext:value-type="float">
            <text:p>48,000</text:p>
          </table:table-cell>
          <table:table-cell table:style-name="ce27" office:value-type="float" office:value="27" calcext:value-type="float">
            <text:p>27.00 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IF([.$N46]=[.K$1];1;0)" office:value-type="float" office:value="1" calcext:value-type="float">
            <text:p>1</text:p>
          </table:table-cell>
          <table:table-cell table:formula="of:=IF([.N46]=[.L$1];1;0)" office:value-type="float" office:value="0" calcext:value-type="float">
            <text:p>0</text:p>
          </table:table-cell>
          <table:table-cell table:formula="of:=IF([.$N46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5" office:value-type="float" office:value="3500" calcext:value-type="float">
            <text:p>3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7" office:value-type="float" office:value="14.76" calcext:value-type="float">
            <text:p>14.76 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IF([.$N47]=[.K$1];1;0)" office:value-type="float" office:value="0" calcext:value-type="float">
            <text:p>0</text:p>
          </table:table-cell>
          <table:table-cell table:formula="of:=IF([.N47]=[.L$1];1;0)" office:value-type="float" office:value="1" calcext:value-type="float">
            <text:p>1</text:p>
          </table:table-cell>
          <table:table-cell table:formula="of:=IF([.$N4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51000" calcext:value-type="float">
            <text:p>51,000</text:p>
          </table:table-cell>
          <table:table-cell table:style-name="ce25" office:value-type="float" office:value="3500" calcext:value-type="float">
            <text:p>3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1000" calcext:value-type="float">
            <text:p>51,000</text:p>
          </table:table-cell>
          <table:table-cell table:style-name="ce27" office:value-type="float" office:value="15.94" calcext:value-type="float">
            <text:p>15.94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IF([.$N48]=[.K$1];1;0)" office:value-type="float" office:value="0" calcext:value-type="float">
            <text:p>0</text:p>
          </table:table-cell>
          <table:table-cell table:formula="of:=IF([.N48]=[.L$1];1;0)" office:value-type="float" office:value="0" calcext:value-type="float">
            <text:p>0</text:p>
          </table:table-cell>
          <table:table-cell table:formula="of:=IF([.$N48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54000" calcext:value-type="float">
            <text:p>54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4000" calcext:value-type="float">
            <text:p>54,000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IF([.$N49]=[.K$1];1;0)" office:value-type="float" office:value="0" calcext:value-type="float">
            <text:p>0</text:p>
          </table:table-cell>
          <table:table-cell table:formula="of:=IF([.N49]=[.L$1];1;0)" office:value-type="float" office:value="1" calcext:value-type="float">
            <text:p>1</text:p>
          </table:table-cell>
          <table:table-cell table:formula="of:=IF([.$N4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9000" calcext:value-type="float">
            <text:p>69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9000" calcext:value-type="float">
            <text:p>69,000</text:p>
          </table:table-cell>
          <table:table-cell table:style-name="ce27" office:value-type="float" office:value="22" calcext:value-type="float">
            <text:p>22.00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[.$N50]=[.K$1];1;0)" office:value-type="float" office:value="0" calcext:value-type="float">
            <text:p>0</text:p>
          </table:table-cell>
          <table:table-cell table:formula="of:=IF([.N50]=[.L$1];1;0)" office:value-type="float" office:value="0" calcext:value-type="float">
            <text:p>0</text:p>
          </table:table-cell>
          <table:table-cell table:formula="of:=IF([.$N50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3.1" calcext:value-type="float">
            <text:p>23.10 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IF([.$N51]=[.K$1];1;0)" office:value-type="float" office:value="0" calcext:value-type="float">
            <text:p>0</text:p>
          </table:table-cell>
          <table:table-cell table:formula="of:=IF([.N51]=[.L$1];1;0)" office:value-type="float" office:value="1" calcext:value-type="float">
            <text:p>1</text:p>
          </table:table-cell>
          <table:table-cell table:formula="of:=IF([.$N5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1000" calcext:value-type="float">
            <text:p>51,000</text:p>
          </table:table-cell>
          <table:table-cell table:style-name="ce25" office:value-type="float" office:value="3500" calcext:value-type="float">
            <text:p>3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1000" calcext:value-type="float">
            <text:p>51,000</text:p>
          </table:table-cell>
          <table:table-cell table:style-name="ce27" office:value-type="float" office:value="17.77" calcext:value-type="float">
            <text:p>17.77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IF([.$N52]=[.K$1];1;0)" office:value-type="float" office:value="0" calcext:value-type="float">
            <text:p>0</text:p>
          </table:table-cell>
          <table:table-cell table:formula="of:=IF([.N52]=[.L$1];1;0)" office:value-type="float" office:value="1" calcext:value-type="float">
            <text:p>1</text:p>
          </table:table-cell>
          <table:table-cell table:formula="of:=IF([.$N5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30.83" calcext:value-type="float">
            <text:p>30.83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IF([.$N53]=[.K$1];1;0)" office:value-type="float" office:value="1" calcext:value-type="float">
            <text:p>1</text:p>
          </table:table-cell>
          <table:table-cell table:formula="of:=IF([.N53]=[.L$1];1;0)" office:value-type="float" office:value="0" calcext:value-type="float">
            <text:p>0</text:p>
          </table:table-cell>
          <table:table-cell table:formula="of:=IF([.$N53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IF([.$N54]=[.K$1];1;0)" office:value-type="float" office:value="0" calcext:value-type="float">
            <text:p>0</text:p>
          </table:table-cell>
          <table:table-cell table:formula="of:=IF([.N54]=[.L$1];1;0)" office:value-type="float" office:value="0" calcext:value-type="float">
            <text:p>0</text:p>
          </table:table-cell>
          <table:table-cell table:formula="of:=IF([.$N54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市川市大町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5" office:value-type="float" office:value="3500" calcext:value-type="float">
            <text:p>3,5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7" office:value-type="float" office:value="15.67" calcext:value-type="float">
            <text:p>15.67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IF([.$N55]=[.K$1];1;0)" office:value-type="float" office:value="0" calcext:value-type="float">
            <text:p>0</text:p>
          </table:table-cell>
          <table:table-cell table:formula="of:=IF([.N55]=[.L$1];1;0)" office:value-type="float" office:value="1" calcext:value-type="float">
            <text:p>1</text:p>
          </table:table-cell>
          <table:table-cell table:formula="of:=IF([.$N5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7" office:value-type="float" office:value="14.87" calcext:value-type="float">
            <text:p>14.87 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IF([.$N56]=[.K$1];1;0)" office:value-type="float" office:value="0" calcext:value-type="float">
            <text:p>0</text:p>
          </table:table-cell>
          <table:table-cell table:formula="of:=IF([.N56]=[.L$1];1;0)" office:value-type="float" office:value="1" calcext:value-type="float">
            <text:p>1</text:p>
          </table:table-cell>
          <table:table-cell table:formula="of:=IF([.$N5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2" calcext:value-type="float">
            <text:p>2.0 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7" office:value-type="float" office:value="20.66" calcext:value-type="float">
            <text:p>20.66 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IF([.$N57]=[.K$1];1;0)" office:value-type="float" office:value="0" calcext:value-type="float">
            <text:p>0</text:p>
          </table:table-cell>
          <table:table-cell table:formula="of:=IF([.N57]=[.L$1];1;0)" office:value-type="float" office:value="1" calcext:value-type="float">
            <text:p>1</text:p>
          </table:table-cell>
          <table:table-cell table:formula="of:=IF([.$N5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1500" calcext:value-type="float">
            <text:p>1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8.92" calcext:value-type="float">
            <text:p>28.92 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IF([.$N58]=[.K$1];1;0)" office:value-type="float" office:value="1" calcext:value-type="float">
            <text:p>1</text:p>
          </table:table-cell>
          <table:table-cell table:formula="of:=IF([.N58]=[.L$1];1;0)" office:value-type="float" office:value="0" calcext:value-type="float">
            <text:p>0</text:p>
          </table:table-cell>
          <table:table-cell table:formula="of:=IF([.$N58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5000" calcext:value-type="float">
            <text:p>75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5000" calcext:value-type="float">
            <text:p>75,000</text:p>
          </table:table-cell>
          <table:table-cell table:style-name="ce27" office:value-type="float" office:value="23.1" calcext:value-type="float">
            <text:p>23.10 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IF([.$N59]=[.K$1];1;0)" office:value-type="float" office:value="0" calcext:value-type="float">
            <text:p>0</text:p>
          </table:table-cell>
          <table:table-cell table:formula="of:=IF([.N59]=[.L$1];1;0)" office:value-type="float" office:value="1" calcext:value-type="float">
            <text:p>1</text:p>
          </table:table-cell>
          <table:table-cell table:formula="of:=IF([.$N5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IF([.$N60]=[.K$1];1;0)" office:value-type="float" office:value="0" calcext:value-type="float">
            <text:p>0</text:p>
          </table:table-cell>
          <table:table-cell table:formula="of:=IF([.N60]=[.L$1];1;0)" office:value-type="float" office:value="1" calcext:value-type="float">
            <text:p>1</text:p>
          </table:table-cell>
          <table:table-cell table:formula="of:=IF([.$N6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46000" calcext:value-type="float">
            <text:p>46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6000" calcext:value-type="float">
            <text:p>46,000</text:p>
          </table:table-cell>
          <table:table-cell table:style-name="ce27" office:value-type="float" office:value="14" calcext:value-type="float">
            <text:p>14.00 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IF([.$N61]=[.K$1];1;0)" office:value-type="float" office:value="1" calcext:value-type="float">
            <text:p>1</text:p>
          </table:table-cell>
          <table:table-cell table:formula="of:=IF([.N61]=[.L$1];1;0)" office:value-type="float" office:value="0" calcext:value-type="float">
            <text:p>0</text:p>
          </table:table-cell>
          <table:table-cell table:formula="of:=IF([.$N61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7" office:value-type="float" office:value="21" calcext:value-type="float">
            <text:p>21.00 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IF([.$N62]=[.K$1];1;0)" office:value-type="float" office:value="0" calcext:value-type="float">
            <text:p>0</text:p>
          </table:table-cell>
          <table:table-cell table:formula="of:=IF([.N62]=[.L$1];1;0)" office:value-type="float" office:value="0" calcext:value-type="float">
            <text:p>0</text:p>
          </table:table-cell>
          <table:table-cell table:formula="of:=IF([.$N62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7" office:value-type="float" office:value="20.28" calcext:value-type="float">
            <text:p>20.28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$N63]=[.K$1];1;0)" office:value-type="float" office:value="0" calcext:value-type="float">
            <text:p>0</text:p>
          </table:table-cell>
          <table:table-cell table:formula="of:=IF([.N63]=[.L$1];1;0)" office:value-type="float" office:value="1" calcext:value-type="float">
            <text:p>1</text:p>
          </table:table-cell>
          <table:table-cell table:formula="of:=IF([.$N6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2000" calcext:value-type="float">
            <text:p>62,000</text:p>
          </table:table-cell>
          <table:table-cell table:style-name="ce25" office:value-type="float" office:value="2500" calcext:value-type="float">
            <text:p>2,5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2000" calcext:value-type="float">
            <text:p>62,000</text:p>
          </table:table-cell>
          <table:table-cell table:style-name="ce27" office:value-type="float" office:value="18.04" calcext:value-type="float">
            <text:p>18.04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$N64]=[.K$1];1;0)" office:value-type="float" office:value="0" calcext:value-type="float">
            <text:p>0</text:p>
          </table:table-cell>
          <table:table-cell table:formula="of:=IF([.N64]=[.L$1];1;0)" office:value-type="float" office:value="1" calcext:value-type="float">
            <text:p>1</text:p>
          </table:table-cell>
          <table:table-cell table:formula="of:=IF([.$N6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8000" calcext:value-type="float">
            <text:p>68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8000" calcext:value-type="float">
            <text:p>68,000</text:p>
          </table:table-cell>
          <table:table-cell table:style-name="ce27" office:value-type="float" office:value="20.44" calcext:value-type="float">
            <text:p>20.44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IF([.$N65]=[.K$1];1;0)" office:value-type="float" office:value="0" calcext:value-type="float">
            <text:p>0</text:p>
          </table:table-cell>
          <table:table-cell table:formula="of:=IF([.N65]=[.L$1];1;0)" office:value-type="float" office:value="1" calcext:value-type="float">
            <text:p>1</text:p>
          </table:table-cell>
          <table:table-cell table:formula="of:=IF([.$N6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7" office:value-type="float" office:value="18.01" calcext:value-type="float">
            <text:p>18.01 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IF([.$N66]=[.K$1];1;0)" office:value-type="float" office:value="0" calcext:value-type="float">
            <text:p>0</text:p>
          </table:table-cell>
          <table:table-cell table:formula="of:=IF([.N66]=[.L$1];1;0)" office:value-type="float" office:value="1" calcext:value-type="float">
            <text:p>1</text:p>
          </table:table-cell>
          <table:table-cell table:formula="of:=IF([.$N6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2" calcext:value-type="float">
            <text:p>2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20" calcext:value-type="float">
            <text:p>20.00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IF([.$N67]=[.K$1];1;0)" office:value-type="float" office:value="0" calcext:value-type="float">
            <text:p>0</text:p>
          </table:table-cell>
          <table:table-cell table:formula="of:=IF([.N67]=[.L$1];1;0)" office:value-type="float" office:value="1" calcext:value-type="float">
            <text:p>1</text:p>
          </table:table-cell>
          <table:table-cell table:formula="of:=IF([.$N6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4000" calcext:value-type="float">
            <text:p>74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74000" calcext:value-type="float">
            <text:p>74,000</text:p>
          </table:table-cell>
          <table:table-cell table:style-name="ce27" office:value-type="float" office:value="25.68" calcext:value-type="float">
            <text:p>25.68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$N68]=[.K$1];1;0)" office:value-type="float" office:value="0" calcext:value-type="float">
            <text:p>0</text:p>
          </table:table-cell>
          <table:table-cell table:formula="of:=IF([.N68]=[.L$1];1;0)" office:value-type="float" office:value="1" calcext:value-type="float">
            <text:p>1</text:p>
          </table:table-cell>
          <table:table-cell table:formula="of:=IF([.$N6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4.3" calcext:value-type="float">
            <text:p>24.3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IF([.$N69]=[.K$1];1;0)" office:value-type="float" office:value="0" calcext:value-type="float">
            <text:p>0</text:p>
          </table:table-cell>
          <table:table-cell table:formula="of:=IF([.N69]=[.L$1];1;0)" office:value-type="float" office:value="1" calcext:value-type="float">
            <text:p>1</text:p>
          </table:table-cell>
          <table:table-cell table:formula="of:=IF([.$N6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7" office:value-type="float" office:value="16.52" calcext:value-type="float">
            <text:p>16.52 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IF([.$N70]=[.K$1];1;0)" office:value-type="float" office:value="0" calcext:value-type="float">
            <text:p>0</text:p>
          </table:table-cell>
          <table:table-cell table:formula="of:=IF([.N70]=[.L$1];1;0)" office:value-type="float" office:value="1" calcext:value-type="float">
            <text:p>1</text:p>
          </table:table-cell>
          <table:table-cell table:formula="of:=IF([.$N7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39000" calcext:value-type="float">
            <text:p>39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39000" calcext:value-type="float">
            <text:p>39,000</text:p>
          </table:table-cell>
          <table:table-cell table:style-name="ce27" office:value-type="float" office:value="21" calcext:value-type="float">
            <text:p>21.00 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IF([.$N71]=[.K$1];1;0)" office:value-type="float" office:value="0" calcext:value-type="float">
            <text:p>0</text:p>
          </table:table-cell>
          <table:table-cell table:formula="of:=IF([.N71]=[.L$1];1;0)" office:value-type="float" office:value="1" calcext:value-type="float">
            <text:p>1</text:p>
          </table:table-cell>
          <table:table-cell table:formula="of:=IF([.$N7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28.92" calcext:value-type="float">
            <text:p>28.92 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IF([.$N72]=[.K$1];1;0)" office:value-type="float" office:value="1" calcext:value-type="float">
            <text:p>1</text:p>
          </table:table-cell>
          <table:table-cell table:formula="of:=IF([.N72]=[.L$1];1;0)" office:value-type="float" office:value="0" calcext:value-type="float">
            <text:p>0</text:p>
          </table:table-cell>
          <table:table-cell table:formula="of:=IF([.$N72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7" office:value-type="float" office:value="22.98" calcext:value-type="float">
            <text:p>22.98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[.$N73]=[.K$1];1;0)" office:value-type="float" office:value="0" calcext:value-type="float">
            <text:p>0</text:p>
          </table:table-cell>
          <table:table-cell table:formula="of:=IF([.N73]=[.L$1];1;0)" office:value-type="float" office:value="1" calcext:value-type="float">
            <text:p>1</text:p>
          </table:table-cell>
          <table:table-cell table:formula="of:=IF([.$N7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$N74]=[.K$1];1;0)" office:value-type="float" office:value="0" calcext:value-type="float">
            <text:p>0</text:p>
          </table:table-cell>
          <table:table-cell table:formula="of:=IF([.N74]=[.L$1];1;0)" office:value-type="float" office:value="1" calcext:value-type="float">
            <text:p>1</text:p>
          </table:table-cell>
          <table:table-cell table:formula="of:=IF([.$N7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3000" calcext:value-type="float">
            <text:p>73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73000" calcext:value-type="float">
            <text:p>73,000</text:p>
          </table:table-cell>
          <table:table-cell table:style-name="ce27" office:value-type="float" office:value="25.68" calcext:value-type="float">
            <text:p>25.68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$N75]=[.K$1];1;0)" office:value-type="float" office:value="0" calcext:value-type="float">
            <text:p>0</text:p>
          </table:table-cell>
          <table:table-cell table:formula="of:=IF([.N75]=[.L$1];1;0)" office:value-type="float" office:value="1" calcext:value-type="float">
            <text:p>1</text:p>
          </table:table-cell>
          <table:table-cell table:formula="of:=IF([.$N7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3.1" calcext:value-type="float">
            <text:p>23.10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IF([.$N76]=[.K$1];1;0)" office:value-type="float" office:value="0" calcext:value-type="float">
            <text:p>0</text:p>
          </table:table-cell>
          <table:table-cell table:formula="of:=IF([.N76]=[.L$1];1;0)" office:value-type="float" office:value="1" calcext:value-type="float">
            <text:p>1</text:p>
          </table:table-cell>
          <table:table-cell table:formula="of:=IF([.$N7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7" office:value-type="float" office:value="19.87" calcext:value-type="float">
            <text:p>19.87 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IF([.$N77]=[.K$1];1;0)" office:value-type="float" office:value="0" calcext:value-type="float">
            <text:p>0</text:p>
          </table:table-cell>
          <table:table-cell table:formula="of:=IF([.N77]=[.L$1];1;0)" office:value-type="float" office:value="1" calcext:value-type="float">
            <text:p>1</text:p>
          </table:table-cell>
          <table:table-cell table:formula="of:=IF([.$N7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7" office:value-type="float" office:value="19.44" calcext:value-type="float">
            <text:p>19.44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[.$N78]=[.K$1];1;0)" office:value-type="float" office:value="0" calcext:value-type="float">
            <text:p>0</text:p>
          </table:table-cell>
          <table:table-cell table:formula="of:=IF([.N78]=[.L$1];1;0)" office:value-type="float" office:value="1" calcext:value-type="float">
            <text:p>1</text:p>
          </table:table-cell>
          <table:table-cell table:formula="of:=IF([.$N7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7" office:value-type="float" office:value="18.5" calcext:value-type="float">
            <text:p>18.50 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IF([.$N79]=[.K$1];1;0)" office:value-type="float" office:value="0" calcext:value-type="float">
            <text:p>0</text:p>
          </table:table-cell>
          <table:table-cell table:formula="of:=IF([.N79]=[.L$1];1;0)" office:value-type="float" office:value="1" calcext:value-type="float">
            <text:p>1</text:p>
          </table:table-cell>
          <table:table-cell table:formula="of:=IF([.$N7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IF([.$N80]=[.K$1];1;0)" office:value-type="float" office:value="0" calcext:value-type="float">
            <text:p>0</text:p>
          </table:table-cell>
          <table:table-cell table:formula="of:=IF([.N80]=[.L$1];1;0)" office:value-type="float" office:value="1" calcext:value-type="float">
            <text:p>1</text:p>
          </table:table-cell>
          <table:table-cell table:formula="of:=IF([.$N8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47000" calcext:value-type="float">
            <text:p>47,000</text:p>
          </table:table-cell>
          <table:table-cell table:style-name="ce25" office:value-type="float" office:value="3500" calcext:value-type="float">
            <text:p>3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7000" calcext:value-type="float">
            <text:p>47,000</text:p>
          </table:table-cell>
          <table:table-cell table:style-name="ce27" office:value-type="float" office:value="14.76" calcext:value-type="float">
            <text:p>14.76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IF([.$N81]=[.K$1];1;0)" office:value-type="float" office:value="0" calcext:value-type="float">
            <text:p>0</text:p>
          </table:table-cell>
          <table:table-cell table:formula="of:=IF([.N81]=[.L$1];1;0)" office:value-type="float" office:value="1" calcext:value-type="float">
            <text:p>1</text:p>
          </table:table-cell>
          <table:table-cell table:formula="of:=IF([.$N8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鉄骨造</text:p>
          </table:table-cell>
          <table:table-cell table:number-columns-repeated="4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34000" calcext:value-type="float">
            <text:p>34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34000" calcext:value-type="float">
            <text:p>34,000</text:p>
          </table:table-cell>
          <table:table-cell table:style-name="ce27" office:value-type="float" office:value="17" calcext:value-type="float">
            <text:p>17.00 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IF([.$N82]=[.K$1];1;0)" office:value-type="float" office:value="0" calcext:value-type="float">
            <text:p>0</text:p>
          </table:table-cell>
          <table:table-cell table:formula="of:=IF([.N82]=[.L$1];1;0)" office:value-type="float" office:value="1" calcext:value-type="float">
            <text:p>1</text:p>
          </table:table-cell>
          <table:table-cell table:formula="of:=IF([.$N8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4000" calcext:value-type="float">
            <text:p>54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4000" calcext:value-type="float">
            <text:p>54,000</text:p>
          </table:table-cell>
          <table:table-cell table:style-name="ce27" office:value-type="float" office:value="16" calcext:value-type="float">
            <text:p>16.00 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IF([.$N83]=[.K$1];1;0)" office:value-type="float" office:value="0" calcext:value-type="float">
            <text:p>0</text:p>
          </table:table-cell>
          <table:table-cell table:formula="of:=IF([.N83]=[.L$1];1;0)" office:value-type="float" office:value="0" calcext:value-type="float">
            <text:p>0</text:p>
          </table:table-cell>
          <table:table-cell table:formula="of:=IF([.$N83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7" office:value-type="float" office:value="15.8" calcext:value-type="float">
            <text:p>15.80 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IF([.$N84]=[.K$1];1;0)" office:value-type="float" office:value="0" calcext:value-type="float">
            <text:p>0</text:p>
          </table:table-cell>
          <table:table-cell table:formula="of:=IF([.N84]=[.L$1];1;0)" office:value-type="float" office:value="1" calcext:value-type="float">
            <text:p>1</text:p>
          </table:table-cell>
          <table:table-cell table:formula="of:=IF([.$N8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7" office:value-type="float" office:value="20" calcext:value-type="float">
            <text:p>20.00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IF([.$N85]=[.K$1];1;0)" office:value-type="float" office:value="0" calcext:value-type="float">
            <text:p>0</text:p>
          </table:table-cell>
          <table:table-cell table:formula="of:=IF([.N85]=[.L$1];1;0)" office:value-type="float" office:value="1" calcext:value-type="float">
            <text:p>1</text:p>
          </table:table-cell>
          <table:table-cell table:formula="of:=IF([.$N8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$N86]=[.K$1];1;0)" office:value-type="float" office:value="0" calcext:value-type="float">
            <text:p>0</text:p>
          </table:table-cell>
          <table:table-cell table:formula="of:=IF([.N86]=[.L$1];1;0)" office:value-type="float" office:value="1" calcext:value-type="float">
            <text:p>1</text:p>
          </table:table-cell>
          <table:table-cell table:formula="of:=IF([.$N8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市川市平田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7" office:value-type="float" office:value="23" calcext:value-type="float">
            <text:p>23.00 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IF([.$N87]=[.K$1];1;0)" office:value-type="float" office:value="0" calcext:value-type="float">
            <text:p>0</text:p>
          </table:table-cell>
          <table:table-cell table:formula="of:=IF([.N87]=[.L$1];1;0)" office:value-type="float" office:value="1" calcext:value-type="float">
            <text:p>1</text:p>
          </table:table-cell>
          <table:table-cell table:formula="of:=IF([.$N8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$N88]=[.K$1];1;0)" office:value-type="float" office:value="0" calcext:value-type="float">
            <text:p>0</text:p>
          </table:table-cell>
          <table:table-cell table:formula="of:=IF([.N88]=[.L$1];1;0)" office:value-type="float" office:value="1" calcext:value-type="float">
            <text:p>1</text:p>
          </table:table-cell>
          <table:table-cell table:formula="of:=IF([.$N8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44000" calcext:value-type="float">
            <text:p>44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4000" calcext:value-type="float">
            <text:p>44,000</text:p>
          </table:table-cell>
          <table:table-cell table:style-name="ce27" office:value-type="float" office:value="14" calcext:value-type="float">
            <text:p>14.00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IF([.$N89]=[.K$1];1;0)" office:value-type="float" office:value="0" calcext:value-type="float">
            <text:p>0</text:p>
          </table:table-cell>
          <table:table-cell table:formula="of:=IF([.N89]=[.L$1];1;0)" office:value-type="float" office:value="0" calcext:value-type="float">
            <text:p>0</text:p>
          </table:table-cell>
          <table:table-cell table:formula="of:=IF([.$N89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7" office:value-type="float" office:value="18.31" calcext:value-type="float">
            <text:p>18.31 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IF([.$N90]=[.K$1];1;0)" office:value-type="float" office:value="0" calcext:value-type="float">
            <text:p>0</text:p>
          </table:table-cell>
          <table:table-cell table:formula="of:=IF([.N90]=[.L$1];1;0)" office:value-type="float" office:value="0" calcext:value-type="float">
            <text:p>0</text:p>
          </table:table-cell>
          <table:table-cell table:formula="of:=IF([.$N90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41000" calcext:value-type="float">
            <text:p>41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1000" calcext:value-type="float">
            <text:p>41,000</text:p>
          </table:table-cell>
          <table:table-cell table:style-name="ce27" office:value-type="float" office:value="24" calcext:value-type="float">
            <text:p>24.00 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IF([.$N91]=[.K$1];1;0)" office:value-type="float" office:value="1" calcext:value-type="float">
            <text:p>1</text:p>
          </table:table-cell>
          <table:table-cell table:formula="of:=IF([.N91]=[.L$1];1;0)" office:value-type="float" office:value="0" calcext:value-type="float">
            <text:p>0</text:p>
          </table:table-cell>
          <table:table-cell table:formula="of:=IF([.$N91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7" office:value-type="float" office:value="21.7" calcext:value-type="float">
            <text:p>21.70 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IF([.$N92]=[.K$1];1;0)" office:value-type="float" office:value="0" calcext:value-type="float">
            <text:p>0</text:p>
          </table:table-cell>
          <table:table-cell table:formula="of:=IF([.N92]=[.L$1];1;0)" office:value-type="float" office:value="1" calcext:value-type="float">
            <text:p>1</text:p>
          </table:table-cell>
          <table:table-cell table:formula="of:=IF([.$N9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46000" calcext:value-type="float">
            <text:p>46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6000" calcext:value-type="float">
            <text:p>46,000</text:p>
          </table:table-cell>
          <table:table-cell table:style-name="ce27" office:value-type="float" office:value="22.4" calcext:value-type="float">
            <text:p>22.40 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IF([.$N93]=[.K$1];1;0)" office:value-type="float" office:value="0" calcext:value-type="float">
            <text:p>0</text:p>
          </table:table-cell>
          <table:table-cell table:formula="of:=IF([.N93]=[.L$1];1;0)" office:value-type="float" office:value="1" calcext:value-type="float">
            <text:p>1</text:p>
          </table:table-cell>
          <table:table-cell table:formula="of:=IF([.$N9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7" office:value-type="float" office:value="18.01" calcext:value-type="float">
            <text:p>18.01 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IF([.$N94]=[.K$1];1;0)" office:value-type="float" office:value="0" calcext:value-type="float">
            <text:p>0</text:p>
          </table:table-cell>
          <table:table-cell table:formula="of:=IF([.N94]=[.L$1];1;0)" office:value-type="float" office:value="0" calcext:value-type="float">
            <text:p>0</text:p>
          </table:table-cell>
          <table:table-cell table:formula="of:=IF([.$N94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0.03" calcext:value-type="float">
            <text:p>20.03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F([.$N95]=[.K$1];1;0)" office:value-type="float" office:value="0" calcext:value-type="float">
            <text:p>0</text:p>
          </table:table-cell>
          <table:table-cell table:formula="of:=IF([.N95]=[.L$1];1;0)" office:value-type="float" office:value="1" calcext:value-type="float">
            <text:p>1</text:p>
          </table:table-cell>
          <table:table-cell table:formula="of:=IF([.$N9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2000" calcext:value-type="float">
            <text:p>62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2000" calcext:value-type="float">
            <text:p>62,000</text:p>
          </table:table-cell>
          <table:table-cell table:style-name="ce27" office:value-type="float" office:value="26.4" calcext:value-type="float">
            <text:p>26.40 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[.$N96]=[.K$1];1;0)" office:value-type="float" office:value="0" calcext:value-type="float">
            <text:p>0</text:p>
          </table:table-cell>
          <table:table-cell table:formula="of:=IF([.N96]=[.L$1];1;0)" office:value-type="float" office:value="1" calcext:value-type="float">
            <text:p>1</text:p>
          </table:table-cell>
          <table:table-cell table:formula="of:=IF([.$N9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7" office:value-type="float" office:value="20.5" calcext:value-type="float">
            <text:p>20.50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IF([.$N97]=[.K$1];1;0)" office:value-type="float" office:value="0" calcext:value-type="float">
            <text:p>0</text:p>
          </table:table-cell>
          <table:table-cell table:formula="of:=IF([.N97]=[.L$1];1;0)" office:value-type="float" office:value="1" calcext:value-type="float">
            <text:p>1</text:p>
          </table:table-cell>
          <table:table-cell table:formula="of:=IF([.$N9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IF([.$N98]=[.K$1];1;0)" office:value-type="float" office:value="0" calcext:value-type="float">
            <text:p>0</text:p>
          </table:table-cell>
          <table:table-cell table:formula="of:=IF([.N98]=[.L$1];1;0)" office:value-type="float" office:value="1" calcext:value-type="float">
            <text:p>1</text:p>
          </table:table-cell>
          <table:table-cell table:formula="of:=IF([.$N9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IF([.$N99]=[.K$1];1;0)" office:value-type="float" office:value="0" calcext:value-type="float">
            <text:p>0</text:p>
          </table:table-cell>
          <table:table-cell table:formula="of:=IF([.N99]=[.L$1];1;0)" office:value-type="float" office:value="1" calcext:value-type="float">
            <text:p>1</text:p>
          </table:table-cell>
          <table:table-cell table:formula="of:=IF([.$N9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7" office:value-type="float" office:value="20" calcext:value-type="float">
            <text:p>20.00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IF([.$N100]=[.K$1];1;0)" office:value-type="float" office:value="0" calcext:value-type="float">
            <text:p>0</text:p>
          </table:table-cell>
          <table:table-cell table:formula="of:=IF([.N100]=[.L$1];1;0)" office:value-type="float" office:value="1" calcext:value-type="float">
            <text:p>1</text:p>
          </table:table-cell>
          <table:table-cell table:formula="of:=IF([.$N10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7" office:value-type="float" office:value="17.42" calcext:value-type="float">
            <text:p>17.4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IF([.$N101]=[.K$1];1;0)" office:value-type="float" office:value="0" calcext:value-type="float">
            <text:p>0</text:p>
          </table:table-cell>
          <table:table-cell table:formula="of:=IF([.N101]=[.L$1];1;0)" office:value-type="float" office:value="1" calcext:value-type="float">
            <text:p>1</text:p>
          </table:table-cell>
          <table:table-cell table:formula="of:=IF([.$N10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鉄骨造</text:p>
          </table:table-cell>
          <table:table-cell table:number-columns-repeated="4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7" office:value-type="float" office:value="19.51" calcext:value-type="float">
            <text:p>19.51 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IF([.$N102]=[.K$1];1;0)" office:value-type="float" office:value="0" calcext:value-type="float">
            <text:p>0</text:p>
          </table:table-cell>
          <table:table-cell table:formula="of:=IF([.N102]=[.L$1];1;0)" office:value-type="float" office:value="0" calcext:value-type="float">
            <text:p>0</text:p>
          </table:table-cell>
          <table:table-cell table:formula="of:=IF([.$N102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7" office:value-type="float" office:value="14.88" calcext:value-type="float">
            <text:p>14.88 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IF([.$N103]=[.K$1];1;0)" office:value-type="float" office:value="0" calcext:value-type="float">
            <text:p>0</text:p>
          </table:table-cell>
          <table:table-cell table:formula="of:=IF([.N103]=[.L$1];1;0)" office:value-type="float" office:value="1" calcext:value-type="float">
            <text:p>1</text:p>
          </table:table-cell>
          <table:table-cell table:formula="of:=IF([.$N10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7" office:value-type="float" office:value="27.74" calcext:value-type="float">
            <text:p>27.74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$N104]=[.K$1];1;0)" office:value-type="float" office:value="0" calcext:value-type="float">
            <text:p>0</text:p>
          </table:table-cell>
          <table:table-cell table:formula="of:=IF([.N104]=[.L$1];1;0)" office:value-type="float" office:value="1" calcext:value-type="float">
            <text:p>1</text:p>
          </table:table-cell>
          <table:table-cell table:formula="of:=IF([.$N10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鉄骨造</text:p>
          </table:table-cell>
          <table:table-cell table:number-columns-repeated="4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5000" calcext:value-type="float">
            <text:p>75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5000" calcext:value-type="float">
            <text:p>75,000</text:p>
          </table:table-cell>
          <table:table-cell table:style-name="ce27" office:value-type="float" office:value="22.68" calcext:value-type="float">
            <text:p>22.68 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IF([.$N105]=[.K$1];1;0)" office:value-type="float" office:value="0" calcext:value-type="float">
            <text:p>0</text:p>
          </table:table-cell>
          <table:table-cell table:formula="of:=IF([.N105]=[.L$1];1;0)" office:value-type="float" office:value="1" calcext:value-type="float">
            <text:p>1</text:p>
          </table:table-cell>
          <table:table-cell table:formula="of:=IF([.$N10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市川市大和田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7" office:value-type="float" office:value="30.5" calcext:value-type="float">
            <text:p>30.50 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IF([.$N106]=[.K$1];1;0)" office:value-type="float" office:value="0" calcext:value-type="float">
            <text:p>0</text:p>
          </table:table-cell>
          <table:table-cell table:formula="of:=IF([.N106]=[.L$1];1;0)" office:value-type="float" office:value="1" calcext:value-type="float">
            <text:p>1</text:p>
          </table:table-cell>
          <table:table-cell table:formula="of:=IF([.$N10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7" office:value-type="float" office:value="19.56" calcext:value-type="float">
            <text:p>19.56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IF([.$N107]=[.K$1];1;0)" office:value-type="float" office:value="0" calcext:value-type="float">
            <text:p>0</text:p>
          </table:table-cell>
          <table:table-cell table:formula="of:=IF([.N107]=[.L$1];1;0)" office:value-type="float" office:value="1" calcext:value-type="float">
            <text:p>1</text:p>
          </table:table-cell>
          <table:table-cell table:formula="of:=IF([.$N10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7" office:value-type="float" office:value="24" calcext:value-type="float">
            <text:p>24.00 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IF([.$N108]=[.K$1];1;0)" office:value-type="float" office:value="0" calcext:value-type="float">
            <text:p>0</text:p>
          </table:table-cell>
          <table:table-cell table:formula="of:=IF([.N108]=[.L$1];1;0)" office:value-type="float" office:value="1" calcext:value-type="float">
            <text:p>1</text:p>
          </table:table-cell>
          <table:table-cell table:formula="of:=IF([.$N10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19.5" calcext:value-type="float">
            <text:p>19.50 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IF([.$N109]=[.K$1];1;0)" office:value-type="float" office:value="0" calcext:value-type="float">
            <text:p>0</text:p>
          </table:table-cell>
          <table:table-cell table:formula="of:=IF([.N109]=[.L$1];1;0)" office:value-type="float" office:value="1" calcext:value-type="float">
            <text:p>1</text:p>
          </table:table-cell>
          <table:table-cell table:formula="of:=IF([.$N10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7" office:value-type="float" office:value="21" calcext:value-type="float">
            <text:p>21.00 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IF([.$N110]=[.K$1];1;0)" office:value-type="float" office:value="0" calcext:value-type="float">
            <text:p>0</text:p>
          </table:table-cell>
          <table:table-cell table:formula="of:=IF([.N110]=[.L$1];1;0)" office:value-type="float" office:value="1" calcext:value-type="float">
            <text:p>1</text:p>
          </table:table-cell>
          <table:table-cell table:formula="of:=IF([.$N11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9000" calcext:value-type="float">
            <text:p>69,000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9000" calcext:value-type="float">
            <text:p>69,000</text:p>
          </table:table-cell>
          <table:table-cell table:style-name="ce27" office:value-type="float" office:value="22.77" calcext:value-type="float">
            <text:p>22.77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$N111]=[.K$1];1;0)" office:value-type="float" office:value="0" calcext:value-type="float">
            <text:p>0</text:p>
          </table:table-cell>
          <table:table-cell table:formula="of:=IF([.N111]=[.L$1];1;0)" office:value-type="float" office:value="1" calcext:value-type="float">
            <text:p>1</text:p>
          </table:table-cell>
          <table:table-cell table:formula="of:=IF([.$N11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2000" calcext:value-type="float">
            <text:p>62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2000" calcext:value-type="float">
            <text:p>62,000</text:p>
          </table:table-cell>
          <table:table-cell table:style-name="ce27" office:value-type="float" office:value="26" calcext:value-type="float">
            <text:p>26.00 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IF([.$N112]=[.K$1];1;0)" office:value-type="float" office:value="1" calcext:value-type="float">
            <text:p>1</text:p>
          </table:table-cell>
          <table:table-cell table:formula="of:=IF([.N112]=[.L$1];1;0)" office:value-type="float" office:value="0" calcext:value-type="float">
            <text:p>0</text:p>
          </table:table-cell>
          <table:table-cell table:formula="of:=IF([.$N112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24.75" calcext:value-type="float">
            <text:p>24.75 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IF([.$N113]=[.K$1];1;0)" office:value-type="float" office:value="0" calcext:value-type="float">
            <text:p>0</text:p>
          </table:table-cell>
          <table:table-cell table:formula="of:=IF([.N113]=[.L$1];1;0)" office:value-type="float" office:value="1" calcext:value-type="float">
            <text:p>1</text:p>
          </table:table-cell>
          <table:table-cell table:formula="of:=IF([.$N11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IF([.$N114]=[.K$1];1;0)" office:value-type="float" office:value="0" calcext:value-type="float">
            <text:p>0</text:p>
          </table:table-cell>
          <table:table-cell table:formula="of:=IF([.N114]=[.L$1];1;0)" office:value-type="float" office:value="1" calcext:value-type="float">
            <text:p>1</text:p>
          </table:table-cell>
          <table:table-cell table:formula="of:=IF([.$N11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44000" calcext:value-type="float">
            <text:p>44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44000" calcext:value-type="float">
            <text:p>44,000</text:p>
          </table:table-cell>
          <table:table-cell table:style-name="ce27" office:value-type="float" office:value="14.51" calcext:value-type="float">
            <text:p>14.51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IF([.$N115]=[.K$1];1;0)" office:value-type="float" office:value="0" calcext:value-type="float">
            <text:p>0</text:p>
          </table:table-cell>
          <table:table-cell table:formula="of:=IF([.N115]=[.L$1];1;0)" office:value-type="float" office:value="0" calcext:value-type="float">
            <text:p>0</text:p>
          </table:table-cell>
          <table:table-cell table:formula="of:=IF([.$N115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9.7" calcext:value-type="float">
            <text:p>29.70 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IF([.$N116]=[.K$1];1;0)" office:value-type="float" office:value="1" calcext:value-type="float">
            <text:p>1</text:p>
          </table:table-cell>
          <table:table-cell table:formula="of:=IF([.N116]=[.L$1];1;0)" office:value-type="float" office:value="0" calcext:value-type="float">
            <text:p>0</text:p>
          </table:table-cell>
          <table:table-cell table:formula="of:=IF([.$N116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7" office:value-type="float" office:value="22" calcext:value-type="float">
            <text:p>22.00 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IF([.$N117]=[.K$1];1;0)" office:value-type="float" office:value="0" calcext:value-type="float">
            <text:p>0</text:p>
          </table:table-cell>
          <table:table-cell table:formula="of:=IF([.N117]=[.L$1];1;0)" office:value-type="float" office:value="1" calcext:value-type="float">
            <text:p>1</text:p>
          </table:table-cell>
          <table:table-cell table:formula="of:=IF([.$N11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7" office:value-type="float" office:value="17.42" calcext:value-type="float">
            <text:p>17.4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IF([.$N118]=[.K$1];1;0)" office:value-type="float" office:value="0" calcext:value-type="float">
            <text:p>0</text:p>
          </table:table-cell>
          <table:table-cell table:formula="of:=IF([.N118]=[.L$1];1;0)" office:value-type="float" office:value="1" calcext:value-type="float">
            <text:p>1</text:p>
          </table:table-cell>
          <table:table-cell table:formula="of:=IF([.$N11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0.2" calcext:value-type="float">
            <text:p>20.20 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IF([.$N119]=[.K$1];1;0)" office:value-type="float" office:value="0" calcext:value-type="float">
            <text:p>0</text:p>
          </table:table-cell>
          <table:table-cell table:formula="of:=IF([.N119]=[.L$1];1;0)" office:value-type="float" office:value="1" calcext:value-type="float">
            <text:p>1</text:p>
          </table:table-cell>
          <table:table-cell table:formula="of:=IF([.$N11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6000" calcext:value-type="float">
            <text:p>66,000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6000" calcext:value-type="float">
            <text:p>66,000</text:p>
          </table:table-cell>
          <table:table-cell table:style-name="ce27" office:value-type="float" office:value="23.77" calcext:value-type="float">
            <text:p>23.77 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IF([.$N120]=[.K$1];1;0)" office:value-type="float" office:value="0" calcext:value-type="float">
            <text:p>0</text:p>
          </table:table-cell>
          <table:table-cell table:formula="of:=IF([.N120]=[.L$1];1;0)" office:value-type="float" office:value="1" calcext:value-type="float">
            <text:p>1</text:p>
          </table:table-cell>
          <table:table-cell table:formula="of:=IF([.$N12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7" office:value-type="float" office:value="14.87" calcext:value-type="float">
            <text:p>14.87 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IF([.$N121]=[.K$1];1;0)" office:value-type="float" office:value="0" calcext:value-type="float">
            <text:p>0</text:p>
          </table:table-cell>
          <table:table-cell table:formula="of:=IF([.N121]=[.L$1];1;0)" office:value-type="float" office:value="1" calcext:value-type="float">
            <text:p>1</text:p>
          </table:table-cell>
          <table:table-cell table:formula="of:=IF([.$N12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7" office:value-type="float" office:value="17.32" calcext:value-type="float">
            <text:p>17.32 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IF([.$N122]=[.K$1];1;0)" office:value-type="float" office:value="0" calcext:value-type="float">
            <text:p>0</text:p>
          </table:table-cell>
          <table:table-cell table:formula="of:=IF([.N122]=[.L$1];1;0)" office:value-type="float" office:value="1" calcext:value-type="float">
            <text:p>1</text:p>
          </table:table-cell>
          <table:table-cell table:formula="of:=IF([.$N12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IF([.$N123]=[.K$1];1;0)" office:value-type="float" office:value="0" calcext:value-type="float">
            <text:p>0</text:p>
          </table:table-cell>
          <table:table-cell table:formula="of:=IF([.N123]=[.L$1];1;0)" office:value-type="float" office:value="1" calcext:value-type="float">
            <text:p>1</text:p>
          </table:table-cell>
          <table:table-cell table:formula="of:=IF([.$N12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7" office:value-type="float" office:value="18.5" calcext:value-type="float">
            <text:p>18.50 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IF([.$N124]=[.K$1];1;0)" office:value-type="float" office:value="0" calcext:value-type="float">
            <text:p>0</text:p>
          </table:table-cell>
          <table:table-cell table:formula="of:=IF([.N124]=[.L$1];1;0)" office:value-type="float" office:value="1" calcext:value-type="float">
            <text:p>1</text:p>
          </table:table-cell>
          <table:table-cell table:formula="of:=IF([.$N12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62000" calcext:value-type="float">
            <text:p>62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2000" calcext:value-type="float">
            <text:p>62,000</text:p>
          </table:table-cell>
          <table:table-cell table:style-name="ce27" office:value-type="float" office:value="23.73" calcext:value-type="float">
            <text:p>23.73 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IF([.$N125]=[.K$1];1;0)" office:value-type="float" office:value="0" calcext:value-type="float">
            <text:p>0</text:p>
          </table:table-cell>
          <table:table-cell table:formula="of:=IF([.N125]=[.L$1];1;0)" office:value-type="float" office:value="1" calcext:value-type="float">
            <text:p>1</text:p>
          </table:table-cell>
          <table:table-cell table:formula="of:=IF([.$N12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0.3" calcext:value-type="float">
            <text:p>20.30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IF([.$N126]=[.K$1];1;0)" office:value-type="float" office:value="0" calcext:value-type="float">
            <text:p>0</text:p>
          </table:table-cell>
          <table:table-cell table:formula="of:=IF([.N126]=[.L$1];1;0)" office:value-type="float" office:value="1" calcext:value-type="float">
            <text:p>1</text:p>
          </table:table-cell>
          <table:table-cell table:formula="of:=IF([.$N12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7" office:value-type="float" office:value="20.06" calcext:value-type="float">
            <text:p>20.06 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IF([.$N127]=[.K$1];1;0)" office:value-type="float" office:value="0" calcext:value-type="float">
            <text:p>0</text:p>
          </table:table-cell>
          <table:table-cell table:formula="of:=IF([.N127]=[.L$1];1;0)" office:value-type="float" office:value="1" calcext:value-type="float">
            <text:p>1</text:p>
          </table:table-cell>
          <table:table-cell table:formula="of:=IF([.$N12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7" office:value-type="float" office:value="33" calcext:value-type="float">
            <text:p>33.00 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IF([.$N128]=[.K$1];1;0)" office:value-type="float" office:value="1" calcext:value-type="float">
            <text:p>1</text:p>
          </table:table-cell>
          <table:table-cell table:formula="of:=IF([.N128]=[.L$1];1;0)" office:value-type="float" office:value="0" calcext:value-type="float">
            <text:p>0</text:p>
          </table:table-cell>
          <table:table-cell table:formula="of:=IF([.$N128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19.44" calcext:value-type="float">
            <text:p>19.44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IF([.$N129]=[.K$1];1;0)" office:value-type="float" office:value="0" calcext:value-type="float">
            <text:p>0</text:p>
          </table:table-cell>
          <table:table-cell table:formula="of:=IF([.N129]=[.L$1];1;0)" office:value-type="float" office:value="1" calcext:value-type="float">
            <text:p>1</text:p>
          </table:table-cell>
          <table:table-cell table:formula="of:=IF([.$N12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9000" calcext:value-type="float">
            <text:p>79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79000" calcext:value-type="float">
            <text:p>79,000</text:p>
          </table:table-cell>
          <table:table-cell table:style-name="ce27" office:value-type="float" office:value="30.22" calcext:value-type="float">
            <text:p>30.22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$N130]=[.K$1];1;0)" office:value-type="float" office:value="0" calcext:value-type="float">
            <text:p>0</text:p>
          </table:table-cell>
          <table:table-cell table:formula="of:=IF([.N130]=[.L$1];1;0)" office:value-type="float" office:value="1" calcext:value-type="float">
            <text:p>1</text:p>
          </table:table-cell>
          <table:table-cell table:formula="of:=IF([.$N13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7" office:value-type="float" office:value="20.66" calcext:value-type="float">
            <text:p>20.66 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IF([.$N131]=[.K$1];1;0)" office:value-type="float" office:value="0" calcext:value-type="float">
            <text:p>0</text:p>
          </table:table-cell>
          <table:table-cell table:formula="of:=IF([.N131]=[.L$1];1;0)" office:value-type="float" office:value="1" calcext:value-type="float">
            <text:p>1</text:p>
          </table:table-cell>
          <table:table-cell table:formula="of:=IF([.$N13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48000" calcext:value-type="float">
            <text:p>48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5" office:value-type="float" office:value="48000" calcext:value-type="float">
            <text:p>48,000</text:p>
          </table:table-cell>
          <table:table-cell table:style-name="ce27" office:value-type="float" office:value="20.2" calcext:value-type="float">
            <text:p>20.20 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IF([.$N132]=[.K$1];1;0)" office:value-type="float" office:value="0" calcext:value-type="float">
            <text:p>0</text:p>
          </table:table-cell>
          <table:table-cell table:formula="of:=IF([.N132]=[.L$1];1;0)" office:value-type="float" office:value="1" calcext:value-type="float">
            <text:p>1</text:p>
          </table:table-cell>
          <table:table-cell table:formula="of:=IF([.$N13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7" office:value-type="float" office:value="21.87" calcext:value-type="float">
            <text:p>21.87 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IF([.$N133]=[.K$1];1;0)" office:value-type="float" office:value="0" calcext:value-type="float">
            <text:p>0</text:p>
          </table:table-cell>
          <table:table-cell table:formula="of:=IF([.N133]=[.L$1];1;0)" office:value-type="float" office:value="1" calcext:value-type="float">
            <text:p>1</text:p>
          </table:table-cell>
          <table:table-cell table:formula="of:=IF([.$N13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7" office:value-type="float" office:value="17.35" calcext:value-type="float">
            <text:p>17.35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IF([.$N134]=[.K$1];1;0)" office:value-type="float" office:value="0" calcext:value-type="float">
            <text:p>0</text:p>
          </table:table-cell>
          <table:table-cell table:formula="of:=IF([.N134]=[.L$1];1;0)" office:value-type="float" office:value="1" calcext:value-type="float">
            <text:p>1</text:p>
          </table:table-cell>
          <table:table-cell table:formula="of:=IF([.$N13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7" office:value-type="float" office:value="18.18" calcext:value-type="float">
            <text:p>18.18 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IF([.$N135]=[.K$1];1;0)" office:value-type="float" office:value="0" calcext:value-type="float">
            <text:p>0</text:p>
          </table:table-cell>
          <table:table-cell table:formula="of:=IF([.N135]=[.L$1];1;0)" office:value-type="float" office:value="1" calcext:value-type="float">
            <text:p>1</text:p>
          </table:table-cell>
          <table:table-cell table:formula="of:=IF([.$N13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1000" calcext:value-type="float">
            <text:p>51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5" office:value-type="float" office:value="51000" calcext:value-type="float">
            <text:p>51,000</text:p>
          </table:table-cell>
          <table:table-cell table:style-name="ce27" office:value-type="float" office:value="23.14" calcext:value-type="float">
            <text:p>23.14 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formula="of:=IF([.$N136]=[.K$1];1;0)" office:value-type="float" office:value="0" calcext:value-type="float">
            <text:p>0</text:p>
          </table:table-cell>
          <table:table-cell table:formula="of:=IF([.N136]=[.L$1];1;0)" office:value-type="float" office:value="0" calcext:value-type="float">
            <text:p>0</text:p>
          </table:table-cell>
          <table:table-cell table:formula="of:=IF([.$N136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7" office:value-type="float" office:value="16.52" calcext:value-type="float">
            <text:p>16.52 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IF([.$N137]=[.K$1];1;0)" office:value-type="float" office:value="0" calcext:value-type="float">
            <text:p>0</text:p>
          </table:table-cell>
          <table:table-cell table:formula="of:=IF([.N137]=[.L$1];1;0)" office:value-type="float" office:value="1" calcext:value-type="float">
            <text:p>1</text:p>
          </table:table-cell>
          <table:table-cell table:formula="of:=IF([.$N13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7" office:value-type="float" office:value="25" calcext:value-type="float">
            <text:p>25.00 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IF([.$N138]=[.K$1];1;0)" office:value-type="float" office:value="1" calcext:value-type="float">
            <text:p>1</text:p>
          </table:table-cell>
          <table:table-cell table:formula="of:=IF([.N138]=[.L$1];1;0)" office:value-type="float" office:value="0" calcext:value-type="float">
            <text:p>0</text:p>
          </table:table-cell>
          <table:table-cell table:formula="of:=IF([.$N138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7" office:value-type="float" office:value="17.4" calcext:value-type="float">
            <text:p>17.40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IF([.$N139]=[.K$1];1;0)" office:value-type="float" office:value="0" calcext:value-type="float">
            <text:p>0</text:p>
          </table:table-cell>
          <table:table-cell table:formula="of:=IF([.N139]=[.L$1];1;0)" office:value-type="float" office:value="0" calcext:value-type="float">
            <text:p>0</text:p>
          </table:table-cell>
          <table:table-cell table:formula="of:=IF([.$N139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25.31" calcext:value-type="float">
            <text:p>25.31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$N140]=[.K$1];1;0)" office:value-type="float" office:value="0" calcext:value-type="float">
            <text:p>0</text:p>
          </table:table-cell>
          <table:table-cell table:formula="of:=IF([.N140]=[.L$1];1;0)" office:value-type="float" office:value="1" calcext:value-type="float">
            <text:p>1</text:p>
          </table:table-cell>
          <table:table-cell table:formula="of:=IF([.$N14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鉄骨造</text:p>
          </table:table-cell>
          <table:table-cell table:number-columns-repeated="4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2" calcext:value-type="float">
            <text:p>2.0 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7" office:value-type="float" office:value="20.66" calcext:value-type="float">
            <text:p>20.66 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IF([.$N141]=[.K$1];1;0)" office:value-type="float" office:value="0" calcext:value-type="float">
            <text:p>0</text:p>
          </table:table-cell>
          <table:table-cell table:formula="of:=IF([.N141]=[.L$1];1;0)" office:value-type="float" office:value="1" calcext:value-type="float">
            <text:p>1</text:p>
          </table:table-cell>
          <table:table-cell table:formula="of:=IF([.$N14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43000" calcext:value-type="float">
            <text:p>43,000</text:p>
          </table:table-cell>
          <table:table-cell table:style-name="ce25" office:value-type="float" office:value="5000" calcext:value-type="float">
            <text:p>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43000" calcext:value-type="float">
            <text:p>43,000</text:p>
          </table:table-cell>
          <table:table-cell table:style-name="ce27" office:value-type="float" office:value="24" calcext:value-type="float">
            <text:p>24.00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IF([.$N142]=[.K$1];1;0)" office:value-type="float" office:value="0" calcext:value-type="float">
            <text:p>0</text:p>
          </table:table-cell>
          <table:table-cell table:formula="of:=IF([.N142]=[.L$1];1;0)" office:value-type="float" office:value="1" calcext:value-type="float">
            <text:p>1</text:p>
          </table:table-cell>
          <table:table-cell table:formula="of:=IF([.$N14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鉄骨造</text:p>
          </table:table-cell>
          <table:table-cell table:number-columns-repeated="4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7" office:value-type="float" office:value="14.87" calcext:value-type="float">
            <text:p>14.87 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IF([.$N143]=[.K$1];1;0)" office:value-type="float" office:value="0" calcext:value-type="float">
            <text:p>0</text:p>
          </table:table-cell>
          <table:table-cell table:formula="of:=IF([.N143]=[.L$1];1;0)" office:value-type="float" office:value="1" calcext:value-type="float">
            <text:p>1</text:p>
          </table:table-cell>
          <table:table-cell table:formula="of:=IF([.$N14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48000" calcext:value-type="float">
            <text:p>48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48000" calcext:value-type="float">
            <text:p>48,000</text:p>
          </table:table-cell>
          <table:table-cell table:style-name="ce27" office:value-type="float" office:value="17" calcext:value-type="float">
            <text:p>17.00 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IF([.$N144]=[.K$1];1;0)" office:value-type="float" office:value="0" calcext:value-type="float">
            <text:p>0</text:p>
          </table:table-cell>
          <table:table-cell table:formula="of:=IF([.N144]=[.L$1];1;0)" office:value-type="float" office:value="0" calcext:value-type="float">
            <text:p>0</text:p>
          </table:table-cell>
          <table:table-cell table:formula="of:=IF([.$N144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7" office:value-type="float" office:value="17" calcext:value-type="float">
            <text:p>17.00 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IF([.$N145]=[.K$1];1;0)" office:value-type="float" office:value="0" calcext:value-type="float">
            <text:p>0</text:p>
          </table:table-cell>
          <table:table-cell table:formula="of:=IF([.N145]=[.L$1];1;0)" office:value-type="float" office:value="1" calcext:value-type="float">
            <text:p>1</text:p>
          </table:table-cell>
          <table:table-cell table:formula="of:=IF([.$N14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7" office:value-type="float" office:value="18.15" calcext:value-type="float">
            <text:p>18.15 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IF([.$N146]=[.K$1];1;0)" office:value-type="float" office:value="0" calcext:value-type="float">
            <text:p>0</text:p>
          </table:table-cell>
          <table:table-cell table:formula="of:=IF([.N146]=[.L$1];1;0)" office:value-type="float" office:value="1" calcext:value-type="float">
            <text:p>1</text:p>
          </table:table-cell>
          <table:table-cell table:formula="of:=IF([.$N14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市川市須和田</text:p>
          </table:table-cell>
          <table:table-cell table:style-name="ce25" office:value-type="float" office:value="69000" calcext:value-type="float">
            <text:p>69,000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9000" calcext:value-type="float">
            <text:p>69,000</text:p>
          </table:table-cell>
          <table:table-cell table:style-name="ce27" office:value-type="float" office:value="28.06" calcext:value-type="float">
            <text:p>28.06 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IF([.$N147]=[.K$1];1;0)" office:value-type="float" office:value="0" calcext:value-type="float">
            <text:p>0</text:p>
          </table:table-cell>
          <table:table-cell table:formula="of:=IF([.N147]=[.L$1];1;0)" office:value-type="float" office:value="1" calcext:value-type="float">
            <text:p>1</text:p>
          </table:table-cell>
          <table:table-cell table:formula="of:=IF([.$N14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7" office:value-type="float" office:value="16" calcext:value-type="float">
            <text:p>16.00 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IF([.$N148]=[.K$1];1;0)" office:value-type="float" office:value="0" calcext:value-type="float">
            <text:p>0</text:p>
          </table:table-cell>
          <table:table-cell table:formula="of:=IF([.N148]=[.L$1];1;0)" office:value-type="float" office:value="1" calcext:value-type="float">
            <text:p>1</text:p>
          </table:table-cell>
          <table:table-cell table:formula="of:=IF([.$N14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7" office:value-type="float" office:value="21" calcext:value-type="float">
            <text:p>21.00 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IF([.$N149]=[.K$1];1;0)" office:value-type="float" office:value="0" calcext:value-type="float">
            <text:p>0</text:p>
          </table:table-cell>
          <table:table-cell table:formula="of:=IF([.N149]=[.L$1];1;0)" office:value-type="float" office:value="1" calcext:value-type="float">
            <text:p>1</text:p>
          </table:table-cell>
          <table:table-cell table:formula="of:=IF([.$N14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$N150]=[.K$1];1;0)" office:value-type="float" office:value="0" calcext:value-type="float">
            <text:p>0</text:p>
          </table:table-cell>
          <table:table-cell table:formula="of:=IF([.N150]=[.L$1];1;0)" office:value-type="float" office:value="1" calcext:value-type="float">
            <text:p>1</text:p>
          </table:table-cell>
          <table:table-cell table:formula="of:=IF([.$N15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7" office:value-type="float" office:value="21.06" calcext:value-type="float">
            <text:p>21.06 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formula="of:=IF([.$N151]=[.K$1];1;0)" office:value-type="float" office:value="0" calcext:value-type="float">
            <text:p>0</text:p>
          </table:table-cell>
          <table:table-cell table:formula="of:=IF([.N151]=[.L$1];1;0)" office:value-type="float" office:value="1" calcext:value-type="float">
            <text:p>1</text:p>
          </table:table-cell>
          <table:table-cell table:formula="of:=IF([.$N15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0" calcext:value-type="float">
            <text:p>20.00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IF([.$N152]=[.K$1];1;0)" office:value-type="float" office:value="0" calcext:value-type="float">
            <text:p>0</text:p>
          </table:table-cell>
          <table:table-cell table:formula="of:=IF([.N152]=[.L$1];1;0)" office:value-type="float" office:value="1" calcext:value-type="float">
            <text:p>1</text:p>
          </table:table-cell>
          <table:table-cell table:formula="of:=IF([.$N15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1000" calcext:value-type="float">
            <text:p>61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1000" calcext:value-type="float">
            <text:p>61,000</text:p>
          </table:table-cell>
          <table:table-cell table:style-name="ce27" office:value-type="float" office:value="23.1" calcext:value-type="float">
            <text:p>23.10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[.$N153]=[.K$1];1;0)" office:value-type="float" office:value="0" calcext:value-type="float">
            <text:p>0</text:p>
          </table:table-cell>
          <table:table-cell table:formula="of:=IF([.N153]=[.L$1];1;0)" office:value-type="float" office:value="1" calcext:value-type="float">
            <text:p>1</text:p>
          </table:table-cell>
          <table:table-cell table:formula="of:=IF([.$N15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44000" calcext:value-type="float">
            <text:p>44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44000" calcext:value-type="float">
            <text:p>44,000</text:p>
          </table:table-cell>
          <table:table-cell table:style-name="ce27" office:value-type="float" office:value="23.21" calcext:value-type="float">
            <text:p>23.21 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IF([.$N154]=[.K$1];1;0)" office:value-type="float" office:value="0" calcext:value-type="float">
            <text:p>0</text:p>
          </table:table-cell>
          <table:table-cell table:formula="of:=IF([.N154]=[.L$1];1;0)" office:value-type="float" office:value="1" calcext:value-type="float">
            <text:p>1</text:p>
          </table:table-cell>
          <table:table-cell table:formula="of:=IF([.$N15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2.4" calcext:value-type="float">
            <text:p>22.40 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IF([.$N155]=[.K$1];1;0)" office:value-type="float" office:value="0" calcext:value-type="float">
            <text:p>0</text:p>
          </table:table-cell>
          <table:table-cell table:formula="of:=IF([.N155]=[.L$1];1;0)" office:value-type="float" office:value="1" calcext:value-type="float">
            <text:p>1</text:p>
          </table:table-cell>
          <table:table-cell table:formula="of:=IF([.$N15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7" office:value-type="float" office:value="17.95" calcext:value-type="float">
            <text:p>17.95 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IF([.$N156]=[.K$1];1;0)" office:value-type="float" office:value="0" calcext:value-type="float">
            <text:p>0</text:p>
          </table:table-cell>
          <table:table-cell table:formula="of:=IF([.N156]=[.L$1];1;0)" office:value-type="float" office:value="0" calcext:value-type="float">
            <text:p>0</text:p>
          </table:table-cell>
          <table:table-cell table:formula="of:=IF([.$N156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9000" calcext:value-type="float">
            <text:p>69,000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9000" calcext:value-type="float">
            <text:p>69,000</text:p>
          </table:table-cell>
          <table:table-cell table:style-name="ce27" office:value-type="float" office:value="19.4" calcext:value-type="float">
            <text:p>19.40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.$N157]=[.K$1];1;0)" office:value-type="float" office:value="0" calcext:value-type="float">
            <text:p>0</text:p>
          </table:table-cell>
          <table:table-cell table:formula="of:=IF([.N157]=[.L$1];1;0)" office:value-type="float" office:value="1" calcext:value-type="float">
            <text:p>1</text:p>
          </table:table-cell>
          <table:table-cell table:formula="of:=IF([.$N15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$N158]=[.K$1];1;0)" office:value-type="float" office:value="0" calcext:value-type="float">
            <text:p>0</text:p>
          </table:table-cell>
          <table:table-cell table:formula="of:=IF([.N158]=[.L$1];1;0)" office:value-type="float" office:value="1" calcext:value-type="float">
            <text:p>1</text:p>
          </table:table-cell>
          <table:table-cell table:formula="of:=IF([.$N15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7" office:value-type="float" office:value="21.01" calcext:value-type="float">
            <text:p>21.01 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IF([.$N159]=[.K$1];1;0)" office:value-type="float" office:value="0" calcext:value-type="float">
            <text:p>0</text:p>
          </table:table-cell>
          <table:table-cell table:formula="of:=IF([.N159]=[.L$1];1;0)" office:value-type="float" office:value="1" calcext:value-type="float">
            <text:p>1</text:p>
          </table:table-cell>
          <table:table-cell table:formula="of:=IF([.$N15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2500" calcext:value-type="float">
            <text:p>2,5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1.79" calcext:value-type="float">
            <text:p>21.79 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IF([.$N160]=[.K$1];1;0)" office:value-type="float" office:value="0" calcext:value-type="float">
            <text:p>0</text:p>
          </table:table-cell>
          <table:table-cell table:formula="of:=IF([.N160]=[.L$1];1;0)" office:value-type="float" office:value="0" calcext:value-type="float">
            <text:p>0</text:p>
          </table:table-cell>
          <table:table-cell table:formula="of:=IF([.$N160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7" office:value-type="float" office:value="21.05" calcext:value-type="float">
            <text:p>21.05 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[.$N161]=[.K$1];1;0)" office:value-type="float" office:value="0" calcext:value-type="float">
            <text:p>0</text:p>
          </table:table-cell>
          <table:table-cell table:formula="of:=IF([.N161]=[.L$1];1;0)" office:value-type="float" office:value="1" calcext:value-type="float">
            <text:p>1</text:p>
          </table:table-cell>
          <table:table-cell table:formula="of:=IF([.$N16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7" office:value-type="float" office:value="22.98" calcext:value-type="float">
            <text:p>22.98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[.$N162]=[.K$1];1;0)" office:value-type="float" office:value="0" calcext:value-type="float">
            <text:p>0</text:p>
          </table:table-cell>
          <table:table-cell table:formula="of:=IF([.N162]=[.L$1];1;0)" office:value-type="float" office:value="1" calcext:value-type="float">
            <text:p>1</text:p>
          </table:table-cell>
          <table:table-cell table:formula="of:=IF([.$N16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8000" calcext:value-type="float">
            <text:p>68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8000" calcext:value-type="float">
            <text:p>68,000</text:p>
          </table:table-cell>
          <table:table-cell table:style-name="ce27" office:value-type="float" office:value="27" calcext:value-type="float">
            <text:p>27.00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IF([.$N163]=[.K$1];1;0)" office:value-type="float" office:value="1" calcext:value-type="float">
            <text:p>1</text:p>
          </table:table-cell>
          <table:table-cell table:formula="of:=IF([.N163]=[.L$1];1;0)" office:value-type="float" office:value="0" calcext:value-type="float">
            <text:p>0</text:p>
          </table:table-cell>
          <table:table-cell table:formula="of:=IF([.$N163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83000" calcext:value-type="float">
            <text:p>83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83000" calcext:value-type="float">
            <text:p>83,000</text:p>
          </table:table-cell>
          <table:table-cell table:style-name="ce27" office:value-type="float" office:value="30.22" calcext:value-type="float">
            <text:p>30.22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$N164]=[.K$1];1;0)" office:value-type="float" office:value="0" calcext:value-type="float">
            <text:p>0</text:p>
          </table:table-cell>
          <table:table-cell table:formula="of:=IF([.N164]=[.L$1];1;0)" office:value-type="float" office:value="1" calcext:value-type="float">
            <text:p>1</text:p>
          </table:table-cell>
          <table:table-cell table:formula="of:=IF([.$N16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7" office:value-type="float" office:value="24" calcext:value-type="float">
            <text:p>24.00 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IF([.$N165]=[.K$1];1;0)" office:value-type="float" office:value="0" calcext:value-type="float">
            <text:p>0</text:p>
          </table:table-cell>
          <table:table-cell table:formula="of:=IF([.N165]=[.L$1];1;0)" office:value-type="float" office:value="0" calcext:value-type="float">
            <text:p>0</text:p>
          </table:table-cell>
          <table:table-cell table:formula="of:=IF([.$N165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7" office:value-type="float" office:value="18.2" calcext:value-type="float">
            <text:p>18.20 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IF([.$N166]=[.K$1];1;0)" office:value-type="float" office:value="0" calcext:value-type="float">
            <text:p>0</text:p>
          </table:table-cell>
          <table:table-cell table:formula="of:=IF([.N166]=[.L$1];1;0)" office:value-type="float" office:value="1" calcext:value-type="float">
            <text:p>1</text:p>
          </table:table-cell>
          <table:table-cell table:formula="of:=IF([.$N16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8.09" calcext:value-type="float">
            <text:p>28.09 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IF([.$N167]=[.K$1];1;0)" office:value-type="float" office:value="1" calcext:value-type="float">
            <text:p>1</text:p>
          </table:table-cell>
          <table:table-cell table:formula="of:=IF([.N167]=[.L$1];1;0)" office:value-type="float" office:value="0" calcext:value-type="float">
            <text:p>0</text:p>
          </table:table-cell>
          <table:table-cell table:formula="of:=IF([.$N167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7" office:value-type="float" office:value="18.5" calcext:value-type="float">
            <text:p>18.50 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IF([.$N168]=[.K$1];1;0)" office:value-type="float" office:value="0" calcext:value-type="float">
            <text:p>0</text:p>
          </table:table-cell>
          <table:table-cell table:formula="of:=IF([.N168]=[.L$1];1;0)" office:value-type="float" office:value="1" calcext:value-type="float">
            <text:p>1</text:p>
          </table:table-cell>
          <table:table-cell table:formula="of:=IF([.$N16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$N169]=[.K$1];1;0)" office:value-type="float" office:value="0" calcext:value-type="float">
            <text:p>0</text:p>
          </table:table-cell>
          <table:table-cell table:formula="of:=IF([.N169]=[.L$1];1;0)" office:value-type="float" office:value="1" calcext:value-type="float">
            <text:p>1</text:p>
          </table:table-cell>
          <table:table-cell table:formula="of:=IF([.$N16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4000" calcext:value-type="float">
            <text:p>54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4000" calcext:value-type="float">
            <text:p>54,000</text:p>
          </table:table-cell>
          <table:table-cell table:style-name="ce27" office:value-type="float" office:value="19.83" calcext:value-type="float">
            <text:p>19.83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$N170]=[.K$1];1;0)" office:value-type="float" office:value="0" calcext:value-type="float">
            <text:p>0</text:p>
          </table:table-cell>
          <table:table-cell table:formula="of:=IF([.N170]=[.L$1];1;0)" office:value-type="float" office:value="1" calcext:value-type="float">
            <text:p>1</text:p>
          </table:table-cell>
          <table:table-cell table:formula="of:=IF([.$N17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48000" calcext:value-type="float">
            <text:p>48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48000" calcext:value-type="float">
            <text:p>48,000</text:p>
          </table:table-cell>
          <table:table-cell table:style-name="ce27" office:value-type="float" office:value="17.4" calcext:value-type="float">
            <text:p>17.40 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IF([.$N171]=[.K$1];1;0)" office:value-type="float" office:value="0" calcext:value-type="float">
            <text:p>0</text:p>
          </table:table-cell>
          <table:table-cell table:formula="of:=IF([.N171]=[.L$1];1;0)" office:value-type="float" office:value="1" calcext:value-type="float">
            <text:p>1</text:p>
          </table:table-cell>
          <table:table-cell table:formula="of:=IF([.$N17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北東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9000" calcext:value-type="float">
            <text:p>69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9000" calcext:value-type="float">
            <text:p>69,000</text:p>
          </table:table-cell>
          <table:table-cell table:style-name="ce27" office:value-type="float" office:value="19.87" calcext:value-type="float">
            <text:p>19.87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$N172]=[.K$1];1;0)" office:value-type="float" office:value="0" calcext:value-type="float">
            <text:p>0</text:p>
          </table:table-cell>
          <table:table-cell table:formula="of:=IF([.N172]=[.L$1];1;0)" office:value-type="float" office:value="1" calcext:value-type="float">
            <text:p>1</text:p>
          </table:table-cell>
          <table:table-cell table:formula="of:=IF([.$N17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鉄骨造</text:p>
          </table:table-cell>
          <table:table-cell table:number-columns-repeated="4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7" office:value-type="float" office:value="19.87" calcext:value-type="float">
            <text:p>19.87 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IF([.$N173]=[.K$1];1;0)" office:value-type="float" office:value="0" calcext:value-type="float">
            <text:p>0</text:p>
          </table:table-cell>
          <table:table-cell table:formula="of:=IF([.N173]=[.L$1];1;0)" office:value-type="float" office:value="1" calcext:value-type="float">
            <text:p>1</text:p>
          </table:table-cell>
          <table:table-cell table:formula="of:=IF([.$N17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19.83" calcext:value-type="float">
            <text:p>19.83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IF([.$N174]=[.K$1];1;0)" office:value-type="float" office:value="0" calcext:value-type="float">
            <text:p>0</text:p>
          </table:table-cell>
          <table:table-cell table:formula="of:=IF([.N174]=[.L$1];1;0)" office:value-type="float" office:value="1" calcext:value-type="float">
            <text:p>1</text:p>
          </table:table-cell>
          <table:table-cell table:formula="of:=IF([.$N17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鉄骨造</text:p>
          </table:table-cell>
          <table:table-cell table:number-columns-repeated="4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2000" calcext:value-type="float">
            <text:p>72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2000" calcext:value-type="float">
            <text:p>72,000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[.$N175]=[.K$1];1;0)" office:value-type="float" office:value="0" calcext:value-type="float">
            <text:p>0</text:p>
          </table:table-cell>
          <table:table-cell table:formula="of:=IF([.N175]=[.L$1];1;0)" office:value-type="float" office:value="1" calcext:value-type="float">
            <text:p>1</text:p>
          </table:table-cell>
          <table:table-cell table:formula="of:=IF([.$N17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$N176]=[.K$1];1;0)" office:value-type="float" office:value="0" calcext:value-type="float">
            <text:p>0</text:p>
          </table:table-cell>
          <table:table-cell table:formula="of:=IF([.N176]=[.L$1];1;0)" office:value-type="float" office:value="1" calcext:value-type="float">
            <text:p>1</text:p>
          </table:table-cell>
          <table:table-cell table:formula="of:=IF([.$N17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$N177]=[.K$1];1;0)" office:value-type="float" office:value="0" calcext:value-type="float">
            <text:p>0</text:p>
          </table:table-cell>
          <table:table-cell table:formula="of:=IF([.N177]=[.L$1];1;0)" office:value-type="float" office:value="1" calcext:value-type="float">
            <text:p>1</text:p>
          </table:table-cell>
          <table:table-cell table:formula="of:=IF([.$N17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IF([.$N178]=[.K$1];1;0)" office:value-type="float" office:value="0" calcext:value-type="float">
            <text:p>0</text:p>
          </table:table-cell>
          <table:table-cell table:formula="of:=IF([.N178]=[.L$1];1;0)" office:value-type="float" office:value="1" calcext:value-type="float">
            <text:p>1</text:p>
          </table:table-cell>
          <table:table-cell table:formula="of:=IF([.$N17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7" office:value-type="float" office:value="20.28" calcext:value-type="float">
            <text:p>20.28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$N179]=[.K$1];1;0)" office:value-type="float" office:value="0" calcext:value-type="float">
            <text:p>0</text:p>
          </table:table-cell>
          <table:table-cell table:formula="of:=IF([.N179]=[.L$1];1;0)" office:value-type="float" office:value="1" calcext:value-type="float">
            <text:p>1</text:p>
          </table:table-cell>
          <table:table-cell table:formula="of:=IF([.$N17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7000" calcext:value-type="float">
            <text:p>67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7000" calcext:value-type="float">
            <text:p>67,000</text:p>
          </table:table-cell>
          <table:table-cell table:style-name="ce27" office:value-type="float" office:value="33" calcext:value-type="float">
            <text:p>33.00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IF([.$N180]=[.K$1];1;0)" office:value-type="float" office:value="1" calcext:value-type="float">
            <text:p>1</text:p>
          </table:table-cell>
          <table:table-cell table:formula="of:=IF([.N180]=[.L$1];1;0)" office:value-type="float" office:value="0" calcext:value-type="float">
            <text:p>0</text:p>
          </table:table-cell>
          <table:table-cell table:formula="of:=IF([.$N180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48000" calcext:value-type="float">
            <text:p>48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48000" calcext:value-type="float">
            <text:p>48,000</text:p>
          </table:table-cell>
          <table:table-cell table:style-name="ce27" office:value-type="float" office:value="18.02" calcext:value-type="float">
            <text:p>18.02 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([.$N181]=[.K$1];1;0)" office:value-type="float" office:value="0" calcext:value-type="float">
            <text:p>0</text:p>
          </table:table-cell>
          <table:table-cell table:formula="of:=IF([.N181]=[.L$1];1;0)" office:value-type="float" office:value="1" calcext:value-type="float">
            <text:p>1</text:p>
          </table:table-cell>
          <table:table-cell table:formula="of:=IF([.$N18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35000" calcext:value-type="float">
            <text:p>35,000</text:p>
          </table:table-cell>
          <table:table-cell table:style-name="ce25" office:value-type="float" office:value="1500" calcext:value-type="float">
            <text:p>1,5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35000" calcext:value-type="float">
            <text:p>35,000</text:p>
          </table:table-cell>
          <table:table-cell table:style-name="ce27" office:value-type="float" office:value="13.36" calcext:value-type="float">
            <text:p>13.36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formula="of:=IF([.$N182]=[.K$1];1;0)" office:value-type="float" office:value="0" calcext:value-type="float">
            <text:p>0</text:p>
          </table:table-cell>
          <table:table-cell table:formula="of:=IF([.N182]=[.L$1];1;0)" office:value-type="float" office:value="1" calcext:value-type="float">
            <text:p>1</text:p>
          </table:table-cell>
          <table:table-cell table:formula="of:=IF([.$N18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16" calcext:value-type="float">
            <text:p>16.00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[.$N183]=[.K$1];1;0)" office:value-type="float" office:value="0" calcext:value-type="float">
            <text:p>0</text:p>
          </table:table-cell>
          <table:table-cell table:formula="of:=IF([.N183]=[.L$1];1;0)" office:value-type="float" office:value="0" calcext:value-type="float">
            <text:p>0</text:p>
          </table:table-cell>
          <table:table-cell table:formula="of:=IF([.$N183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7" office:value-type="float" office:value="25.4" calcext:value-type="float">
            <text:p>25.40 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[.$N184]=[.K$1];1;0)" office:value-type="float" office:value="0" calcext:value-type="float">
            <text:p>0</text:p>
          </table:table-cell>
          <table:table-cell table:formula="of:=IF([.N184]=[.L$1];1;0)" office:value-type="float" office:value="1" calcext:value-type="float">
            <text:p>1</text:p>
          </table:table-cell>
          <table:table-cell table:formula="of:=IF([.$N18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62000" calcext:value-type="float">
            <text:p>62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2000" calcext:value-type="float">
            <text:p>62,000</text:p>
          </table:table-cell>
          <table:table-cell table:style-name="ce27" office:value-type="float" office:value="21.47" calcext:value-type="float">
            <text:p>21.47 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IF([.$N185]=[.K$1];1;0)" office:value-type="float" office:value="0" calcext:value-type="float">
            <text:p>0</text:p>
          </table:table-cell>
          <table:table-cell table:formula="of:=IF([.N185]=[.L$1];1;0)" office:value-type="float" office:value="1" calcext:value-type="float">
            <text:p>1</text:p>
          </table:table-cell>
          <table:table-cell table:formula="of:=IF([.$N18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7" office:value-type="float" office:value="20.2" calcext:value-type="float">
            <text:p>20.20 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IF([.$N186]=[.K$1];1;0)" office:value-type="float" office:value="0" calcext:value-type="float">
            <text:p>0</text:p>
          </table:table-cell>
          <table:table-cell table:formula="of:=IF([.N186]=[.L$1];1;0)" office:value-type="float" office:value="1" calcext:value-type="float">
            <text:p>1</text:p>
          </table:table-cell>
          <table:table-cell table:formula="of:=IF([.$N18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4000" calcext:value-type="float">
            <text:p>54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4000" calcext:value-type="float">
            <text:p>54,000</text:p>
          </table:table-cell>
          <table:table-cell table:style-name="ce27" office:value-type="float" office:value="20" calcext:value-type="float">
            <text:p>20.00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IF([.$N187]=[.K$1];1;0)" office:value-type="float" office:value="0" calcext:value-type="float">
            <text:p>0</text:p>
          </table:table-cell>
          <table:table-cell table:formula="of:=IF([.N187]=[.L$1];1;0)" office:value-type="float" office:value="0" calcext:value-type="float">
            <text:p>0</text:p>
          </table:table-cell>
          <table:table-cell table:formula="of:=IF([.$N187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市川市平田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7" office:value-type="float" office:value="13.36" calcext:value-type="float">
            <text:p>13.36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$N188]=[.K$1];1;0)" office:value-type="float" office:value="0" calcext:value-type="float">
            <text:p>0</text:p>
          </table:table-cell>
          <table:table-cell table:formula="of:=IF([.N188]=[.L$1];1;0)" office:value-type="float" office:value="1" calcext:value-type="float">
            <text:p>1</text:p>
          </table:table-cell>
          <table:table-cell table:formula="of:=IF([.$N18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0" calcext:value-type="float">
            <text:p>20.00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IF([.$N189]=[.K$1];1;0)" office:value-type="float" office:value="0" calcext:value-type="float">
            <text:p>0</text:p>
          </table:table-cell>
          <table:table-cell table:formula="of:=IF([.N189]=[.L$1];1;0)" office:value-type="float" office:value="1" calcext:value-type="float">
            <text:p>1</text:p>
          </table:table-cell>
          <table:table-cell table:formula="of:=IF([.$N18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7" office:value-type="float" office:value="19.6" calcext:value-type="float">
            <text:p>19.60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IF([.$N190]=[.K$1];1;0)" office:value-type="float" office:value="0" calcext:value-type="float">
            <text:p>0</text:p>
          </table:table-cell>
          <table:table-cell table:formula="of:=IF([.N190]=[.L$1];1;0)" office:value-type="float" office:value="1" calcext:value-type="float">
            <text:p>1</text:p>
          </table:table-cell>
          <table:table-cell table:formula="of:=IF([.$N19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4000" calcext:value-type="float">
            <text:p>54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4000" calcext:value-type="float">
            <text:p>54,000</text:p>
          </table:table-cell>
          <table:table-cell table:style-name="ce27" office:value-type="float" office:value="21.06" calcext:value-type="float">
            <text:p>21.06 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formula="of:=IF([.$N191]=[.K$1];1;0)" office:value-type="float" office:value="0" calcext:value-type="float">
            <text:p>0</text:p>
          </table:table-cell>
          <table:table-cell table:formula="of:=IF([.N191]=[.L$1];1;0)" office:value-type="float" office:value="1" calcext:value-type="float">
            <text:p>1</text:p>
          </table:table-cell>
          <table:table-cell table:formula="of:=IF([.$N19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16.56" calcext:value-type="float">
            <text:p>16.56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IF([.$N192]=[.K$1];1;0)" office:value-type="float" office:value="0" calcext:value-type="float">
            <text:p>0</text:p>
          </table:table-cell>
          <table:table-cell table:formula="of:=IF([.N192]=[.L$1];1;0)" office:value-type="float" office:value="1" calcext:value-type="float">
            <text:p>1</text:p>
          </table:table-cell>
          <table:table-cell table:formula="of:=IF([.$N19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IF([.$N193]=[.K$1];1;0)" office:value-type="float" office:value="0" calcext:value-type="float">
            <text:p>0</text:p>
          </table:table-cell>
          <table:table-cell table:formula="of:=IF([.N193]=[.L$1];1;0)" office:value-type="float" office:value="1" calcext:value-type="float">
            <text:p>1</text:p>
          </table:table-cell>
          <table:table-cell table:formula="of:=IF([.$N19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7" office:value-type="float" office:value="16.1" calcext:value-type="float">
            <text:p>16.10 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IF([.$N194]=[.K$1];1;0)" office:value-type="float" office:value="0" calcext:value-type="float">
            <text:p>0</text:p>
          </table:table-cell>
          <table:table-cell table:formula="of:=IF([.N194]=[.L$1];1;0)" office:value-type="float" office:value="0" calcext:value-type="float">
            <text:p>0</text:p>
          </table:table-cell>
          <table:table-cell table:formula="of:=IF([.$N194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7" office:value-type="float" office:value="16.5" calcext:value-type="float">
            <text:p>16.50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[.$N195]=[.K$1];1;0)" office:value-type="float" office:value="0" calcext:value-type="float">
            <text:p>0</text:p>
          </table:table-cell>
          <table:table-cell table:formula="of:=IF([.N195]=[.L$1];1;0)" office:value-type="float" office:value="0" calcext:value-type="float">
            <text:p>0</text:p>
          </table:table-cell>
          <table:table-cell table:formula="of:=IF([.$N195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7" office:value-type="float" office:value="18.01" calcext:value-type="float">
            <text:p>18.01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IF([.$N196]=[.K$1];1;0)" office:value-type="float" office:value="0" calcext:value-type="float">
            <text:p>0</text:p>
          </table:table-cell>
          <table:table-cell table:formula="of:=IF([.N196]=[.L$1];1;0)" office:value-type="float" office:value="1" calcext:value-type="float">
            <text:p>1</text:p>
          </table:table-cell>
          <table:table-cell table:formula="of:=IF([.$N19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9" calcext:value-type="float">
            <text:p>29.00 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IF([.$N197]=[.K$1];1;0)" office:value-type="float" office:value="1" calcext:value-type="float">
            <text:p>1</text:p>
          </table:table-cell>
          <table:table-cell table:formula="of:=IF([.N197]=[.L$1];1;0)" office:value-type="float" office:value="0" calcext:value-type="float">
            <text:p>0</text:p>
          </table:table-cell>
          <table:table-cell table:formula="of:=IF([.$N197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IF([.$N198]=[.K$1];1;0)" office:value-type="float" office:value="0" calcext:value-type="float">
            <text:p>0</text:p>
          </table:table-cell>
          <table:table-cell table:formula="of:=IF([.N198]=[.L$1];1;0)" office:value-type="float" office:value="1" calcext:value-type="float">
            <text:p>1</text:p>
          </table:table-cell>
          <table:table-cell table:formula="of:=IF([.$N19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7000" calcext:value-type="float">
            <text:p>67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7000" calcext:value-type="float">
            <text:p>67,000</text:p>
          </table:table-cell>
          <table:table-cell table:style-name="ce27" office:value-type="float" office:value="26.5" calcext:value-type="float">
            <text:p>26.50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IF([.$N199]=[.K$1];1;0)" office:value-type="float" office:value="1" calcext:value-type="float">
            <text:p>1</text:p>
          </table:table-cell>
          <table:table-cell table:formula="of:=IF([.N199]=[.L$1];1;0)" office:value-type="float" office:value="0" calcext:value-type="float">
            <text:p>0</text:p>
          </table:table-cell>
          <table:table-cell table:formula="of:=IF([.$N199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7" office:value-type="float" office:value="23.88" calcext:value-type="float">
            <text:p>23.88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$N200]=[.K$1];1;0)" office:value-type="float" office:value="0" calcext:value-type="float">
            <text:p>0</text:p>
          </table:table-cell>
          <table:table-cell table:formula="of:=IF([.N200]=[.L$1];1;0)" office:value-type="float" office:value="1" calcext:value-type="float">
            <text:p>1</text:p>
          </table:table-cell>
          <table:table-cell table:formula="of:=IF([.$N20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IF([.$N201]=[.K$1];1;0)" office:value-type="float" office:value="0" calcext:value-type="float">
            <text:p>0</text:p>
          </table:table-cell>
          <table:table-cell table:formula="of:=IF([.N201]=[.L$1];1;0)" office:value-type="float" office:value="1" calcext:value-type="float">
            <text:p>1</text:p>
          </table:table-cell>
          <table:table-cell table:formula="of:=IF([.$N20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$N202]=[.K$1];1;0)" office:value-type="float" office:value="0" calcext:value-type="float">
            <text:p>0</text:p>
          </table:table-cell>
          <table:table-cell table:formula="of:=IF([.N202]=[.L$1];1;0)" office:value-type="float" office:value="1" calcext:value-type="float">
            <text:p>1</text:p>
          </table:table-cell>
          <table:table-cell table:formula="of:=IF([.$N20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7" office:value-type="float" office:value="18.6" calcext:value-type="float">
            <text:p>18.60 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IF([.$N203]=[.K$1];1;0)" office:value-type="float" office:value="0" calcext:value-type="float">
            <text:p>0</text:p>
          </table:table-cell>
          <table:table-cell table:formula="of:=IF([.N203]=[.L$1];1;0)" office:value-type="float" office:value="1" calcext:value-type="float">
            <text:p>1</text:p>
          </table:table-cell>
          <table:table-cell table:formula="of:=IF([.$N20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5.68" calcext:value-type="float">
            <text:p>25.68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$N204]=[.K$1];1;0)" office:value-type="float" office:value="0" calcext:value-type="float">
            <text:p>0</text:p>
          </table:table-cell>
          <table:table-cell table:formula="of:=IF([.N204]=[.L$1];1;0)" office:value-type="float" office:value="1" calcext:value-type="float">
            <text:p>1</text:p>
          </table:table-cell>
          <table:table-cell table:formula="of:=IF([.$N20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7" office:value-type="float" office:value="22" calcext:value-type="float">
            <text:p>22.00 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IF([.$N205]=[.K$1];1;0)" office:value-type="float" office:value="0" calcext:value-type="float">
            <text:p>0</text:p>
          </table:table-cell>
          <table:table-cell table:formula="of:=IF([.N205]=[.L$1];1;0)" office:value-type="float" office:value="1" calcext:value-type="float">
            <text:p>1</text:p>
          </table:table-cell>
          <table:table-cell table:formula="of:=IF([.$N20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7" office:value-type="float" office:value="22.4" calcext:value-type="float">
            <text:p>22.40 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IF([.$N206]=[.K$1];1;0)" office:value-type="float" office:value="0" calcext:value-type="float">
            <text:p>0</text:p>
          </table:table-cell>
          <table:table-cell table:formula="of:=IF([.N206]=[.L$1];1;0)" office:value-type="float" office:value="1" calcext:value-type="float">
            <text:p>1</text:p>
          </table:table-cell>
          <table:table-cell table:formula="of:=IF([.$N20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2500" calcext:value-type="float">
            <text:p>2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2" calcext:value-type="float">
            <text:p>22.00 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[.$N207]=[.K$1];1;0)" office:value-type="float" office:value="0" calcext:value-type="float">
            <text:p>0</text:p>
          </table:table-cell>
          <table:table-cell table:formula="of:=IF([.N207]=[.L$1];1;0)" office:value-type="float" office:value="1" calcext:value-type="float">
            <text:p>1</text:p>
          </table:table-cell>
          <table:table-cell table:formula="of:=IF([.$N20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7" office:value-type="float" office:value="17.32" calcext:value-type="float">
            <text:p>17.32 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IF([.$N208]=[.K$1];1;0)" office:value-type="float" office:value="0" calcext:value-type="float">
            <text:p>0</text:p>
          </table:table-cell>
          <table:table-cell table:formula="of:=IF([.N208]=[.L$1];1;0)" office:value-type="float" office:value="1" calcext:value-type="float">
            <text:p>1</text:p>
          </table:table-cell>
          <table:table-cell table:formula="of:=IF([.$N20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2" calcext:value-type="float">
            <text:p>22.00 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IF([.$N209]=[.K$1];1;0)" office:value-type="float" office:value="1" calcext:value-type="float">
            <text:p>1</text:p>
          </table:table-cell>
          <table:table-cell table:formula="of:=IF([.N209]=[.L$1];1;0)" office:value-type="float" office:value="0" calcext:value-type="float">
            <text:p>0</text:p>
          </table:table-cell>
          <table:table-cell table:formula="of:=IF([.$N209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7" office:value-type="float" office:value="18.15" calcext:value-type="float">
            <text:p>18.15 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IF([.$N210]=[.K$1];1;0)" office:value-type="float" office:value="0" calcext:value-type="float">
            <text:p>0</text:p>
          </table:table-cell>
          <table:table-cell table:formula="of:=IF([.N210]=[.L$1];1;0)" office:value-type="float" office:value="1" calcext:value-type="float">
            <text:p>1</text:p>
          </table:table-cell>
          <table:table-cell table:formula="of:=IF([.$N21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19.85" calcext:value-type="float">
            <text:p>19.85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IF([.$N211]=[.K$1];1;0)" office:value-type="float" office:value="0" calcext:value-type="float">
            <text:p>0</text:p>
          </table:table-cell>
          <table:table-cell table:formula="of:=IF([.N211]=[.L$1];1;0)" office:value-type="float" office:value="1" calcext:value-type="float">
            <text:p>1</text:p>
          </table:table-cell>
          <table:table-cell table:formula="of:=IF([.$N21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IF([.$N212]=[.K$1];1;0)" office:value-type="float" office:value="0" calcext:value-type="float">
            <text:p>0</text:p>
          </table:table-cell>
          <table:table-cell table:formula="of:=IF([.N212]=[.L$1];1;0)" office:value-type="float" office:value="1" calcext:value-type="float">
            <text:p>1</text:p>
          </table:table-cell>
          <table:table-cell table:formula="of:=IF([.$N21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28.16" calcext:value-type="float">
            <text:p>28.16 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IF([.$N213]=[.K$1];1;0)" office:value-type="float" office:value="0" calcext:value-type="float">
            <text:p>0</text:p>
          </table:table-cell>
          <table:table-cell table:formula="of:=IF([.N213]=[.L$1];1;0)" office:value-type="float" office:value="1" calcext:value-type="float">
            <text:p>1</text:p>
          </table:table-cell>
          <table:table-cell table:formula="of:=IF([.$N21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7" office:value-type="float" office:value="27.07" calcext:value-type="float">
            <text:p>27.07 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IF([.$N214]=[.K$1];1;0)" office:value-type="float" office:value="0" calcext:value-type="float">
            <text:p>0</text:p>
          </table:table-cell>
          <table:table-cell table:formula="of:=IF([.N214]=[.L$1];1;0)" office:value-type="float" office:value="1" calcext:value-type="float">
            <text:p>1</text:p>
          </table:table-cell>
          <table:table-cell table:formula="of:=IF([.$N21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IF([.$N215]=[.K$1];1;0)" office:value-type="float" office:value="0" calcext:value-type="float">
            <text:p>0</text:p>
          </table:table-cell>
          <table:table-cell table:formula="of:=IF([.N215]=[.L$1];1;0)" office:value-type="float" office:value="0" calcext:value-type="float">
            <text:p>0</text:p>
          </table:table-cell>
          <table:table-cell table:formula="of:=IF([.$N215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7" office:value-type="float" office:value="22.77" calcext:value-type="float">
            <text:p>22.77 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IF([.$N216]=[.K$1];1;0)" office:value-type="float" office:value="0" calcext:value-type="float">
            <text:p>0</text:p>
          </table:table-cell>
          <table:table-cell table:formula="of:=IF([.N216]=[.L$1];1;0)" office:value-type="float" office:value="1" calcext:value-type="float">
            <text:p>1</text:p>
          </table:table-cell>
          <table:table-cell table:formula="of:=IF([.$N21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5" office:value-type="float" office:value="4000" calcext:value-type="float">
            <text:p>4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IF([.$N217]=[.K$1];1;0)" office:value-type="float" office:value="0" calcext:value-type="float">
            <text:p>0</text:p>
          </table:table-cell>
          <table:table-cell table:formula="of:=IF([.N217]=[.L$1];1;0)" office:value-type="float" office:value="0" calcext:value-type="float">
            <text:p>0</text:p>
          </table:table-cell>
          <table:table-cell table:formula="of:=IF([.$N217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$N218]=[.K$1];1;0)" office:value-type="float" office:value="0" calcext:value-type="float">
            <text:p>0</text:p>
          </table:table-cell>
          <table:table-cell table:formula="of:=IF([.N218]=[.L$1];1;0)" office:value-type="float" office:value="1" calcext:value-type="float">
            <text:p>1</text:p>
          </table:table-cell>
          <table:table-cell table:formula="of:=IF([.$N21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1000" calcext:value-type="float">
            <text:p>71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1000" calcext:value-type="float">
            <text:p>71,000</text:p>
          </table:table-cell>
          <table:table-cell table:style-name="ce27" office:value-type="float" office:value="23.51" calcext:value-type="float">
            <text:p>23.51 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IF([.$N219]=[.K$1];1;0)" office:value-type="float" office:value="0" calcext:value-type="float">
            <text:p>0</text:p>
          </table:table-cell>
          <table:table-cell table:formula="of:=IF([.N219]=[.L$1];1;0)" office:value-type="float" office:value="1" calcext:value-type="float">
            <text:p>1</text:p>
          </table:table-cell>
          <table:table-cell table:formula="of:=IF([.$N21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25000" calcext:value-type="float">
            <text:p>25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25000" calcext:value-type="float">
            <text:p>25,000</text:p>
          </table:table-cell>
          <table:table-cell table:style-name="ce27" office:value-type="float" office:value="10" calcext:value-type="float">
            <text:p>10.00 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IF([.$N220]=[.K$1];1;0)" office:value-type="float" office:value="0" calcext:value-type="float">
            <text:p>0</text:p>
          </table:table-cell>
          <table:table-cell table:formula="of:=IF([.N220]=[.L$1];1;0)" office:value-type="float" office:value="1" calcext:value-type="float">
            <text:p>1</text:p>
          </table:table-cell>
          <table:table-cell table:formula="of:=IF([.$N22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16.01" calcext:value-type="float">
            <text:p>16.01 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IF([.$N221]=[.K$1];1;0)" office:value-type="float" office:value="0" calcext:value-type="float">
            <text:p>0</text:p>
          </table:table-cell>
          <table:table-cell table:formula="of:=IF([.N221]=[.L$1];1;0)" office:value-type="float" office:value="0" calcext:value-type="float">
            <text:p>0</text:p>
          </table:table-cell>
          <table:table-cell table:formula="of:=IF([.$N221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7" office:value-type="float" office:value="22.68" calcext:value-type="float">
            <text:p>22.68 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$N222]=[.K$1];1;0)" office:value-type="float" office:value="0" calcext:value-type="float">
            <text:p>0</text:p>
          </table:table-cell>
          <table:table-cell table:formula="of:=IF([.N222]=[.L$1];1;0)" office:value-type="float" office:value="0" calcext:value-type="float">
            <text:p>0</text:p>
          </table:table-cell>
          <table:table-cell table:formula="of:=IF([.$N222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1000" calcext:value-type="float">
            <text:p>61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1000" calcext:value-type="float">
            <text:p>61,000</text:p>
          </table:table-cell>
          <table:table-cell table:style-name="ce27" office:value-type="float" office:value="26.4" calcext:value-type="float">
            <text:p>26.40 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[.$N223]=[.K$1];1;0)" office:value-type="float" office:value="1" calcext:value-type="float">
            <text:p>1</text:p>
          </table:table-cell>
          <table:table-cell table:formula="of:=IF([.N223]=[.L$1];1;0)" office:value-type="float" office:value="0" calcext:value-type="float">
            <text:p>0</text:p>
          </table:table-cell>
          <table:table-cell table:formula="of:=IF([.$N223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IF([.$N224]=[.K$1];1;0)" office:value-type="float" office:value="0" calcext:value-type="float">
            <text:p>0</text:p>
          </table:table-cell>
          <table:table-cell table:formula="of:=IF([.N224]=[.L$1];1;0)" office:value-type="float" office:value="1" calcext:value-type="float">
            <text:p>1</text:p>
          </table:table-cell>
          <table:table-cell table:formula="of:=IF([.$N22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26000" calcext:value-type="float">
            <text:p>26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26000" calcext:value-type="float">
            <text:p>26,000</text:p>
          </table:table-cell>
          <table:table-cell table:style-name="ce27" office:value-type="float" office:value="10" calcext:value-type="float">
            <text:p>10.00 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formula="of:=IF([.$N225]=[.K$1];1;0)" office:value-type="float" office:value="0" calcext:value-type="float">
            <text:p>0</text:p>
          </table:table-cell>
          <table:table-cell table:formula="of:=IF([.N225]=[.L$1];1;0)" office:value-type="float" office:value="0" calcext:value-type="float">
            <text:p>0</text:p>
          </table:table-cell>
          <table:table-cell table:formula="of:=IF([.$N225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3000" calcext:value-type="float">
            <text:p>73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3000" calcext:value-type="float">
            <text:p>73,000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[.$N226]=[.K$1];1;0)" office:value-type="float" office:value="0" calcext:value-type="float">
            <text:p>0</text:p>
          </table:table-cell>
          <table:table-cell table:formula="of:=IF([.N226]=[.L$1];1;0)" office:value-type="float" office:value="1" calcext:value-type="float">
            <text:p>1</text:p>
          </table:table-cell>
          <table:table-cell table:formula="of:=IF([.$N22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1000" calcext:value-type="float">
            <text:p>61,000</text:p>
          </table:table-cell>
          <table:table-cell table:style-name="ce25" office:value-type="float" office:value="1500" calcext:value-type="float">
            <text:p>1,5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1000" calcext:value-type="float">
            <text:p>61,000</text:p>
          </table:table-cell>
          <table:table-cell table:style-name="ce27" office:value-type="float" office:value="26" calcext:value-type="float">
            <text:p>26.00 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IF([.$N227]=[.K$1];1;0)" office:value-type="float" office:value="0" calcext:value-type="float">
            <text:p>0</text:p>
          </table:table-cell>
          <table:table-cell table:formula="of:=IF([.N227]=[.L$1];1;0)" office:value-type="float" office:value="0" calcext:value-type="float">
            <text:p>0</text:p>
          </table:table-cell>
          <table:table-cell table:formula="of:=IF([.$N227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7" office:value-type="float" office:value="24.84" calcext:value-type="float">
            <text:p>24.84 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IF([.$N228]=[.K$1];1;0)" office:value-type="float" office:value="0" calcext:value-type="float">
            <text:p>0</text:p>
          </table:table-cell>
          <table:table-cell table:formula="of:=IF([.N228]=[.L$1];1;0)" office:value-type="float" office:value="1" calcext:value-type="float">
            <text:p>1</text:p>
          </table:table-cell>
          <table:table-cell table:formula="of:=IF([.$N22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7" office:value-type="float" office:value="25.11" calcext:value-type="float">
            <text:p>25.11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IF([.$N229]=[.K$1];1;0)" office:value-type="float" office:value="0" calcext:value-type="float">
            <text:p>0</text:p>
          </table:table-cell>
          <table:table-cell table:formula="of:=IF([.N229]=[.L$1];1;0)" office:value-type="float" office:value="1" calcext:value-type="float">
            <text:p>1</text:p>
          </table:table-cell>
          <table:table-cell table:formula="of:=IF([.$N22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7" office:value-type="float" office:value="17.4" calcext:value-type="float">
            <text:p>17.40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IF([.$N230]=[.K$1];1;0)" office:value-type="float" office:value="0" calcext:value-type="float">
            <text:p>0</text:p>
          </table:table-cell>
          <table:table-cell table:formula="of:=IF([.N230]=[.L$1];1;0)" office:value-type="float" office:value="0" calcext:value-type="float">
            <text:p>0</text:p>
          </table:table-cell>
          <table:table-cell table:formula="of:=IF([.$N230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54000" calcext:value-type="float">
            <text:p>54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2" calcext:value-type="float">
            <text:p>2.0 </text:p>
          </table:table-cell>
          <table:table-cell table:style-name="ce25" office:value-type="float" office:value="54000" calcext:value-type="float">
            <text:p>54,000</text:p>
          </table:table-cell>
          <table:table-cell table:style-name="ce27" office:value-type="float" office:value="19.94" calcext:value-type="float">
            <text:p>19.94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IF([.$N231]=[.K$1];1;0)" office:value-type="float" office:value="0" calcext:value-type="float">
            <text:p>0</text:p>
          </table:table-cell>
          <table:table-cell table:formula="of:=IF([.N231]=[.L$1];1;0)" office:value-type="float" office:value="0" calcext:value-type="float">
            <text:p>0</text:p>
          </table:table-cell>
          <table:table-cell table:formula="of:=IF([.$N231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7" office:value-type="float" office:value="16" calcext:value-type="float">
            <text:p>16.00 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IF([.$N232]=[.K$1];1;0)" office:value-type="float" office:value="0" calcext:value-type="float">
            <text:p>0</text:p>
          </table:table-cell>
          <table:table-cell table:formula="of:=IF([.N232]=[.L$1];1;0)" office:value-type="float" office:value="1" calcext:value-type="float">
            <text:p>1</text:p>
          </table:table-cell>
          <table:table-cell table:formula="of:=IF([.$N23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81000" calcext:value-type="float">
            <text:p>81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81000" calcext:value-type="float">
            <text:p>81,000</text:p>
          </table:table-cell>
          <table:table-cell table:style-name="ce27" office:value-type="float" office:value="30" calcext:value-type="float">
            <text:p>30.00 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IF([.$N233]=[.K$1];1;0)" office:value-type="float" office:value="0" calcext:value-type="float">
            <text:p>0</text:p>
          </table:table-cell>
          <table:table-cell table:formula="of:=IF([.N233]=[.L$1];1;0)" office:value-type="float" office:value="1" calcext:value-type="float">
            <text:p>1</text:p>
          </table:table-cell>
          <table:table-cell table:formula="of:=IF([.$N23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IF([.$N234]=[.K$1];1;0)" office:value-type="float" office:value="0" calcext:value-type="float">
            <text:p>0</text:p>
          </table:table-cell>
          <table:table-cell table:formula="of:=IF([.N234]=[.L$1];1;0)" office:value-type="float" office:value="1" calcext:value-type="float">
            <text:p>1</text:p>
          </table:table-cell>
          <table:table-cell table:formula="of:=IF([.$N23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7" office:value-type="float" office:value="17.5" calcext:value-type="float">
            <text:p>17.50 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IF([.$N235]=[.K$1];1;0)" office:value-type="float" office:value="0" calcext:value-type="float">
            <text:p>0</text:p>
          </table:table-cell>
          <table:table-cell table:formula="of:=IF([.N235]=[.L$1];1;0)" office:value-type="float" office:value="1" calcext:value-type="float">
            <text:p>1</text:p>
          </table:table-cell>
          <table:table-cell table:formula="of:=IF([.$N23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43000" calcext:value-type="float">
            <text:p>43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3000" calcext:value-type="float">
            <text:p>43,000</text:p>
          </table:table-cell>
          <table:table-cell table:style-name="ce27" office:value-type="float" office:value="16" calcext:value-type="float">
            <text:p>16.00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IF([.$N236]=[.K$1];1;0)" office:value-type="float" office:value="0" calcext:value-type="float">
            <text:p>0</text:p>
          </table:table-cell>
          <table:table-cell table:formula="of:=IF([.N236]=[.L$1];1;0)" office:value-type="float" office:value="0" calcext:value-type="float">
            <text:p>0</text:p>
          </table:table-cell>
          <table:table-cell table:formula="of:=IF([.$N236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7" office:value-type="float" office:value="18.5" calcext:value-type="float">
            <text:p>18.50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IF([.$N237]=[.K$1];1;0)" office:value-type="float" office:value="0" calcext:value-type="float">
            <text:p>0</text:p>
          </table:table-cell>
          <table:table-cell table:formula="of:=IF([.N237]=[.L$1];1;0)" office:value-type="float" office:value="1" calcext:value-type="float">
            <text:p>1</text:p>
          </table:table-cell>
          <table:table-cell table:formula="of:=IF([.$N23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5" office:value-type="float" office:value="3500" calcext:value-type="float">
            <text:p>3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7" office:value-type="float" office:value="14.76" calcext:value-type="float">
            <text:p>14.76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IF([.$N238]=[.K$1];1;0)" office:value-type="float" office:value="0" calcext:value-type="float">
            <text:p>0</text:p>
          </table:table-cell>
          <table:table-cell table:formula="of:=IF([.N238]=[.L$1];1;0)" office:value-type="float" office:value="1" calcext:value-type="float">
            <text:p>1</text:p>
          </table:table-cell>
          <table:table-cell table:formula="of:=IF([.$N23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7" office:value-type="float" office:value="23.51" calcext:value-type="float">
            <text:p>23.51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IF([.$N239]=[.K$1];1;0)" office:value-type="float" office:value="0" calcext:value-type="float">
            <text:p>0</text:p>
          </table:table-cell>
          <table:table-cell table:formula="of:=IF([.N239]=[.L$1];1;0)" office:value-type="float" office:value="1" calcext:value-type="float">
            <text:p>1</text:p>
          </table:table-cell>
          <table:table-cell table:formula="of:=IF([.$N23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7" office:value-type="float" office:value="14.88" calcext:value-type="float">
            <text:p>14.88 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IF([.$N240]=[.K$1];1;0)" office:value-type="float" office:value="0" calcext:value-type="float">
            <text:p>0</text:p>
          </table:table-cell>
          <table:table-cell table:formula="of:=IF([.N240]=[.L$1];1;0)" office:value-type="float" office:value="1" calcext:value-type="float">
            <text:p>1</text:p>
          </table:table-cell>
          <table:table-cell table:formula="of:=IF([.$N24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71000" calcext:value-type="float">
            <text:p>71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71000" calcext:value-type="float">
            <text:p>71,000</text:p>
          </table:table-cell>
          <table:table-cell table:style-name="ce27" office:value-type="float" office:value="23.6" calcext:value-type="float">
            <text:p>23.60 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IF([.$N241]=[.K$1];1;0)" office:value-type="float" office:value="0" calcext:value-type="float">
            <text:p>0</text:p>
          </table:table-cell>
          <table:table-cell table:formula="of:=IF([.N241]=[.L$1];1;0)" office:value-type="float" office:value="1" calcext:value-type="float">
            <text:p>1</text:p>
          </table:table-cell>
          <table:table-cell table:formula="of:=IF([.$N24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19.83" calcext:value-type="float">
            <text:p>19.83 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IF([.$N242]=[.K$1];1;0)" office:value-type="float" office:value="0" calcext:value-type="float">
            <text:p>0</text:p>
          </table:table-cell>
          <table:table-cell table:formula="of:=IF([.N242]=[.L$1];1;0)" office:value-type="float" office:value="1" calcext:value-type="float">
            <text:p>1</text:p>
          </table:table-cell>
          <table:table-cell table:formula="of:=IF([.$N24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61000" calcext:value-type="float">
            <text:p>61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1000" calcext:value-type="float">
            <text:p>61,000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IF([.$N243]=[.K$1];1;0)" office:value-type="float" office:value="0" calcext:value-type="float">
            <text:p>0</text:p>
          </table:table-cell>
          <table:table-cell table:formula="of:=IF([.N243]=[.L$1];1;0)" office:value-type="float" office:value="1" calcext:value-type="float">
            <text:p>1</text:p>
          </table:table-cell>
          <table:table-cell table:formula="of:=IF([.$N24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IF([.$N244]=[.K$1];1;0)" office:value-type="float" office:value="0" calcext:value-type="float">
            <text:p>0</text:p>
          </table:table-cell>
          <table:table-cell table:formula="of:=IF([.N244]=[.L$1];1;0)" office:value-type="float" office:value="1" calcext:value-type="float">
            <text:p>1</text:p>
          </table:table-cell>
          <table:table-cell table:formula="of:=IF([.$N24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1000" calcext:value-type="float">
            <text:p>61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1000" calcext:value-type="float">
            <text:p>61,000</text:p>
          </table:table-cell>
          <table:table-cell table:style-name="ce27" office:value-type="float" office:value="24" calcext:value-type="float">
            <text:p>24.00 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IF([.$N245]=[.K$1];1;0)" office:value-type="float" office:value="0" calcext:value-type="float">
            <text:p>0</text:p>
          </table:table-cell>
          <table:table-cell table:formula="of:=IF([.N245]=[.L$1];1;0)" office:value-type="float" office:value="1" calcext:value-type="float">
            <text:p>1</text:p>
          </table:table-cell>
          <table:table-cell table:formula="of:=IF([.$N24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9000" calcext:value-type="float">
            <text:p>49,000</text:p>
          </table:table-cell>
          <table:table-cell table:style-name="ce27" office:value-type="float" office:value="19.87" calcext:value-type="float">
            <text:p>19.87 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IF([.$N246]=[.K$1];1;0)" office:value-type="float" office:value="0" calcext:value-type="float">
            <text:p>0</text:p>
          </table:table-cell>
          <table:table-cell table:formula="of:=IF([.N246]=[.L$1];1;0)" office:value-type="float" office:value="1" calcext:value-type="float">
            <text:p>1</text:p>
          </table:table-cell>
          <table:table-cell table:formula="of:=IF([.$N24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$N247]=[.K$1];1;0)" office:value-type="float" office:value="0" calcext:value-type="float">
            <text:p>0</text:p>
          </table:table-cell>
          <table:table-cell table:formula="of:=IF([.N247]=[.L$1];1;0)" office:value-type="float" office:value="1" calcext:value-type="float">
            <text:p>1</text:p>
          </table:table-cell>
          <table:table-cell table:formula="of:=IF([.$N24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45000" calcext:value-type="float">
            <text:p>45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5000" calcext:value-type="float">
            <text:p>45,000</text:p>
          </table:table-cell>
          <table:table-cell table:style-name="ce27" office:value-type="float" office:value="18.9" calcext:value-type="float">
            <text:p>18.90 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IF([.$N248]=[.K$1];1;0)" office:value-type="float" office:value="0" calcext:value-type="float">
            <text:p>0</text:p>
          </table:table-cell>
          <table:table-cell table:formula="of:=IF([.N248]=[.L$1];1;0)" office:value-type="float" office:value="1" calcext:value-type="float">
            <text:p>1</text:p>
          </table:table-cell>
          <table:table-cell table:formula="of:=IF([.$N24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7" office:value-type="float" office:value="21.73" calcext:value-type="float">
            <text:p>21.73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$N249]=[.K$1];1;0)" office:value-type="float" office:value="0" calcext:value-type="float">
            <text:p>0</text:p>
          </table:table-cell>
          <table:table-cell table:formula="of:=IF([.N249]=[.L$1];1;0)" office:value-type="float" office:value="1" calcext:value-type="float">
            <text:p>1</text:p>
          </table:table-cell>
          <table:table-cell table:formula="of:=IF([.$N24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7" office:value-type="float" office:value="18.83" calcext:value-type="float">
            <text:p>18.83 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IF([.$N250]=[.K$1];1;0)" office:value-type="float" office:value="0" calcext:value-type="float">
            <text:p>0</text:p>
          </table:table-cell>
          <table:table-cell table:formula="of:=IF([.N250]=[.L$1];1;0)" office:value-type="float" office:value="1" calcext:value-type="float">
            <text:p>1</text:p>
          </table:table-cell>
          <table:table-cell table:formula="of:=IF([.$N25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9000" calcext:value-type="float">
            <text:p>69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9000" calcext:value-type="float">
            <text:p>69,000</text:p>
          </table:table-cell>
          <table:table-cell table:style-name="ce27" office:value-type="float" office:value="24.94" calcext:value-type="float">
            <text:p>24.94 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$N251]=[.K$1];1;0)" office:value-type="float" office:value="0" calcext:value-type="float">
            <text:p>0</text:p>
          </table:table-cell>
          <table:table-cell table:formula="of:=IF([.N251]=[.L$1];1;0)" office:value-type="float" office:value="0" calcext:value-type="float">
            <text:p>0</text:p>
          </table:table-cell>
          <table:table-cell table:formula="of:=IF([.$N251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6.5" calcext:value-type="float">
            <text:p>26.50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IF([.$N252]=[.K$1];1;0)" office:value-type="float" office:value="0" calcext:value-type="float">
            <text:p>0</text:p>
          </table:table-cell>
          <table:table-cell table:formula="of:=IF([.N252]=[.L$1];1;0)" office:value-type="float" office:value="1" calcext:value-type="float">
            <text:p>1</text:p>
          </table:table-cell>
          <table:table-cell table:formula="of:=IF([.$N25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IF([.$N253]=[.K$1];1;0)" office:value-type="float" office:value="0" calcext:value-type="float">
            <text:p>0</text:p>
          </table:table-cell>
          <table:table-cell table:formula="of:=IF([.N253]=[.L$1];1;0)" office:value-type="float" office:value="1" calcext:value-type="float">
            <text:p>1</text:p>
          </table:table-cell>
          <table:table-cell table:formula="of:=IF([.$N25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1000" calcext:value-type="float">
            <text:p>71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71000" calcext:value-type="float">
            <text:p>71,000</text:p>
          </table:table-cell>
          <table:table-cell table:style-name="ce27" office:value-type="float" office:value="25.68" calcext:value-type="float">
            <text:p>25.68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$N254]=[.K$1];1;0)" office:value-type="float" office:value="0" calcext:value-type="float">
            <text:p>0</text:p>
          </table:table-cell>
          <table:table-cell table:formula="of:=IF([.N254]=[.L$1];1;0)" office:value-type="float" office:value="1" calcext:value-type="float">
            <text:p>1</text:p>
          </table:table-cell>
          <table:table-cell table:formula="of:=IF([.$N25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IF([.$N255]=[.K$1];1;0)" office:value-type="float" office:value="0" calcext:value-type="float">
            <text:p>0</text:p>
          </table:table-cell>
          <table:table-cell table:formula="of:=IF([.N255]=[.L$1];1;0)" office:value-type="float" office:value="1" calcext:value-type="float">
            <text:p>1</text:p>
          </table:table-cell>
          <table:table-cell table:formula="of:=IF([.$N25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7" office:value-type="float" office:value="19.87" calcext:value-type="float">
            <text:p>19.87 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IF([.$N256]=[.K$1];1;0)" office:value-type="float" office:value="0" calcext:value-type="float">
            <text:p>0</text:p>
          </table:table-cell>
          <table:table-cell table:formula="of:=IF([.N256]=[.L$1];1;0)" office:value-type="float" office:value="1" calcext:value-type="float">
            <text:p>1</text:p>
          </table:table-cell>
          <table:table-cell table:formula="of:=IF([.$N25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IF([.$N257]=[.K$1];1;0)" office:value-type="float" office:value="0" calcext:value-type="float">
            <text:p>0</text:p>
          </table:table-cell>
          <table:table-cell table:formula="of:=IF([.N257]=[.L$1];1;0)" office:value-type="float" office:value="1" calcext:value-type="float">
            <text:p>1</text:p>
          </table:table-cell>
          <table:table-cell table:formula="of:=IF([.$N25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45000" calcext:value-type="float">
            <text:p>45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45000" calcext:value-type="float">
            <text:p>45,000</text:p>
          </table:table-cell>
          <table:table-cell table:style-name="ce27" office:value-type="float" office:value="20.5" calcext:value-type="float">
            <text:p>20.50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IF([.$N258]=[.K$1];1;0)" office:value-type="float" office:value="0" calcext:value-type="float">
            <text:p>0</text:p>
          </table:table-cell>
          <table:table-cell table:formula="of:=IF([.N258]=[.L$1];1;0)" office:value-type="float" office:value="1" calcext:value-type="float">
            <text:p>1</text:p>
          </table:table-cell>
          <table:table-cell table:formula="of:=IF([.$N25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9000" calcext:value-type="float">
            <text:p>69,000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9000" calcext:value-type="float">
            <text:p>69,000</text:p>
          </table:table-cell>
          <table:table-cell table:style-name="ce27" office:value-type="float" office:value="18.47" calcext:value-type="float">
            <text:p>18.47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.$N259]=[.K$1];1;0)" office:value-type="float" office:value="0" calcext:value-type="float">
            <text:p>0</text:p>
          </table:table-cell>
          <table:table-cell table:formula="of:=IF([.N259]=[.L$1];1;0)" office:value-type="float" office:value="1" calcext:value-type="float">
            <text:p>1</text:p>
          </table:table-cell>
          <table:table-cell table:formula="of:=IF([.$N25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IF([.$N260]=[.K$1];1;0)" office:value-type="float" office:value="0" calcext:value-type="float">
            <text:p>0</text:p>
          </table:table-cell>
          <table:table-cell table:formula="of:=IF([.N260]=[.L$1];1;0)" office:value-type="float" office:value="1" calcext:value-type="float">
            <text:p>1</text:p>
          </table:table-cell>
          <table:table-cell table:formula="of:=IF([.$N26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3.14" calcext:value-type="float">
            <text:p>23.14 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IF([.$N261]=[.K$1];1;0)" office:value-type="float" office:value="0" calcext:value-type="float">
            <text:p>0</text:p>
          </table:table-cell>
          <table:table-cell table:formula="of:=IF([.N261]=[.L$1];1;0)" office:value-type="float" office:value="1" calcext:value-type="float">
            <text:p>1</text:p>
          </table:table-cell>
          <table:table-cell table:formula="of:=IF([.$N26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5" office:value-type="float" office:value="2500" calcext:value-type="float">
            <text:p>2,5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7" office:value-type="float" office:value="16.53" calcext:value-type="float">
            <text:p>16.53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IF([.$N262]=[.K$1];1;0)" office:value-type="float" office:value="0" calcext:value-type="float">
            <text:p>0</text:p>
          </table:table-cell>
          <table:table-cell table:formula="of:=IF([.N262]=[.L$1];1;0)" office:value-type="float" office:value="0" calcext:value-type="float">
            <text:p>0</text:p>
          </table:table-cell>
          <table:table-cell table:formula="of:=IF([.$N262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7" office:value-type="float" office:value="20.03" calcext:value-type="float">
            <text:p>20.03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F([.$N263]=[.K$1];1;0)" office:value-type="float" office:value="0" calcext:value-type="float">
            <text:p>0</text:p>
          </table:table-cell>
          <table:table-cell table:formula="of:=IF([.N263]=[.L$1];1;0)" office:value-type="float" office:value="1" calcext:value-type="float">
            <text:p>1</text:p>
          </table:table-cell>
          <table:table-cell table:formula="of:=IF([.$N26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0.82" calcext:value-type="float">
            <text:p>20.82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[.$N264]=[.K$1];1;0)" office:value-type="float" office:value="0" calcext:value-type="float">
            <text:p>0</text:p>
          </table:table-cell>
          <table:table-cell table:formula="of:=IF([.N264]=[.L$1];1;0)" office:value-type="float" office:value="0" calcext:value-type="float">
            <text:p>0</text:p>
          </table:table-cell>
          <table:table-cell table:formula="of:=IF([.$N264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鉄骨造</text:p>
          </table:table-cell>
          <table:table-cell table:number-columns-repeated="4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7" office:value-type="float" office:value="17.52" calcext:value-type="float">
            <text:p>17.52 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IF([.$N265]=[.K$1];1;0)" office:value-type="float" office:value="0" calcext:value-type="float">
            <text:p>0</text:p>
          </table:table-cell>
          <table:table-cell table:formula="of:=IF([.N265]=[.L$1];1;0)" office:value-type="float" office:value="1" calcext:value-type="float">
            <text:p>1</text:p>
          </table:table-cell>
          <table:table-cell table:formula="of:=IF([.$N26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9000" calcext:value-type="float">
            <text:p>59,000</text:p>
          </table:table-cell>
          <table:table-cell table:style-name="ce27" office:value-type="float" office:value="23.5" calcext:value-type="float">
            <text:p>23.50 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IF([.$N266]=[.K$1];1;0)" office:value-type="float" office:value="0" calcext:value-type="float">
            <text:p>0</text:p>
          </table:table-cell>
          <table:table-cell table:formula="of:=IF([.N266]=[.L$1];1;0)" office:value-type="float" office:value="1" calcext:value-type="float">
            <text:p>1</text:p>
          </table:table-cell>
          <table:table-cell table:formula="of:=IF([.$N26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5000" calcext:value-type="float">
            <text:p>65,000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IF([.$N267]=[.K$1];1;0)" office:value-type="float" office:value="0" calcext:value-type="float">
            <text:p>0</text:p>
          </table:table-cell>
          <table:table-cell table:formula="of:=IF([.N267]=[.L$1];1;0)" office:value-type="float" office:value="1" calcext:value-type="float">
            <text:p>1</text:p>
          </table:table-cell>
          <table:table-cell table:formula="of:=IF([.$N26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7" office:value-type="float" office:value="20.24" calcext:value-type="float">
            <text:p>20.24 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IF([.$N268]=[.K$1];1;0)" office:value-type="float" office:value="0" calcext:value-type="float">
            <text:p>0</text:p>
          </table:table-cell>
          <table:table-cell table:formula="of:=IF([.N268]=[.L$1];1;0)" office:value-type="float" office:value="1" calcext:value-type="float">
            <text:p>1</text:p>
          </table:table-cell>
          <table:table-cell table:formula="of:=IF([.$N26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市川市平田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2000" calcext:value-type="float">
            <text:p>52,000</text:p>
          </table:table-cell>
          <table:table-cell table:style-name="ce27" office:value-type="float" office:value="19.83" calcext:value-type="float">
            <text:p>19.83 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IF([.$N269]=[.K$1];1;0)" office:value-type="float" office:value="0" calcext:value-type="float">
            <text:p>0</text:p>
          </table:table-cell>
          <table:table-cell table:formula="of:=IF([.N269]=[.L$1];1;0)" office:value-type="float" office:value="1" calcext:value-type="float">
            <text:p>1</text:p>
          </table:table-cell>
          <table:table-cell table:formula="of:=IF([.$N26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市川市須和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4.4" calcext:value-type="float">
            <text:p>24.40 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IF([.$N270]=[.K$1];1;0)" office:value-type="float" office:value="0" calcext:value-type="float">
            <text:p>0</text:p>
          </table:table-cell>
          <table:table-cell table:formula="of:=IF([.N270]=[.L$1];1;0)" office:value-type="float" office:value="1" calcext:value-type="float">
            <text:p>1</text:p>
          </table:table-cell>
          <table:table-cell table:formula="of:=IF([.$N27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3000" calcext:value-type="float">
            <text:p>3,0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17.42" calcext:value-type="float">
            <text:p>17.4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IF([.$N271]=[.K$1];1;0)" office:value-type="float" office:value="0" calcext:value-type="float">
            <text:p>0</text:p>
          </table:table-cell>
          <table:table-cell table:formula="of:=IF([.N271]=[.L$1];1;0)" office:value-type="float" office:value="1" calcext:value-type="float">
            <text:p>1</text:p>
          </table:table-cell>
          <table:table-cell table:formula="of:=IF([.$N27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5" office:value-type="float" office:value="500" calcext:value-type="float">
            <text:p>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7" office:value-type="float" office:value="26.94" calcext:value-type="float">
            <text:p>26.94 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IF([.$N272]=[.K$1];1;0)" office:value-type="float" office:value="0" calcext:value-type="float">
            <text:p>0</text:p>
          </table:table-cell>
          <table:table-cell table:formula="of:=IF([.N272]=[.L$1];1;0)" office:value-type="float" office:value="1" calcext:value-type="float">
            <text:p>1</text:p>
          </table:table-cell>
          <table:table-cell table:formula="of:=IF([.$N272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35000" calcext:value-type="float">
            <text:p>35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35000" calcext:value-type="float">
            <text:p>35,000</text:p>
          </table:table-cell>
          <table:table-cell table:style-name="ce27" office:value-type="float" office:value="17" calcext:value-type="float">
            <text:p>17.00 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IF([.$N273]=[.K$1];1;0)" office:value-type="float" office:value="0" calcext:value-type="float">
            <text:p>0</text:p>
          </table:table-cell>
          <table:table-cell table:formula="of:=IF([.N273]=[.L$1];1;0)" office:value-type="float" office:value="1" calcext:value-type="float">
            <text:p>1</text:p>
          </table:table-cell>
          <table:table-cell table:formula="of:=IF([.$N27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IF([.$N274]=[.K$1];1;0)" office:value-type="float" office:value="0" calcext:value-type="float">
            <text:p>0</text:p>
          </table:table-cell>
          <table:table-cell table:formula="of:=IF([.N274]=[.L$1];1;0)" office:value-type="float" office:value="1" calcext:value-type="float">
            <text:p>1</text:p>
          </table:table-cell>
          <table:table-cell table:formula="of:=IF([.$N27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8.56" calcext:value-type="float">
            <text:p>28.56 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IF([.$N275]=[.K$1];1;0)" office:value-type="float" office:value="1" calcext:value-type="float">
            <text:p>1</text:p>
          </table:table-cell>
          <table:table-cell table:formula="of:=IF([.N275]=[.L$1];1;0)" office:value-type="float" office:value="0" calcext:value-type="float">
            <text:p>0</text:p>
          </table:table-cell>
          <table:table-cell table:formula="of:=IF([.$N275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$N276]=[.K$1];1;0)" office:value-type="float" office:value="0" calcext:value-type="float">
            <text:p>0</text:p>
          </table:table-cell>
          <table:table-cell table:formula="of:=IF([.N276]=[.L$1];1;0)" office:value-type="float" office:value="1" calcext:value-type="float">
            <text:p>1</text:p>
          </table:table-cell>
          <table:table-cell table:formula="of:=IF([.$N27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5000" calcext:value-type="float">
            <text:p>55,000</text:p>
          </table:table-cell>
          <table:table-cell table:style-name="ce27" office:value-type="float" office:value="25.92" calcext:value-type="float">
            <text:p>25.92 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IF([.$N277]=[.K$1];1;0)" office:value-type="float" office:value="1" calcext:value-type="float">
            <text:p>1</text:p>
          </table:table-cell>
          <table:table-cell table:formula="of:=IF([.N277]=[.L$1];1;0)" office:value-type="float" office:value="0" calcext:value-type="float">
            <text:p>0</text:p>
          </table:table-cell>
          <table:table-cell table:formula="of:=IF([.$N277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7000" calcext:value-type="float">
            <text:p>67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7000" calcext:value-type="float">
            <text:p>67,000</text:p>
          </table:table-cell>
          <table:table-cell table:style-name="ce27" office:value-type="float" office:value="27.06" calcext:value-type="float">
            <text:p>27.06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IF([.$N278]=[.K$1];1;0)" office:value-type="float" office:value="1" calcext:value-type="float">
            <text:p>1</text:p>
          </table:table-cell>
          <table:table-cell table:formula="of:=IF([.N278]=[.L$1];1;0)" office:value-type="float" office:value="0" calcext:value-type="float">
            <text:p>0</text:p>
          </table:table-cell>
          <table:table-cell table:formula="of:=IF([.$N278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市川市市川</text:p>
          </table:table-cell>
          <table:table-cell table:style-name="ce25" office:value-type="float" office:value="46000" calcext:value-type="float">
            <text:p>46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46000" calcext:value-type="float">
            <text:p>46,000</text:p>
          </table:table-cell>
          <table:table-cell table:style-name="ce27" office:value-type="float" office:value="17.62" calcext:value-type="float">
            <text:p>17.62 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IF([.$N279]=[.K$1];1;0)" office:value-type="float" office:value="0" calcext:value-type="float">
            <text:p>0</text:p>
          </table:table-cell>
          <table:table-cell table:formula="of:=IF([.N279]=[.L$1];1;0)" office:value-type="float" office:value="1" calcext:value-type="float">
            <text:p>1</text:p>
          </table:table-cell>
          <table:table-cell table:formula="of:=IF([.$N27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3000" calcext:value-type="float">
            <text:p>53,000</text:p>
          </table:table-cell>
          <table:table-cell table:style-name="ce27" office:value-type="float" office:value="23" calcext:value-type="float">
            <text:p>23.00 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IF([.$N280]=[.K$1];1;0)" office:value-type="float" office:value="0" calcext:value-type="float">
            <text:p>0</text:p>
          </table:table-cell>
          <table:table-cell table:formula="of:=IF([.N280]=[.L$1];1;0)" office:value-type="float" office:value="1" calcext:value-type="float">
            <text:p>1</text:p>
          </table:table-cell>
          <table:table-cell table:formula="of:=IF([.$N28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7" office:value-type="float" office:value="22.98" calcext:value-type="float">
            <text:p>22.98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[.$N281]=[.K$1];1;0)" office:value-type="float" office:value="0" calcext:value-type="float">
            <text:p>0</text:p>
          </table:table-cell>
          <table:table-cell table:formula="of:=IF([.N281]=[.L$1];1;0)" office:value-type="float" office:value="1" calcext:value-type="float">
            <text:p>1</text:p>
          </table:table-cell>
          <table:table-cell table:formula="of:=IF([.$N281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7" calcext:value-type="float">
            <text:p>27.00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IF([.$N282]=[.K$1];1;0)" office:value-type="float" office:value="1" calcext:value-type="float">
            <text:p>1</text:p>
          </table:table-cell>
          <table:table-cell table:formula="of:=IF([.N282]=[.L$1];1;0)" office:value-type="float" office:value="0" calcext:value-type="float">
            <text:p>0</text:p>
          </table:table-cell>
          <table:table-cell table:formula="of:=IF([.$N282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7" office:value-type="float" office:value="26.4" calcext:value-type="float">
            <text:p>26.40 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IF([.$N283]=[.K$1];1;0)" office:value-type="float" office:value="0" calcext:value-type="float">
            <text:p>0</text:p>
          </table:table-cell>
          <table:table-cell table:formula="of:=IF([.N283]=[.L$1];1;0)" office:value-type="float" office:value="1" calcext:value-type="float">
            <text:p>1</text:p>
          </table:table-cell>
          <table:table-cell table:formula="of:=IF([.$N28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51000" calcext:value-type="float">
            <text:p>51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1000" calcext:value-type="float">
            <text:p>51,000</text:p>
          </table:table-cell>
          <table:table-cell table:style-name="ce27" office:value-type="float" office:value="15" calcext:value-type="float">
            <text:p>15.00 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IF([.$N284]=[.K$1];1;0)" office:value-type="float" office:value="0" calcext:value-type="float">
            <text:p>0</text:p>
          </table:table-cell>
          <table:table-cell table:formula="of:=IF([.N284]=[.L$1];1;0)" office:value-type="float" office:value="0" calcext:value-type="float">
            <text:p>0</text:p>
          </table:table-cell>
          <table:table-cell table:formula="of:=IF([.$N284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15.8" calcext:value-type="float">
            <text:p>15.80 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IF([.$N285]=[.K$1];1;0)" office:value-type="float" office:value="0" calcext:value-type="float">
            <text:p>0</text:p>
          </table:table-cell>
          <table:table-cell table:formula="of:=IF([.N285]=[.L$1];1;0)" office:value-type="float" office:value="1" calcext:value-type="float">
            <text:p>1</text:p>
          </table:table-cell>
          <table:table-cell table:formula="of:=IF([.$N28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IF([.$N286]=[.K$1];1;0)" office:value-type="float" office:value="0" calcext:value-type="float">
            <text:p>0</text:p>
          </table:table-cell>
          <table:table-cell table:formula="of:=IF([.N286]=[.L$1];1;0)" office:value-type="float" office:value="0" calcext:value-type="float">
            <text:p>0</text:p>
          </table:table-cell>
          <table:table-cell table:formula="of:=IF([.$N286]=[.M$1];1;0)" office:value-type="float" office:value="0" calcext:value-type="float">
            <text:p>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64000" calcext:value-type="float">
            <text:p>64,000</text:p>
          </table:table-cell>
          <table:table-cell table:style-name="ce27" office:value-type="float" office:value="27.74" calcext:value-type="float">
            <text:p>27.74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$N287]=[.K$1];1;0)" office:value-type="float" office:value="0" calcext:value-type="float">
            <text:p>0</text:p>
          </table:table-cell>
          <table:table-cell table:formula="of:=IF([.N287]=[.L$1];1;0)" office:value-type="float" office:value="1" calcext:value-type="float">
            <text:p>1</text:p>
          </table:table-cell>
          <table:table-cell table:formula="of:=IF([.$N28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市川市大洲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0000" calcext:value-type="float">
            <text:p>60,000</text:p>
          </table:table-cell>
          <table:table-cell table:style-name="ce27" office:value-type="float" office:value="22.68" calcext:value-type="float">
            <text:p>22.68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IF([.$N288]=[.K$1];1;0)" office:value-type="float" office:value="0" calcext:value-type="float">
            <text:p>0</text:p>
          </table:table-cell>
          <table:table-cell table:formula="of:=IF([.N288]=[.L$1];1;0)" office:value-type="float" office:value="1" calcext:value-type="float">
            <text:p>1</text:p>
          </table:table-cell>
          <table:table-cell table:formula="of:=IF([.$N28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62000" calcext:value-type="float">
            <text:p>62,00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2000" calcext:value-type="float">
            <text:p>62,000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IF([.$N289]=[.K$1];1;0)" office:value-type="float" office:value="0" calcext:value-type="float">
            <text:p>0</text:p>
          </table:table-cell>
          <table:table-cell table:formula="of:=IF([.N289]=[.L$1];1;0)" office:value-type="float" office:value="1" calcext:value-type="float">
            <text:p>1</text:p>
          </table:table-cell>
          <table:table-cell table:formula="of:=IF([.$N289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56000" calcext:value-type="float">
            <text:p>56,000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IF([.$N290]=[.K$1];1;0)" office:value-type="float" office:value="0" calcext:value-type="float">
            <text:p>0</text:p>
          </table:table-cell>
          <table:table-cell table:formula="of:=IF([.N290]=[.L$1];1;0)" office:value-type="float" office:value="1" calcext:value-type="float">
            <text:p>1</text:p>
          </table:table-cell>
          <table:table-cell table:formula="of:=IF([.$N290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市川市市川南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63000" calcext:value-type="float">
            <text:p>63,000</text:p>
          </table:table-cell>
          <table:table-cell table:style-name="ce27" office:value-type="float" office:value="26.4" calcext:value-type="float">
            <text:p>26.40 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IF([.$N291]=[.K$1];1;0)" office:value-type="float" office:value="1" calcext:value-type="float">
            <text:p>1</text:p>
          </table:table-cell>
          <table:table-cell table:formula="of:=IF([.N291]=[.L$1];1;0)" office:value-type="float" office:value="0" calcext:value-type="float">
            <text:p>0</text:p>
          </table:table-cell>
          <table:table-cell table:formula="of:=IF([.$N291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市川市菅野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7" office:value-type="float" office:value="23" calcext:value-type="float">
            <text:p>23.00 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IF([.$N292]=[.K$1];1;0)" office:value-type="float" office:value="1" calcext:value-type="float">
            <text:p>1</text:p>
          </table:table-cell>
          <table:table-cell table:formula="of:=IF([.N292]=[.L$1];1;0)" office:value-type="float" office:value="0" calcext:value-type="float">
            <text:p>0</text:p>
          </table:table-cell>
          <table:table-cell table:formula="of:=IF([.$N292]=[.M$1];1;0)" office:value-type="float" office:value="1" calcext:value-type="float">
            <text:p>1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5" office:value-type="float" office:value="1000" calcext:value-type="float">
            <text:p>1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7" office:value-type="float" office:value="19.87" calcext:value-type="float">
            <text:p>19.87 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IF([.$N293]=[.K$1];1;0)" office:value-type="float" office:value="0" calcext:value-type="float">
            <text:p>0</text:p>
          </table:table-cell>
          <table:table-cell table:formula="of:=IF([.N293]=[.L$1];1;0)" office:value-type="float" office:value="1" calcext:value-type="float">
            <text:p>1</text:p>
          </table:table-cell>
          <table:table-cell table:formula="of:=IF([.$N293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62000" calcext:value-type="float">
            <text:p>62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62000" calcext:value-type="float">
            <text:p>62,000</text:p>
          </table:table-cell>
          <table:table-cell table:style-name="ce27" office:value-type="float" office:value="20.5" calcext:value-type="float">
            <text:p>20.50 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IF([.$N294]=[.K$1];1;0)" office:value-type="float" office:value="0" calcext:value-type="float">
            <text:p>0</text:p>
          </table:table-cell>
          <table:table-cell table:formula="of:=IF([.N294]=[.L$1];1;0)" office:value-type="float" office:value="1" calcext:value-type="float">
            <text:p>1</text:p>
          </table:table-cell>
          <table:table-cell table:formula="of:=IF([.$N294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0" calcext:value-type="float">
            <text:p>0.0 </text:p>
          </table:table-cell>
          <table:table-cell table:style-name="ce25" office:value-type="float" office:value="50000" calcext:value-type="float">
            <text:p>50,000</text:p>
          </table:table-cell>
          <table:table-cell table:style-name="ce27" office:value-type="float" office:value="18.02" calcext:value-type="float">
            <text:p>18.02 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([.$N295]=[.K$1];1;0)" office:value-type="float" office:value="0" calcext:value-type="float">
            <text:p>0</text:p>
          </table:table-cell>
          <table:table-cell table:formula="of:=IF([.N295]=[.L$1];1;0)" office:value-type="float" office:value="1" calcext:value-type="float">
            <text:p>1</text:p>
          </table:table-cell>
          <table:table-cell table:formula="of:=IF([.$N295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軽量鉄骨</text:p>
          </table:table-cell>
          <table:table-cell table:number-columns-repeated="4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7000" calcext:value-type="float">
            <text:p>57,000</text:p>
          </table:table-cell>
          <table:table-cell table:style-name="ce27" office:value-type="float" office:value="21.7" calcext:value-type="float">
            <text:p>21.7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IF([.$N296]=[.K$1];1;0)" office:value-type="float" office:value="0" calcext:value-type="float">
            <text:p>0</text:p>
          </table:table-cell>
          <table:table-cell table:formula="of:=IF([.N296]=[.L$1];1;0)" office:value-type="float" office:value="1" calcext:value-type="float">
            <text:p>1</text:p>
          </table:table-cell>
          <table:table-cell table:formula="of:=IF([.$N296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4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市川市真間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5" office:value-type="float" office:value="2000" calcext:value-type="float">
            <text:p>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5" office:value-type="float" office:value="58000" calcext:value-type="float">
            <text:p>58,000</text:p>
          </table:table-cell>
          <table:table-cell table:style-name="ce27" office:value-type="float" office:value="20.37" calcext:value-type="float">
            <text:p>20.37 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[.$N297]=[.K$1];1;0)" office:value-type="float" office:value="0" calcext:value-type="float">
            <text:p>0</text:p>
          </table:table-cell>
          <table:table-cell table:formula="of:=IF([.N297]=[.L$1];1;0)" office:value-type="float" office:value="1" calcext:value-type="float">
            <text:p>1</text:p>
          </table:table-cell>
          <table:table-cell table:formula="of:=IF([.$N297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鉄骨造</text:p>
          </table:table-cell>
          <table:table-cell table:number-columns-repeated="4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市川市新田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5" office:value-type="float" office:value="70000" calcext:value-type="float">
            <text:p>70,000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$N298]=[.K$1];1;0)" office:value-type="float" office:value="0" calcext:value-type="float">
            <text:p>0</text:p>
          </table:table-cell>
          <table:table-cell table:formula="of:=IF([.N298]=[.L$1];1;0)" office:value-type="float" office:value="1" calcext:value-type="float">
            <text:p>1</text:p>
          </table:table-cell>
          <table:table-cell table:formula="of:=IF([.$N298]=[.M$1];1;0)" office:value-type="float" office:value="0" calcext:value-type="float">
            <text:p>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鉄骨造</text:p>
          </table:table-cell>
          <table:table-cell table:number-columns-repeated="48"/>
        </table:table-row>
        <table:table-row table:style-name="ro1" table:number-rows-repeated="104827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市川物件" table:style-name="ta1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5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所在地</text:p>
          </table:table-cell>
          <table:table-cell office:value-type="string" calcext:value-type="string">
            <text:p>家賃</text:p>
          </table:table-cell>
          <table:table-cell office:value-type="string" calcext:value-type="string">
            <text:p>敷金</text:p>
          </table:table-cell>
          <table:table-cell office:value-type="string" calcext:value-type="string">
            <text:p>礼金</text:p>
          </table:table-cell>
          <table:table-cell table:style-name="ce24" office:value-type="string" calcext:value-type="string">
            <text:p>面積</text:p>
          </table:table-cell>
          <table:table-cell table:style-name="ce24" office:value-type="string" calcext:value-type="string">
            <text:p>築年数</text:p>
          </table:table-cell>
          <table:table-cell office:value-type="string" calcext:value-type="string">
            <text:p>駅徒歩分</text:p>
          </table:table-cell>
          <table:table-cell office:value-type="string" calcext:value-type="string">
            <text:p>間取</text:p>
          </table:table-cell>
          <table:table-cell office:value-type="string" calcext:value-type="string">
            <text:p>方位</text:p>
          </table:table-cell>
          <table:table-cell office:value-type="string" calcext:value-type="string">
            <text:p>構造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0000" calcext:value-type="float">
            <text:p>60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3.15" calcext:value-type="float">
            <text:p>23.15 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7000" calcext:value-type="float">
            <text:p>7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3.19" calcext:value-type="float">
            <text:p>23.19 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0000" calcext:value-type="float">
            <text:p>60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32.05" calcext:value-type="float">
            <text:p>32.05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2000" calcext:value-type="float">
            <text:p>6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4000" calcext:value-type="float">
            <text:p>64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1.11" calcext:value-type="float">
            <text:p>21.11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51000" calcext:value-type="float">
            <text:p>5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5.8" calcext:value-type="float">
            <text:p>15.80 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43000" calcext:value-type="float">
            <text:p>4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4.6" calcext:value-type="float">
            <text:p>14.60 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9000" calcext:value-type="float">
            <text:p>59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17.39" calcext:value-type="float">
            <text:p>17.39 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5000" calcext:value-type="float">
            <text:p>5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1000" calcext:value-type="float">
            <text:p>5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7" calcext:value-type="float">
            <text:p>17.00 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4000" calcext:value-type="float">
            <text:p>74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.88" calcext:value-type="float">
            <text:p>19.88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47000" calcext:value-type="float">
            <text:p>4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.5" calcext:value-type="float">
            <text:p>0.5 </text:p>
          </table:table-cell>
          <table:table-cell table:style-name="ce27" office:value-type="float" office:value="21" calcext:value-type="float">
            <text:p>21.00 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8000" calcext:value-type="float">
            <text:p>58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2000" calcext:value-type="float">
            <text:p>72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9000" calcext:value-type="float">
            <text:p>69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7" calcext:value-type="float">
            <text:p>27.00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2000" calcext:value-type="float">
            <text:p>5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7" calcext:value-type="float">
            <text:p>17.00 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3000" calcext:value-type="float">
            <text:p>7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4.94" calcext:value-type="float">
            <text:p>24.94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0000" calcext:value-type="float">
            <text:p>50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3" calcext:value-type="float">
            <text:p>23.00 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6000" calcext:value-type="float">
            <text:p>56,0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7" office:value-type="float" office:value="23.14" calcext:value-type="float">
            <text:p>23.14 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36000" calcext:value-type="float">
            <text:p>36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3000" calcext:value-type="float">
            <text:p>63,0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7" office:value-type="float" office:value="17.42" calcext:value-type="float">
            <text:p>17.4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4000" calcext:value-type="float">
            <text:p>64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2.01" calcext:value-type="float">
            <text:p>22.01 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0000" calcext:value-type="float">
            <text:p>70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31.53" calcext:value-type="float">
            <text:p>31.53 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5000" calcext:value-type="float">
            <text:p>5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22.77" calcext:value-type="float">
            <text:p>22.77 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55500" calcext:value-type="float">
            <text:p>55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4.76" calcext:value-type="float">
            <text:p>14.76 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7000" calcext:value-type="float">
            <text:p>57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1000" calcext:value-type="float">
            <text:p>7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8.7" calcext:value-type="float">
            <text:p>28.70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6000" calcext:value-type="float">
            <text:p>66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8" calcext:value-type="float">
            <text:p>28.00 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50000" calcext:value-type="float">
            <text:p>50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7.95" calcext:value-type="float">
            <text:p>17.95 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5500" calcext:value-type="float">
            <text:p>55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4.8" calcext:value-type="float">
            <text:p>14.80 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9000" calcext:value-type="float">
            <text:p>59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19.83" calcext:value-type="float">
            <text:p>19.83 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5000" calcext:value-type="float">
            <text:p>55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6.52" calcext:value-type="float">
            <text:p>16.52 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7000" calcext:value-type="float">
            <text:p>6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28.35" calcext:value-type="float">
            <text:p>28.35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市川市須和田</text:p>
          </table:table-cell>
          <table:table-cell table:style-name="ce28" office:value-type="float" office:value="70000" calcext:value-type="float">
            <text:p>7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4.4" calcext:value-type="float">
            <text:p>24.40 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1000" calcext:value-type="float">
            <text:p>6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3" calcext:value-type="float">
            <text:p>23.00 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0000" calcext:value-type="float">
            <text:p>7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1.95" calcext:value-type="float">
            <text:p>21.95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2000" calcext:value-type="float">
            <text:p>7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2.68" calcext:value-type="float">
            <text:p>22.68 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49000" calcext:value-type="float">
            <text:p>49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6" calcext:value-type="float">
            <text:p>16.00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9000" calcext:value-type="float">
            <text:p>59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.04" calcext:value-type="float">
            <text:p>19.04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6000" calcext:value-type="float">
            <text:p>56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35000" calcext:value-type="float">
            <text:p>3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7" calcext:value-type="float">
            <text:p>17.00 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4500" calcext:value-type="float">
            <text:p>54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0.31" calcext:value-type="float">
            <text:p>20.31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3000" calcext:value-type="float">
            <text:p>6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4" calcext:value-type="float">
            <text:p>24.00 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5000" calcext:value-type="float">
            <text:p>6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48000" calcext:value-type="float">
            <text:p>48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7" calcext:value-type="float">
            <text:p>27.00 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56500" calcext:value-type="float">
            <text:p>56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4.76" calcext:value-type="float">
            <text:p>14.76 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54500" calcext:value-type="float">
            <text:p>54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5.94" calcext:value-type="float">
            <text:p>15.94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55000" calcext:value-type="float">
            <text:p>5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1000" calcext:value-type="float">
            <text:p>7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2" calcext:value-type="float">
            <text:p>22.00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2000" calcext:value-type="float">
            <text:p>7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3.1" calcext:value-type="float">
            <text:p>23.10 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4500" calcext:value-type="float">
            <text:p>54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7.77" calcext:value-type="float">
            <text:p>17.77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7000" calcext:value-type="float">
            <text:p>67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30.83" calcext:value-type="float">
            <text:p>30.83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6000" calcext:value-type="float">
            <text:p>56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市川市大町</text:p>
          </table:table-cell>
          <table:table-cell table:style-name="ce28" office:value-type="float" office:value="55500" calcext:value-type="float">
            <text:p>55,5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7" office:value-type="float" office:value="15.67" calcext:value-type="float">
            <text:p>15.67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0000" calcext:value-type="float">
            <text:p>5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4.87" calcext:value-type="float">
            <text:p>14.87 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52000" calcext:value-type="float">
            <text:p>52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2" calcext:value-type="float">
            <text:p>2.0 </text:p>
          </table:table-cell>
          <table:table-cell table:style-name="ce27" office:value-type="float" office:value="20.66" calcext:value-type="float">
            <text:p>20.66 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1500" calcext:value-type="float">
            <text:p>61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8.92" calcext:value-type="float">
            <text:p>28.92 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7000" calcext:value-type="float">
            <text:p>7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3.1" calcext:value-type="float">
            <text:p>23.10 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6000" calcext:value-type="float">
            <text:p>56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46000" calcext:value-type="float">
            <text:p>46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4" calcext:value-type="float">
            <text:p>14.00 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8000" calcext:value-type="float">
            <text:p>58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1" calcext:value-type="float">
            <text:p>21.00 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2000" calcext:value-type="float">
            <text:p>62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20.28" calcext:value-type="float">
            <text:p>20.28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4500" calcext:value-type="float">
            <text:p>64,5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8.04" calcext:value-type="float">
            <text:p>18.04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70000" calcext:value-type="float">
            <text:p>7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.44" calcext:value-type="float">
            <text:p>20.44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7000" calcext:value-type="float">
            <text:p>57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.01" calcext:value-type="float">
            <text:p>18.01 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5000" calcext:value-type="float">
            <text:p>65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2" calcext:value-type="float">
            <text:p>2.0 </text:p>
          </table:table-cell>
          <table:table-cell table:style-name="ce27" office:value-type="float" office:value="20" calcext:value-type="float">
            <text:p>20.00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7000" calcext:value-type="float">
            <text:p>77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25.68" calcext:value-type="float">
            <text:p>25.68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0000" calcext:value-type="float">
            <text:p>60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4.3" calcext:value-type="float">
            <text:p>24.30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5000" calcext:value-type="float">
            <text:p>55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16.52" calcext:value-type="float">
            <text:p>16.52 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39000" calcext:value-type="float">
            <text:p>39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1" calcext:value-type="float">
            <text:p>21.00 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65000" calcext:value-type="float">
            <text:p>6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8.92" calcext:value-type="float">
            <text:p>28.92 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5000" calcext:value-type="float">
            <text:p>6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2.98" calcext:value-type="float">
            <text:p>22.98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2000" calcext:value-type="float">
            <text:p>7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6000" calcext:value-type="float">
            <text:p>76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25.68" calcext:value-type="float">
            <text:p>25.68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2000" calcext:value-type="float">
            <text:p>7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3.1" calcext:value-type="float">
            <text:p>23.10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6000" calcext:value-type="float">
            <text:p>66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.87" calcext:value-type="float">
            <text:p>19.87 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3000" calcext:value-type="float">
            <text:p>6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.44" calcext:value-type="float">
            <text:p>19.44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7000" calcext:value-type="float">
            <text:p>57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.5" calcext:value-type="float">
            <text:p>18.50 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3000" calcext:value-type="float">
            <text:p>6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50500" calcext:value-type="float">
            <text:p>50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4.76" calcext:value-type="float">
            <text:p>14.76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鉄骨造</text:p>
          </table:table-cell>
          <table:table-cell table:number-columns-repeated="5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35000" calcext:value-type="float">
            <text:p>3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7" calcext:value-type="float">
            <text:p>17.00 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5000" calcext:value-type="float">
            <text:p>5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6" calcext:value-type="float">
            <text:p>16.00 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53000" calcext:value-type="float">
            <text:p>5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5.8" calcext:value-type="float">
            <text:p>15.80 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4000" calcext:value-type="float">
            <text:p>54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" calcext:value-type="float">
            <text:p>20.00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7000" calcext:value-type="float">
            <text:p>6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市川市平田</text:p>
          </table:table-cell>
          <table:table-cell table:style-name="ce28" office:value-type="float" office:value="52000" calcext:value-type="float">
            <text:p>5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3" calcext:value-type="float">
            <text:p>23.00 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2000" calcext:value-type="float">
            <text:p>7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45000" calcext:value-type="float">
            <text:p>45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4" calcext:value-type="float">
            <text:p>14.00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1000" calcext:value-type="float">
            <text:p>6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.31" calcext:value-type="float">
            <text:p>18.31 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42000" calcext:value-type="float">
            <text:p>4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4" calcext:value-type="float">
            <text:p>24.00 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7000" calcext:value-type="float">
            <text:p>5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21.7" calcext:value-type="float">
            <text:p>21.70 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47000" calcext:value-type="float">
            <text:p>47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2.4" calcext:value-type="float">
            <text:p>22.40 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9000" calcext:value-type="float">
            <text:p>59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.01" calcext:value-type="float">
            <text:p>18.01 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63000" calcext:value-type="float">
            <text:p>6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.03" calcext:value-type="float">
            <text:p>20.03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4000" calcext:value-type="float">
            <text:p>64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6.4" calcext:value-type="float">
            <text:p>26.40 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51000" calcext:value-type="float">
            <text:p>5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0.5" calcext:value-type="float">
            <text:p>20.50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3000" calcext:value-type="float">
            <text:p>6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6000" calcext:value-type="float">
            <text:p>56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9000" calcext:value-type="float">
            <text:p>59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0" calcext:value-type="float">
            <text:p>20.00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9000" calcext:value-type="float">
            <text:p>59,0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7" office:value-type="float" office:value="17.42" calcext:value-type="float">
            <text:p>17.4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鉄骨造</text:p>
          </table:table-cell>
          <table:table-cell table:number-columns-repeated="5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61000" calcext:value-type="float">
            <text:p>6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.51" calcext:value-type="float">
            <text:p>19.51 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1000" calcext:value-type="float">
            <text:p>5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4.88" calcext:value-type="float">
            <text:p>14.88 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6000" calcext:value-type="float">
            <text:p>66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27.74" calcext:value-type="float">
            <text:p>27.74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鉄骨造</text:p>
          </table:table-cell>
          <table:table-cell table:number-columns-repeated="5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7000" calcext:value-type="float">
            <text:p>7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2.68" calcext:value-type="float">
            <text:p>22.68 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市川市大和田</text:p>
          </table:table-cell>
          <table:table-cell table:style-name="ce28" office:value-type="float" office:value="65000" calcext:value-type="float">
            <text:p>65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30.5" calcext:value-type="float">
            <text:p>30.50 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7000" calcext:value-type="float">
            <text:p>57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.56" calcext:value-type="float">
            <text:p>19.56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9000" calcext:value-type="float">
            <text:p>59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4" calcext:value-type="float">
            <text:p>24.00 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2000" calcext:value-type="float">
            <text:p>6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.5" calcext:value-type="float">
            <text:p>19.50 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53000" calcext:value-type="float">
            <text:p>5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1" calcext:value-type="float">
            <text:p>21.00 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2000" calcext:value-type="float">
            <text:p>7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2.77" calcext:value-type="float">
            <text:p>22.77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3000" calcext:value-type="float">
            <text:p>6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6" calcext:value-type="float">
            <text:p>26.00 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67000" calcext:value-type="float">
            <text:p>67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4.75" calcext:value-type="float">
            <text:p>24.75 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6000" calcext:value-type="float">
            <text:p>56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45000" calcext:value-type="float">
            <text:p>45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14.51" calcext:value-type="float">
            <text:p>14.51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1000" calcext:value-type="float">
            <text:p>6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9.7" calcext:value-type="float">
            <text:p>29.70 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5000" calcext:value-type="float">
            <text:p>5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2" calcext:value-type="float">
            <text:p>22.00 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9000" calcext:value-type="float">
            <text:p>59,0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7" office:value-type="float" office:value="17.42" calcext:value-type="float">
            <text:p>17.4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1000" calcext:value-type="float">
            <text:p>6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0.2" calcext:value-type="float">
            <text:p>20.20 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9000" calcext:value-type="float">
            <text:p>69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3.77" calcext:value-type="float">
            <text:p>23.77 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52000" calcext:value-type="float">
            <text:p>5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4.87" calcext:value-type="float">
            <text:p>14.87 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6000" calcext:value-type="float">
            <text:p>56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17.32" calcext:value-type="float">
            <text:p>17.32 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5000" calcext:value-type="float">
            <text:p>65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9000" calcext:value-type="float">
            <text:p>59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18.5" calcext:value-type="float">
            <text:p>18.50 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64000" calcext:value-type="float">
            <text:p>64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3.73" calcext:value-type="float">
            <text:p>23.73 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60000" calcext:value-type="float">
            <text:p>60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20.3" calcext:value-type="float">
            <text:p>20.30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8000" calcext:value-type="float">
            <text:p>58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20.06" calcext:value-type="float">
            <text:p>20.06 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9000" calcext:value-type="float">
            <text:p>59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33" calcext:value-type="float">
            <text:p>33.00 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5000" calcext:value-type="float">
            <text:p>65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.44" calcext:value-type="float">
            <text:p>19.44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82000" calcext:value-type="float">
            <text:p>8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30.22" calcext:value-type="float">
            <text:p>30.22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0000" calcext:value-type="float">
            <text:p>6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20.66" calcext:value-type="float">
            <text:p>20.66 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0000" calcext:value-type="float">
            <text:p>50,0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7" office:value-type="float" office:value="20.2" calcext:value-type="float">
            <text:p>20.20 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5000" calcext:value-type="float">
            <text:p>55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1.87" calcext:value-type="float">
            <text:p>21.87 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0000" calcext:value-type="float">
            <text:p>60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17.35" calcext:value-type="float">
            <text:p>17.35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49000" calcext:value-type="float">
            <text:p>49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8.18" calcext:value-type="float">
            <text:p>18.18 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2000" calcext:value-type="float">
            <text:p>52,0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7" office:value-type="float" office:value="23.14" calcext:value-type="float">
            <text:p>23.14 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3000" calcext:value-type="float">
            <text:p>5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6.52" calcext:value-type="float">
            <text:p>16.52 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3000" calcext:value-type="float">
            <text:p>53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5" calcext:value-type="float">
            <text:p>25.00 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5000" calcext:value-type="float">
            <text:p>5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7.4" calcext:value-type="float">
            <text:p>17.40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8000" calcext:value-type="float">
            <text:p>68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5.31" calcext:value-type="float">
            <text:p>25.31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鉄骨造</text:p>
          </table:table-cell>
          <table:table-cell table:number-columns-repeated="5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50000" calcext:value-type="float">
            <text:p>50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2" calcext:value-type="float">
            <text:p>2.0 </text:p>
          </table:table-cell>
          <table:table-cell table:style-name="ce27" office:value-type="float" office:value="20.66" calcext:value-type="float">
            <text:p>20.66 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48000" calcext:value-type="float">
            <text:p>48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4" calcext:value-type="float">
            <text:p>24.00 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鉄骨造</text:p>
          </table:table-cell>
          <table:table-cell table:number-columns-repeated="5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49000" calcext:value-type="float">
            <text:p>49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4.87" calcext:value-type="float">
            <text:p>14.87 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0000" calcext:value-type="float">
            <text:p>50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17" calcext:value-type="float">
            <text:p>17.00 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1000" calcext:value-type="float">
            <text:p>5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17" calcext:value-type="float">
            <text:p>17.00 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2000" calcext:value-type="float">
            <text:p>5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.15" calcext:value-type="float">
            <text:p>18.15 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市川市須和田</text:p>
          </table:table-cell>
          <table:table-cell table:style-name="ce28" office:value-type="float" office:value="72000" calcext:value-type="float">
            <text:p>7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8.06" calcext:value-type="float">
            <text:p>28.06 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8000" calcext:value-type="float">
            <text:p>58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6" calcext:value-type="float">
            <text:p>16.00 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6000" calcext:value-type="float">
            <text:p>66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1" calcext:value-type="float">
            <text:p>21.00 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2000" calcext:value-type="float">
            <text:p>7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5000" calcext:value-type="float">
            <text:p>55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1.06" calcext:value-type="float">
            <text:p>21.06 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60000" calcext:value-type="float">
            <text:p>6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" calcext:value-type="float">
            <text:p>20.00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1000" calcext:value-type="float">
            <text:p>6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3.1" calcext:value-type="float">
            <text:p>23.10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46000" calcext:value-type="float">
            <text:p>46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3.21" calcext:value-type="float">
            <text:p>23.21 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1000" calcext:value-type="float">
            <text:p>6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2.4" calcext:value-type="float">
            <text:p>22.40 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49000" calcext:value-type="float">
            <text:p>49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7.95" calcext:value-type="float">
            <text:p>17.95 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72000" calcext:value-type="float">
            <text:p>7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.4" calcext:value-type="float">
            <text:p>19.40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2000" calcext:value-type="float">
            <text:p>72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7000" calcext:value-type="float">
            <text:p>5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1.01" calcext:value-type="float">
            <text:p>21.01 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2500" calcext:value-type="float">
            <text:p>62,5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21.79" calcext:value-type="float">
            <text:p>21.79 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1000" calcext:value-type="float">
            <text:p>6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1.05" calcext:value-type="float">
            <text:p>21.05 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5000" calcext:value-type="float">
            <text:p>6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2.98" calcext:value-type="float">
            <text:p>22.98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70000" calcext:value-type="float">
            <text:p>70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7" calcext:value-type="float">
            <text:p>27.00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86000" calcext:value-type="float">
            <text:p>86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30.22" calcext:value-type="float">
            <text:p>30.22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2000" calcext:value-type="float">
            <text:p>5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4" calcext:value-type="float">
            <text:p>24.00 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8000" calcext:value-type="float">
            <text:p>58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8.2" calcext:value-type="float">
            <text:p>18.20 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70000" calcext:value-type="float">
            <text:p>7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8.09" calcext:value-type="float">
            <text:p>28.09 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0000" calcext:value-type="float">
            <text:p>6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8.5" calcext:value-type="float">
            <text:p>18.50 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2000" calcext:value-type="float">
            <text:p>7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5000" calcext:value-type="float">
            <text:p>5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.83" calcext:value-type="float">
            <text:p>19.83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0000" calcext:value-type="float">
            <text:p>5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17.4" calcext:value-type="float">
            <text:p>17.40 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北東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9000" calcext:value-type="float">
            <text:p>69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.87" calcext:value-type="float">
            <text:p>19.87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鉄骨造</text:p>
          </table:table-cell>
          <table:table-cell table:number-columns-repeated="5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7000" calcext:value-type="float">
            <text:p>67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.87" calcext:value-type="float">
            <text:p>19.87 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7000" calcext:value-type="float">
            <text:p>6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.83" calcext:value-type="float">
            <text:p>19.83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鉄骨造</text:p>
          </table:table-cell>
          <table:table-cell table:number-columns-repeated="5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4000" calcext:value-type="float">
            <text:p>74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2000" calcext:value-type="float">
            <text:p>72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7000" calcext:value-type="float">
            <text:p>6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0000" calcext:value-type="float">
            <text:p>6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2000" calcext:value-type="float">
            <text:p>62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20.28" calcext:value-type="float">
            <text:p>20.28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7000" calcext:value-type="float">
            <text:p>6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33" calcext:value-type="float">
            <text:p>33.00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0000" calcext:value-type="float">
            <text:p>50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18.02" calcext:value-type="float">
            <text:p>18.02 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36500" calcext:value-type="float">
            <text:p>36,5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3.36" calcext:value-type="float">
            <text:p>13.36 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0000" calcext:value-type="float">
            <text:p>6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6" calcext:value-type="float">
            <text:p>16.00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6000" calcext:value-type="float">
            <text:p>66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5.4" calcext:value-type="float">
            <text:p>25.40 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64000" calcext:value-type="float">
            <text:p>64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1.47" calcext:value-type="float">
            <text:p>21.47 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2000" calcext:value-type="float">
            <text:p>52,0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7" office:value-type="float" office:value="20.2" calcext:value-type="float">
            <text:p>20.20 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4000" calcext:value-type="float">
            <text:p>54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" calcext:value-type="float">
            <text:p>20.00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市川市平田</text:p>
          </table:table-cell>
          <table:table-cell table:style-name="ce28" office:value-type="float" office:value="50000" calcext:value-type="float">
            <text:p>50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13.36" calcext:value-type="float">
            <text:p>13.36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60000" calcext:value-type="float">
            <text:p>6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" calcext:value-type="float">
            <text:p>20.00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8000" calcext:value-type="float">
            <text:p>58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.6" calcext:value-type="float">
            <text:p>19.60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6000" calcext:value-type="float">
            <text:p>56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1.06" calcext:value-type="float">
            <text:p>21.06 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2000" calcext:value-type="float">
            <text:p>6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6.56" calcext:value-type="float">
            <text:p>16.56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0000" calcext:value-type="float">
            <text:p>60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4000" calcext:value-type="float">
            <text:p>64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6.1" calcext:value-type="float">
            <text:p>16.10 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51000" calcext:value-type="float">
            <text:p>5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6.5" calcext:value-type="float">
            <text:p>16.50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0000" calcext:value-type="float">
            <text:p>6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18.01" calcext:value-type="float">
            <text:p>18.01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2000" calcext:value-type="float">
            <text:p>7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9" calcext:value-type="float">
            <text:p>29.00 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1000" calcext:value-type="float">
            <text:p>5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9000" calcext:value-type="float">
            <text:p>69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6.5" calcext:value-type="float">
            <text:p>26.50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7000" calcext:value-type="float">
            <text:p>6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3.88" calcext:value-type="float">
            <text:p>23.88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60000" calcext:value-type="float">
            <text:p>6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2000" calcext:value-type="float">
            <text:p>7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8000" calcext:value-type="float">
            <text:p>58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8.6" calcext:value-type="float">
            <text:p>18.60 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3000" calcext:value-type="float">
            <text:p>73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25.68" calcext:value-type="float">
            <text:p>25.68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7000" calcext:value-type="float">
            <text:p>5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2" calcext:value-type="float">
            <text:p>22.00 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1000" calcext:value-type="float">
            <text:p>5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2.4" calcext:value-type="float">
            <text:p>22.40 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2500" calcext:value-type="float">
            <text:p>72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2" calcext:value-type="float">
            <text:p>22.00 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6000" calcext:value-type="float">
            <text:p>56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17.32" calcext:value-type="float">
            <text:p>17.32 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0000" calcext:value-type="float">
            <text:p>60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2" calcext:value-type="float">
            <text:p>22.00 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2000" calcext:value-type="float">
            <text:p>5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.15" calcext:value-type="float">
            <text:p>18.15 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2000" calcext:value-type="float">
            <text:p>6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.85" calcext:value-type="float">
            <text:p>19.85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66000" calcext:value-type="float">
            <text:p>66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7000" calcext:value-type="float">
            <text:p>6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8.16" calcext:value-type="float">
            <text:p>28.16 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58000" calcext:value-type="float">
            <text:p>58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7.07" calcext:value-type="float">
            <text:p>27.07 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51000" calcext:value-type="float">
            <text:p>5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5000" calcext:value-type="float">
            <text:p>5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22.77" calcext:value-type="float">
            <text:p>22.77 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7000" calcext:value-type="float">
            <text:p>57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7000" calcext:value-type="float">
            <text:p>6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3000" calcext:value-type="float">
            <text:p>7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3.51" calcext:value-type="float">
            <text:p>23.51 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25000" calcext:value-type="float">
            <text:p>25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0" calcext:value-type="float">
            <text:p>10.00 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7000" calcext:value-type="float">
            <text:p>67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6.01" calcext:value-type="float">
            <text:p>16.01 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8000" calcext:value-type="float">
            <text:p>58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2.68" calcext:value-type="float">
            <text:p>22.68 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3000" calcext:value-type="float">
            <text:p>6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6.4" calcext:value-type="float">
            <text:p>26.40 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1000" calcext:value-type="float">
            <text:p>6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26000" calcext:value-type="float">
            <text:p>26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0" calcext:value-type="float">
            <text:p>10.00 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5000" calcext:value-type="float">
            <text:p>7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2500" calcext:value-type="float">
            <text:p>62,5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6" calcext:value-type="float">
            <text:p>26.00 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8000" calcext:value-type="float">
            <text:p>58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4.84" calcext:value-type="float">
            <text:p>24.84 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7000" calcext:value-type="float">
            <text:p>6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5.11" calcext:value-type="float">
            <text:p>25.11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5000" calcext:value-type="float">
            <text:p>5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7.4" calcext:value-type="float">
            <text:p>17.40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56000" calcext:value-type="float">
            <text:p>56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2" calcext:value-type="float">
            <text:p>2.0 </text:p>
          </table:table-cell>
          <table:table-cell table:style-name="ce27" office:value-type="float" office:value="19.94" calcext:value-type="float">
            <text:p>19.94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8000" calcext:value-type="float">
            <text:p>58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16" calcext:value-type="float">
            <text:p>16.00 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83000" calcext:value-type="float">
            <text:p>83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30" calcext:value-type="float">
            <text:p>30.00 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6000" calcext:value-type="float">
            <text:p>56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3000" calcext:value-type="float">
            <text:p>53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17.5" calcext:value-type="float">
            <text:p>17.50 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44000" calcext:value-type="float">
            <text:p>44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6" calcext:value-type="float">
            <text:p>16.00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0000" calcext:value-type="float">
            <text:p>6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8.5" calcext:value-type="float">
            <text:p>18.50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55500" calcext:value-type="float">
            <text:p>55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4.76" calcext:value-type="float">
            <text:p>14.76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9000" calcext:value-type="float">
            <text:p>59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3.51" calcext:value-type="float">
            <text:p>23.51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2000" calcext:value-type="float">
            <text:p>5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4.88" calcext:value-type="float">
            <text:p>14.88 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73000" calcext:value-type="float">
            <text:p>73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23.6" calcext:value-type="float">
            <text:p>23.60 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7000" calcext:value-type="float">
            <text:p>6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.83" calcext:value-type="float">
            <text:p>19.83 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61000" calcext:value-type="float">
            <text:p>6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1000" calcext:value-type="float">
            <text:p>6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1000" calcext:value-type="float">
            <text:p>6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4" calcext:value-type="float">
            <text:p>24.00 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0000" calcext:value-type="float">
            <text:p>50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.87" calcext:value-type="float">
            <text:p>19.87 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7000" calcext:value-type="float">
            <text:p>6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45000" calcext:value-type="float">
            <text:p>45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.9" calcext:value-type="float">
            <text:p>18.90 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4000" calcext:value-type="float">
            <text:p>64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1.73" calcext:value-type="float">
            <text:p>21.73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52000" calcext:value-type="float">
            <text:p>5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.83" calcext:value-type="float">
            <text:p>18.83 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1000" calcext:value-type="float">
            <text:p>7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4.94" calcext:value-type="float">
            <text:p>24.94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0000" calcext:value-type="float">
            <text:p>6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6.5" calcext:value-type="float">
            <text:p>26.50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8000" calcext:value-type="float">
            <text:p>58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4000" calcext:value-type="float">
            <text:p>74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25.68" calcext:value-type="float">
            <text:p>25.68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63000" calcext:value-type="float">
            <text:p>63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6000" calcext:value-type="float">
            <text:p>66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.87" calcext:value-type="float">
            <text:p>19.87 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4000" calcext:value-type="float">
            <text:p>54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8" calcext:value-type="float">
            <text:p>18.00 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47000" calcext:value-type="float">
            <text:p>47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0.5" calcext:value-type="float">
            <text:p>20.50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72000" calcext:value-type="float">
            <text:p>7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8.47" calcext:value-type="float">
            <text:p>18.47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7000" calcext:value-type="float">
            <text:p>57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2000" calcext:value-type="float">
            <text:p>62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23.14" calcext:value-type="float">
            <text:p>23.14 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7500" calcext:value-type="float">
            <text:p>57,5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6.53" calcext:value-type="float">
            <text:p>16.53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58000" calcext:value-type="float">
            <text:p>58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.03" calcext:value-type="float">
            <text:p>20.03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61000" calcext:value-type="float">
            <text:p>6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.82" calcext:value-type="float">
            <text:p>20.82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鉄骨造</text:p>
          </table:table-cell>
          <table:table-cell table:number-columns-repeated="5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5000" calcext:value-type="float">
            <text:p>55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17.52" calcext:value-type="float">
            <text:p>17.52 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0000" calcext:value-type="float">
            <text:p>6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3.5" calcext:value-type="float">
            <text:p>23.50 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5000" calcext:value-type="float">
            <text:p>65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56000" calcext:value-type="float">
            <text:p>56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.24" calcext:value-type="float">
            <text:p>20.24 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市川市平田</text:p>
          </table:table-cell>
          <table:table-cell table:style-name="ce28" office:value-type="float" office:value="52000" calcext:value-type="float">
            <text:p>5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.83" calcext:value-type="float">
            <text:p>19.83 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市川市須和田</text:p>
          </table:table-cell>
          <table:table-cell table:style-name="ce28" office:value-type="float" office:value="73000" calcext:value-type="float">
            <text:p>73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4.4" calcext:value-type="float">
            <text:p>24.40 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3000" calcext:value-type="float">
            <text:p>63,000</text:p>
          </table:table-cell>
          <table:table-cell table:number-columns-repeated="2" table:style-name="ce26" office:value-type="float" office:value="0" calcext:value-type="float">
            <text:p>0.0 </text:p>
          </table:table-cell>
          <table:table-cell table:style-name="ce27" office:value-type="float" office:value="17.42" calcext:value-type="float">
            <text:p>17.42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6500" calcext:value-type="float">
            <text:p>56,5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6.94" calcext:value-type="float">
            <text:p>26.94 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36000" calcext:value-type="float">
            <text:p>36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7" calcext:value-type="float">
            <text:p>17.00 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60000" calcext:value-type="float">
            <text:p>6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70000" calcext:value-type="float">
            <text:p>70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8.56" calcext:value-type="float">
            <text:p>28.56 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2000" calcext:value-type="float">
            <text:p>7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57000" calcext:value-type="float">
            <text:p>57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5.92" calcext:value-type="float">
            <text:p>25.92 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9000" calcext:value-type="float">
            <text:p>69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7.06" calcext:value-type="float">
            <text:p>27.06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市川市市川</text:p>
          </table:table-cell>
          <table:table-cell table:style-name="ce28" office:value-type="float" office:value="48000" calcext:value-type="float">
            <text:p>48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7.62" calcext:value-type="float">
            <text:p>17.62 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5000" calcext:value-type="float">
            <text:p>5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3" calcext:value-type="float">
            <text:p>23.00 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5000" calcext:value-type="float">
            <text:p>6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2.98" calcext:value-type="float">
            <text:p>22.98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70000" calcext:value-type="float">
            <text:p>70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7" calcext:value-type="float">
            <text:p>27.00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5000" calcext:value-type="float">
            <text:p>6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6.4" calcext:value-type="float">
            <text:p>26.40 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51000" calcext:value-type="float">
            <text:p>51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5" calcext:value-type="float">
            <text:p>15.00 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60000" calcext:value-type="float">
            <text:p>60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15.8" calcext:value-type="float">
            <text:p>15.80 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58000" calcext:value-type="float">
            <text:p>58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" calcext:value-type="float">
            <text:p>19.00 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6000" calcext:value-type="float">
            <text:p>66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27.74" calcext:value-type="float">
            <text:p>27.74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西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市川市大洲</text:p>
          </table:table-cell>
          <table:table-cell table:style-name="ce28" office:value-type="float" office:value="61000" calcext:value-type="float">
            <text:p>61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2.68" calcext:value-type="float">
            <text:p>22.68 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2000" calcext:value-type="float">
            <text:p>6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8000" calcext:value-type="float">
            <text:p>58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19.8" calcext:value-type="float">
            <text:p>19.80 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市川市市川南</text:p>
          </table:table-cell>
          <table:table-cell table:style-name="ce28" office:value-type="float" office:value="65000" calcext:value-type="float">
            <text:p>65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6.4" calcext:value-type="float">
            <text:p>26.40 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市川市菅野</text:p>
          </table:table-cell>
          <table:table-cell table:style-name="ce28" office:value-type="float" office:value="60000" calcext:value-type="float">
            <text:p>60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3" calcext:value-type="float">
            <text:p>23.00 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58000" calcext:value-type="float">
            <text:p>58,000</text:p>
          </table:table-cell>
          <table:table-cell table:number-columns-repeated="2" table:style-name="ce26" office:value-type="float" office:value="2" calcext:value-type="float">
            <text:p>2.0 </text:p>
          </table:table-cell>
          <table:table-cell table:style-name="ce27" office:value-type="float" office:value="19.87" calcext:value-type="float">
            <text:p>19.87 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62000" calcext:value-type="float">
            <text:p>62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0.5" calcext:value-type="float">
            <text:p>20.50 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2000" calcext:value-type="float">
            <text:p>52,000</text:p>
          </table:table-cell>
          <table:table-cell table:style-name="ce26" office:value-type="float" office:value="1" calcext:value-type="float">
            <text:p>1.0 </text:p>
          </table:table-cell>
          <table:table-cell table:style-name="ce26" office:value-type="float" office:value="0" calcext:value-type="float">
            <text:p>0.0 </text:p>
          </table:table-cell>
          <table:table-cell table:style-name="ce27" office:value-type="float" office:value="18.02" calcext:value-type="float">
            <text:p>18.02 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東</text:p>
          </table:table-cell>
          <table:table-cell office:value-type="string" calcext:value-type="string">
            <text:p>軽量鉄骨</text:p>
          </table:table-cell>
          <table:table-cell table:number-columns-repeated="5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57000" calcext:value-type="float">
            <text:p>57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1.7" calcext:value-type="float">
            <text:p>21.70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木造</text:p>
          </table:table-cell>
          <table:table-cell table:number-columns-repeated="5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市川市真間</text:p>
          </table:table-cell>
          <table:table-cell table:style-name="ce28" office:value-type="float" office:value="60000" calcext:value-type="float">
            <text:p>60,000</text:p>
          </table:table-cell>
          <table:table-cell table:number-columns-repeated="2" table:style-name="ce26" office:value-type="float" office:value="1" calcext:value-type="float">
            <text:p>1.0 </text:p>
          </table:table-cell>
          <table:table-cell table:style-name="ce27" office:value-type="float" office:value="20.37" calcext:value-type="float">
            <text:p>20.37 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鉄骨造</text:p>
          </table:table-cell>
          <table:table-cell table:number-columns-repeated="5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市川市新田</text:p>
          </table:table-cell>
          <table:table-cell table:style-name="ce28" office:value-type="float" office:value="72000" calcext:value-type="float">
            <text:p>72,000</text:p>
          </table:table-cell>
          <table:table-cell table:style-name="ce26" office:value-type="float" office:value="2" calcext:value-type="float">
            <text:p>2.0 </text:p>
          </table:table-cell>
          <table:table-cell table:style-name="ce26" office:value-type="float" office:value="1" calcext:value-type="float">
            <text:p>1.0 </text:p>
          </table:table-cell>
          <table:table-cell table:style-name="ce27" office:value-type="float" office:value="20.7" calcext:value-type="float">
            <text:p>20.70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鉄骨造</text:p>
          </table:table-cell>
          <table:table-cell table:number-columns-repeated="53"/>
        </table:table-row>
        <table:table-row table:style-name="ro1" table:number-rows-repeated="104827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11P0" style:volatile="true">
      <number:text>¥</number:text>
      <number:number number:decimal-places="0" loext:min-decimal-places="0" number:min-integer-digits="1" number:grouping="true"/>
    </number:number-style>
    <number:number-style style:name="N111">
      <number:text>-¥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loext:min-decimal-places="2" number:min-integer-digits="1" number:grouping="true"/>
    </number:number-style>
    <number:number-style style:name="N113">
      <number:text>-¥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22P0" style:volatile="true">
      <number:text>$</number:text>
      <number:number number:decimal-places="0" loext:min-decimal-places="0" number:min-integer-digits="1" number:grouping="true"/>
      <number:text> </number:text>
    </number:currency-style>
    <number:currency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text>$</number:text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</number:text>
      <number:number number:decimal-places="2" loext:min-decimal-places="2" number:min-integer-digits="1" number:grouping="true"/>
      <number:text> </number:text>
    </number:currency-style>
    <number:currency-style style:name="N12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text>$</number:text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month number:style="long"/>
      <number:text>/</number:text>
      <number:day number:style="long"/>
      <number:text>/</number:text>
      <number:year/>
    </number:date-style>
    <number:date-style style:name="N127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28">
      <number:hours/>
      <number:text>時</number:text>
      <number:minutes number:style="long"/>
      <number:text>分</number:text>
    </number:time-style>
    <number:time-style style:name="N129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0">
      <number:year number:style="long"/>
      <number:text>年</number:text>
      <number:month number:style="long"/>
      <number:text>月</number:text>
    </number:date-style>
    <number:date-style style:name="N131">
      <number:month number:style="long"/>
      <number:text>月</number:text>
      <number:day number:style="long"/>
      <number:text>日</number:text>
    </number:date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¥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  <number:text> </number:text>
    </number:number-style>
    <number:number-style style:name="N145">
      <number:number number:decimal-places="2" loext:min-decimal-places="2" number:min-integer-digits="1"/>
      <number:text> </number:text>
    </number:number-style>
    <number:number-style style:name="N146">
      <number:number number:decimal-places="4" loext:min-decimal-places="4" number:min-integer-digits="1"/>
      <number:text> </number:text>
    </number:number-style>
    <number:number-style style:name="N147">
      <number:number number:decimal-places="3" loext:min-decimal-places="3" number:min-integer-digits="1"/>
      <number:text> </number:text>
    </number:number-style>
    <number:number-style style:name="N148">
      <number:number number:decimal-places="0" loext:min-decimal-places="0" number:min-integer-digits="1"/>
      <number:text> </number:text>
    </number:number-style>
    <number:number-style style:name="N149">
      <number:scientific-number number:decimal-places="1" loext:min-decimal-places="1" number:min-integer-digits="1" number:min-exponent-digits="2" loext:exponent-interval="1" loext:forced-exponent-sign="true"/>
    </number:number-style>
    <number:date-style style:name="N1011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style:font-name="ＭＳ Ｐゴシック" fo:font-family="'ＭＳ Ｐゴシック'" style:font-family-generic="modern" fo:font-size="11pt" style:font-name-asian="ＭＳ Ｐゴシック" style:font-family-asian="'ＭＳ Ｐゴシック'" style:font-family-generic-asian="modern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_20__5b_0_5d_" style:display-name="Excel Built-in Comma [0]" style:family="table-cell" style:parent-style-name="Default" style:data-style-name="N133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3" style:display-name="PageStyle_Sheet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ダミー変数" style:display-name="PageStyle_ダミー変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市川物件" style:display-name="PageStyle_市川物件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宮田 大輔</meta:initial-creator>
    <meta:creation-date>2006-12-12T02:57:28</meta:creation-date>
    <dc:date>2020-05-09T16:05:52.567000000</dc:date>
    <meta:generator>LibreOffice/6.4.3.2$Windows_X86_64 LibreOffice_project/747b5d0ebf89f41c860ec2a39efd7cb15b54f2d8</meta:generator>
    <meta:editing-duration>PT7M43S</meta:editing-duration>
    <meta:editing-cycles>1</meta:editing-cycles>
    <meta:document-statistic meta:table-count="11" meta:cell-count="10595" meta:object-count="0"/>
    <meta:user-defined meta:name="AppVersion">14.0300</meta:user-defined>
    <meta:user-defined meta:name="Company">立正大学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